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m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erleft" style:master-page-name="MP0" style:family="paragraph">
      <style:paragraph-properties fo:break-before="page"/>
    </style:style>
    <style:style style:name="P4" style:parent-style-name="Puesto" style:family="paragraph">
      <style:text-properties style:font-name="Times New Roman" fo:font-size="12pt" style:font-size-asian="12pt" style:font-size-complex="12pt" fo:language="es" fo:country="ES"/>
    </style:style>
    <style:style style:name="P5" style:parent-style-name="Puesto" style:family="paragraph">
      <style:text-properties style:font-name="Times New Roman" fo:font-size="26pt" style:font-size-asian="26pt" style:font-size-complex="26pt" fo:language="es" fo:country="ES"/>
    </style:style>
    <style:style style:name="P6" style:parent-style-name="Puesto" style:family="paragraph">
      <style:text-properties style:font-name="Times New Roman" fo:font-size="26pt" style:font-size-asian="26pt" style:font-size-complex="26pt" fo:language="es" fo:country="ES"/>
    </style:style>
    <style:style style:name="P7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8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9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0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1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2" style:parent-style-name="Puesto" style:family="paragraph">
      <style:text-properties style:font-name="Times New Roman" fo:font-size="18pt" style:font-size-asian="18pt" style:font-size-complex="18pt" fo:language="es" fo:country="ES"/>
    </style:style>
    <style:style style:name="P13" style:parent-style-name="Puesto" style:family="paragraph">
      <style:paragraph-properties fo:text-align="start"/>
      <style:text-properties style:font-name="Times New Roman" fo:font-size="14pt" style:font-size-asian="14pt" style:font-size-complex="14pt" fo:language="es" fo:country="ES"/>
    </style:style>
    <style:style style:name="P1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1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1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1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1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1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P2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fo:language="es" fo:country="ES"/>
    </style:style>
    <style:style style:name="TableColumn31" style:family="table-column">
      <style:table-column-properties style:column-width="1.927in" style:use-optimal-column-width="false"/>
    </style:style>
    <style:style style:name="TableColumn32" style:family="table-column">
      <style:table-column-properties style:column-width="0.9791in" style:use-optimal-column-width="false"/>
    </style:style>
    <style:style style:name="TableColumn33" style:family="table-column">
      <style:table-column-properties style:column-width="2.6562in" style:use-optimal-column-width="false"/>
    </style:style>
    <style:style style:name="TableColumn34" style:family="table-column">
      <style:table-column-properties style:column-width="0.7916in" style:use-optimal-column-width="false"/>
    </style:style>
    <style:style style:name="Table30" style:family="table">
      <style:table-properties style:width="6.3541in" fo:margin-left="0.0166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fo:language="es" fo:country="ES" style:language-asian="es" style:country-asian="E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fo:language="es" fo:country="ES" style:language-asian="es" style:country-asian="E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fo:language="es" fo:country="ES" style:language-asian="es" style:country-asian="E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text-properties style:font-name="Times New Roman" style:font-name-asian="Times New Roman" style:font-name-complex="Times New Roman" fo:font-weight="bold" style:font-weight-asian="bold" fo:font-style="italic" style:font-style-asian="italic" fo:language="es" fo:country="ES" style:language-asian="es" style:country-asian="ES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 fo:language="es" fo:country="ES" style:language-asian="es" style:country-asian="ES"/>
    </style:style>
    <style:style style:name="P62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63" style:parent-style-name="Normal" style:family="paragraph">
      <style:paragraph-properties fo:line-height="115%">
        <style:tab-stops>
          <style:tab-stop style:type="right" style:leader-style="dotted" style:leader-text="." style:position="5.9055in"/>
        </style:tab-stops>
      </style:paragraph-properties>
      <style:text-properties style:font-name="Times New Roman" fo:language="es" fo:country="ES" style:language-asian="es" style:country-asian="ES"/>
    </style:style>
    <style:style style:name="P64" style:parent-style-name="Textbody" style:family="paragraph">
      <style:paragraph-properties fo:break-before="page" fo:text-align="center"/>
    </style:style>
    <style:style style:name="TableColumn66" style:family="table-column">
      <style:table-column-properties style:column-width="2.1958in" style:use-optimal-column-width="false"/>
    </style:style>
    <style:style style:name="TableColumn67" style:family="table-column">
      <style:table-column-properties style:column-width="0.6409in" style:use-optimal-column-width="false"/>
    </style:style>
    <style:style style:name="TableColumn68" style:family="table-column">
      <style:table-column-properties style:column-width="3.8194in" style:use-optimal-column-width="false"/>
    </style:style>
    <style:style style:name="Table65" style:family="table">
      <style:table-properties style:width="6.6562in" fo:margin-left="0.0458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34in solid #000000" fo:border-left="0.0034in solid #000000" fo:border-bottom="0.0034in solid #000000" fo:border-right="none" fo:background-color="#00B8FF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2" style:family="table-cell">
      <style:table-cell-properties fo:border-top="0.0034in solid #000000" fo:border-left="0.0034in solid #000000" fo:border-bottom="0.0034in solid #000000" fo:border-right="none" fo:background-color="#00B8FF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4" style:family="table-cell">
      <style:table-cell-properties fo:border="0.0034in solid #000000" fo:background-color="#00B8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6" style:family="table-row">
      <style:table-row-properties style:min-row-height="0.2416in"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</style:style>
    <style:style style:name="P79" style:parent-style-name="TableContents" style:family="paragraph">
      <style:paragraph-properties fo:text-align="center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Standard" style:family="paragraph">
      <style:paragraph-properties fo:text-align="center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41" style:family="table-row">
      <style:table-row-properties style:min-row-height="0.2215in"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53" style:family="table-row">
      <style:table-row-properties style:min-row-height="0.302in"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1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63" style:parent-style-name="Standard" style:family="paragraph">
      <style:paragraph-properties fo:text-align="center"/>
    </style:style>
    <style:style style:name="T164" style:parent-style-name="Fuentedepárrafopredeter." style:family="text">
      <style:text-properties style:language-asian="es" style:country-asian="CR" style:language-complex="ar" style:country-complex="SA"/>
    </style:style>
    <style:style style:name="TableColumn166" style:family="table-column">
      <style:table-column-properties style:column-width="1.5833in" style:use-optimal-column-width="false"/>
    </style:style>
    <style:style style:name="TableColumn167" style:family="table-column">
      <style:table-column-properties style:column-width="1.5236in" style:use-optimal-column-width="false"/>
    </style:style>
    <style:style style:name="TableColumn168" style:family="table-column">
      <style:table-column-properties style:column-width="1.4993in" style:use-optimal-column-width="false"/>
    </style:style>
    <style:style style:name="TableColumn169" style:family="table-column">
      <style:table-column-properties style:column-width="2.0486in" style:use-optimal-column-width="false"/>
    </style:style>
    <style:style style:name="Table165" style:family="table">
      <style:table-properties style:width="6.6548in" fo:margin-left="-0.0173in" table:align="lef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72" style:parent-style-name="TableContents" style:family="paragraph">
      <style:paragraph-properties fo:text-align="end" fo:margin-bottom="0.1965in"/>
    </style:style>
    <style:style style:name="TableCell173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74" style:parent-style-name="TableContents" style:family="paragraph">
      <style:paragraph-properties fo:margin-bottom="0.1965i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7" style:parent-style-name="TableContents" style:family="paragraph">
      <style:paragraph-properties fo:text-align="end" fo:margin-bottom="0.1965in"/>
    </style:style>
    <style:style style:name="TableCell17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9" style:parent-style-name="TableContents" style:family="paragraph">
      <style:paragraph-properties fo:text-align="center" fo:margin-bottom="0.1965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2" style:parent-style-name="TableContents" style:family="paragraph">
      <style:paragraph-properties fo:text-align="end" fo:margin-bottom="0.1965in"/>
    </style:style>
    <style:style style:name="TableCell18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4" style:parent-style-name="TableContents" style:family="paragraph">
      <style:paragraph-properties fo:margin-bottom="0.1965in"/>
    </style:style>
    <style:style style:name="P185" style:parent-style-name="TableContents" style:family="paragraph">
      <style:paragraph-properties fo:margin-bottom="0.1965in"/>
    </style:style>
    <style:style style:name="TableCell18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7" style:parent-style-name="TableContents" style:family="paragraph">
      <style:paragraph-properties fo:text-align="end" fo:margin-bottom="0.1965in"/>
    </style:style>
    <style:style style:name="TableCell18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9" style:parent-style-name="TableContents" style:family="paragraph">
      <style:paragraph-properties fo:margin-bottom="0.1965i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2" style:parent-style-name="TableContents" style:family="paragraph">
      <style:paragraph-properties fo:text-align="end" fo:margin-bottom="0.1965in"/>
    </style:style>
    <style:style style:name="TableCell19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4" style:parent-style-name="TableContents" style:family="paragraph">
      <style:paragraph-properties fo:margin-bottom="0.1965in"/>
    </style:style>
    <style:style style:name="TableCell19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6" style:parent-style-name="TableContents" style:family="paragraph">
      <style:paragraph-properties fo:text-align="end" fo:margin-bottom="0.1965in"/>
    </style:style>
    <style:style style:name="TableCell19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8" style:parent-style-name="TableContents" style:family="paragraph">
      <style:paragraph-properties fo:margin-bottom="0.1965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1" style:parent-style-name="TableContents" style:family="paragraph">
      <style:paragraph-properties fo:text-align="end" fo:margin-bottom="0.1965in"/>
    </style:style>
    <style:style style:name="TableCell20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3" style:parent-style-name="TableContents" style:family="paragraph">
      <style:paragraph-properties fo:margin-bottom="0.1965in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6" style:parent-style-name="TableContents" style:family="paragraph">
      <style:paragraph-properties fo:text-align="end" fo:margin-bottom="0.1965in"/>
    </style:style>
    <style:style style:name="TableCell20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8" style:parent-style-name="TableContents" style:family="paragraph">
      <style:paragraph-properties fo:margin-bottom="0.1965i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1" style:parent-style-name="TableContents" style:family="paragraph">
      <style:paragraph-properties fo:text-align="end" fo:margin-bottom="0.1965in"/>
    </style:style>
    <style:style style:name="TableCell21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8" style:parent-style-name="TableContents" style:family="paragraph">
      <style:paragraph-properties fo:text-align="end" fo:margin-bottom="0.1965in"/>
    </style:style>
    <style:style style:name="TableCell21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3" style:parent-style-name="TableContents" style:family="paragraph">
      <style:paragraph-properties fo:text-align="end" fo:margin-bottom="0.1965in"/>
    </style:style>
    <style:style style:name="TableCell22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5" style:parent-style-name="TableContents" style:family="paragraph">
      <style:paragraph-properties fo:margin-bottom="0.1965in"/>
      <style:text-properties fo:font-weight="bold" style:font-weight-asian="bold"/>
    </style:style>
    <style:style style:name="P22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2" style:parent-style-name="TableContents" style:family="paragraph">
      <style:paragraph-properties fo:text-align="end" fo:margin-bottom="0.1965in"/>
    </style:style>
    <style:style style:name="TableCell23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4" style:parent-style-name="TableContents" style:family="paragraph">
      <style:paragraph-properties fo:margin-bottom="0.1965in"/>
    </style:style>
    <style:style style:name="T235" style:parent-style-name="Fuentedepárrafopredeter." style:family="text">
      <style:text-properties fo:font-weight="bold" style:font-weight-asian="bold" style:font-weight-complex="bold"/>
    </style:style>
    <style:style style:name="P236" style:parent-style-name="TableContents" style:family="paragraph">
      <style:paragraph-properties fo:margin-bottom="0.1965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9" style:parent-style-name="TableContents" style:family="paragraph">
      <style:paragraph-properties fo:text-align="end" fo:margin-bottom="0.1965in"/>
    </style:style>
    <style:style style:name="TableCell24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1" style:parent-style-name="TableContents" style:family="paragraph">
      <style:paragraph-properties fo:margin-bottom="0.1965in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4" style:parent-style-name="TableContents" style:family="paragraph">
      <style:paragraph-properties fo:text-align="end" fo:margin-bottom="0.1965in"/>
    </style:style>
    <style:style style:name="TableCell24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6" style:parent-style-name="TableContents" style:family="paragraph">
      <style:paragraph-properties fo:margin-bottom="0.1965in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9" style:parent-style-name="TableContents" style:family="paragraph">
      <style:paragraph-properties fo:text-align="end" fo:margin-bottom="0.1965in"/>
    </style:style>
    <style:style style:name="TableCell25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51" style:parent-style-name="TableContents" style:family="paragraph">
      <style:paragraph-properties fo:margin-bottom="0.1965in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4" style:parent-style-name="TableContents" style:family="paragraph">
      <style:paragraph-properties fo:text-align="end" fo:margin-bottom="0.1965in"/>
    </style:style>
    <style:style style:name="TableCell25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56" style:parent-style-name="TableContents" style:family="paragraph">
      <style:paragraph-properties fo:margin-bottom="0.1965i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9" style:parent-style-name="TableContents" style:family="paragraph">
      <style:paragraph-properties fo:text-align="end" fo:margin-bottom="0.1965in"/>
    </style:style>
    <style:style style:name="TableCell26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61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4" style:parent-style-name="TableContents" style:family="paragraph">
      <style:paragraph-properties fo:text-align="end" fo:margin-bottom="0.1965in"/>
    </style:style>
    <style:style style:name="TableCell26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6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9" style:parent-style-name="TableContents" style:family="paragraph">
      <style:paragraph-properties fo:text-align="end" fo:margin-bottom="0.1965in"/>
    </style:style>
    <style:style style:name="TableCell27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7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7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7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276" style:parent-style-name="TableContents" style:family="paragraph">
      <style:paragraph-properties fo:text-align="end" fo:margin-bottom="0.1965in"/>
    </style:style>
    <style:style style:name="TableCell277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27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7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8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8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82" style:parent-style-name="Standard" style:family="paragraph">
      <style:paragraph-properties fo:break-before="page"/>
    </style:style>
    <style:style style:name="TableColumn284" style:family="table-column">
      <style:table-column-properties style:column-width="1.5833in" style:use-optimal-column-width="false"/>
    </style:style>
    <style:style style:name="TableColumn285" style:family="table-column">
      <style:table-column-properties style:column-width="1.5236in" style:use-optimal-column-width="false"/>
    </style:style>
    <style:style style:name="TableColumn286" style:family="table-column">
      <style:table-column-properties style:column-width="1.4993in" style:use-optimal-column-width="false"/>
    </style:style>
    <style:style style:name="TableColumn287" style:family="table-column">
      <style:table-column-properties style:column-width="2.0486in" style:use-optimal-column-width="false"/>
    </style:style>
    <style:style style:name="Table283" style:family="table">
      <style:table-properties style:width="6.6548in" fo:margin-left="-0.0173in" table:align="lef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290" style:parent-style-name="TableContents" style:family="paragraph">
      <style:paragraph-properties fo:text-align="end" fo:margin-bottom="0.1965in"/>
    </style:style>
    <style:style style:name="TableCell291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292" style:parent-style-name="TableContents" style:family="paragraph">
      <style:paragraph-properties fo:margin-bottom="0.1965in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95" style:parent-style-name="TableContents" style:family="paragraph">
      <style:paragraph-properties fo:text-align="end" fo:margin-bottom="0.1965in"/>
    </style:style>
    <style:style style:name="TableCell29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97" style:parent-style-name="TableContents" style:family="paragraph">
      <style:paragraph-properties fo:text-align="center" fo:margin-bottom="0.1965i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00" style:parent-style-name="TableContents" style:family="paragraph">
      <style:paragraph-properties fo:text-align="end" fo:margin-bottom="0.1965in"/>
    </style:style>
    <style:style style:name="TableCell30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02" style:parent-style-name="TableContents" style:family="paragraph">
      <style:paragraph-properties fo:margin-bottom="0.1965in"/>
    </style:style>
    <style:style style:name="P303" style:parent-style-name="TableContents" style:family="paragraph">
      <style:paragraph-properties fo:margin-bottom="0.1965in"/>
    </style:style>
    <style:style style:name="TableCell30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05" style:parent-style-name="TableContents" style:family="paragraph">
      <style:paragraph-properties fo:text-align="end" fo:margin-bottom="0.1965in"/>
    </style:style>
    <style:style style:name="TableCell30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07" style:parent-style-name="TableContents" style:family="paragraph">
      <style:paragraph-properties fo:margin-bottom="0.1965in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10" style:parent-style-name="TableContents" style:family="paragraph">
      <style:paragraph-properties fo:text-align="end" fo:margin-bottom="0.1965in"/>
    </style:style>
    <style:style style:name="TableCell31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12" style:parent-style-name="TableContents" style:family="paragraph">
      <style:paragraph-properties fo:margin-bottom="0.1965in"/>
    </style:style>
    <style:style style:name="TableCell31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14" style:parent-style-name="TableContents" style:family="paragraph">
      <style:paragraph-properties fo:text-align="end" fo:margin-bottom="0.1965in"/>
    </style:style>
    <style:style style:name="TableCell31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16" style:parent-style-name="TableContents" style:family="paragraph">
      <style:paragraph-properties fo:margin-bottom="0.1965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19" style:parent-style-name="TableContents" style:family="paragraph">
      <style:paragraph-properties fo:text-align="end" fo:margin-bottom="0.1965in"/>
    </style:style>
    <style:style style:name="TableCell32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21" style:parent-style-name="TableContents" style:family="paragraph">
      <style:paragraph-properties fo:margin-bottom="0.1965in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24" style:parent-style-name="TableContents" style:family="paragraph">
      <style:paragraph-properties fo:text-align="end" fo:margin-bottom="0.1965in"/>
    </style:style>
    <style:style style:name="TableCell32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26" style:parent-style-name="TableContents" style:family="paragraph">
      <style:paragraph-properties fo:margin-bottom="0.1965in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29" style:parent-style-name="TableContents" style:family="paragraph">
      <style:paragraph-properties fo:text-align="end" fo:margin-bottom="0.1965in"/>
    </style:style>
    <style:style style:name="TableCell33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3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34" style:parent-style-name="TableContents" style:family="paragraph">
      <style:paragraph-properties fo:text-align="end" fo:margin-bottom="0.1965in"/>
    </style:style>
    <style:style style:name="TableCell33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3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39" style:parent-style-name="TableContents" style:family="paragraph">
      <style:paragraph-properties fo:text-align="end" fo:margin-bottom="0.1965in"/>
    </style:style>
    <style:style style:name="TableCell34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41" style:parent-style-name="TableContents" style:family="paragraph">
      <style:paragraph-properties fo:margin-bottom="0.1965in"/>
      <style:text-properties fo:font-weight="bold" style:font-weight-asian="bold"/>
    </style:style>
    <style:style style:name="P34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4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4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4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4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4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4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51" style:parent-style-name="TableContents" style:family="paragraph">
      <style:paragraph-properties fo:text-align="end" fo:margin-bottom="0.1965in"/>
    </style:style>
    <style:style style:name="TableCell35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53" style:parent-style-name="TableContents" style:family="paragraph">
      <style:paragraph-properties fo:margin-bottom="0.1965in"/>
    </style:style>
    <style:style style:name="T354" style:parent-style-name="Fuentedepárrafopredeter." style:family="text">
      <style:text-properties fo:font-weight="bold" style:font-weight-asian="bold" style:font-weight-complex="bold"/>
    </style:style>
    <style:style style:name="P355" style:parent-style-name="TableContents" style:family="paragraph">
      <style:paragraph-properties fo:margin-bottom="0.1965in"/>
    </style:style>
    <style:style style:name="P356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59" style:parent-style-name="TableContents" style:family="paragraph">
      <style:paragraph-properties fo:text-align="end" fo:margin-bottom="0.1965in"/>
    </style:style>
    <style:style style:name="TableCell36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61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64" style:parent-style-name="TableContents" style:family="paragraph">
      <style:paragraph-properties fo:text-align="end" fo:margin-bottom="0.1965in"/>
    </style:style>
    <style:style style:name="TableCell36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66" style:parent-style-name="TableContents" style:family="paragraph">
      <style:paragraph-properties fo:margin-bottom="0.1965i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69" style:parent-style-name="TableContents" style:family="paragraph">
      <style:paragraph-properties fo:text-align="end" fo:margin-bottom="0.1965in"/>
    </style:style>
    <style:style style:name="TableCell37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71" style:parent-style-name="TableContents" style:family="paragraph">
      <style:paragraph-properties fo:margin-bottom="0.1965i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74" style:parent-style-name="TableContents" style:family="paragraph">
      <style:paragraph-properties fo:text-align="end" fo:margin-bottom="0.1965in"/>
    </style:style>
    <style:style style:name="TableCell37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76" style:parent-style-name="TableContents" style:family="paragraph">
      <style:paragraph-properties fo:margin-bottom="0.1965in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79" style:parent-style-name="TableContents" style:family="paragraph">
      <style:paragraph-properties fo:text-align="end" fo:margin-bottom="0.1965in"/>
    </style:style>
    <style:style style:name="TableCell38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81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84" style:parent-style-name="TableContents" style:family="paragraph">
      <style:paragraph-properties fo:text-align="end" fo:margin-bottom="0.1965in"/>
    </style:style>
    <style:style style:name="TableCell38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8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89" style:parent-style-name="TableContents" style:family="paragraph">
      <style:paragraph-properties fo:text-align="end" fo:margin-bottom="0.1965in"/>
    </style:style>
    <style:style style:name="TableCell39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9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9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9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9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397" style:parent-style-name="TableContents" style:family="paragraph">
      <style:paragraph-properties fo:text-align="end" fo:margin-bottom="0.1965in"/>
    </style:style>
    <style:style style:name="TableCell398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39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0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0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0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03" style:parent-style-name="Normal" style:family="paragraph">
      <style:paragraph-properties fo:break-before="page"/>
    </style:style>
    <style:style style:name="TableColumn405" style:family="table-column">
      <style:table-column-properties style:column-width="1.5833in" style:use-optimal-column-width="false"/>
    </style:style>
    <style:style style:name="TableColumn406" style:family="table-column">
      <style:table-column-properties style:column-width="1.5236in" style:use-optimal-column-width="false"/>
    </style:style>
    <style:style style:name="TableColumn407" style:family="table-column">
      <style:table-column-properties style:column-width="1.4993in" style:use-optimal-column-width="false"/>
    </style:style>
    <style:style style:name="TableColumn408" style:family="table-column">
      <style:table-column-properties style:column-width="2.0486in" style:use-optimal-column-width="false"/>
    </style:style>
    <style:style style:name="Table404" style:family="table">
      <style:table-properties style:width="6.6548in" fo:margin-left="-0.0173in" table:align="lef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411" style:parent-style-name="TableContents" style:family="paragraph">
      <style:paragraph-properties fo:text-align="end" fo:margin-bottom="0.1965in"/>
    </style:style>
    <style:style style:name="TableCell412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413" style:parent-style-name="TableContents" style:family="paragraph">
      <style:paragraph-properties fo:margin-bottom="0.1965in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16" style:parent-style-name="TableContents" style:family="paragraph">
      <style:paragraph-properties fo:text-align="end" fo:margin-bottom="0.1965in"/>
    </style:style>
    <style:style style:name="TableCell41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18" style:parent-style-name="TableContents" style:family="paragraph">
      <style:paragraph-properties fo:text-align="center" fo:margin-bottom="0.1965in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21" style:parent-style-name="TableContents" style:family="paragraph">
      <style:paragraph-properties fo:text-align="end" fo:margin-bottom="0.1965in"/>
    </style:style>
    <style:style style:name="TableCell42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23" style:parent-style-name="TableContents" style:family="paragraph">
      <style:paragraph-properties fo:margin-bottom="0.1965in"/>
    </style:style>
    <style:style style:name="P424" style:parent-style-name="TableContents" style:family="paragraph">
      <style:paragraph-properties fo:margin-bottom="0.1965in"/>
    </style:style>
    <style:style style:name="TableCell42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26" style:parent-style-name="TableContents" style:family="paragraph">
      <style:paragraph-properties fo:text-align="end" fo:margin-bottom="0.1965in"/>
    </style:style>
    <style:style style:name="TableCell42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28" style:parent-style-name="TableContents" style:family="paragraph">
      <style:paragraph-properties fo:margin-bottom="0.1965in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31" style:parent-style-name="TableContents" style:family="paragraph">
      <style:paragraph-properties fo:text-align="end" fo:margin-bottom="0.1965in"/>
    </style:style>
    <style:style style:name="TableCell43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33" style:parent-style-name="TableContents" style:family="paragraph">
      <style:paragraph-properties fo:margin-bottom="0.1965in"/>
    </style:style>
    <style:style style:name="TableCell43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435" style:parent-style-name="TableContents" style:family="paragraph">
      <style:paragraph-properties fo:text-align="end" fo:margin-bottom="0.1965in"/>
    </style:style>
    <style:style style:name="TableCell43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37" style:parent-style-name="TableContents" style:family="paragraph">
      <style:paragraph-properties fo:margin-bottom="0.1965in"/>
    </style:style>
    <style:style style:name="TableRow438" style:family="table-row">
      <style:table-row-properties style:use-optimal-row-height="false"/>
    </style:style>
    <style:style style:name="TableCell43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40" style:parent-style-name="TableContents" style:family="paragraph">
      <style:paragraph-properties fo:text-align="end" fo:margin-bottom="0.1965in"/>
    </style:style>
    <style:style style:name="TableCell44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42" style:parent-style-name="TableContents" style:family="paragraph">
      <style:paragraph-properties fo:margin-bottom="0.1965in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45" style:parent-style-name="TableContents" style:family="paragraph">
      <style:paragraph-properties fo:text-align="end" fo:margin-bottom="0.1965in"/>
    </style:style>
    <style:style style:name="TableCell44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47" style:parent-style-name="TableContents" style:family="paragraph">
      <style:paragraph-properties fo:margin-bottom="0.1965in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50" style:parent-style-name="TableContents" style:family="paragraph">
      <style:paragraph-properties fo:text-align="end" fo:margin-bottom="0.1965in"/>
    </style:style>
    <style:style style:name="TableCell45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5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5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56" style:parent-style-name="TableContents" style:family="paragraph">
      <style:paragraph-properties fo:text-align="end" fo:margin-bottom="0.1965in"/>
    </style:style>
    <style:style style:name="TableCell45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5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61" style:parent-style-name="TableContents" style:family="paragraph">
      <style:paragraph-properties fo:text-align="end" fo:margin-bottom="0.1965in"/>
    </style:style>
    <style:style style:name="TableCell46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63" style:parent-style-name="TableContents" style:family="paragraph">
      <style:paragraph-properties fo:margin-bottom="0.1965in"/>
      <style:text-properties fo:font-weight="bold" style:font-weight-asian="bold"/>
    </style:style>
    <style:style style:name="P46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6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6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6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6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6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47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73" style:parent-style-name="TableContents" style:family="paragraph">
      <style:paragraph-properties fo:text-align="end" fo:margin-bottom="0.1965in"/>
    </style:style>
    <style:style style:name="TableCell47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75" style:parent-style-name="TableContents" style:family="paragraph">
      <style:paragraph-properties fo:margin-bottom="0.1965in"/>
    </style:style>
    <style:style style:name="T476" style:parent-style-name="Fuentedepárrafopredeter." style:family="text">
      <style:text-properties fo:font-weight="bold" style:font-weight-asian="bold" style:font-weight-complex="bold"/>
    </style:style>
    <style:style style:name="T477" style:parent-style-name="Fuentedepárrafopredeter." style:family="text">
      <style:text-properties fo:font-weight="bold" style:font-weight-asian="bold" style:font-weight-complex="bold"/>
    </style:style>
    <style:style style:name="P478" style:parent-style-name="TableContents" style:family="paragraph">
      <style:paragraph-properties fo:margin-bottom="0.1965in"/>
    </style:style>
    <style:style style:name="P479" style:parent-style-name="TableContents" style:family="paragraph">
      <style:paragraph-properties fo:margin-bottom="0.1965in"/>
    </style:style>
    <style:style style:name="T480" style:parent-style-name="Fuentedepárrafopredeter." style:family="text">
      <style:text-properties fo:font-weight="bold" style:font-weight-asian="bold" style:font-weight-complex="bold"/>
    </style:style>
    <style:style style:name="P481" style:parent-style-name="TableContents" style:family="paragraph">
      <style:paragraph-properties fo:margin-bottom="0.1965in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84" style:parent-style-name="TableContents" style:family="paragraph">
      <style:paragraph-properties fo:text-align="end" fo:margin-bottom="0.1965in"/>
    </style:style>
    <style:style style:name="TableCell48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86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89" style:parent-style-name="TableContents" style:family="paragraph">
      <style:paragraph-properties fo:text-align="end" fo:margin-bottom="0.1965in"/>
    </style:style>
    <style:style style:name="TableCell49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91" style:parent-style-name="TableContents" style:family="paragraph">
      <style:paragraph-properties fo:margin-bottom="0.1965in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94" style:parent-style-name="TableContents" style:family="paragraph">
      <style:paragraph-properties fo:text-align="end" fo:margin-bottom="0.1965in"/>
    </style:style>
    <style:style style:name="TableCell49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496" style:parent-style-name="TableContents" style:family="paragraph">
      <style:paragraph-properties fo:margin-bottom="0.1965in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499" style:parent-style-name="TableContents" style:family="paragraph">
      <style:paragraph-properties fo:text-align="end" fo:margin-bottom="0.1965in"/>
    </style:style>
    <style:style style:name="TableCell50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01" style:parent-style-name="TableContents" style:family="paragraph">
      <style:paragraph-properties fo:margin-bottom="0.1965in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04" style:parent-style-name="TableContents" style:family="paragraph">
      <style:paragraph-properties fo:text-align="end" fo:margin-bottom="0.1965in"/>
    </style:style>
    <style:style style:name="TableCell50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06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09" style:parent-style-name="TableContents" style:family="paragraph">
      <style:paragraph-properties fo:text-align="end" fo:margin-bottom="0.1965in"/>
    </style:style>
    <style:style style:name="TableCell51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1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14" style:parent-style-name="TableContents" style:family="paragraph">
      <style:paragraph-properties fo:text-align="end" fo:margin-bottom="0.1965in"/>
    </style:style>
    <style:style style:name="TableCell51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1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1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1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1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522" style:parent-style-name="TableContents" style:family="paragraph">
      <style:paragraph-properties fo:text-align="end" fo:margin-bottom="0.1965in"/>
    </style:style>
    <style:style style:name="TableCell523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52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2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2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2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28" style:parent-style-name="Normal" style:family="paragraph">
      <style:paragraph-properties fo:break-before="page"/>
    </style:style>
    <style:style style:name="TableColumn530" style:family="table-column">
      <style:table-column-properties style:column-width="1.5833in" style:use-optimal-column-width="false"/>
    </style:style>
    <style:style style:name="TableColumn531" style:family="table-column">
      <style:table-column-properties style:column-width="1.5236in" style:use-optimal-column-width="false"/>
    </style:style>
    <style:style style:name="TableColumn532" style:family="table-column">
      <style:table-column-properties style:column-width="1.4993in" style:use-optimal-column-width="false"/>
    </style:style>
    <style:style style:name="TableColumn533" style:family="table-column">
      <style:table-column-properties style:column-width="2.0486in" style:use-optimal-column-width="false"/>
    </style:style>
    <style:style style:name="Table529" style:family="table">
      <style:table-properties style:width="6.6548in" fo:margin-left="-0.0173in" table:align="lef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536" style:parent-style-name="TableContents" style:family="paragraph">
      <style:paragraph-properties fo:text-align="end" fo:margin-bottom="0.1965in"/>
    </style:style>
    <style:style style:name="TableCell537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538" style:parent-style-name="TableContents" style:family="paragraph">
      <style:paragraph-properties fo:margin-bottom="0.1965i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41" style:parent-style-name="TableContents" style:family="paragraph">
      <style:paragraph-properties fo:text-align="end" fo:margin-bottom="0.1965in"/>
    </style:style>
    <style:style style:name="TableCell54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43" style:parent-style-name="TableContents" style:family="paragraph">
      <style:paragraph-properties fo:text-align="center" fo:margin-bottom="0.1965in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46" style:parent-style-name="TableContents" style:family="paragraph">
      <style:paragraph-properties fo:text-align="end" fo:margin-bottom="0.1965in"/>
    </style:style>
    <style:style style:name="TableCell54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48" style:parent-style-name="TableContents" style:family="paragraph">
      <style:paragraph-properties fo:margin-bottom="0.1965in"/>
    </style:style>
    <style:style style:name="P549" style:parent-style-name="TableContents" style:family="paragraph">
      <style:paragraph-properties fo:margin-bottom="0.1965in"/>
    </style:style>
    <style:style style:name="TableCell55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51" style:parent-style-name="TableContents" style:family="paragraph">
      <style:paragraph-properties fo:text-align="end" fo:margin-bottom="0.1965in"/>
    </style:style>
    <style:style style:name="TableCell55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53" style:parent-style-name="TableContents" style:family="paragraph">
      <style:paragraph-properties fo:margin-bottom="0.1965in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56" style:parent-style-name="TableContents" style:family="paragraph">
      <style:paragraph-properties fo:text-align="end" fo:margin-bottom="0.1965in"/>
    </style:style>
    <style:style style:name="TableCell55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58" style:parent-style-name="TableContents" style:family="paragraph">
      <style:paragraph-properties fo:margin-bottom="0.1965in"/>
    </style:style>
    <style:style style:name="TableCell55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560" style:parent-style-name="TableContents" style:family="paragraph">
      <style:paragraph-properties fo:text-align="end" fo:margin-bottom="0.1965in"/>
    </style:style>
    <style:style style:name="TableCell56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62" style:parent-style-name="TableContents" style:family="paragraph">
      <style:paragraph-properties fo:margin-bottom="0.1965in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65" style:parent-style-name="TableContents" style:family="paragraph">
      <style:paragraph-properties fo:text-align="end" fo:margin-bottom="0.1965in"/>
    </style:style>
    <style:style style:name="TableCell56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67" style:parent-style-name="TableContents" style:family="paragraph">
      <style:paragraph-properties fo:margin-bottom="0.1965in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70" style:parent-style-name="TableContents" style:family="paragraph">
      <style:paragraph-properties fo:text-align="end" fo:margin-bottom="0.1965in"/>
    </style:style>
    <style:style style:name="TableCell57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72" style:parent-style-name="TableContents" style:family="paragraph">
      <style:paragraph-properties fo:margin-bottom="0.1965in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75" style:parent-style-name="TableContents" style:family="paragraph">
      <style:paragraph-properties fo:text-align="end" fo:margin-bottom="0.1965in"/>
    </style:style>
    <style:style style:name="TableCell57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7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80" style:parent-style-name="TableContents" style:family="paragraph">
      <style:paragraph-properties fo:text-align="end" fo:margin-bottom="0.1965in"/>
    </style:style>
    <style:style style:name="TableCell58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8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85" style:parent-style-name="TableContents" style:family="paragraph">
      <style:paragraph-properties fo:text-align="end" fo:margin-bottom="0.1965in"/>
    </style:style>
    <style:style style:name="TableCell58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87" style:parent-style-name="TableContents" style:family="paragraph">
      <style:paragraph-properties fo:margin-bottom="0.1965in"/>
      <style:text-properties fo:font-weight="bold" style:font-weight-asian="bold"/>
    </style:style>
    <style:style style:name="P58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8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9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9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9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59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596" style:parent-style-name="TableContents" style:family="paragraph">
      <style:paragraph-properties fo:text-align="end" fo:margin-bottom="0.1965in"/>
    </style:style>
    <style:style style:name="TableCell59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598" style:parent-style-name="TableContents" style:family="paragraph">
      <style:paragraph-properties fo:margin-bottom="0.1965in"/>
    </style:style>
    <style:style style:name="T599" style:parent-style-name="Fuentedepárrafopredeter." style:family="text">
      <style:text-properties fo:font-weight="bold" style:font-weight-asian="bold" style:font-weight-complex="bold"/>
    </style:style>
    <style:style style:name="P600" style:parent-style-name="TableContents" style:family="paragraph">
      <style:paragraph-properties fo:margin-bottom="0.1965in"/>
    </style:style>
    <style:style style:name="P601" style:parent-style-name="TableContents" style:family="paragraph">
      <style:paragraph-properties fo:margin-bottom="0.1965i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04" style:parent-style-name="TableContents" style:family="paragraph">
      <style:paragraph-properties fo:text-align="end" fo:margin-bottom="0.1965in"/>
    </style:style>
    <style:style style:name="TableCell60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06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09" style:parent-style-name="TableContents" style:family="paragraph">
      <style:paragraph-properties fo:text-align="end" fo:margin-bottom="0.1965in"/>
    </style:style>
    <style:style style:name="TableCell61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11" style:parent-style-name="TableContents" style:family="paragraph">
      <style:paragraph-properties fo:margin-bottom="0.1965in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14" style:parent-style-name="TableContents" style:family="paragraph">
      <style:paragraph-properties fo:text-align="end" fo:margin-bottom="0.1965in"/>
    </style:style>
    <style:style style:name="TableCell61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16" style:parent-style-name="TableContents" style:family="paragraph">
      <style:paragraph-properties fo:margin-bottom="0.1965in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19" style:parent-style-name="TableContents" style:family="paragraph">
      <style:paragraph-properties fo:text-align="end" fo:margin-bottom="0.1965in"/>
    </style:style>
    <style:style style:name="TableCell62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21" style:parent-style-name="TableContents" style:family="paragraph">
      <style:paragraph-properties fo:margin-bottom="0.1965in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24" style:parent-style-name="TableContents" style:family="paragraph">
      <style:paragraph-properties fo:text-align="end" fo:margin-bottom="0.1965in"/>
    </style:style>
    <style:style style:name="TableCell62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26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29" style:parent-style-name="TableContents" style:family="paragraph">
      <style:paragraph-properties fo:text-align="end" fo:margin-bottom="0.1965in"/>
    </style:style>
    <style:style style:name="TableCell63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3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34" style:parent-style-name="TableContents" style:family="paragraph">
      <style:paragraph-properties fo:text-align="end" fo:margin-bottom="0.1965in"/>
    </style:style>
    <style:style style:name="TableCell63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3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3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3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3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642" style:parent-style-name="TableContents" style:family="paragraph">
      <style:paragraph-properties fo:text-align="end" fo:margin-bottom="0.1965in"/>
    </style:style>
    <style:style style:name="TableCell643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64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4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4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4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48" style:parent-style-name="Normal" style:family="paragraph">
      <style:paragraph-properties fo:break-before="page"/>
    </style:style>
    <style:style style:name="TableColumn650" style:family="table-column">
      <style:table-column-properties style:column-width="1.5833in" style:use-optimal-column-width="false"/>
    </style:style>
    <style:style style:name="TableColumn651" style:family="table-column">
      <style:table-column-properties style:column-width="1.5236in" style:use-optimal-column-width="false"/>
    </style:style>
    <style:style style:name="TableColumn652" style:family="table-column">
      <style:table-column-properties style:column-width="1.4993in" style:use-optimal-column-width="false"/>
    </style:style>
    <style:style style:name="TableColumn653" style:family="table-column">
      <style:table-column-properties style:column-width="2.0486in" style:use-optimal-column-width="false"/>
    </style:style>
    <style:style style:name="Table649" style:family="table">
      <style:table-properties style:width="6.6548in" fo:margin-left="-0.0173in" table:align="left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656" style:parent-style-name="TableContents" style:family="paragraph">
      <style:paragraph-properties fo:text-align="end" fo:margin-bottom="0.1965in"/>
    </style:style>
    <style:style style:name="TableCell657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658" style:parent-style-name="TableContents" style:family="paragraph">
      <style:paragraph-properties fo:margin-bottom="0.1965in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61" style:parent-style-name="TableContents" style:family="paragraph">
      <style:paragraph-properties fo:text-align="end" fo:margin-bottom="0.1965in"/>
    </style:style>
    <style:style style:name="TableCell66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63" style:parent-style-name="TableContents" style:family="paragraph">
      <style:paragraph-properties fo:text-align="center" fo:margin-bottom="0.1965in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66" style:parent-style-name="TableContents" style:family="paragraph">
      <style:paragraph-properties fo:text-align="end" fo:margin-bottom="0.1965in"/>
    </style:style>
    <style:style style:name="TableCell66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68" style:parent-style-name="TableContents" style:family="paragraph">
      <style:paragraph-properties fo:margin-bottom="0.1965in"/>
    </style:style>
    <style:style style:name="P669" style:parent-style-name="TableContents" style:family="paragraph">
      <style:paragraph-properties fo:margin-bottom="0.1965in"/>
    </style:style>
    <style:style style:name="TableCell67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71" style:parent-style-name="TableContents" style:family="paragraph">
      <style:paragraph-properties fo:text-align="end" fo:margin-bottom="0.1965in"/>
    </style:style>
    <style:style style:name="TableCell67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73" style:parent-style-name="TableContents" style:family="paragraph">
      <style:paragraph-properties fo:margin-bottom="0.1965in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76" style:parent-style-name="TableContents" style:family="paragraph">
      <style:paragraph-properties fo:text-align="end" fo:margin-bottom="0.1965in"/>
    </style:style>
    <style:style style:name="TableCell67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78" style:parent-style-name="TableContents" style:family="paragraph">
      <style:paragraph-properties fo:margin-bottom="0.1965in"/>
    </style:style>
    <style:style style:name="TableCell67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680" style:parent-style-name="TableContents" style:family="paragraph">
      <style:paragraph-properties fo:text-align="end" fo:margin-bottom="0.1965in"/>
    </style:style>
    <style:style style:name="TableCell68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82" style:parent-style-name="TableContents" style:family="paragraph">
      <style:paragraph-properties fo:margin-bottom="0.1965in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85" style:parent-style-name="TableContents" style:family="paragraph">
      <style:paragraph-properties fo:text-align="end" fo:margin-bottom="0.1965in"/>
    </style:style>
    <style:style style:name="TableCell68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87" style:parent-style-name="TableContents" style:family="paragraph">
      <style:paragraph-properties fo:margin-bottom="0.1965in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90" style:parent-style-name="TableContents" style:family="paragraph">
      <style:paragraph-properties fo:text-align="end" fo:margin-bottom="0.1965in"/>
    </style:style>
    <style:style style:name="TableCell69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92" style:parent-style-name="TableContents" style:family="paragraph">
      <style:paragraph-properties fo:margin-bottom="0.1965in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695" style:parent-style-name="TableContents" style:family="paragraph">
      <style:paragraph-properties fo:text-align="end" fo:margin-bottom="0.1965in"/>
    </style:style>
    <style:style style:name="TableCell69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69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9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69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02" style:parent-style-name="TableContents" style:family="paragraph">
      <style:paragraph-properties fo:text-align="end" fo:margin-bottom="0.1965in"/>
    </style:style>
    <style:style style:name="TableCell70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0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0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08" style:parent-style-name="TableContents" style:family="paragraph">
      <style:paragraph-properties fo:text-align="end" fo:margin-bottom="0.1965in"/>
    </style:style>
    <style:style style:name="TableCell70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10" style:parent-style-name="TableContents" style:family="paragraph">
      <style:paragraph-properties fo:margin-bottom="0.1965in"/>
      <style:text-properties fo:font-weight="bold" style:font-weight-asian="bold"/>
    </style:style>
    <style:style style:name="P71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1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1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1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1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1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1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1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21" style:parent-style-name="TableContents" style:family="paragraph">
      <style:paragraph-properties fo:text-align="end" fo:margin-bottom="0.1965in"/>
    </style:style>
    <style:style style:name="TableCell72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23" style:parent-style-name="TableContents" style:family="paragraph">
      <style:paragraph-properties fo:margin-bottom="0.1965in"/>
    </style:style>
    <style:style style:name="T724" style:parent-style-name="Fuentedepárrafopredeter." style:family="text">
      <style:text-properties fo:font-weight="bold" style:font-weight-asian="bold" style:font-weight-complex="bold"/>
    </style:style>
    <style:style style:name="P725" style:parent-style-name="TableContents" style:family="paragraph">
      <style:paragraph-properties fo:margin-bottom="0.1965in"/>
    </style:style>
    <style:style style:name="P726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29" style:parent-style-name="TableContents" style:family="paragraph">
      <style:paragraph-properties fo:text-align="end" fo:margin-bottom="0.1965in"/>
    </style:style>
    <style:style style:name="TableCell73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31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34" style:parent-style-name="TableContents" style:family="paragraph">
      <style:paragraph-properties fo:text-align="end" fo:margin-bottom="0.1965in"/>
    </style:style>
    <style:style style:name="TableCell73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36" style:parent-style-name="TableContents" style:family="paragraph">
      <style:paragraph-properties fo:margin-bottom="0.1965in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39" style:parent-style-name="TableContents" style:family="paragraph">
      <style:paragraph-properties fo:text-align="end" fo:margin-bottom="0.1965in"/>
    </style:style>
    <style:style style:name="TableCell74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41" style:parent-style-name="TableContents" style:family="paragraph">
      <style:paragraph-properties fo:margin-bottom="0.1965in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44" style:parent-style-name="TableContents" style:family="paragraph">
      <style:paragraph-properties fo:text-align="end" fo:margin-bottom="0.1965in"/>
    </style:style>
    <style:style style:name="TableCell74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46" style:parent-style-name="TableContents" style:family="paragraph">
      <style:paragraph-properties fo:margin-bottom="0.1965in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49" style:parent-style-name="TableContents" style:family="paragraph">
      <style:paragraph-properties fo:text-align="end" fo:margin-bottom="0.1965in"/>
    </style:style>
    <style:style style:name="TableCell75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51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54" style:parent-style-name="TableContents" style:family="paragraph">
      <style:paragraph-properties fo:text-align="end" fo:margin-bottom="0.1965in"/>
    </style:style>
    <style:style style:name="TableCell75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5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59" style:parent-style-name="TableContents" style:family="paragraph">
      <style:paragraph-properties fo:text-align="end" fo:margin-bottom="0.1965in"/>
    </style:style>
    <style:style style:name="TableCell76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6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6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6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6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767" style:parent-style-name="TableContents" style:family="paragraph">
      <style:paragraph-properties fo:text-align="end" fo:margin-bottom="0.1965in"/>
    </style:style>
    <style:style style:name="TableCell768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76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7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7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7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773" style:parent-style-name="Normal" style:family="paragraph">
      <style:text-properties text:display="none"/>
    </style:style>
    <style:style style:name="P774" style:parent-style-name="Normal" style:family="paragraph">
      <style:paragraph-properties fo:break-before="page"/>
    </style:style>
    <style:style style:name="TableColumn776" style:family="table-column">
      <style:table-column-properties style:column-width="1.5833in" style:use-optimal-column-width="false"/>
    </style:style>
    <style:style style:name="TableColumn777" style:family="table-column">
      <style:table-column-properties style:column-width="1.5236in" style:use-optimal-column-width="false"/>
    </style:style>
    <style:style style:name="TableColumn778" style:family="table-column">
      <style:table-column-properties style:column-width="1.4993in" style:use-optimal-column-width="false"/>
    </style:style>
    <style:style style:name="TableColumn779" style:family="table-column">
      <style:table-column-properties style:column-width="2.0486in" style:use-optimal-column-width="false"/>
    </style:style>
    <style:style style:name="Table775" style:family="table">
      <style:table-properties style:width="6.6548in" fo:margin-left="-0.0173in" table:align="left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782" style:parent-style-name="TableContents" style:family="paragraph">
      <style:paragraph-properties fo:text-align="end" fo:margin-bottom="0.1965in"/>
    </style:style>
    <style:style style:name="TableCell783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784" style:parent-style-name="TableContents" style:family="paragraph">
      <style:paragraph-properties fo:margin-bottom="0.1965in"/>
    </style:style>
    <style:style style:name="TableRow785" style:family="table-row">
      <style:table-row-properties style:use-optimal-row-height="false"/>
    </style:style>
    <style:style style:name="TableCell78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87" style:parent-style-name="TableContents" style:family="paragraph">
      <style:paragraph-properties fo:text-align="end" fo:margin-bottom="0.1965in"/>
    </style:style>
    <style:style style:name="TableCell78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89" style:parent-style-name="TableContents" style:family="paragraph">
      <style:paragraph-properties fo:text-align="center" fo:margin-bottom="0.1965in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792" style:parent-style-name="TableContents" style:family="paragraph">
      <style:paragraph-properties fo:text-align="end" fo:margin-bottom="0.1965in"/>
    </style:style>
    <style:style style:name="TableCell79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94" style:parent-style-name="TableContents" style:family="paragraph">
      <style:paragraph-properties fo:margin-bottom="0.1965in"/>
    </style:style>
    <style:style style:name="P795" style:parent-style-name="TableContents" style:family="paragraph">
      <style:paragraph-properties fo:margin-bottom="0.1965in"/>
    </style:style>
    <style:style style:name="TableCell79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797" style:parent-style-name="TableContents" style:family="paragraph">
      <style:paragraph-properties fo:text-align="end" fo:margin-bottom="0.1965in"/>
    </style:style>
    <style:style style:name="TableCell79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799" style:parent-style-name="TableContents" style:family="paragraph">
      <style:paragraph-properties fo:margin-bottom="0.1965in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02" style:parent-style-name="TableContents" style:family="paragraph">
      <style:paragraph-properties fo:text-align="end" fo:margin-bottom="0.1965in"/>
    </style:style>
    <style:style style:name="TableCell80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04" style:parent-style-name="TableContents" style:family="paragraph">
      <style:paragraph-properties fo:margin-bottom="0.1965in"/>
    </style:style>
    <style:style style:name="TableCell80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806" style:parent-style-name="TableContents" style:family="paragraph">
      <style:paragraph-properties fo:text-align="end" fo:margin-bottom="0.1965in"/>
    </style:style>
    <style:style style:name="TableCell80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08" style:parent-style-name="TableContents" style:family="paragraph">
      <style:paragraph-properties fo:margin-bottom="0.1965in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11" style:parent-style-name="TableContents" style:family="paragraph">
      <style:paragraph-properties fo:text-align="end" fo:margin-bottom="0.1965in"/>
    </style:style>
    <style:style style:name="TableCell81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13" style:parent-style-name="TableContents" style:family="paragraph">
      <style:paragraph-properties fo:margin-bottom="0.1965in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16" style:parent-style-name="TableContents" style:family="paragraph">
      <style:paragraph-properties fo:text-align="end" fo:margin-bottom="0.1965in"/>
    </style:style>
    <style:style style:name="TableCell81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18" style:parent-style-name="TableContents" style:family="paragraph">
      <style:paragraph-properties fo:margin-bottom="0.1965in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21" style:parent-style-name="TableContents" style:family="paragraph">
      <style:paragraph-properties fo:text-align="end" fo:margin-bottom="0.1965in"/>
    </style:style>
    <style:style style:name="TableCell82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2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26" style:parent-style-name="TableContents" style:family="paragraph">
      <style:paragraph-properties fo:text-align="end" fo:margin-bottom="0.1965in"/>
    </style:style>
    <style:style style:name="TableCell82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2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31" style:parent-style-name="TableContents" style:family="paragraph">
      <style:paragraph-properties fo:text-align="end" fo:margin-bottom="0.1965in"/>
    </style:style>
    <style:style style:name="TableCell83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33" style:parent-style-name="TableContents" style:family="paragraph">
      <style:paragraph-properties fo:margin-bottom="0.1965in"/>
      <style:text-properties fo:font-weight="bold" style:font-weight-asian="bold"/>
    </style:style>
    <style:style style:name="P83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3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3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3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3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3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42" style:parent-style-name="TableContents" style:family="paragraph">
      <style:paragraph-properties fo:text-align="end" fo:margin-bottom="0.1965in"/>
    </style:style>
    <style:style style:name="TableCell84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44" style:parent-style-name="TableContents" style:family="paragraph">
      <style:paragraph-properties fo:margin-bottom="0.1965in"/>
    </style:style>
    <style:style style:name="T845" style:parent-style-name="Fuentedepárrafopredeter." style:family="text">
      <style:text-properties fo:font-weight="bold" style:font-weight-asian="bold" style:font-weight-complex="bold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48" style:parent-style-name="TableContents" style:family="paragraph">
      <style:paragraph-properties fo:text-align="end" fo:margin-bottom="0.1965in"/>
    </style:style>
    <style:style style:name="TableCell84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50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851" style:family="table-row">
      <style:table-row-properties style:use-optimal-row-height="false"/>
    </style:style>
    <style:style style:name="TableCell85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53" style:parent-style-name="TableContents" style:family="paragraph">
      <style:paragraph-properties fo:text-align="end" fo:margin-bottom="0.1965in"/>
    </style:style>
    <style:style style:name="TableCell85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55" style:parent-style-name="TableContents" style:family="paragraph">
      <style:paragraph-properties fo:margin-bottom="0.1965in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58" style:parent-style-name="TableContents" style:family="paragraph">
      <style:paragraph-properties fo:text-align="end" fo:margin-bottom="0.1965in"/>
    </style:style>
    <style:style style:name="TableCell85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60" style:parent-style-name="TableContents" style:family="paragraph">
      <style:paragraph-properties fo:margin-bottom="0.1965in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63" style:parent-style-name="TableContents" style:family="paragraph">
      <style:paragraph-properties fo:text-align="end" fo:margin-bottom="0.1965in"/>
    </style:style>
    <style:style style:name="TableCell86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65" style:parent-style-name="TableContents" style:family="paragraph">
      <style:paragraph-properties fo:margin-bottom="0.1965in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68" style:parent-style-name="TableContents" style:family="paragraph">
      <style:paragraph-properties fo:text-align="end" fo:margin-bottom="0.1965in"/>
    </style:style>
    <style:style style:name="TableCell86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70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73" style:parent-style-name="TableContents" style:family="paragraph">
      <style:paragraph-properties fo:text-align="end" fo:margin-bottom="0.1965in"/>
    </style:style>
    <style:style style:name="TableCell87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7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7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879" style:parent-style-name="TableContents" style:family="paragraph">
      <style:paragraph-properties fo:text-align="end" fo:margin-bottom="0.1965in"/>
    </style:style>
    <style:style style:name="TableCell88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88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8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8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8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887" style:parent-style-name="TableContents" style:family="paragraph">
      <style:paragraph-properties fo:text-align="end" fo:margin-bottom="0.1965in"/>
    </style:style>
    <style:style style:name="TableCell888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88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9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9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9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893" style:parent-style-name="Normal" style:family="paragraph">
      <style:paragraph-properties fo:break-before="page"/>
    </style:style>
    <style:style style:name="TableColumn895" style:family="table-column">
      <style:table-column-properties style:column-width="1.5833in" style:use-optimal-column-width="false"/>
    </style:style>
    <style:style style:name="TableColumn896" style:family="table-column">
      <style:table-column-properties style:column-width="1.5236in" style:use-optimal-column-width="false"/>
    </style:style>
    <style:style style:name="TableColumn897" style:family="table-column">
      <style:table-column-properties style:column-width="1.4993in" style:use-optimal-column-width="false"/>
    </style:style>
    <style:style style:name="TableColumn898" style:family="table-column">
      <style:table-column-properties style:column-width="2.0486in" style:use-optimal-column-width="false"/>
    </style:style>
    <style:style style:name="Table894" style:family="table">
      <style:table-properties style:width="6.6548in" fo:margin-left="-0.0173in" table:align="left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901" style:parent-style-name="TableContents" style:family="paragraph">
      <style:paragraph-properties fo:text-align="end" fo:margin-bottom="0.1965in"/>
    </style:style>
    <style:style style:name="TableCell902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903" style:parent-style-name="TableContents" style:family="paragraph">
      <style:paragraph-properties fo:margin-bottom="0.1965in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06" style:parent-style-name="TableContents" style:family="paragraph">
      <style:paragraph-properties fo:text-align="end" fo:margin-bottom="0.1965in"/>
    </style:style>
    <style:style style:name="TableCell90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08" style:parent-style-name="TableContents" style:family="paragraph">
      <style:paragraph-properties fo:text-align="center" fo:margin-bottom="0.1965in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11" style:parent-style-name="TableContents" style:family="paragraph">
      <style:paragraph-properties fo:text-align="end" fo:margin-bottom="0.1965in"/>
    </style:style>
    <style:style style:name="TableCell91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13" style:parent-style-name="TableContents" style:family="paragraph">
      <style:paragraph-properties fo:margin-bottom="0.1965in"/>
    </style:style>
    <style:style style:name="P914" style:parent-style-name="TableContents" style:family="paragraph">
      <style:paragraph-properties fo:margin-bottom="0.1965in"/>
    </style:style>
    <style:style style:name="TableCell91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16" style:parent-style-name="TableContents" style:family="paragraph">
      <style:paragraph-properties fo:text-align="end" fo:margin-bottom="0.1965in"/>
    </style:style>
    <style:style style:name="TableCell91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18" style:parent-style-name="TableContents" style:family="paragraph">
      <style:paragraph-properties fo:margin-bottom="0.1965in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21" style:parent-style-name="TableContents" style:family="paragraph">
      <style:paragraph-properties fo:text-align="end" fo:margin-bottom="0.1965in"/>
    </style:style>
    <style:style style:name="TableCell92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23" style:parent-style-name="TableContents" style:family="paragraph">
      <style:paragraph-properties fo:margin-bottom="0.1965in"/>
    </style:style>
    <style:style style:name="TableCell92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25" style:parent-style-name="TableContents" style:family="paragraph">
      <style:paragraph-properties fo:text-align="end" fo:margin-bottom="0.1965in"/>
    </style:style>
    <style:style style:name="TableCell92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27" style:parent-style-name="TableContents" style:family="paragraph">
      <style:paragraph-properties fo:margin-bottom="0.1965in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30" style:parent-style-name="TableContents" style:family="paragraph">
      <style:paragraph-properties fo:text-align="end" fo:margin-bottom="0.1965in"/>
    </style:style>
    <style:style style:name="TableCell93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32" style:parent-style-name="TableContents" style:family="paragraph">
      <style:paragraph-properties fo:margin-bottom="0.1965in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35" style:parent-style-name="TableContents" style:family="paragraph">
      <style:paragraph-properties fo:text-align="end" fo:margin-bottom="0.1965in"/>
    </style:style>
    <style:style style:name="TableCell93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37" style:parent-style-name="TableContents" style:family="paragraph">
      <style:paragraph-properties fo:margin-bottom="0.1965in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40" style:parent-style-name="TableContents" style:family="paragraph">
      <style:paragraph-properties fo:text-align="end" fo:margin-bottom="0.1965in"/>
    </style:style>
    <style:style style:name="TableCell94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4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45" style:parent-style-name="TableContents" style:family="paragraph">
      <style:paragraph-properties fo:text-align="end" fo:margin-bottom="0.1965in"/>
    </style:style>
    <style:style style:name="TableCell94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4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50" style:parent-style-name="TableContents" style:family="paragraph">
      <style:paragraph-properties fo:text-align="end" fo:margin-bottom="0.1965in"/>
    </style:style>
    <style:style style:name="TableCell95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52" style:parent-style-name="TableContents" style:family="paragraph">
      <style:paragraph-properties fo:margin-bottom="0.1965in"/>
      <style:text-properties fo:font-weight="bold" style:font-weight-asian="bold"/>
    </style:style>
    <style:style style:name="P95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95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95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95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95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95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61" style:parent-style-name="TableContents" style:family="paragraph">
      <style:paragraph-properties fo:text-align="end" fo:margin-bottom="0.1965in"/>
    </style:style>
    <style:style style:name="TableCell96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63" style:parent-style-name="TableContents" style:family="paragraph">
      <style:paragraph-properties fo:margin-bottom="0.1965in"/>
    </style:style>
    <style:style style:name="T964" style:parent-style-name="Fuentedepárrafopredeter." style:family="text">
      <style:text-properties fo:font-weight="bold" style:font-weight-asian="bold" style:font-weight-complex="bold"/>
    </style:style>
    <style:style style:name="P965" style:parent-style-name="TableContents" style:family="paragraph">
      <style:paragraph-properties fo:margin-bottom="0.1965in"/>
    </style:style>
    <style:style style:name="P966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967" style:parent-style-name="TableContents" style:family="paragraph">
      <style:paragraph-properties fo:margin-bottom="0.1965in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70" style:parent-style-name="TableContents" style:family="paragraph">
      <style:paragraph-properties fo:text-align="end" fo:margin-bottom="0.1965in"/>
    </style:style>
    <style:style style:name="TableCell97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72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75" style:parent-style-name="TableContents" style:family="paragraph">
      <style:paragraph-properties fo:text-align="end" fo:margin-bottom="0.1965in"/>
    </style:style>
    <style:style style:name="TableCell97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77" style:parent-style-name="TableContents" style:family="paragraph">
      <style:paragraph-properties fo:margin-bottom="0.1965in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80" style:parent-style-name="TableContents" style:family="paragraph">
      <style:paragraph-properties fo:text-align="end" fo:margin-bottom="0.1965in"/>
    </style:style>
    <style:style style:name="TableCell98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82" style:parent-style-name="TableContents" style:family="paragraph">
      <style:paragraph-properties fo:margin-bottom="0.1965in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85" style:parent-style-name="TableContents" style:family="paragraph">
      <style:paragraph-properties fo:text-align="end" fo:margin-bottom="0.1965in"/>
    </style:style>
    <style:style style:name="TableCell98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87" style:parent-style-name="TableContents" style:family="paragraph">
      <style:paragraph-properties fo:margin-bottom="0.1965in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90" style:parent-style-name="TableContents" style:family="paragraph">
      <style:paragraph-properties fo:text-align="end" fo:margin-bottom="0.1965in"/>
    </style:style>
    <style:style style:name="TableCell99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92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95" style:parent-style-name="TableContents" style:family="paragraph">
      <style:paragraph-properties fo:text-align="end" fo:margin-bottom="0.1965in"/>
    </style:style>
    <style:style style:name="TableCell99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99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998" style:family="table-row">
      <style:table-row-properties style:use-optimal-row-height="false"/>
    </style:style>
    <style:style style:name="TableCell99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00" style:parent-style-name="TableContents" style:family="paragraph">
      <style:paragraph-properties fo:text-align="end" fo:margin-bottom="0.1965in"/>
    </style:style>
    <style:style style:name="TableCell100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0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0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0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0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008" style:parent-style-name="TableContents" style:family="paragraph">
      <style:paragraph-properties fo:text-align="end" fo:margin-bottom="0.1965in"/>
    </style:style>
    <style:style style:name="TableCell1009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01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1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1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1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14" style:parent-style-name="Normal" style:family="paragraph">
      <style:paragraph-properties fo:break-before="page"/>
    </style:style>
    <style:style style:name="TableColumn1016" style:family="table-column">
      <style:table-column-properties style:column-width="1.5833in" style:use-optimal-column-width="false"/>
    </style:style>
    <style:style style:name="TableColumn1017" style:family="table-column">
      <style:table-column-properties style:column-width="1.5236in" style:use-optimal-column-width="false"/>
    </style:style>
    <style:style style:name="TableColumn1018" style:family="table-column">
      <style:table-column-properties style:column-width="1.4993in" style:use-optimal-column-width="false"/>
    </style:style>
    <style:style style:name="TableColumn1019" style:family="table-column">
      <style:table-column-properties style:column-width="2.0486in" style:use-optimal-column-width="false"/>
    </style:style>
    <style:style style:name="Table1015" style:family="table">
      <style:table-properties style:width="6.6548in" fo:margin-left="-0.0173in" table:align="left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022" style:parent-style-name="TableContents" style:family="paragraph">
      <style:paragraph-properties fo:text-align="end" fo:margin-bottom="0.1965in"/>
    </style:style>
    <style:style style:name="TableCell1023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024" style:parent-style-name="TableContents" style:family="paragraph">
      <style:paragraph-properties fo:margin-bottom="0.1965in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27" style:parent-style-name="TableContents" style:family="paragraph">
      <style:paragraph-properties fo:text-align="end" fo:margin-bottom="0.1965in"/>
    </style:style>
    <style:style style:name="TableCell102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29" style:parent-style-name="TableContents" style:family="paragraph">
      <style:paragraph-properties fo:text-align="center" fo:margin-bottom="0.1965in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32" style:parent-style-name="TableContents" style:family="paragraph">
      <style:paragraph-properties fo:text-align="end" fo:margin-bottom="0.1965in"/>
    </style:style>
    <style:style style:name="TableCell103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34" style:parent-style-name="TableContents" style:family="paragraph">
      <style:paragraph-properties fo:margin-bottom="0.1965in"/>
    </style:style>
    <style:style style:name="P1035" style:parent-style-name="TableContents" style:family="paragraph">
      <style:paragraph-properties fo:margin-bottom="0.1965in"/>
    </style:style>
    <style:style style:name="TableCell103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37" style:parent-style-name="TableContents" style:family="paragraph">
      <style:paragraph-properties fo:text-align="end" fo:margin-bottom="0.1965in"/>
    </style:style>
    <style:style style:name="TableCell103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39" style:parent-style-name="TableContents" style:family="paragraph">
      <style:paragraph-properties fo:margin-bottom="0.1965in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42" style:parent-style-name="TableContents" style:family="paragraph">
      <style:paragraph-properties fo:text-align="end" fo:margin-bottom="0.1965in"/>
    </style:style>
    <style:style style:name="TableCell104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44" style:parent-style-name="TableContents" style:family="paragraph">
      <style:paragraph-properties fo:margin-bottom="0.1965in"/>
    </style:style>
    <style:style style:name="TableCell104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46" style:parent-style-name="TableContents" style:family="paragraph">
      <style:paragraph-properties fo:text-align="end" fo:margin-bottom="0.1965in"/>
    </style:style>
    <style:style style:name="TableCell104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48" style:parent-style-name="TableContents" style:family="paragraph">
      <style:paragraph-properties fo:margin-bottom="0.1965in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51" style:parent-style-name="TableContents" style:family="paragraph">
      <style:paragraph-properties fo:text-align="end" fo:margin-bottom="0.1965in"/>
    </style:style>
    <style:style style:name="TableCell105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53" style:parent-style-name="TableContents" style:family="paragraph">
      <style:paragraph-properties fo:margin-bottom="0.1965in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56" style:parent-style-name="TableContents" style:family="paragraph">
      <style:paragraph-properties fo:text-align="end" fo:margin-bottom="0.1965in"/>
    </style:style>
    <style:style style:name="TableCell105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58" style:parent-style-name="TableContents" style:family="paragraph">
      <style:paragraph-properties fo:margin-bottom="0.1965in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61" style:parent-style-name="TableContents" style:family="paragraph">
      <style:paragraph-properties fo:text-align="end" fo:margin-bottom="0.1965in"/>
    </style:style>
    <style:style style:name="TableCell106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6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6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67" style:parent-style-name="TableContents" style:family="paragraph">
      <style:paragraph-properties fo:text-align="end" fo:margin-bottom="0.1965in"/>
    </style:style>
    <style:style style:name="TableCell106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6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72" style:parent-style-name="TableContents" style:family="paragraph">
      <style:paragraph-properties fo:text-align="end" fo:margin-bottom="0.1965in"/>
    </style:style>
    <style:style style:name="TableCell107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74" style:parent-style-name="TableContents" style:family="paragraph">
      <style:paragraph-properties fo:margin-bottom="0.1965in"/>
      <style:text-properties fo:font-weight="bold" style:font-weight-asian="bold"/>
    </style:style>
    <style:style style:name="P107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7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7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7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7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8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8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08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083" style:family="table-row">
      <style:table-row-properties style:use-optimal-row-height="false"/>
    </style:style>
    <style:style style:name="TableCell108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85" style:parent-style-name="TableContents" style:family="paragraph">
      <style:paragraph-properties fo:text-align="end" fo:margin-bottom="0.1965in"/>
    </style:style>
    <style:style style:name="TableCell108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87" style:parent-style-name="TableContents" style:family="paragraph">
      <style:paragraph-properties fo:margin-bottom="0.1965in"/>
    </style:style>
    <style:style style:name="T1088" style:parent-style-name="Fuentedepárrafopredeter." style:family="text">
      <style:text-properties fo:font-weight="bold" style:font-weight-asian="bold" style:font-weight-complex="bold"/>
    </style:style>
    <style:style style:name="P1089" style:parent-style-name="TableContents" style:family="paragraph">
      <style:paragraph-properties fo:margin-bottom="0.1965in"/>
    </style:style>
    <style:style style:name="P1090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1091" style:parent-style-name="TableContents" style:family="paragraph">
      <style:paragraph-properties fo:margin-bottom="0.1965in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94" style:parent-style-name="TableContents" style:family="paragraph">
      <style:paragraph-properties fo:text-align="end" fo:margin-bottom="0.1965in"/>
    </style:style>
    <style:style style:name="TableCell109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096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1097" style:family="table-row">
      <style:table-row-properties style:use-optimal-row-height="false"/>
    </style:style>
    <style:style style:name="TableCell109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99" style:parent-style-name="TableContents" style:family="paragraph">
      <style:paragraph-properties fo:text-align="end" fo:margin-bottom="0.1965in"/>
    </style:style>
    <style:style style:name="TableCell110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01" style:parent-style-name="TableContents" style:family="paragraph">
      <style:paragraph-properties fo:margin-bottom="0.1965in"/>
    </style:style>
    <style:style style:name="TableRow1102" style:family="table-row">
      <style:table-row-properties style:use-optimal-row-height="false"/>
    </style:style>
    <style:style style:name="TableCell110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04" style:parent-style-name="TableContents" style:family="paragraph">
      <style:paragraph-properties fo:text-align="end" fo:margin-bottom="0.1965in"/>
    </style:style>
    <style:style style:name="TableCell110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06" style:parent-style-name="TableContents" style:family="paragraph">
      <style:paragraph-properties fo:margin-bottom="0.1965in"/>
    </style:style>
    <style:style style:name="TableRow1107" style:family="table-row">
      <style:table-row-properties style:use-optimal-row-height="false"/>
    </style:style>
    <style:style style:name="TableCell110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09" style:parent-style-name="TableContents" style:family="paragraph">
      <style:paragraph-properties fo:text-align="end" fo:margin-bottom="0.1965in"/>
    </style:style>
    <style:style style:name="TableCell111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11" style:parent-style-name="TableContents" style:family="paragraph">
      <style:paragraph-properties fo:margin-bottom="0.1965in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14" style:parent-style-name="TableContents" style:family="paragraph">
      <style:paragraph-properties fo:text-align="end" fo:margin-bottom="0.1965in"/>
    </style:style>
    <style:style style:name="TableCell111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16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1117" style:family="table-row">
      <style:table-row-properties style:use-optimal-row-height="false"/>
    </style:style>
    <style:style style:name="TableCell111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19" style:parent-style-name="TableContents" style:family="paragraph">
      <style:paragraph-properties fo:text-align="end" fo:margin-bottom="0.1965in"/>
    </style:style>
    <style:style style:name="TableCell112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2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122" style:family="table-row">
      <style:table-row-properties style:use-optimal-row-height="false"/>
    </style:style>
    <style:style style:name="TableCell112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24" style:parent-style-name="TableContents" style:family="paragraph">
      <style:paragraph-properties fo:text-align="end" fo:margin-bottom="0.1965in"/>
    </style:style>
    <style:style style:name="TableCell112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2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12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12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12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130" style:family="table-row">
      <style:table-row-properties style:use-optimal-row-height="false"/>
    </style:style>
    <style:style style:name="TableCell1131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132" style:parent-style-name="TableContents" style:family="paragraph">
      <style:paragraph-properties fo:text-align="end" fo:margin-bottom="0.1965in"/>
    </style:style>
    <style:style style:name="TableCell1133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13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13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13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13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138" style:parent-style-name="Normal" style:family="paragraph">
      <style:text-properties text:display="none"/>
    </style:style>
    <style:style style:name="P1139" style:parent-style-name="Normal" style:family="paragraph">
      <style:paragraph-properties fo:break-before="page"/>
    </style:style>
    <style:style style:name="TableColumn1141" style:family="table-column">
      <style:table-column-properties style:column-width="1.5833in" style:use-optimal-column-width="false"/>
    </style:style>
    <style:style style:name="TableColumn1142" style:family="table-column">
      <style:table-column-properties style:column-width="1.5236in" style:use-optimal-column-width="false"/>
    </style:style>
    <style:style style:name="TableColumn1143" style:family="table-column">
      <style:table-column-properties style:column-width="1.4993in" style:use-optimal-column-width="false"/>
    </style:style>
    <style:style style:name="TableColumn1144" style:family="table-column">
      <style:table-column-properties style:column-width="2.0486in" style:use-optimal-column-width="false"/>
    </style:style>
    <style:style style:name="Table1140" style:family="table">
      <style:table-properties style:width="6.6548in" fo:margin-left="-0.0173in" table:align="left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147" style:parent-style-name="TableContents" style:family="paragraph">
      <style:paragraph-properties fo:text-align="end" fo:margin-bottom="0.1965in"/>
    </style:style>
    <style:style style:name="TableCell1148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149" style:parent-style-name="TableContents" style:family="paragraph">
      <style:paragraph-properties fo:margin-bottom="0.1965in"/>
    </style:style>
    <style:style style:name="TableRow1150" style:family="table-row">
      <style:table-row-properties style:use-optimal-row-height="false"/>
    </style:style>
    <style:style style:name="TableCell115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52" style:parent-style-name="TableContents" style:family="paragraph">
      <style:paragraph-properties fo:text-align="end" fo:margin-bottom="0.1965in"/>
    </style:style>
    <style:style style:name="TableCell115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54" style:parent-style-name="TableContents" style:family="paragraph">
      <style:paragraph-properties fo:text-align="center" fo:margin-bottom="0.1965in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57" style:parent-style-name="TableContents" style:family="paragraph">
      <style:paragraph-properties fo:text-align="end" fo:margin-bottom="0.1965in"/>
    </style:style>
    <style:style style:name="TableCell115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59" style:parent-style-name="TableContents" style:family="paragraph">
      <style:paragraph-properties fo:margin-bottom="0.1965in"/>
    </style:style>
    <style:style style:name="P1160" style:parent-style-name="TableContents" style:family="paragraph">
      <style:paragraph-properties fo:margin-bottom="0.1965in"/>
    </style:style>
    <style:style style:name="TableCell116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62" style:parent-style-name="TableContents" style:family="paragraph">
      <style:paragraph-properties fo:text-align="end" fo:margin-bottom="0.1965in"/>
    </style:style>
    <style:style style:name="TableCell116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64" style:parent-style-name="TableContents" style:family="paragraph">
      <style:paragraph-properties fo:margin-bottom="0.1965in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67" style:parent-style-name="TableContents" style:family="paragraph">
      <style:paragraph-properties fo:text-align="end" fo:margin-bottom="0.1965in"/>
    </style:style>
    <style:style style:name="TableCell116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69" style:parent-style-name="TableContents" style:family="paragraph">
      <style:paragraph-properties fo:margin-bottom="0.1965in"/>
    </style:style>
    <style:style style:name="TableCell117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71" style:parent-style-name="TableContents" style:family="paragraph">
      <style:paragraph-properties fo:text-align="end" fo:margin-bottom="0.1965in"/>
    </style:style>
    <style:style style:name="TableCell117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73" style:parent-style-name="TableContents" style:family="paragraph">
      <style:paragraph-properties fo:margin-bottom="0.1965in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76" style:parent-style-name="TableContents" style:family="paragraph">
      <style:paragraph-properties fo:text-align="end" fo:margin-bottom="0.1965in"/>
    </style:style>
    <style:style style:name="TableCell117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78" style:parent-style-name="TableContents" style:family="paragraph">
      <style:paragraph-properties fo:margin-bottom="0.1965in"/>
    </style:style>
    <style:style style:name="TableRow1179" style:family="table-row">
      <style:table-row-properties style:use-optimal-row-height="false"/>
    </style:style>
    <style:style style:name="TableCell118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81" style:parent-style-name="TableContents" style:family="paragraph">
      <style:paragraph-properties fo:text-align="end" fo:margin-bottom="0.1965in"/>
    </style:style>
    <style:style style:name="TableCell118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83" style:parent-style-name="TableContents" style:family="paragraph">
      <style:paragraph-properties fo:margin-bottom="0.1965in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86" style:parent-style-name="TableContents" style:family="paragraph">
      <style:paragraph-properties fo:text-align="end" fo:margin-bottom="0.1965in"/>
    </style:style>
    <style:style style:name="TableCell118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8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189" style:family="table-row">
      <style:table-row-properties style:use-optimal-row-height="false"/>
    </style:style>
    <style:style style:name="TableCell119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91" style:parent-style-name="TableContents" style:family="paragraph">
      <style:paragraph-properties fo:text-align="end" fo:margin-bottom="0.1965in"/>
    </style:style>
    <style:style style:name="TableCell119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9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194" style:family="table-row">
      <style:table-row-properties style:use-optimal-row-height="false"/>
    </style:style>
    <style:style style:name="TableCell119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96" style:parent-style-name="TableContents" style:family="paragraph">
      <style:paragraph-properties fo:text-align="end" fo:margin-bottom="0.1965in"/>
    </style:style>
    <style:style style:name="TableCell119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198" style:parent-style-name="TableContents" style:family="paragraph">
      <style:paragraph-properties fo:margin-bottom="0.1965in"/>
      <style:text-properties fo:font-weight="bold" style:font-weight-asian="bold"/>
    </style:style>
    <style:style style:name="P119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0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0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0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0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0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205" style:family="table-row">
      <style:table-row-properties style:use-optimal-row-height="false"/>
    </style:style>
    <style:style style:name="TableCell120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07" style:parent-style-name="TableContents" style:family="paragraph">
      <style:paragraph-properties fo:text-align="end" fo:margin-bottom="0.1965in"/>
    </style:style>
    <style:style style:name="TableCell120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09" style:parent-style-name="TableContents" style:family="paragraph">
      <style:paragraph-properties fo:margin-bottom="0.1965in"/>
    </style:style>
    <style:style style:name="T1210" style:parent-style-name="Fuentedepárrafopredeter." style:family="text">
      <style:text-properties fo:font-weight="bold" style:font-weight-asian="bold" style:font-weight-complex="bold"/>
    </style:style>
    <style:style style:name="P1211" style:parent-style-name="TableContents" style:family="paragraph">
      <style:paragraph-properties fo:margin-bottom="0.1965in"/>
    </style:style>
    <style:style style:name="P1212" style:parent-style-name="TableContents" style:family="paragraph">
      <style:paragraph-properties fo:margin-bottom="0.1965in"/>
    </style:style>
    <style:style style:name="TableRow1213" style:family="table-row">
      <style:table-row-properties style:use-optimal-row-height="false"/>
    </style:style>
    <style:style style:name="TableCell121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15" style:parent-style-name="TableContents" style:family="paragraph">
      <style:paragraph-properties fo:text-align="end" fo:margin-bottom="0.1965in"/>
    </style:style>
    <style:style style:name="TableCell121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17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1218" style:family="table-row">
      <style:table-row-properties style:use-optimal-row-height="false"/>
    </style:style>
    <style:style style:name="TableCell121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20" style:parent-style-name="TableContents" style:family="paragraph">
      <style:paragraph-properties fo:text-align="end" fo:margin-bottom="0.1965in"/>
    </style:style>
    <style:style style:name="TableCell122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22" style:parent-style-name="TableContents" style:family="paragraph">
      <style:paragraph-properties fo:margin-bottom="0.1965in"/>
    </style:style>
    <style:style style:name="TableRow1223" style:family="table-row">
      <style:table-row-properties style:use-optimal-row-height="false"/>
    </style:style>
    <style:style style:name="TableCell122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25" style:parent-style-name="TableContents" style:family="paragraph">
      <style:paragraph-properties fo:text-align="end" fo:margin-bottom="0.1965in"/>
    </style:style>
    <style:style style:name="TableCell122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27" style:parent-style-name="TableContents" style:family="paragraph">
      <style:paragraph-properties fo:margin-bottom="0.1965in"/>
    </style:style>
    <style:style style:name="TableRow1228" style:family="table-row">
      <style:table-row-properties style:use-optimal-row-height="false"/>
    </style:style>
    <style:style style:name="TableCell122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30" style:parent-style-name="TableContents" style:family="paragraph">
      <style:paragraph-properties fo:text-align="end" fo:margin-bottom="0.1965in"/>
    </style:style>
    <style:style style:name="TableCell123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32" style:parent-style-name="TableContents" style:family="paragraph">
      <style:paragraph-properties fo:margin-bottom="0.1965in"/>
    </style:style>
    <style:style style:name="TableRow1233" style:family="table-row">
      <style:table-row-properties style:use-optimal-row-height="false"/>
    </style:style>
    <style:style style:name="TableCell123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35" style:parent-style-name="TableContents" style:family="paragraph">
      <style:paragraph-properties fo:text-align="end" fo:margin-bottom="0.1965in"/>
    </style:style>
    <style:style style:name="TableCell123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37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1238" style:family="table-row">
      <style:table-row-properties style:use-optimal-row-height="false"/>
    </style:style>
    <style:style style:name="TableCell123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40" style:parent-style-name="TableContents" style:family="paragraph">
      <style:paragraph-properties fo:text-align="end" fo:margin-bottom="0.1965in"/>
    </style:style>
    <style:style style:name="TableCell124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4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243" style:family="table-row">
      <style:table-row-properties style:use-optimal-row-height="false"/>
    </style:style>
    <style:style style:name="TableCell124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45" style:parent-style-name="TableContents" style:family="paragraph">
      <style:paragraph-properties fo:text-align="end" fo:margin-bottom="0.1965in"/>
    </style:style>
    <style:style style:name="TableCell124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4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4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4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5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251" style:family="table-row">
      <style:table-row-properties style:use-optimal-row-height="false"/>
    </style:style>
    <style:style style:name="TableCell1252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253" style:parent-style-name="TableContents" style:family="paragraph">
      <style:paragraph-properties fo:text-align="end" fo:margin-bottom="0.1965in"/>
    </style:style>
    <style:style style:name="TableCell1254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25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5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5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5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259" style:parent-style-name="Normal" style:family="paragraph">
      <style:paragraph-properties fo:break-before="page"/>
    </style:style>
    <style:style style:name="TableColumn1261" style:family="table-column">
      <style:table-column-properties style:column-width="1.5833in" style:use-optimal-column-width="false"/>
    </style:style>
    <style:style style:name="TableColumn1262" style:family="table-column">
      <style:table-column-properties style:column-width="1.5236in" style:use-optimal-column-width="false"/>
    </style:style>
    <style:style style:name="TableColumn1263" style:family="table-column">
      <style:table-column-properties style:column-width="1.4993in" style:use-optimal-column-width="false"/>
    </style:style>
    <style:style style:name="TableColumn1264" style:family="table-column">
      <style:table-column-properties style:column-width="2.0486in" style:use-optimal-column-width="false"/>
    </style:style>
    <style:style style:name="Table1260" style:family="table">
      <style:table-properties style:width="6.6548in" fo:margin-left="-0.0173in" table:align="left"/>
    </style:style>
    <style:style style:name="TableRow1265" style:family="table-row">
      <style:table-row-properties style:use-optimal-row-height="false"/>
    </style:style>
    <style:style style:name="TableCell1266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267" style:parent-style-name="TableContents" style:family="paragraph">
      <style:paragraph-properties fo:text-align="end" fo:margin-bottom="0.1965in"/>
    </style:style>
    <style:style style:name="TableCell1268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269" style:parent-style-name="TableContents" style:family="paragraph">
      <style:paragraph-properties fo:margin-bottom="0.1965in"/>
    </style:style>
    <style:style style:name="TableRow1270" style:family="table-row">
      <style:table-row-properties style:use-optimal-row-height="false"/>
    </style:style>
    <style:style style:name="TableCell127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72" style:parent-style-name="TableContents" style:family="paragraph">
      <style:paragraph-properties fo:text-align="end" fo:margin-bottom="0.1965in"/>
    </style:style>
    <style:style style:name="TableCell127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74" style:parent-style-name="TableContents" style:family="paragraph">
      <style:paragraph-properties fo:text-align="center" fo:margin-bottom="0.1965in"/>
    </style:style>
    <style:style style:name="TableRow1275" style:family="table-row">
      <style:table-row-properties style:use-optimal-row-height="false"/>
    </style:style>
    <style:style style:name="TableCell127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77" style:parent-style-name="TableContents" style:family="paragraph">
      <style:paragraph-properties fo:text-align="end" fo:margin-bottom="0.1965in"/>
    </style:style>
    <style:style style:name="TableCell127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79" style:parent-style-name="TableContents" style:family="paragraph">
      <style:paragraph-properties fo:margin-bottom="0.1965in"/>
    </style:style>
    <style:style style:name="P1280" style:parent-style-name="TableContents" style:family="paragraph">
      <style:paragraph-properties fo:margin-bottom="0.1965in"/>
    </style:style>
    <style:style style:name="TableCell128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82" style:parent-style-name="TableContents" style:family="paragraph">
      <style:paragraph-properties fo:text-align="end" fo:margin-bottom="0.1965in"/>
    </style:style>
    <style:style style:name="TableCell128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84" style:parent-style-name="TableContents" style:family="paragraph">
      <style:paragraph-properties fo:margin-bottom="0.1965in"/>
    </style:style>
    <style:style style:name="TableRow1285" style:family="table-row">
      <style:table-row-properties style:use-optimal-row-height="false"/>
    </style:style>
    <style:style style:name="TableCell128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87" style:parent-style-name="TableContents" style:family="paragraph">
      <style:paragraph-properties fo:text-align="end" fo:margin-bottom="0.1965in"/>
    </style:style>
    <style:style style:name="TableCell128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89" style:parent-style-name="TableContents" style:family="paragraph">
      <style:paragraph-properties fo:margin-bottom="0.1965in"/>
    </style:style>
    <style:style style:name="TableCell129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91" style:parent-style-name="TableContents" style:family="paragraph">
      <style:paragraph-properties fo:text-align="end" fo:margin-bottom="0.1965in"/>
    </style:style>
    <style:style style:name="TableCell129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93" style:parent-style-name="TableContents" style:family="paragraph">
      <style:paragraph-properties fo:margin-bottom="0.1965in"/>
    </style:style>
    <style:style style:name="TableRow1294" style:family="table-row">
      <style:table-row-properties style:use-optimal-row-height="false"/>
    </style:style>
    <style:style style:name="TableCell129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96" style:parent-style-name="TableContents" style:family="paragraph">
      <style:paragraph-properties fo:text-align="end" fo:margin-bottom="0.1965in"/>
    </style:style>
    <style:style style:name="TableCell129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298" style:parent-style-name="TableContents" style:family="paragraph">
      <style:paragraph-properties fo:margin-bottom="0.1965in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01" style:parent-style-name="TableContents" style:family="paragraph">
      <style:paragraph-properties fo:text-align="end" fo:margin-bottom="0.1965in"/>
    </style:style>
    <style:style style:name="TableCell130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03" style:parent-style-name="TableContents" style:family="paragraph">
      <style:paragraph-properties fo:margin-bottom="0.1965in"/>
    </style:style>
    <style:style style:name="TableRow1304" style:family="table-row">
      <style:table-row-properties style:use-optimal-row-height="false"/>
    </style:style>
    <style:style style:name="TableCell130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06" style:parent-style-name="TableContents" style:family="paragraph">
      <style:paragraph-properties fo:text-align="end" fo:margin-bottom="0.1965in"/>
    </style:style>
    <style:style style:name="TableCell130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0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0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310" style:family="table-row">
      <style:table-row-properties style:use-optimal-row-height="false"/>
    </style:style>
    <style:style style:name="TableCell131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12" style:parent-style-name="TableContents" style:family="paragraph">
      <style:paragraph-properties fo:text-align="end" fo:margin-bottom="0.1965in"/>
    </style:style>
    <style:style style:name="TableCell131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1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1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316" style:family="table-row">
      <style:table-row-properties style:use-optimal-row-height="false"/>
    </style:style>
    <style:style style:name="TableCell131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18" style:parent-style-name="TableContents" style:family="paragraph">
      <style:paragraph-properties fo:text-align="end" fo:margin-bottom="0.1965in"/>
    </style:style>
    <style:style style:name="TableCell131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20" style:parent-style-name="TableContents" style:family="paragraph">
      <style:paragraph-properties fo:margin-bottom="0.1965in"/>
      <style:text-properties fo:font-weight="bold" style:font-weight-asian="bold"/>
    </style:style>
    <style:style style:name="P132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2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2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2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325" style:family="table-row">
      <style:table-row-properties style:use-optimal-row-height="false"/>
    </style:style>
    <style:style style:name="TableCell132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27" style:parent-style-name="TableContents" style:family="paragraph">
      <style:paragraph-properties fo:text-align="end" fo:margin-bottom="0.1965in"/>
    </style:style>
    <style:style style:name="TableCell132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29" style:parent-style-name="TableContents" style:family="paragraph">
      <style:paragraph-properties fo:margin-bottom="0.1965in"/>
    </style:style>
    <style:style style:name="T1330" style:parent-style-name="Fuentedepárrafopredeter." style:family="text">
      <style:text-properties fo:font-weight="bold" style:font-weight-asian="bold" style:font-weight-complex="bold"/>
    </style:style>
    <style:style style:name="P1331" style:parent-style-name="TableContents" style:family="paragraph">
      <style:paragraph-properties fo:margin-bottom="0.1965in"/>
    </style:style>
    <style:style style:name="P1332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1333" style:parent-style-name="TableContents" style:family="paragraph">
      <style:paragraph-properties fo:margin-bottom="0.1965in"/>
    </style:style>
    <style:style style:name="TableRow1334" style:family="table-row">
      <style:table-row-properties style:use-optimal-row-height="false"/>
    </style:style>
    <style:style style:name="TableCell133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36" style:parent-style-name="TableContents" style:family="paragraph">
      <style:paragraph-properties fo:text-align="end" fo:margin-bottom="0.1965in"/>
    </style:style>
    <style:style style:name="TableCell133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38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1339" style:family="table-row">
      <style:table-row-properties style:use-optimal-row-height="false"/>
    </style:style>
    <style:style style:name="TableCell134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41" style:parent-style-name="TableContents" style:family="paragraph">
      <style:paragraph-properties fo:text-align="end" fo:margin-bottom="0.1965in"/>
    </style:style>
    <style:style style:name="TableCell134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43" style:parent-style-name="TableContents" style:family="paragraph">
      <style:paragraph-properties fo:margin-bottom="0.1965in"/>
    </style:style>
    <style:style style:name="TableRow1344" style:family="table-row">
      <style:table-row-properties style:use-optimal-row-height="false"/>
    </style:style>
    <style:style style:name="TableCell134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46" style:parent-style-name="TableContents" style:family="paragraph">
      <style:paragraph-properties fo:text-align="end" fo:margin-bottom="0.1965in"/>
    </style:style>
    <style:style style:name="TableCell134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48" style:parent-style-name="TableContents" style:family="paragraph">
      <style:paragraph-properties fo:margin-bottom="0.1965in"/>
    </style:style>
    <style:style style:name="TableRow1349" style:family="table-row">
      <style:table-row-properties style:use-optimal-row-height="false"/>
    </style:style>
    <style:style style:name="TableCell135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51" style:parent-style-name="TableContents" style:family="paragraph">
      <style:paragraph-properties fo:text-align="end" fo:margin-bottom="0.1965in"/>
    </style:style>
    <style:style style:name="TableCell135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53" style:parent-style-name="TableContents" style:family="paragraph">
      <style:paragraph-properties fo:margin-bottom="0.1965in"/>
    </style:style>
    <style:style style:name="TableRow1354" style:family="table-row">
      <style:table-row-properties style:use-optimal-row-height="false"/>
    </style:style>
    <style:style style:name="TableCell135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56" style:parent-style-name="TableContents" style:family="paragraph">
      <style:paragraph-properties fo:text-align="end" fo:margin-bottom="0.1965in"/>
    </style:style>
    <style:style style:name="TableCell135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58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1359" style:family="table-row">
      <style:table-row-properties style:use-optimal-row-height="false"/>
    </style:style>
    <style:style style:name="TableCell136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61" style:parent-style-name="TableContents" style:family="paragraph">
      <style:paragraph-properties fo:text-align="end" fo:margin-bottom="0.1965in"/>
    </style:style>
    <style:style style:name="TableCell136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6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6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365" style:family="table-row">
      <style:table-row-properties style:use-optimal-row-height="false"/>
    </style:style>
    <style:style style:name="TableCell136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67" style:parent-style-name="TableContents" style:family="paragraph">
      <style:paragraph-properties fo:text-align="end" fo:margin-bottom="0.1965in"/>
    </style:style>
    <style:style style:name="TableCell136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6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7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7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7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373" style:family="table-row">
      <style:table-row-properties style:use-optimal-row-height="false"/>
    </style:style>
    <style:style style:name="TableCell1374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375" style:parent-style-name="TableContents" style:family="paragraph">
      <style:paragraph-properties fo:text-align="end" fo:margin-bottom="0.1965in"/>
    </style:style>
    <style:style style:name="TableCell1376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37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7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7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8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381" style:parent-style-name="Normal" style:family="paragraph">
      <style:paragraph-properties fo:break-before="page"/>
    </style:style>
    <style:style style:name="TableColumn1383" style:family="table-column">
      <style:table-column-properties style:column-width="1.5833in" style:use-optimal-column-width="false"/>
    </style:style>
    <style:style style:name="TableColumn1384" style:family="table-column">
      <style:table-column-properties style:column-width="1.5236in" style:use-optimal-column-width="false"/>
    </style:style>
    <style:style style:name="TableColumn1385" style:family="table-column">
      <style:table-column-properties style:column-width="1.4993in" style:use-optimal-column-width="false"/>
    </style:style>
    <style:style style:name="TableColumn1386" style:family="table-column">
      <style:table-column-properties style:column-width="2.0486in" style:use-optimal-column-width="false"/>
    </style:style>
    <style:style style:name="Table1382" style:family="table">
      <style:table-properties style:width="6.6548in" fo:margin-left="-0.0173in" table:align="left"/>
    </style:style>
    <style:style style:name="TableRow1387" style:family="table-row">
      <style:table-row-properties style:use-optimal-row-height="false"/>
    </style:style>
    <style:style style:name="TableCell1388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389" style:parent-style-name="TableContents" style:family="paragraph">
      <style:paragraph-properties fo:text-align="end" fo:margin-bottom="0.1965in"/>
    </style:style>
    <style:style style:name="TableCell1390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391" style:parent-style-name="TableContents" style:family="paragraph">
      <style:paragraph-properties fo:margin-bottom="0.1965in"/>
    </style:style>
    <style:style style:name="TableRow1392" style:family="table-row">
      <style:table-row-properties style:use-optimal-row-height="false"/>
    </style:style>
    <style:style style:name="TableCell139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94" style:parent-style-name="TableContents" style:family="paragraph">
      <style:paragraph-properties fo:text-align="end" fo:margin-bottom="0.1965in"/>
    </style:style>
    <style:style style:name="TableCell139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396" style:parent-style-name="TableContents" style:family="paragraph">
      <style:paragraph-properties fo:text-align="center" fo:margin-bottom="0.1965in"/>
    </style:style>
    <style:style style:name="TableRow1397" style:family="table-row">
      <style:table-row-properties style:use-optimal-row-height="false"/>
    </style:style>
    <style:style style:name="TableCell139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99" style:parent-style-name="TableContents" style:family="paragraph">
      <style:paragraph-properties fo:text-align="end" fo:margin-bottom="0.1965in"/>
    </style:style>
    <style:style style:name="TableCell140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01" style:parent-style-name="TableContents" style:family="paragraph">
      <style:paragraph-properties fo:margin-bottom="0.1965in"/>
    </style:style>
    <style:style style:name="P1402" style:parent-style-name="TableContents" style:family="paragraph">
      <style:paragraph-properties fo:margin-bottom="0.1965in"/>
    </style:style>
    <style:style style:name="TableCell140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04" style:parent-style-name="TableContents" style:family="paragraph">
      <style:paragraph-properties fo:text-align="end" fo:margin-bottom="0.1965in"/>
    </style:style>
    <style:style style:name="TableCell140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06" style:parent-style-name="TableContents" style:family="paragraph">
      <style:paragraph-properties fo:margin-bottom="0.1965in"/>
    </style:style>
    <style:style style:name="TableRow1407" style:family="table-row">
      <style:table-row-properties style:use-optimal-row-height="false"/>
    </style:style>
    <style:style style:name="TableCell140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09" style:parent-style-name="TableContents" style:family="paragraph">
      <style:paragraph-properties fo:text-align="end" fo:margin-bottom="0.1965in"/>
    </style:style>
    <style:style style:name="TableCell141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11" style:parent-style-name="TableContents" style:family="paragraph">
      <style:paragraph-properties fo:margin-bottom="0.1965in"/>
    </style:style>
    <style:style style:name="TableCell141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13" style:parent-style-name="TableContents" style:family="paragraph">
      <style:paragraph-properties fo:text-align="end" fo:margin-bottom="0.1965in"/>
    </style:style>
    <style:style style:name="TableCell141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15" style:parent-style-name="TableContents" style:family="paragraph">
      <style:paragraph-properties fo:margin-bottom="0.1965in"/>
    </style:style>
    <style:style style:name="TableRow1416" style:family="table-row">
      <style:table-row-properties style:use-optimal-row-height="false"/>
    </style:style>
    <style:style style:name="TableCell141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18" style:parent-style-name="TableContents" style:family="paragraph">
      <style:paragraph-properties fo:text-align="end" fo:margin-bottom="0.1965in"/>
    </style:style>
    <style:style style:name="TableCell141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20" style:parent-style-name="TableContents" style:family="paragraph">
      <style:paragraph-properties fo:margin-bottom="0.1965in"/>
    </style:style>
    <style:style style:name="TableRow1421" style:family="table-row">
      <style:table-row-properties style:use-optimal-row-height="false"/>
    </style:style>
    <style:style style:name="TableCell142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23" style:parent-style-name="TableContents" style:family="paragraph">
      <style:paragraph-properties fo:text-align="end" fo:margin-bottom="0.1965in"/>
    </style:style>
    <style:style style:name="TableCell142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25" style:parent-style-name="TableContents" style:family="paragraph">
      <style:paragraph-properties fo:margin-bottom="0.1965in"/>
    </style:style>
    <style:style style:name="TableRow1426" style:family="table-row">
      <style:table-row-properties style:use-optimal-row-height="false"/>
    </style:style>
    <style:style style:name="TableCell142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28" style:parent-style-name="TableContents" style:family="paragraph">
      <style:paragraph-properties fo:text-align="end" fo:margin-bottom="0.1965in"/>
    </style:style>
    <style:style style:name="TableCell142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3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431" style:family="table-row">
      <style:table-row-properties style:use-optimal-row-height="false"/>
    </style:style>
    <style:style style:name="TableCell143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33" style:parent-style-name="TableContents" style:family="paragraph">
      <style:paragraph-properties fo:text-align="end" fo:margin-bottom="0.1965in"/>
    </style:style>
    <style:style style:name="TableCell143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3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436" style:family="table-row">
      <style:table-row-properties style:use-optimal-row-height="false"/>
    </style:style>
    <style:style style:name="TableCell143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38" style:parent-style-name="TableContents" style:family="paragraph">
      <style:paragraph-properties fo:text-align="end" fo:margin-bottom="0.1965in"/>
    </style:style>
    <style:style style:name="TableCell143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40" style:parent-style-name="TableContents" style:family="paragraph">
      <style:paragraph-properties fo:margin-bottom="0.1965in"/>
      <style:text-properties fo:font-weight="bold" style:font-weight-asian="bold"/>
    </style:style>
    <style:style style:name="P144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4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4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4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445" style:family="table-row">
      <style:table-row-properties style:use-optimal-row-height="false"/>
    </style:style>
    <style:style style:name="TableCell144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47" style:parent-style-name="TableContents" style:family="paragraph">
      <style:paragraph-properties fo:text-align="end" fo:margin-bottom="0.1965in"/>
    </style:style>
    <style:style style:name="TableCell144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49" style:parent-style-name="TableContents" style:family="paragraph">
      <style:paragraph-properties fo:margin-bottom="0.1965in"/>
    </style:style>
    <style:style style:name="T1450" style:parent-style-name="Fuentedepárrafopredeter." style:family="text">
      <style:text-properties fo:font-weight="bold" style:font-weight-asian="bold" style:font-weight-complex="bold"/>
    </style:style>
    <style:style style:name="P1451" style:parent-style-name="TableContents" style:family="paragraph">
      <style:paragraph-properties fo:margin-bottom="0.1965in"/>
    </style:style>
    <style:style style:name="P1452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1453" style:parent-style-name="TableContents" style:family="paragraph">
      <style:paragraph-properties fo:margin-bottom="0.1965in"/>
    </style:style>
    <style:style style:name="P1454" style:parent-style-name="TableContents" style:family="paragraph">
      <style:paragraph-properties fo:margin-bottom="0.1965in"/>
    </style:style>
    <style:style style:name="TableRow1455" style:family="table-row">
      <style:table-row-properties style:use-optimal-row-height="false"/>
    </style:style>
    <style:style style:name="TableCell145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57" style:parent-style-name="TableContents" style:family="paragraph">
      <style:paragraph-properties fo:text-align="end" fo:margin-bottom="0.1965in"/>
    </style:style>
    <style:style style:name="TableCell145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59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1460" style:family="table-row">
      <style:table-row-properties style:use-optimal-row-height="false"/>
    </style:style>
    <style:style style:name="TableCell146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62" style:parent-style-name="TableContents" style:family="paragraph">
      <style:paragraph-properties fo:text-align="end" fo:margin-bottom="0.1965in"/>
    </style:style>
    <style:style style:name="TableCell146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64" style:parent-style-name="TableContents" style:family="paragraph">
      <style:paragraph-properties fo:margin-bottom="0.1965in"/>
    </style:style>
    <style:style style:name="TableRow1465" style:family="table-row">
      <style:table-row-properties style:use-optimal-row-height="false"/>
    </style:style>
    <style:style style:name="TableCell146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67" style:parent-style-name="TableContents" style:family="paragraph">
      <style:paragraph-properties fo:text-align="end" fo:margin-bottom="0.1965in"/>
    </style:style>
    <style:style style:name="TableCell146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69" style:parent-style-name="TableContents" style:family="paragraph">
      <style:paragraph-properties fo:margin-bottom="0.1965in"/>
    </style:style>
    <style:style style:name="TableRow1470" style:family="table-row">
      <style:table-row-properties style:use-optimal-row-height="false"/>
    </style:style>
    <style:style style:name="TableCell147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72" style:parent-style-name="TableContents" style:family="paragraph">
      <style:paragraph-properties fo:text-align="end" fo:margin-bottom="0.1965in"/>
    </style:style>
    <style:style style:name="TableCell147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74" style:parent-style-name="TableContents" style:family="paragraph">
      <style:paragraph-properties fo:margin-bottom="0.1965in"/>
    </style:style>
    <style:style style:name="TableRow1475" style:family="table-row">
      <style:table-row-properties style:use-optimal-row-height="false"/>
    </style:style>
    <style:style style:name="TableCell147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77" style:parent-style-name="TableContents" style:family="paragraph">
      <style:paragraph-properties fo:text-align="end" fo:margin-bottom="0.1965in"/>
    </style:style>
    <style:style style:name="TableCell147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79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1480" style:family="table-row">
      <style:table-row-properties style:use-optimal-row-height="false"/>
    </style:style>
    <style:style style:name="TableCell148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82" style:parent-style-name="TableContents" style:family="paragraph">
      <style:paragraph-properties fo:text-align="end" fo:margin-bottom="0.1965in"/>
    </style:style>
    <style:style style:name="TableCell148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8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485" style:family="table-row">
      <style:table-row-properties style:use-optimal-row-height="false"/>
    </style:style>
    <style:style style:name="TableCell148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87" style:parent-style-name="TableContents" style:family="paragraph">
      <style:paragraph-properties fo:text-align="end" fo:margin-bottom="0.1965in"/>
    </style:style>
    <style:style style:name="TableCell148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48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9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9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9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493" style:family="table-row">
      <style:table-row-properties style:use-optimal-row-height="false"/>
    </style:style>
    <style:style style:name="TableCell1494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495" style:parent-style-name="TableContents" style:family="paragraph">
      <style:paragraph-properties fo:text-align="end" fo:margin-bottom="0.1965in"/>
    </style:style>
    <style:style style:name="TableCell1496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49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9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49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0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01" style:parent-style-name="Normal" style:family="paragraph">
      <style:paragraph-properties fo:break-before="page"/>
    </style:style>
    <style:style style:name="TableColumn1503" style:family="table-column">
      <style:table-column-properties style:column-width="1.5833in" style:use-optimal-column-width="false"/>
    </style:style>
    <style:style style:name="TableColumn1504" style:family="table-column">
      <style:table-column-properties style:column-width="1.5236in" style:use-optimal-column-width="false"/>
    </style:style>
    <style:style style:name="TableColumn1505" style:family="table-column">
      <style:table-column-properties style:column-width="1.4993in" style:use-optimal-column-width="false"/>
    </style:style>
    <style:style style:name="TableColumn1506" style:family="table-column">
      <style:table-column-properties style:column-width="2.0486in" style:use-optimal-column-width="false"/>
    </style:style>
    <style:style style:name="Table1502" style:family="table">
      <style:table-properties style:width="6.6548in" fo:margin-left="-0.0173in" table:align="left"/>
    </style:style>
    <style:style style:name="TableRow1507" style:family="table-row">
      <style:table-row-properties style:use-optimal-row-height="false"/>
    </style:style>
    <style:style style:name="TableCell1508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509" style:parent-style-name="TableContents" style:family="paragraph">
      <style:paragraph-properties fo:text-align="end" fo:margin-bottom="0.1965in"/>
    </style:style>
    <style:style style:name="TableCell1510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511" style:parent-style-name="TableContents" style:family="paragraph">
      <style:paragraph-properties fo:margin-bottom="0.1965in"/>
    </style:style>
    <style:style style:name="TableRow1512" style:family="table-row">
      <style:table-row-properties style:use-optimal-row-height="false"/>
    </style:style>
    <style:style style:name="TableCell151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14" style:parent-style-name="TableContents" style:family="paragraph">
      <style:paragraph-properties fo:text-align="end" fo:margin-bottom="0.1965in"/>
    </style:style>
    <style:style style:name="TableCell151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16" style:parent-style-name="TableContents" style:family="paragraph">
      <style:paragraph-properties fo:text-align="center" fo:margin-bottom="0.1965in"/>
    </style:style>
    <style:style style:name="TableRow1517" style:family="table-row">
      <style:table-row-properties style:use-optimal-row-height="false"/>
    </style:style>
    <style:style style:name="TableCell151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19" style:parent-style-name="TableContents" style:family="paragraph">
      <style:paragraph-properties fo:text-align="end" fo:margin-bottom="0.1965in"/>
    </style:style>
    <style:style style:name="TableCell152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21" style:parent-style-name="TableContents" style:family="paragraph">
      <style:paragraph-properties fo:margin-bottom="0.1965in"/>
    </style:style>
    <style:style style:name="P1522" style:parent-style-name="TableContents" style:family="paragraph">
      <style:paragraph-properties fo:margin-bottom="0.1965in"/>
    </style:style>
    <style:style style:name="TableCell152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24" style:parent-style-name="TableContents" style:family="paragraph">
      <style:paragraph-properties fo:text-align="end" fo:margin-bottom="0.1965in"/>
    </style:style>
    <style:style style:name="TableCell152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26" style:parent-style-name="TableContents" style:family="paragraph">
      <style:paragraph-properties fo:margin-bottom="0.1965in"/>
    </style:style>
    <style:style style:name="TableRow1527" style:family="table-row">
      <style:table-row-properties style:use-optimal-row-height="false"/>
    </style:style>
    <style:style style:name="TableCell152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29" style:parent-style-name="TableContents" style:family="paragraph">
      <style:paragraph-properties fo:text-align="end" fo:margin-bottom="0.1965in"/>
    </style:style>
    <style:style style:name="TableCell153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31" style:parent-style-name="TableContents" style:family="paragraph">
      <style:paragraph-properties fo:margin-bottom="0.1965in"/>
    </style:style>
    <style:style style:name="TableCell153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33" style:parent-style-name="TableContents" style:family="paragraph">
      <style:paragraph-properties fo:text-align="end" fo:margin-bottom="0.1965in"/>
    </style:style>
    <style:style style:name="TableCell153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35" style:parent-style-name="TableContents" style:family="paragraph">
      <style:paragraph-properties fo:margin-bottom="0.1965in"/>
    </style:style>
    <style:style style:name="TableRow1536" style:family="table-row">
      <style:table-row-properties style:use-optimal-row-height="false"/>
    </style:style>
    <style:style style:name="TableCell153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38" style:parent-style-name="TableContents" style:family="paragraph">
      <style:paragraph-properties fo:text-align="end" fo:margin-bottom="0.1965in"/>
    </style:style>
    <style:style style:name="TableCell153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40" style:parent-style-name="TableContents" style:family="paragraph">
      <style:paragraph-properties fo:margin-bottom="0.1965in"/>
    </style:style>
    <style:style style:name="TableRow1541" style:family="table-row">
      <style:table-row-properties style:use-optimal-row-height="false"/>
    </style:style>
    <style:style style:name="TableCell154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43" style:parent-style-name="TableContents" style:family="paragraph">
      <style:paragraph-properties fo:text-align="end" fo:margin-bottom="0.1965in"/>
    </style:style>
    <style:style style:name="TableCell154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45" style:parent-style-name="TableContents" style:family="paragraph">
      <style:paragraph-properties fo:margin-bottom="0.1965in"/>
    </style:style>
    <style:style style:name="TableRow1546" style:family="table-row">
      <style:table-row-properties style:use-optimal-row-height="false"/>
    </style:style>
    <style:style style:name="TableCell154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48" style:parent-style-name="TableContents" style:family="paragraph">
      <style:paragraph-properties fo:text-align="end" fo:margin-bottom="0.1965in"/>
    </style:style>
    <style:style style:name="TableCell154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5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551" style:family="table-row">
      <style:table-row-properties style:use-optimal-row-height="false"/>
    </style:style>
    <style:style style:name="TableCell155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53" style:parent-style-name="TableContents" style:family="paragraph">
      <style:paragraph-properties fo:text-align="end" fo:margin-bottom="0.1965in"/>
    </style:style>
    <style:style style:name="TableCell155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5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556" style:family="table-row">
      <style:table-row-properties style:use-optimal-row-height="false"/>
    </style:style>
    <style:style style:name="TableCell155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58" style:parent-style-name="TableContents" style:family="paragraph">
      <style:paragraph-properties fo:text-align="end" fo:margin-bottom="0.1965in"/>
    </style:style>
    <style:style style:name="TableCell155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60" style:parent-style-name="TableContents" style:family="paragraph">
      <style:paragraph-properties fo:margin-bottom="0.1965in"/>
      <style:text-properties fo:font-weight="bold" style:font-weight-asian="bold"/>
    </style:style>
    <style:style style:name="P156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6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6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6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56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566" style:family="table-row">
      <style:table-row-properties style:use-optimal-row-height="false"/>
    </style:style>
    <style:style style:name="TableCell156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68" style:parent-style-name="TableContents" style:family="paragraph">
      <style:paragraph-properties fo:text-align="end" fo:margin-bottom="0.1965in"/>
    </style:style>
    <style:style style:name="TableCell156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70" style:parent-style-name="TableContents" style:family="paragraph">
      <style:paragraph-properties fo:margin-bottom="0.1965in"/>
    </style:style>
    <style:style style:name="T1571" style:parent-style-name="Fuentedepárrafopredeter." style:family="text">
      <style:text-properties fo:font-weight="bold" style:font-weight-asian="bold" style:font-weight-complex="bold"/>
    </style:style>
    <style:style style:name="P1572" style:parent-style-name="TableContents" style:family="paragraph">
      <style:paragraph-properties fo:margin-bottom="0.1965in"/>
    </style:style>
    <style:style style:name="P1573" style:parent-style-name="TableContents" style:family="paragraph">
      <style:paragraph-properties fo:margin-bottom="0.1965in"/>
    </style:style>
    <style:style style:name="TableRow1574" style:family="table-row">
      <style:table-row-properties style:use-optimal-row-height="false"/>
    </style:style>
    <style:style style:name="TableCell157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76" style:parent-style-name="TableContents" style:family="paragraph">
      <style:paragraph-properties fo:text-align="end" fo:margin-bottom="0.1965in"/>
    </style:style>
    <style:style style:name="TableCell157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78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1579" style:family="table-row">
      <style:table-row-properties style:use-optimal-row-height="false"/>
    </style:style>
    <style:style style:name="TableCell158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81" style:parent-style-name="TableContents" style:family="paragraph">
      <style:paragraph-properties fo:text-align="end" fo:margin-bottom="0.1965in"/>
    </style:style>
    <style:style style:name="TableCell158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83" style:parent-style-name="TableContents" style:family="paragraph">
      <style:paragraph-properties fo:margin-bottom="0.1965in"/>
    </style:style>
    <style:style style:name="TableRow1584" style:family="table-row">
      <style:table-row-properties style:use-optimal-row-height="false"/>
    </style:style>
    <style:style style:name="TableCell158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86" style:parent-style-name="TableContents" style:family="paragraph">
      <style:paragraph-properties fo:text-align="end" fo:margin-bottom="0.1965in"/>
    </style:style>
    <style:style style:name="TableCell158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88" style:parent-style-name="TableContents" style:family="paragraph">
      <style:paragraph-properties fo:margin-bottom="0.1965in"/>
    </style:style>
    <style:style style:name="TableRow1589" style:family="table-row">
      <style:table-row-properties style:use-optimal-row-height="false"/>
    </style:style>
    <style:style style:name="TableCell159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91" style:parent-style-name="TableContents" style:family="paragraph">
      <style:paragraph-properties fo:text-align="end" fo:margin-bottom="0.1965in"/>
    </style:style>
    <style:style style:name="TableCell159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93" style:parent-style-name="TableContents" style:family="paragraph">
      <style:paragraph-properties fo:margin-bottom="0.1965in"/>
    </style:style>
    <style:style style:name="TableRow1594" style:family="table-row">
      <style:table-row-properties style:use-optimal-row-height="false"/>
    </style:style>
    <style:style style:name="TableCell159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96" style:parent-style-name="TableContents" style:family="paragraph">
      <style:paragraph-properties fo:text-align="end" fo:margin-bottom="0.1965in"/>
    </style:style>
    <style:style style:name="TableCell159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598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1599" style:family="table-row">
      <style:table-row-properties style:use-optimal-row-height="false"/>
    </style:style>
    <style:style style:name="TableCell160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01" style:parent-style-name="TableContents" style:family="paragraph">
      <style:paragraph-properties fo:text-align="end" fo:margin-bottom="0.1965in"/>
    </style:style>
    <style:style style:name="TableCell160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0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604" style:family="table-row">
      <style:table-row-properties style:use-optimal-row-height="false"/>
    </style:style>
    <style:style style:name="TableCell160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06" style:parent-style-name="TableContents" style:family="paragraph">
      <style:paragraph-properties fo:text-align="end" fo:margin-bottom="0.1965in"/>
    </style:style>
    <style:style style:name="TableCell160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0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0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1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1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612" style:family="table-row">
      <style:table-row-properties style:use-optimal-row-height="false"/>
    </style:style>
    <style:style style:name="TableCell1613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614" style:parent-style-name="TableContents" style:family="paragraph">
      <style:paragraph-properties fo:text-align="end" fo:margin-bottom="0.1965in"/>
    </style:style>
    <style:style style:name="TableCell1615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61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1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1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1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20" style:parent-style-name="Normal" style:family="paragraph">
      <style:paragraph-properties fo:break-before="page"/>
    </style:style>
    <style:style style:name="TableColumn1622" style:family="table-column">
      <style:table-column-properties style:column-width="1.5833in" style:use-optimal-column-width="false"/>
    </style:style>
    <style:style style:name="TableColumn1623" style:family="table-column">
      <style:table-column-properties style:column-width="1.5236in" style:use-optimal-column-width="false"/>
    </style:style>
    <style:style style:name="TableColumn1624" style:family="table-column">
      <style:table-column-properties style:column-width="1.4993in" style:use-optimal-column-width="false"/>
    </style:style>
    <style:style style:name="TableColumn1625" style:family="table-column">
      <style:table-column-properties style:column-width="2.0486in" style:use-optimal-column-width="false"/>
    </style:style>
    <style:style style:name="Table1621" style:family="table">
      <style:table-properties style:width="6.6548in" fo:margin-left="-0.0173in" table:align="left"/>
    </style:style>
    <style:style style:name="TableRow1626" style:family="table-row">
      <style:table-row-properties style:use-optimal-row-height="false"/>
    </style:style>
    <style:style style:name="TableCell1627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628" style:parent-style-name="TableContents" style:family="paragraph">
      <style:paragraph-properties fo:text-align="end" fo:margin-bottom="0.1965in"/>
    </style:style>
    <style:style style:name="TableCell1629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630" style:parent-style-name="TableContents" style:family="paragraph">
      <style:paragraph-properties fo:margin-bottom="0.1965in"/>
    </style:style>
    <style:style style:name="TableRow1631" style:family="table-row">
      <style:table-row-properties style:use-optimal-row-height="false"/>
    </style:style>
    <style:style style:name="TableCell163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33" style:parent-style-name="TableContents" style:family="paragraph">
      <style:paragraph-properties fo:text-align="end" fo:margin-bottom="0.1965in"/>
    </style:style>
    <style:style style:name="TableCell163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35" style:parent-style-name="TableContents" style:family="paragraph">
      <style:paragraph-properties fo:text-align="center" fo:margin-bottom="0.1965in"/>
    </style:style>
    <style:style style:name="TableRow1636" style:family="table-row">
      <style:table-row-properties style:use-optimal-row-height="false"/>
    </style:style>
    <style:style style:name="TableCell163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38" style:parent-style-name="TableContents" style:family="paragraph">
      <style:paragraph-properties fo:text-align="end" fo:margin-bottom="0.1965in"/>
    </style:style>
    <style:style style:name="TableCell163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640" style:parent-style-name="TableContents" style:family="paragraph">
      <style:paragraph-properties fo:margin-bottom="0.1965in"/>
    </style:style>
    <style:style style:name="P1641" style:parent-style-name="TableContents" style:family="paragraph">
      <style:paragraph-properties fo:margin-bottom="0.1965in"/>
    </style:style>
    <style:style style:name="TableCell164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643" style:parent-style-name="TableContents" style:family="paragraph">
      <style:paragraph-properties fo:text-align="end" fo:margin-bottom="0.1965in"/>
    </style:style>
    <style:style style:name="TableCell164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45" style:parent-style-name="TableContents" style:family="paragraph">
      <style:paragraph-properties fo:margin-bottom="0.1965in"/>
    </style:style>
    <style:style style:name="TableRow1646" style:family="table-row">
      <style:table-row-properties style:use-optimal-row-height="false"/>
    </style:style>
    <style:style style:name="TableCell164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48" style:parent-style-name="TableContents" style:family="paragraph">
      <style:paragraph-properties fo:text-align="end" fo:margin-bottom="0.1965in"/>
    </style:style>
    <style:style style:name="TableCell164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650" style:parent-style-name="TableContents" style:family="paragraph">
      <style:paragraph-properties fo:margin-bottom="0.1965in"/>
    </style:style>
    <style:style style:name="TableCell165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652" style:parent-style-name="TableContents" style:family="paragraph">
      <style:paragraph-properties fo:text-align="end" fo:margin-bottom="0.1965in"/>
    </style:style>
    <style:style style:name="TableCell165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54" style:parent-style-name="TableContents" style:family="paragraph">
      <style:paragraph-properties fo:margin-bottom="0.1965in"/>
    </style:style>
    <style:style style:name="TableRow1655" style:family="table-row">
      <style:table-row-properties style:use-optimal-row-height="false"/>
    </style:style>
    <style:style style:name="TableCell165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57" style:parent-style-name="TableContents" style:family="paragraph">
      <style:paragraph-properties fo:text-align="end" fo:margin-bottom="0.1965in"/>
    </style:style>
    <style:style style:name="TableCell165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59" style:parent-style-name="TableContents" style:family="paragraph">
      <style:paragraph-properties fo:margin-bottom="0.1965in"/>
    </style:style>
    <style:style style:name="TableRow1660" style:family="table-row">
      <style:table-row-properties style:use-optimal-row-height="false"/>
    </style:style>
    <style:style style:name="TableCell166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62" style:parent-style-name="TableContents" style:family="paragraph">
      <style:paragraph-properties fo:text-align="end" fo:margin-bottom="0.1965in"/>
    </style:style>
    <style:style style:name="TableCell166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64" style:parent-style-name="TableContents" style:family="paragraph">
      <style:paragraph-properties fo:margin-bottom="0.1965in"/>
    </style:style>
    <style:style style:name="TableRow1665" style:family="table-row">
      <style:table-row-properties style:use-optimal-row-height="false"/>
    </style:style>
    <style:style style:name="TableCell166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67" style:parent-style-name="TableContents" style:family="paragraph">
      <style:paragraph-properties fo:text-align="end" fo:margin-bottom="0.1965in"/>
    </style:style>
    <style:style style:name="TableCell166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6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670" style:family="table-row">
      <style:table-row-properties style:use-optimal-row-height="false"/>
    </style:style>
    <style:style style:name="TableCell167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72" style:parent-style-name="TableContents" style:family="paragraph">
      <style:paragraph-properties fo:text-align="end" fo:margin-bottom="0.1965in"/>
    </style:style>
    <style:style style:name="TableCell167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7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675" style:family="table-row">
      <style:table-row-properties style:use-optimal-row-height="false"/>
    </style:style>
    <style:style style:name="TableCell167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77" style:parent-style-name="TableContents" style:family="paragraph">
      <style:paragraph-properties fo:text-align="end" fo:margin-bottom="0.1965in"/>
    </style:style>
    <style:style style:name="TableCell167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79" style:parent-style-name="TableContents" style:family="paragraph">
      <style:paragraph-properties fo:margin-bottom="0.1965in"/>
      <style:text-properties fo:font-weight="bold" style:font-weight-asian="bold"/>
    </style:style>
    <style:style style:name="P168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8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8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8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8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8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8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68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688" style:family="table-row">
      <style:table-row-properties style:use-optimal-row-height="false"/>
    </style:style>
    <style:style style:name="TableCell168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90" style:parent-style-name="TableContents" style:family="paragraph">
      <style:paragraph-properties fo:text-align="end" fo:margin-bottom="0.1965in"/>
    </style:style>
    <style:style style:name="TableCell169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692" style:parent-style-name="TableContents" style:family="paragraph">
      <style:paragraph-properties fo:margin-bottom="0.1965in"/>
    </style:style>
    <style:style style:name="T1693" style:parent-style-name="Fuentedepárrafopredeter." style:family="text">
      <style:text-properties fo:font-weight="bold" style:font-weight-asian="bold" style:font-weight-complex="bold"/>
    </style:style>
    <style:style style:name="P1694" style:parent-style-name="TableContents" style:family="paragraph">
      <style:paragraph-properties fo:margin-bottom="0.1965in"/>
    </style:style>
    <style:style style:name="P1695" style:parent-style-name="TableContents" style:family="paragraph">
      <style:paragraph-properties fo:margin-bottom="0.1965in"/>
    </style:style>
    <style:style style:name="TableRow1696" style:family="table-row">
      <style:table-row-properties style:use-optimal-row-height="false"/>
    </style:style>
    <style:style style:name="TableCell169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98" style:parent-style-name="TableContents" style:family="paragraph">
      <style:paragraph-properties fo:text-align="end" fo:margin-bottom="0.1965in"/>
    </style:style>
    <style:style style:name="TableCell169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00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1701" style:family="table-row">
      <style:table-row-properties style:use-optimal-row-height="false"/>
    </style:style>
    <style:style style:name="TableCell170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03" style:parent-style-name="TableContents" style:family="paragraph">
      <style:paragraph-properties fo:text-align="end" fo:margin-bottom="0.1965in"/>
    </style:style>
    <style:style style:name="TableCell170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05" style:parent-style-name="TableContents" style:family="paragraph">
      <style:paragraph-properties fo:margin-bottom="0.1965in"/>
    </style:style>
    <style:style style:name="TableRow1706" style:family="table-row">
      <style:table-row-properties style:use-optimal-row-height="false"/>
    </style:style>
    <style:style style:name="TableCell170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08" style:parent-style-name="TableContents" style:family="paragraph">
      <style:paragraph-properties fo:text-align="end" fo:margin-bottom="0.1965in"/>
    </style:style>
    <style:style style:name="TableCell170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10" style:parent-style-name="TableContents" style:family="paragraph">
      <style:paragraph-properties fo:margin-bottom="0.1965in"/>
    </style:style>
    <style:style style:name="TableRow1711" style:family="table-row">
      <style:table-row-properties style:use-optimal-row-height="false"/>
    </style:style>
    <style:style style:name="TableCell171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13" style:parent-style-name="TableContents" style:family="paragraph">
      <style:paragraph-properties fo:text-align="end" fo:margin-bottom="0.1965in"/>
    </style:style>
    <style:style style:name="TableCell171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15" style:parent-style-name="TableContents" style:family="paragraph">
      <style:paragraph-properties fo:margin-bottom="0.1965in"/>
    </style:style>
    <style:style style:name="TableRow1716" style:family="table-row">
      <style:table-row-properties style:use-optimal-row-height="false"/>
    </style:style>
    <style:style style:name="TableCell171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18" style:parent-style-name="TableContents" style:family="paragraph">
      <style:paragraph-properties fo:text-align="end" fo:margin-bottom="0.1965in"/>
    </style:style>
    <style:style style:name="TableCell171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20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1721" style:family="table-row">
      <style:table-row-properties style:use-optimal-row-height="false"/>
    </style:style>
    <style:style style:name="TableCell172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23" style:parent-style-name="TableContents" style:family="paragraph">
      <style:paragraph-properties fo:text-align="end" fo:margin-bottom="0.1965in"/>
    </style:style>
    <style:style style:name="TableCell172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2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726" style:family="table-row">
      <style:table-row-properties style:use-optimal-row-height="false"/>
    </style:style>
    <style:style style:name="TableCell172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28" style:parent-style-name="TableContents" style:family="paragraph">
      <style:paragraph-properties fo:text-align="end" fo:margin-bottom="0.1965in"/>
    </style:style>
    <style:style style:name="TableCell172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3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3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3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3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734" style:family="table-row">
      <style:table-row-properties style:use-optimal-row-height="false"/>
    </style:style>
    <style:style style:name="TableCell1735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736" style:parent-style-name="TableContents" style:family="paragraph">
      <style:paragraph-properties fo:text-align="end" fo:margin-bottom="0.1965in"/>
    </style:style>
    <style:style style:name="TableCell1737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73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3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4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4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742" style:parent-style-name="Normal" style:family="paragraph">
      <style:paragraph-properties fo:break-before="page"/>
    </style:style>
    <style:style style:name="TableColumn1744" style:family="table-column">
      <style:table-column-properties style:column-width="1.5833in" style:use-optimal-column-width="false"/>
    </style:style>
    <style:style style:name="TableColumn1745" style:family="table-column">
      <style:table-column-properties style:column-width="1.5236in" style:use-optimal-column-width="false"/>
    </style:style>
    <style:style style:name="TableColumn1746" style:family="table-column">
      <style:table-column-properties style:column-width="1.4993in" style:use-optimal-column-width="false"/>
    </style:style>
    <style:style style:name="TableColumn1747" style:family="table-column">
      <style:table-column-properties style:column-width="2.0486in" style:use-optimal-column-width="false"/>
    </style:style>
    <style:style style:name="Table1743" style:family="table">
      <style:table-properties style:width="6.6548in" fo:margin-left="-0.0173in" table:align="left"/>
    </style:style>
    <style:style style:name="TableRow1748" style:family="table-row">
      <style:table-row-properties style:use-optimal-row-height="false"/>
    </style:style>
    <style:style style:name="TableCell1749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750" style:parent-style-name="TableContents" style:family="paragraph">
      <style:paragraph-properties fo:text-align="end" fo:margin-bottom="0.1965in"/>
    </style:style>
    <style:style style:name="TableCell1751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752" style:parent-style-name="TableContents" style:family="paragraph">
      <style:paragraph-properties fo:margin-bottom="0.1965in"/>
    </style:style>
    <style:style style:name="TableRow1753" style:family="table-row">
      <style:table-row-properties style:use-optimal-row-height="false"/>
    </style:style>
    <style:style style:name="TableCell175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55" style:parent-style-name="TableContents" style:family="paragraph">
      <style:paragraph-properties fo:text-align="end" fo:margin-bottom="0.1965in"/>
    </style:style>
    <style:style style:name="TableCell175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57" style:parent-style-name="TableContents" style:family="paragraph">
      <style:paragraph-properties fo:text-align="center" fo:margin-bottom="0.1965in"/>
    </style:style>
    <style:style style:name="TableRow1758" style:family="table-row">
      <style:table-row-properties style:use-optimal-row-height="false"/>
    </style:style>
    <style:style style:name="TableCell175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60" style:parent-style-name="TableContents" style:family="paragraph">
      <style:paragraph-properties fo:text-align="end" fo:margin-bottom="0.1965in"/>
    </style:style>
    <style:style style:name="TableCell176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62" style:parent-style-name="TableContents" style:family="paragraph">
      <style:paragraph-properties fo:margin-bottom="0.1965in"/>
    </style:style>
    <style:style style:name="P1763" style:parent-style-name="TableContents" style:family="paragraph">
      <style:paragraph-properties fo:margin-bottom="0.1965in"/>
    </style:style>
    <style:style style:name="TableCell176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65" style:parent-style-name="TableContents" style:family="paragraph">
      <style:paragraph-properties fo:text-align="end" fo:margin-bottom="0.1965in"/>
    </style:style>
    <style:style style:name="TableCell176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67" style:parent-style-name="TableContents" style:family="paragraph">
      <style:paragraph-properties fo:margin-bottom="0.1965in"/>
    </style:style>
    <style:style style:name="TableRow1768" style:family="table-row">
      <style:table-row-properties style:use-optimal-row-height="false"/>
    </style:style>
    <style:style style:name="TableCell176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70" style:parent-style-name="TableContents" style:family="paragraph">
      <style:paragraph-properties fo:text-align="end" fo:margin-bottom="0.1965in"/>
    </style:style>
    <style:style style:name="TableCell177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72" style:parent-style-name="TableContents" style:family="paragraph">
      <style:paragraph-properties fo:margin-bottom="0.1965in"/>
    </style:style>
    <style:style style:name="TableCell177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74" style:parent-style-name="TableContents" style:family="paragraph">
      <style:paragraph-properties fo:text-align="end" fo:margin-bottom="0.1965in"/>
    </style:style>
    <style:style style:name="TableCell177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76" style:parent-style-name="TableContents" style:family="paragraph">
      <style:paragraph-properties fo:margin-bottom="0.1965in"/>
    </style:style>
    <style:style style:name="TableRow1777" style:family="table-row">
      <style:table-row-properties style:use-optimal-row-height="false"/>
    </style:style>
    <style:style style:name="TableCell177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79" style:parent-style-name="TableContents" style:family="paragraph">
      <style:paragraph-properties fo:text-align="end" fo:margin-bottom="0.1965in"/>
    </style:style>
    <style:style style:name="TableCell178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81" style:parent-style-name="TableContents" style:family="paragraph">
      <style:paragraph-properties fo:margin-bottom="0.1965in"/>
    </style:style>
    <style:style style:name="TableRow1782" style:family="table-row">
      <style:table-row-properties style:use-optimal-row-height="false"/>
    </style:style>
    <style:style style:name="TableCell178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84" style:parent-style-name="TableContents" style:family="paragraph">
      <style:paragraph-properties fo:text-align="end" fo:margin-bottom="0.1965in"/>
    </style:style>
    <style:style style:name="TableCell178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86" style:parent-style-name="TableContents" style:family="paragraph">
      <style:paragraph-properties fo:margin-bottom="0.1965in"/>
    </style:style>
    <style:style style:name="TableRow1787" style:family="table-row">
      <style:table-row-properties style:use-optimal-row-height="false"/>
    </style:style>
    <style:style style:name="TableCell178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89" style:parent-style-name="TableContents" style:family="paragraph">
      <style:paragraph-properties fo:text-align="end" fo:margin-bottom="0.1965in"/>
    </style:style>
    <style:style style:name="TableCell179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9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792" style:family="table-row">
      <style:table-row-properties style:use-optimal-row-height="false"/>
    </style:style>
    <style:style style:name="TableCell179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94" style:parent-style-name="TableContents" style:family="paragraph">
      <style:paragraph-properties fo:text-align="end" fo:margin-bottom="0.1965in"/>
    </style:style>
    <style:style style:name="TableCell179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79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797" style:family="table-row">
      <style:table-row-properties style:use-optimal-row-height="false"/>
    </style:style>
    <style:style style:name="TableCell179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99" style:parent-style-name="TableContents" style:family="paragraph">
      <style:paragraph-properties fo:text-align="end" fo:margin-bottom="0.1965in"/>
    </style:style>
    <style:style style:name="TableCell180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01" style:parent-style-name="TableContents" style:family="paragraph">
      <style:paragraph-properties fo:margin-bottom="0.1965in"/>
      <style:text-properties fo:font-weight="bold" style:font-weight-asian="bold"/>
    </style:style>
    <style:style style:name="P180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0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0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0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0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0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808" style:family="table-row">
      <style:table-row-properties style:use-optimal-row-height="false"/>
    </style:style>
    <style:style style:name="TableCell180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10" style:parent-style-name="TableContents" style:family="paragraph">
      <style:paragraph-properties fo:text-align="end" fo:margin-bottom="0.1965in"/>
    </style:style>
    <style:style style:name="TableCell181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12" style:parent-style-name="TableContents" style:family="paragraph">
      <style:paragraph-properties fo:margin-bottom="0.1965in"/>
    </style:style>
    <style:style style:name="T1813" style:parent-style-name="Fuentedepárrafopredeter." style:family="text">
      <style:text-properties fo:font-weight="bold" style:font-weight-asian="bold" style:font-weight-complex="bold"/>
    </style:style>
    <style:style style:name="TableRow1814" style:family="table-row">
      <style:table-row-properties style:use-optimal-row-height="false"/>
    </style:style>
    <style:style style:name="TableCell181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16" style:parent-style-name="TableContents" style:family="paragraph">
      <style:paragraph-properties fo:text-align="end" fo:margin-bottom="0.1965in"/>
    </style:style>
    <style:style style:name="TableCell181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18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1819" style:family="table-row">
      <style:table-row-properties style:use-optimal-row-height="false"/>
    </style:style>
    <style:style style:name="TableCell182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21" style:parent-style-name="TableContents" style:family="paragraph">
      <style:paragraph-properties fo:text-align="end" fo:margin-bottom="0.1965in"/>
    </style:style>
    <style:style style:name="TableCell182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23" style:parent-style-name="TableContents" style:family="paragraph">
      <style:paragraph-properties fo:margin-bottom="0.1965in"/>
    </style:style>
    <style:style style:name="TableRow1824" style:family="table-row">
      <style:table-row-properties style:use-optimal-row-height="false"/>
    </style:style>
    <style:style style:name="TableCell182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26" style:parent-style-name="TableContents" style:family="paragraph">
      <style:paragraph-properties fo:text-align="end" fo:margin-bottom="0.1965in"/>
    </style:style>
    <style:style style:name="TableCell182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28" style:parent-style-name="TableContents" style:family="paragraph">
      <style:paragraph-properties fo:margin-bottom="0.1965in"/>
    </style:style>
    <style:style style:name="TableRow1829" style:family="table-row">
      <style:table-row-properties style:use-optimal-row-height="false"/>
    </style:style>
    <style:style style:name="TableCell183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31" style:parent-style-name="TableContents" style:family="paragraph">
      <style:paragraph-properties fo:text-align="end" fo:margin-bottom="0.1965in"/>
    </style:style>
    <style:style style:name="TableCell183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33" style:parent-style-name="TableContents" style:family="paragraph">
      <style:paragraph-properties fo:margin-bottom="0.1965in"/>
    </style:style>
    <style:style style:name="TableRow1834" style:family="table-row">
      <style:table-row-properties style:use-optimal-row-height="false"/>
    </style:style>
    <style:style style:name="TableCell183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36" style:parent-style-name="TableContents" style:family="paragraph">
      <style:paragraph-properties fo:text-align="end" fo:margin-bottom="0.1965in"/>
    </style:style>
    <style:style style:name="TableCell183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38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1839" style:family="table-row">
      <style:table-row-properties style:use-optimal-row-height="false"/>
    </style:style>
    <style:style style:name="TableCell184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41" style:parent-style-name="TableContents" style:family="paragraph">
      <style:paragraph-properties fo:text-align="end" fo:margin-bottom="0.1965in"/>
    </style:style>
    <style:style style:name="TableCell184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4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4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845" style:family="table-row">
      <style:table-row-properties style:use-optimal-row-height="false"/>
    </style:style>
    <style:style style:name="TableCell184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47" style:parent-style-name="TableContents" style:family="paragraph">
      <style:paragraph-properties fo:text-align="end" fo:margin-bottom="0.1965in"/>
    </style:style>
    <style:style style:name="TableCell184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4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5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5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5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853" style:family="table-row">
      <style:table-row-properties style:use-optimal-row-height="false"/>
    </style:style>
    <style:style style:name="TableCell1854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855" style:parent-style-name="TableContents" style:family="paragraph">
      <style:paragraph-properties fo:text-align="end" fo:margin-bottom="0.1965in"/>
    </style:style>
    <style:style style:name="TableCell1856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85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5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5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6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861" style:parent-style-name="Normal" style:family="paragraph">
      <style:paragraph-properties fo:break-before="page"/>
    </style:style>
    <style:style style:name="TableColumn1863" style:family="table-column">
      <style:table-column-properties style:column-width="1.5833in" style:use-optimal-column-width="false"/>
    </style:style>
    <style:style style:name="TableColumn1864" style:family="table-column">
      <style:table-column-properties style:column-width="1.5236in" style:use-optimal-column-width="false"/>
    </style:style>
    <style:style style:name="TableColumn1865" style:family="table-column">
      <style:table-column-properties style:column-width="1.4993in" style:use-optimal-column-width="false"/>
    </style:style>
    <style:style style:name="TableColumn1866" style:family="table-column">
      <style:table-column-properties style:column-width="2.0486in" style:use-optimal-column-width="false"/>
    </style:style>
    <style:style style:name="Table1862" style:family="table">
      <style:table-properties style:width="6.6548in" fo:margin-left="-0.0173in" table:align="left"/>
    </style:style>
    <style:style style:name="TableRow1867" style:family="table-row">
      <style:table-row-properties style:use-optimal-row-height="false"/>
    </style:style>
    <style:style style:name="TableCell1868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869" style:parent-style-name="TableContents" style:family="paragraph">
      <style:paragraph-properties fo:text-align="end" fo:margin-bottom="0.1965in"/>
    </style:style>
    <style:style style:name="TableCell1870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871" style:parent-style-name="TableContents" style:family="paragraph">
      <style:paragraph-properties fo:margin-bottom="0.1965in"/>
    </style:style>
    <style:style style:name="TableRow1872" style:family="table-row">
      <style:table-row-properties style:use-optimal-row-height="false"/>
    </style:style>
    <style:style style:name="TableCell187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74" style:parent-style-name="TableContents" style:family="paragraph">
      <style:paragraph-properties fo:text-align="end" fo:margin-bottom="0.1965in"/>
    </style:style>
    <style:style style:name="TableCell187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76" style:parent-style-name="TableContents" style:family="paragraph">
      <style:paragraph-properties fo:text-align="center" fo:margin-bottom="0.1965in"/>
    </style:style>
    <style:style style:name="TableRow1877" style:family="table-row">
      <style:table-row-properties style:use-optimal-row-height="false"/>
    </style:style>
    <style:style style:name="TableCell187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79" style:parent-style-name="TableContents" style:family="paragraph">
      <style:paragraph-properties fo:text-align="end" fo:margin-bottom="0.1965in"/>
    </style:style>
    <style:style style:name="TableCell188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81" style:parent-style-name="TableContents" style:family="paragraph">
      <style:paragraph-properties fo:margin-bottom="0.1965in"/>
    </style:style>
    <style:style style:name="P1882" style:parent-style-name="TableContents" style:family="paragraph">
      <style:paragraph-properties fo:margin-bottom="0.1965in"/>
    </style:style>
    <style:style style:name="TableCell188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84" style:parent-style-name="TableContents" style:family="paragraph">
      <style:paragraph-properties fo:text-align="end" fo:margin-bottom="0.1965in"/>
    </style:style>
    <style:style style:name="TableCell188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86" style:parent-style-name="TableContents" style:family="paragraph">
      <style:paragraph-properties fo:margin-bottom="0.1965in"/>
    </style:style>
    <style:style style:name="TableRow1887" style:family="table-row">
      <style:table-row-properties style:use-optimal-row-height="false"/>
    </style:style>
    <style:style style:name="TableCell188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89" style:parent-style-name="TableContents" style:family="paragraph">
      <style:paragraph-properties fo:text-align="end" fo:margin-bottom="0.1965in"/>
    </style:style>
    <style:style style:name="TableCell189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91" style:parent-style-name="TableContents" style:family="paragraph">
      <style:paragraph-properties fo:margin-bottom="0.1965in"/>
    </style:style>
    <style:style style:name="TableCell189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93" style:parent-style-name="TableContents" style:family="paragraph">
      <style:paragraph-properties fo:text-align="end" fo:margin-bottom="0.1965in"/>
    </style:style>
    <style:style style:name="TableCell189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895" style:parent-style-name="TableContents" style:family="paragraph">
      <style:paragraph-properties fo:margin-bottom="0.1965in"/>
    </style:style>
    <style:style style:name="TableRow1896" style:family="table-row">
      <style:table-row-properties style:use-optimal-row-height="false"/>
    </style:style>
    <style:style style:name="TableCell189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98" style:parent-style-name="TableContents" style:family="paragraph">
      <style:paragraph-properties fo:text-align="end" fo:margin-bottom="0.1965in"/>
    </style:style>
    <style:style style:name="TableCell189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00" style:parent-style-name="TableContents" style:family="paragraph">
      <style:paragraph-properties fo:margin-bottom="0.1965in"/>
    </style:style>
    <style:style style:name="TableRow1901" style:family="table-row">
      <style:table-row-properties style:use-optimal-row-height="false"/>
    </style:style>
    <style:style style:name="TableCell190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03" style:parent-style-name="TableContents" style:family="paragraph">
      <style:paragraph-properties fo:text-align="end" fo:margin-bottom="0.1965in"/>
    </style:style>
    <style:style style:name="TableCell190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05" style:parent-style-name="TableContents" style:family="paragraph">
      <style:paragraph-properties fo:margin-bottom="0.1965in"/>
    </style:style>
    <style:style style:name="TableRow1906" style:family="table-row">
      <style:table-row-properties style:use-optimal-row-height="false"/>
    </style:style>
    <style:style style:name="TableCell190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08" style:parent-style-name="TableContents" style:family="paragraph">
      <style:paragraph-properties fo:text-align="end" fo:margin-bottom="0.1965in"/>
    </style:style>
    <style:style style:name="TableCell190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1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1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1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913" style:family="table-row">
      <style:table-row-properties style:use-optimal-row-height="false"/>
    </style:style>
    <style:style style:name="TableCell191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15" style:parent-style-name="TableContents" style:family="paragraph">
      <style:paragraph-properties fo:text-align="end" fo:margin-bottom="0.1965in"/>
    </style:style>
    <style:style style:name="TableCell191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1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1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919" style:family="table-row">
      <style:table-row-properties style:use-optimal-row-height="false"/>
    </style:style>
    <style:style style:name="TableCell192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21" style:parent-style-name="TableContents" style:family="paragraph">
      <style:paragraph-properties fo:text-align="end" fo:margin-bottom="0.1965in"/>
    </style:style>
    <style:style style:name="TableCell192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23" style:parent-style-name="TableContents" style:family="paragraph">
      <style:paragraph-properties fo:margin-bottom="0.1965in"/>
      <style:text-properties fo:font-weight="bold" style:font-weight-asian="bold"/>
    </style:style>
    <style:style style:name="P192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2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2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2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928" style:family="table-row">
      <style:table-row-properties style:use-optimal-row-height="false"/>
    </style:style>
    <style:style style:name="TableCell192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30" style:parent-style-name="TableContents" style:family="paragraph">
      <style:paragraph-properties fo:text-align="end" fo:margin-bottom="0.1965in"/>
    </style:style>
    <style:style style:name="TableCell193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32" style:parent-style-name="TableContents" style:family="paragraph">
      <style:paragraph-properties fo:margin-bottom="0.1965in"/>
    </style:style>
    <style:style style:name="T1933" style:parent-style-name="Fuentedepárrafopredeter." style:family="text">
      <style:text-properties fo:font-weight="bold" style:font-weight-asian="bold" style:font-weight-complex="bold"/>
    </style:style>
    <style:style style:name="P1934" style:parent-style-name="TableContents" style:family="paragraph">
      <style:paragraph-properties fo:margin-bottom="0.1965in"/>
    </style:style>
    <style:style style:name="P1935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1936" style:parent-style-name="TableContents" style:family="paragraph">
      <style:paragraph-properties fo:margin-bottom="0.1965in"/>
    </style:style>
    <style:style style:name="TableRow1937" style:family="table-row">
      <style:table-row-properties style:use-optimal-row-height="false"/>
    </style:style>
    <style:style style:name="TableCell193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39" style:parent-style-name="TableContents" style:family="paragraph">
      <style:paragraph-properties fo:text-align="end" fo:margin-bottom="0.1965in"/>
    </style:style>
    <style:style style:name="TableCell194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41" style:parent-style-name="TableContents" style:family="paragraph">
      <style:paragraph-properties fo:margin-bottom="0.1965in"/>
    </style:style>
    <style:style style:name="TableRow1942" style:family="table-row">
      <style:table-row-properties style:use-optimal-row-height="false"/>
    </style:style>
    <style:style style:name="TableCell194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44" style:parent-style-name="TableContents" style:family="paragraph">
      <style:paragraph-properties fo:text-align="end" fo:margin-bottom="0.1965in"/>
    </style:style>
    <style:style style:name="TableCell194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46" style:parent-style-name="TableContents" style:family="paragraph">
      <style:paragraph-properties fo:margin-bottom="0.1965in"/>
    </style:style>
    <style:style style:name="TableRow1947" style:family="table-row">
      <style:table-row-properties style:use-optimal-row-height="false"/>
    </style:style>
    <style:style style:name="TableCell194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49" style:parent-style-name="TableContents" style:family="paragraph">
      <style:paragraph-properties fo:text-align="end" fo:margin-bottom="0.1965in"/>
    </style:style>
    <style:style style:name="TableCell195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51" style:parent-style-name="TableContents" style:family="paragraph">
      <style:paragraph-properties fo:margin-bottom="0.1965in"/>
    </style:style>
    <style:style style:name="TableRow1952" style:family="table-row">
      <style:table-row-properties style:use-optimal-row-height="false"/>
    </style:style>
    <style:style style:name="TableCell195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54" style:parent-style-name="TableContents" style:family="paragraph">
      <style:paragraph-properties fo:text-align="end" fo:margin-bottom="0.1965in"/>
    </style:style>
    <style:style style:name="TableCell195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56" style:parent-style-name="TableContents" style:family="paragraph">
      <style:paragraph-properties fo:margin-bottom="0.1965in"/>
    </style:style>
    <style:style style:name="TableRow1957" style:family="table-row">
      <style:table-row-properties style:use-optimal-row-height="false"/>
    </style:style>
    <style:style style:name="TableCell195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59" style:parent-style-name="TableContents" style:family="paragraph">
      <style:paragraph-properties fo:text-align="end" fo:margin-bottom="0.1965in"/>
    </style:style>
    <style:style style:name="TableCell196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61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1962" style:family="table-row">
      <style:table-row-properties style:use-optimal-row-height="false"/>
    </style:style>
    <style:style style:name="TableCell196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64" style:parent-style-name="TableContents" style:family="paragraph">
      <style:paragraph-properties fo:text-align="end" fo:margin-bottom="0.1965in"/>
    </style:style>
    <style:style style:name="TableCell196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6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967" style:family="table-row">
      <style:table-row-properties style:use-optimal-row-height="false"/>
    </style:style>
    <style:style style:name="TableCell196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69" style:parent-style-name="TableContents" style:family="paragraph">
      <style:paragraph-properties fo:text-align="end" fo:margin-bottom="0.1965in"/>
    </style:style>
    <style:style style:name="TableCell197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7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7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7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7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1975" style:family="table-row">
      <style:table-row-properties style:use-optimal-row-height="false"/>
    </style:style>
    <style:style style:name="TableCell1976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1977" style:parent-style-name="TableContents" style:family="paragraph">
      <style:paragraph-properties fo:text-align="end" fo:margin-bottom="0.1965in"/>
    </style:style>
    <style:style style:name="TableCell1978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197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8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8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8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1983" style:parent-style-name="Normal" style:family="paragraph">
      <style:paragraph-properties fo:break-before="page"/>
    </style:style>
    <style:style style:name="TableColumn1985" style:family="table-column">
      <style:table-column-properties style:column-width="1.5833in" style:use-optimal-column-width="false"/>
    </style:style>
    <style:style style:name="TableColumn1986" style:family="table-column">
      <style:table-column-properties style:column-width="1.5236in" style:use-optimal-column-width="false"/>
    </style:style>
    <style:style style:name="TableColumn1987" style:family="table-column">
      <style:table-column-properties style:column-width="1.4993in" style:use-optimal-column-width="false"/>
    </style:style>
    <style:style style:name="TableColumn1988" style:family="table-column">
      <style:table-column-properties style:column-width="2.0486in" style:use-optimal-column-width="false"/>
    </style:style>
    <style:style style:name="Table1984" style:family="table">
      <style:table-properties style:width="6.6548in" fo:margin-left="-0.0173in" table:align="left"/>
    </style:style>
    <style:style style:name="TableRow1989" style:family="table-row">
      <style:table-row-properties style:use-optimal-row-height="false"/>
    </style:style>
    <style:style style:name="TableCell1990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1991" style:parent-style-name="TableContents" style:family="paragraph">
      <style:paragraph-properties fo:text-align="end" fo:margin-bottom="0.1965in"/>
    </style:style>
    <style:style style:name="TableCell1992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1993" style:parent-style-name="TableContents" style:family="paragraph">
      <style:paragraph-properties fo:margin-bottom="0.1965in"/>
    </style:style>
    <style:style style:name="TableRow1994" style:family="table-row">
      <style:table-row-properties style:use-optimal-row-height="false"/>
    </style:style>
    <style:style style:name="TableCell199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96" style:parent-style-name="TableContents" style:family="paragraph">
      <style:paragraph-properties fo:text-align="end" fo:margin-bottom="0.1965in"/>
    </style:style>
    <style:style style:name="TableCell199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1998" style:parent-style-name="TableContents" style:family="paragraph">
      <style:paragraph-properties fo:text-align="center" fo:margin-bottom="0.1965in"/>
    </style:style>
    <style:style style:name="TableRow1999" style:family="table-row">
      <style:table-row-properties style:use-optimal-row-height="false"/>
    </style:style>
    <style:style style:name="TableCell200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01" style:parent-style-name="TableContents" style:family="paragraph">
      <style:paragraph-properties fo:text-align="end" fo:margin-bottom="0.1965in"/>
    </style:style>
    <style:style style:name="TableCell200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03" style:parent-style-name="TableContents" style:family="paragraph">
      <style:paragraph-properties fo:margin-bottom="0.1965in"/>
    </style:style>
    <style:style style:name="P2004" style:parent-style-name="TableContents" style:family="paragraph">
      <style:paragraph-properties fo:margin-bottom="0.1965in"/>
    </style:style>
    <style:style style:name="TableCell200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06" style:parent-style-name="TableContents" style:family="paragraph">
      <style:paragraph-properties fo:text-align="end" fo:margin-bottom="0.1965in"/>
    </style:style>
    <style:style style:name="TableCell200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08" style:parent-style-name="TableContents" style:family="paragraph">
      <style:paragraph-properties fo:margin-bottom="0.1965in"/>
    </style:style>
    <style:style style:name="TableRow2009" style:family="table-row">
      <style:table-row-properties style:use-optimal-row-height="false"/>
    </style:style>
    <style:style style:name="TableCell201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11" style:parent-style-name="TableContents" style:family="paragraph">
      <style:paragraph-properties fo:text-align="end" fo:margin-bottom="0.1965in"/>
    </style:style>
    <style:style style:name="TableCell201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13" style:parent-style-name="TableContents" style:family="paragraph">
      <style:paragraph-properties fo:margin-bottom="0.1965in"/>
    </style:style>
    <style:style style:name="TableCell201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15" style:parent-style-name="TableContents" style:family="paragraph">
      <style:paragraph-properties fo:text-align="end" fo:margin-bottom="0.1965in"/>
    </style:style>
    <style:style style:name="TableCell201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17" style:parent-style-name="TableContents" style:family="paragraph">
      <style:paragraph-properties fo:margin-bottom="0.1965in"/>
    </style:style>
    <style:style style:name="TableRow2018" style:family="table-row">
      <style:table-row-properties style:use-optimal-row-height="false"/>
    </style:style>
    <style:style style:name="TableCell201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20" style:parent-style-name="TableContents" style:family="paragraph">
      <style:paragraph-properties fo:text-align="end" fo:margin-bottom="0.1965in"/>
    </style:style>
    <style:style style:name="TableCell202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22" style:parent-style-name="TableContents" style:family="paragraph">
      <style:paragraph-properties fo:margin-bottom="0.1965in"/>
    </style:style>
    <style:style style:name="TableRow2023" style:family="table-row">
      <style:table-row-properties style:use-optimal-row-height="false"/>
    </style:style>
    <style:style style:name="TableCell202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25" style:parent-style-name="TableContents" style:family="paragraph">
      <style:paragraph-properties fo:text-align="end" fo:margin-bottom="0.1965in"/>
    </style:style>
    <style:style style:name="TableCell202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27" style:parent-style-name="TableContents" style:family="paragraph">
      <style:paragraph-properties fo:margin-bottom="0.1965in"/>
    </style:style>
    <style:style style:name="TableRow2028" style:family="table-row">
      <style:table-row-properties style:use-optimal-row-height="false"/>
    </style:style>
    <style:style style:name="TableCell202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30" style:parent-style-name="TableContents" style:family="paragraph">
      <style:paragraph-properties fo:text-align="end" fo:margin-bottom="0.1965in"/>
    </style:style>
    <style:style style:name="TableCell203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3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3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3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035" style:family="table-row">
      <style:table-row-properties style:use-optimal-row-height="false"/>
    </style:style>
    <style:style style:name="TableCell203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37" style:parent-style-name="TableContents" style:family="paragraph">
      <style:paragraph-properties fo:text-align="end" fo:margin-bottom="0.1965in"/>
    </style:style>
    <style:style style:name="TableCell203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3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040" style:family="table-row">
      <style:table-row-properties style:use-optimal-row-height="false"/>
    </style:style>
    <style:style style:name="TableCell204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42" style:parent-style-name="TableContents" style:family="paragraph">
      <style:paragraph-properties fo:text-align="end" fo:margin-bottom="0.1965in"/>
    </style:style>
    <style:style style:name="TableCell204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44" style:parent-style-name="TableContents" style:family="paragraph">
      <style:paragraph-properties fo:margin-bottom="0.1965in"/>
      <style:text-properties fo:font-weight="bold" style:font-weight-asian="bold"/>
    </style:style>
    <style:style style:name="P204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4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4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048" style:family="table-row">
      <style:table-row-properties style:use-optimal-row-height="false"/>
    </style:style>
    <style:style style:name="TableCell204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50" style:parent-style-name="TableContents" style:family="paragraph">
      <style:paragraph-properties fo:text-align="end" fo:margin-bottom="0.1965in"/>
    </style:style>
    <style:style style:name="TableCell205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52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2053" style:family="table-row">
      <style:table-row-properties style:use-optimal-row-height="false"/>
    </style:style>
    <style:style style:name="TableCell205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55" style:parent-style-name="TableContents" style:family="paragraph">
      <style:paragraph-properties fo:text-align="end" fo:margin-bottom="0.1965in"/>
    </style:style>
    <style:style style:name="TableCell205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57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2058" style:family="table-row">
      <style:table-row-properties style:use-optimal-row-height="false"/>
    </style:style>
    <style:style style:name="TableCell205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60" style:parent-style-name="TableContents" style:family="paragraph">
      <style:paragraph-properties fo:text-align="end" fo:margin-bottom="0.1965in"/>
    </style:style>
    <style:style style:name="TableCell206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62" style:parent-style-name="TableContents" style:family="paragraph">
      <style:paragraph-properties fo:margin-bottom="0.1965in"/>
      <style:text-properties fo:color="#FF0000"/>
    </style:style>
    <style:style style:name="TableRow2063" style:family="table-row">
      <style:table-row-properties style:use-optimal-row-height="false"/>
    </style:style>
    <style:style style:name="TableCell206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65" style:parent-style-name="TableContents" style:family="paragraph">
      <style:paragraph-properties fo:text-align="end" fo:margin-bottom="0.1965in"/>
    </style:style>
    <style:style style:name="TableCell206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67" style:parent-style-name="TableContents" style:family="paragraph">
      <style:paragraph-properties fo:margin-bottom="0.1965in"/>
    </style:style>
    <style:style style:name="TableRow2068" style:family="table-row">
      <style:table-row-properties style:use-optimal-row-height="false"/>
    </style:style>
    <style:style style:name="TableCell206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70" style:parent-style-name="TableContents" style:family="paragraph">
      <style:paragraph-properties fo:text-align="end" fo:margin-bottom="0.1965in"/>
    </style:style>
    <style:style style:name="TableCell207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72" style:parent-style-name="TableContents" style:family="paragraph">
      <style:paragraph-properties fo:margin-bottom="0.1965in"/>
    </style:style>
    <style:style style:name="TableRow2073" style:family="table-row">
      <style:table-row-properties style:use-optimal-row-height="false"/>
    </style:style>
    <style:style style:name="TableCell207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75" style:parent-style-name="TableContents" style:family="paragraph">
      <style:paragraph-properties fo:text-align="end" fo:margin-bottom="0.1965in"/>
    </style:style>
    <style:style style:name="TableCell207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77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2078" style:family="table-row">
      <style:table-row-properties style:use-optimal-row-height="false"/>
    </style:style>
    <style:style style:name="TableCell207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80" style:parent-style-name="TableContents" style:family="paragraph">
      <style:paragraph-properties fo:text-align="end" fo:margin-bottom="0.1965in"/>
    </style:style>
    <style:style style:name="TableCell208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8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083" style:family="table-row">
      <style:table-row-properties style:use-optimal-row-height="false"/>
    </style:style>
    <style:style style:name="TableCell208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85" style:parent-style-name="TableContents" style:family="paragraph">
      <style:paragraph-properties fo:text-align="end" fo:margin-bottom="0.1965in"/>
    </style:style>
    <style:style style:name="TableCell208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08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8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8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9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091" style:family="table-row">
      <style:table-row-properties style:use-optimal-row-height="false"/>
    </style:style>
    <style:style style:name="TableCell2092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2093" style:parent-style-name="TableContents" style:family="paragraph">
      <style:paragraph-properties fo:text-align="end" fo:margin-bottom="0.1965in"/>
    </style:style>
    <style:style style:name="TableCell2094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209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9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9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9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099" style:parent-style-name="Normal" style:family="paragraph">
      <style:paragraph-properties fo:break-before="page"/>
    </style:style>
    <style:style style:name="TableColumn2101" style:family="table-column">
      <style:table-column-properties style:column-width="1.5833in" style:use-optimal-column-width="false"/>
    </style:style>
    <style:style style:name="TableColumn2102" style:family="table-column">
      <style:table-column-properties style:column-width="1.5236in" style:use-optimal-column-width="false"/>
    </style:style>
    <style:style style:name="TableColumn2103" style:family="table-column">
      <style:table-column-properties style:column-width="1.4993in" style:use-optimal-column-width="false"/>
    </style:style>
    <style:style style:name="TableColumn2104" style:family="table-column">
      <style:table-column-properties style:column-width="2.0486in" style:use-optimal-column-width="false"/>
    </style:style>
    <style:style style:name="Table2100" style:family="table">
      <style:table-properties style:width="6.6548in" fo:margin-left="-0.0173in" table:align="left"/>
    </style:style>
    <style:style style:name="TableRow2105" style:family="table-row">
      <style:table-row-properties style:use-optimal-row-height="false"/>
    </style:style>
    <style:style style:name="TableCell2106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2107" style:parent-style-name="TableContents" style:family="paragraph">
      <style:paragraph-properties fo:text-align="end" fo:margin-bottom="0.1965in"/>
    </style:style>
    <style:style style:name="TableCell2108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2109" style:parent-style-name="TableContents" style:family="paragraph">
      <style:paragraph-properties fo:margin-bottom="0.1965in"/>
    </style:style>
    <style:style style:name="TableRow2110" style:family="table-row">
      <style:table-row-properties style:use-optimal-row-height="false"/>
    </style:style>
    <style:style style:name="TableCell211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12" style:parent-style-name="TableContents" style:family="paragraph">
      <style:paragraph-properties fo:text-align="end" fo:margin-bottom="0.1965in"/>
    </style:style>
    <style:style style:name="TableCell211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14" style:parent-style-name="TableContents" style:family="paragraph">
      <style:paragraph-properties fo:text-align="center" fo:margin-bottom="0.1965in"/>
    </style:style>
    <style:style style:name="TableRow2115" style:family="table-row">
      <style:table-row-properties style:use-optimal-row-height="false"/>
    </style:style>
    <style:style style:name="TableCell211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17" style:parent-style-name="TableContents" style:family="paragraph">
      <style:paragraph-properties fo:text-align="end" fo:margin-bottom="0.1965in"/>
    </style:style>
    <style:style style:name="TableCell211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19" style:parent-style-name="TableContents" style:family="paragraph">
      <style:paragraph-properties fo:margin-bottom="0.1965in"/>
    </style:style>
    <style:style style:name="P2120" style:parent-style-name="TableContents" style:family="paragraph">
      <style:paragraph-properties fo:margin-bottom="0.1965in"/>
    </style:style>
    <style:style style:name="TableCell212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22" style:parent-style-name="TableContents" style:family="paragraph">
      <style:paragraph-properties fo:text-align="end" fo:margin-bottom="0.1965in"/>
    </style:style>
    <style:style style:name="TableCell212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24" style:parent-style-name="TableContents" style:family="paragraph">
      <style:paragraph-properties fo:margin-bottom="0.1965in"/>
    </style:style>
    <style:style style:name="TableRow2125" style:family="table-row">
      <style:table-row-properties style:use-optimal-row-height="false"/>
    </style:style>
    <style:style style:name="TableCell212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27" style:parent-style-name="TableContents" style:family="paragraph">
      <style:paragraph-properties fo:text-align="end" fo:margin-bottom="0.1965in"/>
    </style:style>
    <style:style style:name="TableCell212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29" style:parent-style-name="TableContents" style:family="paragraph">
      <style:paragraph-properties fo:margin-bottom="0.1965in"/>
    </style:style>
    <style:style style:name="TableCell213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31" style:parent-style-name="TableContents" style:family="paragraph">
      <style:paragraph-properties fo:text-align="end" fo:margin-bottom="0.1965in"/>
    </style:style>
    <style:style style:name="TableCell213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33" style:parent-style-name="TableContents" style:family="paragraph">
      <style:paragraph-properties fo:margin-bottom="0.1965in"/>
    </style:style>
    <style:style style:name="TableRow2134" style:family="table-row">
      <style:table-row-properties style:use-optimal-row-height="false"/>
    </style:style>
    <style:style style:name="TableCell213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36" style:parent-style-name="TableContents" style:family="paragraph">
      <style:paragraph-properties fo:text-align="end" fo:margin-bottom="0.1965in"/>
    </style:style>
    <style:style style:name="TableCell213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38" style:parent-style-name="TableContents" style:family="paragraph">
      <style:paragraph-properties fo:margin-bottom="0.1965in"/>
    </style:style>
    <style:style style:name="TableRow2139" style:family="table-row">
      <style:table-row-properties style:use-optimal-row-height="false"/>
    </style:style>
    <style:style style:name="TableCell214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41" style:parent-style-name="TableContents" style:family="paragraph">
      <style:paragraph-properties fo:text-align="end" fo:margin-bottom="0.1965in"/>
    </style:style>
    <style:style style:name="TableCell214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43" style:parent-style-name="TableContents" style:family="paragraph">
      <style:paragraph-properties fo:margin-bottom="0.1965in"/>
    </style:style>
    <style:style style:name="TableRow2144" style:family="table-row">
      <style:table-row-properties style:use-optimal-row-height="false"/>
    </style:style>
    <style:style style:name="TableCell214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46" style:parent-style-name="TableContents" style:family="paragraph">
      <style:paragraph-properties fo:text-align="end" fo:margin-bottom="0.1965in"/>
    </style:style>
    <style:style style:name="TableCell214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4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4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5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151" style:family="table-row">
      <style:table-row-properties style:use-optimal-row-height="false"/>
    </style:style>
    <style:style style:name="TableCell215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53" style:parent-style-name="TableContents" style:family="paragraph">
      <style:paragraph-properties fo:text-align="end" fo:margin-bottom="0.1965in"/>
    </style:style>
    <style:style style:name="TableCell215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5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156" style:family="table-row">
      <style:table-row-properties style:use-optimal-row-height="false"/>
    </style:style>
    <style:style style:name="TableCell215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58" style:parent-style-name="TableContents" style:family="paragraph">
      <style:paragraph-properties fo:text-align="end" fo:margin-bottom="0.1965in"/>
    </style:style>
    <style:style style:name="TableCell215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60" style:parent-style-name="TableContents" style:family="paragraph">
      <style:paragraph-properties fo:margin-bottom="0.1965in"/>
      <style:text-properties fo:font-weight="bold" style:font-weight-asian="bold"/>
    </style:style>
    <style:style style:name="P216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16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163" style:family="table-row">
      <style:table-row-properties style:use-optimal-row-height="false"/>
    </style:style>
    <style:style style:name="TableCell216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65" style:parent-style-name="TableContents" style:family="paragraph">
      <style:paragraph-properties fo:text-align="end" fo:margin-bottom="0.1965in"/>
    </style:style>
    <style:style style:name="TableCell216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67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2168" style:family="table-row">
      <style:table-row-properties style:use-optimal-row-height="false"/>
    </style:style>
    <style:style style:name="TableCell216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70" style:parent-style-name="TableContents" style:family="paragraph">
      <style:paragraph-properties fo:text-align="end" fo:margin-bottom="0.1965in"/>
    </style:style>
    <style:style style:name="TableCell217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72" style:parent-style-name="TableContents" style:family="paragraph">
      <style:paragraph-properties fo:margin-bottom="0.1965in"/>
    </style:style>
    <style:style style:name="T2173" style:parent-style-name="Fuentedepárrafopredeter." style:family="text">
      <style:text-properties fo:font-weight="bold" style:font-weight-asian="bold" style:font-weight-complex="bold"/>
    </style:style>
    <style:style style:name="TableRow2174" style:family="table-row">
      <style:table-row-properties style:use-optimal-row-height="false"/>
    </style:style>
    <style:style style:name="TableCell217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76" style:parent-style-name="TableContents" style:family="paragraph">
      <style:paragraph-properties fo:text-align="end" fo:margin-bottom="0.1965in"/>
    </style:style>
    <style:style style:name="TableCell217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78" style:parent-style-name="TableContents" style:family="paragraph">
      <style:paragraph-properties fo:margin-bottom="0.1965in"/>
      <style:text-properties fo:color="#FF0000"/>
    </style:style>
    <style:style style:name="TableRow2179" style:family="table-row">
      <style:table-row-properties style:use-optimal-row-height="false"/>
    </style:style>
    <style:style style:name="TableCell218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81" style:parent-style-name="TableContents" style:family="paragraph">
      <style:paragraph-properties fo:text-align="end" fo:margin-bottom="0.1965in"/>
    </style:style>
    <style:style style:name="TableCell218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83" style:parent-style-name="TableContents" style:family="paragraph">
      <style:paragraph-properties fo:margin-bottom="0.1965in"/>
    </style:style>
    <style:style style:name="TableRow2184" style:family="table-row">
      <style:table-row-properties style:use-optimal-row-height="false"/>
    </style:style>
    <style:style style:name="TableCell218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86" style:parent-style-name="TableContents" style:family="paragraph">
      <style:paragraph-properties fo:text-align="end" fo:margin-bottom="0.1965in"/>
    </style:style>
    <style:style style:name="TableCell218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88" style:parent-style-name="TableContents" style:family="paragraph">
      <style:paragraph-properties fo:margin-bottom="0.1965in"/>
    </style:style>
    <style:style style:name="TableRow2189" style:family="table-row">
      <style:table-row-properties style:use-optimal-row-height="false"/>
    </style:style>
    <style:style style:name="TableCell219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91" style:parent-style-name="TableContents" style:family="paragraph">
      <style:paragraph-properties fo:text-align="end" fo:margin-bottom="0.1965in"/>
    </style:style>
    <style:style style:name="TableCell219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93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2194" style:family="table-row">
      <style:table-row-properties style:use-optimal-row-height="false"/>
    </style:style>
    <style:style style:name="TableCell219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96" style:parent-style-name="TableContents" style:family="paragraph">
      <style:paragraph-properties fo:text-align="end" fo:margin-bottom="0.1965in"/>
    </style:style>
    <style:style style:name="TableCell219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19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199" style:family="table-row">
      <style:table-row-properties style:use-optimal-row-height="false"/>
    </style:style>
    <style:style style:name="TableCell220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01" style:parent-style-name="TableContents" style:family="paragraph">
      <style:paragraph-properties fo:text-align="end" fo:margin-bottom="0.1965in"/>
    </style:style>
    <style:style style:name="TableCell220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0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0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0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0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207" style:family="table-row">
      <style:table-row-properties style:use-optimal-row-height="false"/>
    </style:style>
    <style:style style:name="TableCell2208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2209" style:parent-style-name="TableContents" style:family="paragraph">
      <style:paragraph-properties fo:text-align="end" fo:margin-bottom="0.1965in"/>
    </style:style>
    <style:style style:name="TableCell2210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221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1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1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1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15" style:parent-style-name="Normal" style:family="paragraph">
      <style:paragraph-properties fo:break-before="page"/>
    </style:style>
    <style:style style:name="TableColumn2217" style:family="table-column">
      <style:table-column-properties style:column-width="1.5395in" style:use-optimal-column-width="false"/>
    </style:style>
    <style:style style:name="TableColumn2218" style:family="table-column">
      <style:table-column-properties style:column-width="1.5159in" style:use-optimal-column-width="false"/>
    </style:style>
    <style:style style:name="TableColumn2219" style:family="table-column">
      <style:table-column-properties style:column-width="1.5048in" style:use-optimal-column-width="false"/>
    </style:style>
    <style:style style:name="TableColumn2220" style:family="table-column">
      <style:table-column-properties style:column-width="2.0486in" style:use-optimal-column-width="false"/>
    </style:style>
    <style:style style:name="Table2216" style:family="table">
      <style:table-properties style:width="6.609in" fo:margin-left="0.0458in" table:align="left"/>
    </style:style>
    <style:style style:name="TableRow2221" style:family="table-row">
      <style:table-row-properties style:use-optimal-row-height="false"/>
    </style:style>
    <style:style style:name="TableCell2222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2223" style:parent-style-name="TableContents" style:family="paragraph">
      <style:paragraph-properties fo:text-align="end" fo:margin-bottom="0.1965in"/>
    </style:style>
    <style:style style:name="TableCell2224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2225" style:parent-style-name="TableContents" style:family="paragraph">
      <style:paragraph-properties fo:margin-bottom="0.1965in"/>
    </style:style>
    <style:style style:name="TableRow2226" style:family="table-row">
      <style:table-row-properties style:use-optimal-row-height="false"/>
    </style:style>
    <style:style style:name="TableCell222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28" style:parent-style-name="TableContents" style:family="paragraph">
      <style:paragraph-properties fo:text-align="end" fo:margin-bottom="0.1965in"/>
    </style:style>
    <style:style style:name="TableCell222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30" style:parent-style-name="TableContents" style:family="paragraph">
      <style:paragraph-properties fo:text-align="center" fo:margin-bottom="0.1965in"/>
    </style:style>
    <style:style style:name="TableRow2231" style:family="table-row">
      <style:table-row-properties style:use-optimal-row-height="false"/>
    </style:style>
    <style:style style:name="TableCell223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33" style:parent-style-name="TableContents" style:family="paragraph">
      <style:paragraph-properties fo:text-align="end" fo:margin-bottom="0.1965in"/>
    </style:style>
    <style:style style:name="TableCell223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35" style:parent-style-name="TableContents" style:family="paragraph">
      <style:paragraph-properties fo:margin-bottom="0.1965in"/>
    </style:style>
    <style:style style:name="P2236" style:parent-style-name="TableContents" style:family="paragraph">
      <style:paragraph-properties fo:margin-bottom="0.1965in"/>
    </style:style>
    <style:style style:name="TableCell223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38" style:parent-style-name="TableContents" style:family="paragraph">
      <style:paragraph-properties fo:text-align="end" fo:margin-bottom="0.1965in"/>
    </style:style>
    <style:style style:name="TableCell223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40" style:parent-style-name="TableContents" style:family="paragraph">
      <style:paragraph-properties fo:margin-bottom="0.1965in"/>
    </style:style>
    <style:style style:name="TableRow2241" style:family="table-row">
      <style:table-row-properties style:use-optimal-row-height="false"/>
    </style:style>
    <style:style style:name="TableCell224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43" style:parent-style-name="TableContents" style:family="paragraph">
      <style:paragraph-properties fo:text-align="end" fo:margin-bottom="0.1965in"/>
    </style:style>
    <style:style style:name="TableCell224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45" style:parent-style-name="TableContents" style:family="paragraph">
      <style:paragraph-properties fo:margin-bottom="0.1965in"/>
    </style:style>
    <style:style style:name="TableCell224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247" style:parent-style-name="TableContents" style:family="paragraph">
      <style:paragraph-properties fo:text-align="end" fo:margin-bottom="0.1965in"/>
    </style:style>
    <style:style style:name="TableCell224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49" style:parent-style-name="TableContents" style:family="paragraph">
      <style:paragraph-properties fo:margin-bottom="0.1965in"/>
    </style:style>
    <style:style style:name="TableRow2250" style:family="table-row">
      <style:table-row-properties style:use-optimal-row-height="false"/>
    </style:style>
    <style:style style:name="TableCell225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52" style:parent-style-name="TableContents" style:family="paragraph">
      <style:paragraph-properties fo:text-align="end" fo:margin-bottom="0.1965in"/>
    </style:style>
    <style:style style:name="TableCell225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54" style:parent-style-name="TableContents" style:family="paragraph">
      <style:paragraph-properties fo:margin-bottom="0.1965in"/>
    </style:style>
    <style:style style:name="TableRow2255" style:family="table-row">
      <style:table-row-properties style:use-optimal-row-height="false"/>
    </style:style>
    <style:style style:name="TableCell225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57" style:parent-style-name="TableContents" style:family="paragraph">
      <style:paragraph-properties fo:text-align="end" fo:margin-bottom="0.1965in"/>
    </style:style>
    <style:style style:name="TableCell225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59" style:parent-style-name="TableContents" style:family="paragraph">
      <style:paragraph-properties fo:margin-bottom="0.1965in"/>
    </style:style>
    <style:style style:name="TableRow2260" style:family="table-row">
      <style:table-row-properties style:use-optimal-row-height="false"/>
    </style:style>
    <style:style style:name="TableCell226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62" style:parent-style-name="TableContents" style:family="paragraph">
      <style:paragraph-properties fo:text-align="end" fo:margin-bottom="0.1965in"/>
    </style:style>
    <style:style style:name="TableCell226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6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6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6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267" style:family="table-row">
      <style:table-row-properties style:use-optimal-row-height="false"/>
    </style:style>
    <style:style style:name="TableCell226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69" style:parent-style-name="TableContents" style:family="paragraph">
      <style:paragraph-properties fo:text-align="end" fo:margin-bottom="0.1965in"/>
    </style:style>
    <style:style style:name="TableCell227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7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272" style:family="table-row">
      <style:table-row-properties style:use-optimal-row-height="false"/>
    </style:style>
    <style:style style:name="TableCell227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74" style:parent-style-name="TableContents" style:family="paragraph">
      <style:paragraph-properties fo:text-align="end" fo:margin-bottom="0.1965in"/>
    </style:style>
    <style:style style:name="TableCell227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76" style:parent-style-name="TableContents" style:family="paragraph">
      <style:paragraph-properties fo:margin-bottom="0.1965in"/>
      <style:text-properties fo:font-weight="bold" style:font-weight-asian="bold"/>
    </style:style>
    <style:style style:name="P227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7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27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280" style:family="table-row">
      <style:table-row-properties style:use-optimal-row-height="false"/>
    </style:style>
    <style:style style:name="TableCell228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82" style:parent-style-name="TableContents" style:family="paragraph">
      <style:paragraph-properties fo:text-align="end" fo:margin-bottom="0.1965in"/>
    </style:style>
    <style:style style:name="TableCell228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84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P2285" style:parent-style-name="TableContents" style:family="paragraph">
      <style:paragraph-properties fo:margin-bottom="0.1965in"/>
    </style:style>
    <style:style style:name="TableRow2286" style:family="table-row">
      <style:table-row-properties style:use-optimal-row-height="false"/>
    </style:style>
    <style:style style:name="TableCell228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88" style:parent-style-name="TableContents" style:family="paragraph">
      <style:paragraph-properties fo:text-align="end" fo:margin-bottom="0.1965in"/>
    </style:style>
    <style:style style:name="TableCell228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90" style:parent-style-name="TableContents" style:family="paragraph">
      <style:paragraph-properties fo:margin-bottom="0.1965in"/>
    </style:style>
    <style:style style:name="T2291" style:parent-style-name="Fuentedepárrafopredeter." style:family="text">
      <style:text-properties fo:font-weight="bold" style:font-weight-asian="bold" style:font-weight-complex="bold"/>
    </style:style>
    <style:style style:name="TableRow2292" style:family="table-row">
      <style:table-row-properties style:use-optimal-row-height="false"/>
    </style:style>
    <style:style style:name="TableCell229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94" style:parent-style-name="TableContents" style:family="paragraph">
      <style:paragraph-properties fo:text-align="end" fo:margin-bottom="0.1965in"/>
    </style:style>
    <style:style style:name="TableCell229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296" style:parent-style-name="TableContents" style:family="paragraph">
      <style:paragraph-properties fo:margin-bottom="0.1965in"/>
    </style:style>
    <style:style style:name="TableRow2297" style:family="table-row">
      <style:table-row-properties style:use-optimal-row-height="false"/>
    </style:style>
    <style:style style:name="TableCell229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299" style:parent-style-name="TableContents" style:family="paragraph">
      <style:paragraph-properties fo:text-align="end" fo:margin-bottom="0.1965in"/>
    </style:style>
    <style:style style:name="TableCell230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01" style:parent-style-name="TableContents" style:family="paragraph">
      <style:paragraph-properties fo:margin-bottom="0.1965in"/>
    </style:style>
    <style:style style:name="TableRow2302" style:family="table-row">
      <style:table-row-properties style:use-optimal-row-height="false"/>
    </style:style>
    <style:style style:name="TableCell230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04" style:parent-style-name="TableContents" style:family="paragraph">
      <style:paragraph-properties fo:text-align="end" fo:margin-bottom="0.1965in"/>
    </style:style>
    <style:style style:name="TableCell230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06" style:parent-style-name="TableContents" style:family="paragraph">
      <style:paragraph-properties fo:margin-bottom="0.1965in"/>
    </style:style>
    <style:style style:name="TableRow2307" style:family="table-row">
      <style:table-row-properties style:use-optimal-row-height="false"/>
    </style:style>
    <style:style style:name="TableCell230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09" style:parent-style-name="TableContents" style:family="paragraph">
      <style:paragraph-properties fo:text-align="end" fo:margin-bottom="0.1965in"/>
    </style:style>
    <style:style style:name="TableCell231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11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2312" style:family="table-row">
      <style:table-row-properties style:use-optimal-row-height="false"/>
    </style:style>
    <style:style style:name="TableCell231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14" style:parent-style-name="TableContents" style:family="paragraph">
      <style:paragraph-properties fo:text-align="end" fo:margin-bottom="0.1965in"/>
    </style:style>
    <style:style style:name="TableCell231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1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317" style:family="table-row">
      <style:table-row-properties style:use-optimal-row-height="false"/>
    </style:style>
    <style:style style:name="TableCell231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19" style:parent-style-name="TableContents" style:family="paragraph">
      <style:paragraph-properties fo:text-align="end" fo:margin-bottom="0.1965in"/>
    </style:style>
    <style:style style:name="TableCell232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2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2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2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2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325" style:family="table-row">
      <style:table-row-properties style:use-optimal-row-height="false"/>
    </style:style>
    <style:style style:name="TableCell2326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2327" style:parent-style-name="TableContents" style:family="paragraph">
      <style:paragraph-properties fo:text-align="end" fo:margin-bottom="0.1965in"/>
    </style:style>
    <style:style style:name="TableCell2328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232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3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3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3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33" style:parent-style-name="Normal" style:family="paragraph">
      <style:paragraph-properties fo:break-before="page"/>
    </style:style>
    <style:style style:name="TableColumn2335" style:family="table-column">
      <style:table-column-properties style:column-width="1.5395in" style:use-optimal-column-width="false"/>
    </style:style>
    <style:style style:name="TableColumn2336" style:family="table-column">
      <style:table-column-properties style:column-width="1.5159in" style:use-optimal-column-width="false"/>
    </style:style>
    <style:style style:name="TableColumn2337" style:family="table-column">
      <style:table-column-properties style:column-width="1.5048in" style:use-optimal-column-width="false"/>
    </style:style>
    <style:style style:name="TableColumn2338" style:family="table-column">
      <style:table-column-properties style:column-width="2.0486in" style:use-optimal-column-width="false"/>
    </style:style>
    <style:style style:name="Table2334" style:family="table">
      <style:table-properties style:width="6.609in" fo:margin-left="0.0458in" table:align="left"/>
    </style:style>
    <style:style style:name="TableRow2339" style:family="table-row">
      <style:table-row-properties style:use-optimal-row-height="false"/>
    </style:style>
    <style:style style:name="TableCell2340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2341" style:parent-style-name="TableContents" style:family="paragraph">
      <style:paragraph-properties fo:text-align="end" fo:margin-bottom="0.1965in"/>
    </style:style>
    <style:style style:name="TableCell2342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2343" style:parent-style-name="TableContents" style:family="paragraph">
      <style:paragraph-properties fo:margin-bottom="0.1965in"/>
    </style:style>
    <style:style style:name="TableRow2344" style:family="table-row">
      <style:table-row-properties style:use-optimal-row-height="false"/>
    </style:style>
    <style:style style:name="TableCell234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46" style:parent-style-name="TableContents" style:family="paragraph">
      <style:paragraph-properties fo:text-align="end" fo:margin-bottom="0.1965in"/>
    </style:style>
    <style:style style:name="TableCell234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48" style:parent-style-name="TableContents" style:family="paragraph">
      <style:paragraph-properties fo:text-align="center" fo:margin-bottom="0.1965in"/>
    </style:style>
    <style:style style:name="TableRow2349" style:family="table-row">
      <style:table-row-properties style:use-optimal-row-height="false"/>
    </style:style>
    <style:style style:name="TableCell235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51" style:parent-style-name="TableContents" style:family="paragraph">
      <style:paragraph-properties fo:text-align="end" fo:margin-bottom="0.1965in"/>
    </style:style>
    <style:style style:name="TableCell235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353" style:parent-style-name="TableContents" style:family="paragraph">
      <style:paragraph-properties fo:margin-bottom="0.1965in"/>
    </style:style>
    <style:style style:name="P2354" style:parent-style-name="TableContents" style:family="paragraph">
      <style:paragraph-properties fo:margin-bottom="0.1965in"/>
    </style:style>
    <style:style style:name="TableCell235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356" style:parent-style-name="TableContents" style:family="paragraph">
      <style:paragraph-properties fo:text-align="end" fo:margin-bottom="0.1965in"/>
    </style:style>
    <style:style style:name="TableCell235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58" style:parent-style-name="TableContents" style:family="paragraph">
      <style:paragraph-properties fo:margin-bottom="0.1965in"/>
    </style:style>
    <style:style style:name="TableRow2359" style:family="table-row">
      <style:table-row-properties style:use-optimal-row-height="false"/>
    </style:style>
    <style:style style:name="TableCell236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61" style:parent-style-name="TableContents" style:family="paragraph">
      <style:paragraph-properties fo:text-align="end" fo:margin-bottom="0.1965in"/>
    </style:style>
    <style:style style:name="TableCell236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363" style:parent-style-name="TableContents" style:family="paragraph">
      <style:paragraph-properties fo:margin-bottom="0.1965in"/>
    </style:style>
    <style:style style:name="TableCell236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365" style:parent-style-name="TableContents" style:family="paragraph">
      <style:paragraph-properties fo:text-align="end" fo:margin-bottom="0.1965in"/>
    </style:style>
    <style:style style:name="TableCell236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67" style:parent-style-name="TableContents" style:family="paragraph">
      <style:paragraph-properties fo:margin-bottom="0.1965in"/>
    </style:style>
    <style:style style:name="TableRow2368" style:family="table-row">
      <style:table-row-properties style:use-optimal-row-height="false"/>
    </style:style>
    <style:style style:name="TableCell236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70" style:parent-style-name="TableContents" style:family="paragraph">
      <style:paragraph-properties fo:text-align="end" fo:margin-bottom="0.1965in"/>
    </style:style>
    <style:style style:name="TableCell237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72" style:parent-style-name="TableContents" style:family="paragraph">
      <style:paragraph-properties fo:margin-bottom="0.1965in"/>
    </style:style>
    <style:style style:name="TableRow2373" style:family="table-row">
      <style:table-row-properties style:use-optimal-row-height="false"/>
    </style:style>
    <style:style style:name="TableCell237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75" style:parent-style-name="TableContents" style:family="paragraph">
      <style:paragraph-properties fo:text-align="end" fo:margin-bottom="0.1965in"/>
    </style:style>
    <style:style style:name="TableCell237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77" style:parent-style-name="TableContents" style:family="paragraph">
      <style:paragraph-properties fo:margin-bottom="0.1965in"/>
    </style:style>
    <style:style style:name="TableRow2378" style:family="table-row">
      <style:table-row-properties style:use-optimal-row-height="false"/>
    </style:style>
    <style:style style:name="TableCell237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80" style:parent-style-name="TableContents" style:family="paragraph">
      <style:paragraph-properties fo:text-align="end" fo:margin-bottom="0.1965in"/>
    </style:style>
    <style:style style:name="TableCell238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8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8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8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385" style:family="table-row">
      <style:table-row-properties style:use-optimal-row-height="false"/>
    </style:style>
    <style:style style:name="TableCell238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87" style:parent-style-name="TableContents" style:family="paragraph">
      <style:paragraph-properties fo:text-align="end" fo:margin-bottom="0.1965in"/>
    </style:style>
    <style:style style:name="TableCell238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8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390" style:family="table-row">
      <style:table-row-properties style:use-optimal-row-height="false"/>
    </style:style>
    <style:style style:name="TableCell239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92" style:parent-style-name="TableContents" style:family="paragraph">
      <style:paragraph-properties fo:text-align="end" fo:margin-bottom="0.1965in"/>
    </style:style>
    <style:style style:name="TableCell239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394" style:parent-style-name="TableContents" style:family="paragraph">
      <style:paragraph-properties fo:margin-bottom="0.1965in"/>
      <style:text-properties fo:font-weight="bold" style:font-weight-asian="bold"/>
    </style:style>
    <style:style style:name="P239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96" style:parent-style-name="TableContents" style:family="paragraph">
      <style:paragraph-properties fo:margin-bottom="0.1965in"/>
    </style:style>
    <style:style style:name="P239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39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399" style:family="table-row">
      <style:table-row-properties style:use-optimal-row-height="false"/>
    </style:style>
    <style:style style:name="TableCell240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01" style:parent-style-name="TableContents" style:family="paragraph">
      <style:paragraph-properties fo:text-align="end" fo:margin-bottom="0.1965in"/>
    </style:style>
    <style:style style:name="TableCell240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03" style:parent-style-name="TableContents" style:family="paragraph">
      <style:paragraph-properties fo:margin-bottom="0.1965in"/>
    </style:style>
    <style:style style:name="T2404" style:parent-style-name="Fuentedepárrafopredeter." style:family="text">
      <style:text-properties fo:font-weight="bold" style:font-weight-asian="bold" style:font-weight-complex="bold"/>
    </style:style>
    <style:style style:name="P2405" style:parent-style-name="TableContents" style:family="paragraph">
      <style:paragraph-properties fo:margin-bottom="0.1965in"/>
    </style:style>
    <style:style style:name="TableRow2406" style:family="table-row">
      <style:table-row-properties style:use-optimal-row-height="false"/>
    </style:style>
    <style:style style:name="TableCell240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08" style:parent-style-name="TableContents" style:family="paragraph">
      <style:paragraph-properties fo:text-align="end" fo:margin-bottom="0.1965in"/>
    </style:style>
    <style:style style:name="TableCell240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10" style:parent-style-name="TableContents" style:family="paragraph">
      <style:paragraph-properties fo:margin-bottom="0.1965in"/>
    </style:style>
    <style:style style:name="TableRow2411" style:family="table-row">
      <style:table-row-properties style:use-optimal-row-height="false"/>
    </style:style>
    <style:style style:name="TableCell241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13" style:parent-style-name="TableContents" style:family="paragraph">
      <style:paragraph-properties fo:text-align="end" fo:margin-bottom="0.1965in"/>
    </style:style>
    <style:style style:name="TableCell241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15" style:parent-style-name="TableContents" style:family="paragraph">
      <style:paragraph-properties fo:margin-bottom="0.1965in"/>
    </style:style>
    <style:style style:name="TableRow2416" style:family="table-row">
      <style:table-row-properties style:use-optimal-row-height="false"/>
    </style:style>
    <style:style style:name="TableCell241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18" style:parent-style-name="TableContents" style:family="paragraph">
      <style:paragraph-properties fo:text-align="end" fo:margin-bottom="0.1965in"/>
    </style:style>
    <style:style style:name="TableCell241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20" style:parent-style-name="TableContents" style:family="paragraph">
      <style:paragraph-properties fo:margin-bottom="0.1965in"/>
    </style:style>
    <style:style style:name="TableRow2421" style:family="table-row">
      <style:table-row-properties style:use-optimal-row-height="false"/>
    </style:style>
    <style:style style:name="TableCell242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23" style:parent-style-name="TableContents" style:family="paragraph">
      <style:paragraph-properties fo:text-align="end" fo:margin-bottom="0.1965in"/>
    </style:style>
    <style:style style:name="TableCell242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25" style:parent-style-name="TableContents" style:family="paragraph">
      <style:paragraph-properties fo:margin-bottom="0.1965in"/>
    </style:style>
    <style:style style:name="TableRow2426" style:family="table-row">
      <style:table-row-properties style:use-optimal-row-height="false"/>
    </style:style>
    <style:style style:name="TableCell242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28" style:parent-style-name="TableContents" style:family="paragraph">
      <style:paragraph-properties fo:text-align="end" fo:margin-bottom="0.1965in"/>
    </style:style>
    <style:style style:name="TableCell242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30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2431" style:family="table-row">
      <style:table-row-properties style:use-optimal-row-height="false"/>
    </style:style>
    <style:style style:name="TableCell243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33" style:parent-style-name="TableContents" style:family="paragraph">
      <style:paragraph-properties fo:text-align="end" fo:margin-bottom="0.1965in"/>
    </style:style>
    <style:style style:name="TableCell243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3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436" style:family="table-row">
      <style:table-row-properties style:use-optimal-row-height="false"/>
    </style:style>
    <style:style style:name="TableCell243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38" style:parent-style-name="TableContents" style:family="paragraph">
      <style:paragraph-properties fo:text-align="end" fo:margin-bottom="0.1965in"/>
    </style:style>
    <style:style style:name="TableCell243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4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4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4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4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444" style:family="table-row">
      <style:table-row-properties style:use-optimal-row-height="false"/>
    </style:style>
    <style:style style:name="TableCell2445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2446" style:parent-style-name="TableContents" style:family="paragraph">
      <style:paragraph-properties fo:text-align="end" fo:margin-bottom="0.1965in"/>
    </style:style>
    <style:style style:name="TableCell2447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244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4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5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5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452" style:parent-style-name="Normal" style:family="paragraph">
      <style:paragraph-properties fo:break-before="page"/>
    </style:style>
    <style:style style:name="TableColumn2454" style:family="table-column">
      <style:table-column-properties style:column-width="1.5395in" style:use-optimal-column-width="false"/>
    </style:style>
    <style:style style:name="TableColumn2455" style:family="table-column">
      <style:table-column-properties style:column-width="1.5159in" style:use-optimal-column-width="false"/>
    </style:style>
    <style:style style:name="TableColumn2456" style:family="table-column">
      <style:table-column-properties style:column-width="1.5048in" style:use-optimal-column-width="false"/>
    </style:style>
    <style:style style:name="TableColumn2457" style:family="table-column">
      <style:table-column-properties style:column-width="2.0486in" style:use-optimal-column-width="false"/>
    </style:style>
    <style:style style:name="Table2453" style:family="table">
      <style:table-properties style:width="6.609in" fo:margin-left="0.0458in" table:align="left"/>
    </style:style>
    <style:style style:name="TableRow2458" style:family="table-row">
      <style:table-row-properties style:use-optimal-row-height="false"/>
    </style:style>
    <style:style style:name="TableCell2459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2460" style:parent-style-name="TableContents" style:family="paragraph">
      <style:paragraph-properties fo:text-align="end" fo:margin-bottom="0.1965in"/>
    </style:style>
    <style:style style:name="TableCell2461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2462" style:parent-style-name="TableContents" style:family="paragraph">
      <style:paragraph-properties fo:margin-bottom="0.1965in"/>
    </style:style>
    <style:style style:name="TableRow2463" style:family="table-row">
      <style:table-row-properties style:use-optimal-row-height="false"/>
    </style:style>
    <style:style style:name="TableCell246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65" style:parent-style-name="TableContents" style:family="paragraph">
      <style:paragraph-properties fo:text-align="end" fo:margin-bottom="0.1965in"/>
    </style:style>
    <style:style style:name="TableCell246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67" style:parent-style-name="TableContents" style:family="paragraph">
      <style:paragraph-properties fo:text-align="center" fo:margin-bottom="0.1965in"/>
    </style:style>
    <style:style style:name="TableRow2468" style:family="table-row">
      <style:table-row-properties style:use-optimal-row-height="false"/>
    </style:style>
    <style:style style:name="TableCell246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70" style:parent-style-name="TableContents" style:family="paragraph">
      <style:paragraph-properties fo:text-align="end" fo:margin-bottom="0.1965in"/>
    </style:style>
    <style:style style:name="TableCell247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472" style:parent-style-name="TableContents" style:family="paragraph">
      <style:paragraph-properties fo:margin-bottom="0.1965in"/>
    </style:style>
    <style:style style:name="P2473" style:parent-style-name="TableContents" style:family="paragraph">
      <style:paragraph-properties fo:margin-bottom="0.1965in"/>
    </style:style>
    <style:style style:name="TableCell247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475" style:parent-style-name="TableContents" style:family="paragraph">
      <style:paragraph-properties fo:text-align="end" fo:margin-bottom="0.1965in"/>
    </style:style>
    <style:style style:name="TableCell247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77" style:parent-style-name="TableContents" style:family="paragraph">
      <style:paragraph-properties fo:margin-bottom="0.1965in"/>
    </style:style>
    <style:style style:name="TableRow2478" style:family="table-row">
      <style:table-row-properties style:use-optimal-row-height="false"/>
    </style:style>
    <style:style style:name="TableCell247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80" style:parent-style-name="TableContents" style:family="paragraph">
      <style:paragraph-properties fo:text-align="end" fo:margin-bottom="0.1965in"/>
    </style:style>
    <style:style style:name="TableCell248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482" style:parent-style-name="TableContents" style:family="paragraph">
      <style:paragraph-properties fo:margin-bottom="0.1965in"/>
    </style:style>
    <style:style style:name="TableCell248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484" style:parent-style-name="TableContents" style:family="paragraph">
      <style:paragraph-properties fo:text-align="end" fo:margin-bottom="0.1965in"/>
    </style:style>
    <style:style style:name="TableCell248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86" style:parent-style-name="TableContents" style:family="paragraph">
      <style:paragraph-properties fo:margin-bottom="0.1965in"/>
    </style:style>
    <style:style style:name="TableRow2487" style:family="table-row">
      <style:table-row-properties style:use-optimal-row-height="false"/>
    </style:style>
    <style:style style:name="TableCell248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89" style:parent-style-name="TableContents" style:family="paragraph">
      <style:paragraph-properties fo:text-align="end" fo:margin-bottom="0.1965in"/>
    </style:style>
    <style:style style:name="TableCell249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91" style:parent-style-name="TableContents" style:family="paragraph">
      <style:paragraph-properties fo:margin-bottom="0.1965in"/>
    </style:style>
    <style:style style:name="TableRow2492" style:family="table-row">
      <style:table-row-properties style:use-optimal-row-height="false"/>
    </style:style>
    <style:style style:name="TableCell249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94" style:parent-style-name="TableContents" style:family="paragraph">
      <style:paragraph-properties fo:text-align="end" fo:margin-bottom="0.1965in"/>
    </style:style>
    <style:style style:name="TableCell249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496" style:parent-style-name="TableContents" style:family="paragraph">
      <style:paragraph-properties fo:margin-bottom="0.1965in"/>
    </style:style>
    <style:style style:name="TableRow2497" style:family="table-row">
      <style:table-row-properties style:use-optimal-row-height="false"/>
    </style:style>
    <style:style style:name="TableCell249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499" style:parent-style-name="TableContents" style:family="paragraph">
      <style:paragraph-properties fo:text-align="end" fo:margin-bottom="0.1965in"/>
    </style:style>
    <style:style style:name="TableCell250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50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50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50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504" style:family="table-row">
      <style:table-row-properties style:use-optimal-row-height="false"/>
    </style:style>
    <style:style style:name="TableCell250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06" style:parent-style-name="TableContents" style:family="paragraph">
      <style:paragraph-properties fo:text-align="end" fo:margin-bottom="0.1965in"/>
    </style:style>
    <style:style style:name="TableCell250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50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509" style:family="table-row">
      <style:table-row-properties style:use-optimal-row-height="false"/>
    </style:style>
    <style:style style:name="TableCell251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11" style:parent-style-name="TableContents" style:family="paragraph">
      <style:paragraph-properties fo:text-align="end" fo:margin-bottom="0.1965in"/>
    </style:style>
    <style:style style:name="TableCell251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513" style:parent-style-name="TableContents" style:family="paragraph">
      <style:paragraph-properties fo:margin-bottom="0.1965in"/>
      <style:text-properties fo:font-weight="bold" style:font-weight-asian="bold"/>
    </style:style>
    <style:style style:name="P251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51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51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51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518" style:family="table-row">
      <style:table-row-properties style:use-optimal-row-height="false"/>
    </style:style>
    <style:style style:name="TableCell251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20" style:parent-style-name="TableContents" style:family="paragraph">
      <style:paragraph-properties fo:text-align="end" fo:margin-bottom="0.1965in"/>
    </style:style>
    <style:style style:name="TableCell252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522" style:parent-style-name="TableContents" style:family="paragraph">
      <style:paragraph-properties fo:margin-bottom="0.1965in"/>
    </style:style>
    <style:style style:name="T2523" style:parent-style-name="Fuentedepárrafopredeter." style:family="text">
      <style:text-properties fo:font-weight="bold" style:font-weight-asian="bold" style:font-weight-complex="bold"/>
    </style:style>
    <style:style style:name="P2524" style:parent-style-name="TableContents" style:family="paragraph">
      <style:paragraph-properties fo:margin-bottom="0.1965in"/>
    </style:style>
    <style:style style:name="TableRow2525" style:family="table-row">
      <style:table-row-properties style:use-optimal-row-height="false"/>
    </style:style>
    <style:style style:name="TableCell252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27" style:parent-style-name="TableContents" style:family="paragraph">
      <style:paragraph-properties fo:text-align="end" fo:margin-bottom="0.1965in"/>
    </style:style>
    <style:style style:name="TableCell252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529" style:parent-style-name="TableContents" style:family="paragraph">
      <style:paragraph-properties fo:margin-bottom="0.1965in"/>
    </style:style>
    <style:style style:name="TableRow2530" style:family="table-row">
      <style:table-row-properties style:use-optimal-row-height="false"/>
    </style:style>
    <style:style style:name="TableCell253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32" style:parent-style-name="TableContents" style:family="paragraph">
      <style:paragraph-properties fo:text-align="end" fo:margin-bottom="0.1965in"/>
    </style:style>
    <style:style style:name="TableCell253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534" style:parent-style-name="TableContents" style:family="paragraph">
      <style:paragraph-properties fo:margin-bottom="0.1965in"/>
    </style:style>
    <style:style style:name="TableRow2535" style:family="table-row">
      <style:table-row-properties style:use-optimal-row-height="false"/>
    </style:style>
    <style:style style:name="TableCell253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37" style:parent-style-name="TableContents" style:family="paragraph">
      <style:paragraph-properties fo:text-align="end" fo:margin-bottom="0.1965in"/>
    </style:style>
    <style:style style:name="TableCell253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539" style:parent-style-name="TableContents" style:family="paragraph">
      <style:paragraph-properties fo:margin-bottom="0.1965in"/>
    </style:style>
    <style:style style:name="TableRow2540" style:family="table-row">
      <style:table-row-properties style:use-optimal-row-height="false"/>
    </style:style>
    <style:style style:name="TableCell254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42" style:parent-style-name="TableContents" style:family="paragraph">
      <style:paragraph-properties fo:text-align="end" fo:margin-bottom="0.1965in"/>
    </style:style>
    <style:style style:name="TableCell254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544" style:parent-style-name="TableContents" style:family="paragraph">
      <style:paragraph-properties fo:margin-bottom="0.1965in"/>
    </style:style>
    <style:style style:name="TableRow2545" style:family="table-row">
      <style:table-row-properties style:use-optimal-row-height="false"/>
    </style:style>
    <style:style style:name="TableCell254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47" style:parent-style-name="TableContents" style:family="paragraph">
      <style:paragraph-properties fo:text-align="end" fo:margin-bottom="0.1965in"/>
    </style:style>
    <style:style style:name="TableCell254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549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2550" style:family="table-row">
      <style:table-row-properties style:use-optimal-row-height="false"/>
    </style:style>
    <style:style style:name="TableCell255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52" style:parent-style-name="TableContents" style:family="paragraph">
      <style:paragraph-properties fo:text-align="end" fo:margin-bottom="0.1965in"/>
    </style:style>
    <style:style style:name="TableCell255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55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555" style:family="table-row">
      <style:table-row-properties style:use-optimal-row-height="false"/>
    </style:style>
    <style:style style:name="TableCell255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57" style:parent-style-name="TableContents" style:family="paragraph">
      <style:paragraph-properties fo:text-align="end" fo:margin-bottom="0.1965in"/>
    </style:style>
    <style:style style:name="TableCell255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55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56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56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56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563" style:family="table-row">
      <style:table-row-properties style:use-optimal-row-height="false"/>
    </style:style>
    <style:style style:name="TableCell2564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2565" style:parent-style-name="TableContents" style:family="paragraph">
      <style:paragraph-properties fo:text-align="end" fo:margin-bottom="0.1965in"/>
    </style:style>
    <style:style style:name="TableCell2566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256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56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56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57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571" style:parent-style-name="Normal" style:family="paragraph">
      <style:paragraph-properties fo:break-before="page"/>
    </style:style>
    <style:style style:name="TableColumn2573" style:family="table-column">
      <style:table-column-properties style:column-width="1.5395in" style:use-optimal-column-width="false"/>
    </style:style>
    <style:style style:name="TableColumn2574" style:family="table-column">
      <style:table-column-properties style:column-width="1.5159in" style:use-optimal-column-width="false"/>
    </style:style>
    <style:style style:name="TableColumn2575" style:family="table-column">
      <style:table-column-properties style:column-width="1.5048in" style:use-optimal-column-width="false"/>
    </style:style>
    <style:style style:name="TableColumn2576" style:family="table-column">
      <style:table-column-properties style:column-width="2.0486in" style:use-optimal-column-width="false"/>
    </style:style>
    <style:style style:name="Table2572" style:family="table">
      <style:table-properties style:width="6.609in" fo:margin-left="0.0458in" table:align="left"/>
    </style:style>
    <style:style style:name="TableRow2577" style:family="table-row">
      <style:table-row-properties style:use-optimal-row-height="false"/>
    </style:style>
    <style:style style:name="TableCell2578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2579" style:parent-style-name="TableContents" style:family="paragraph">
      <style:paragraph-properties fo:text-align="end" fo:margin-bottom="0.1965in"/>
    </style:style>
    <style:style style:name="TableCell2580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2581" style:parent-style-name="TableContents" style:family="paragraph">
      <style:paragraph-properties fo:margin-bottom="0.1965in"/>
    </style:style>
    <style:style style:name="TableRow2582" style:family="table-row">
      <style:table-row-properties style:use-optimal-row-height="false"/>
    </style:style>
    <style:style style:name="TableCell258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84" style:parent-style-name="TableContents" style:family="paragraph">
      <style:paragraph-properties fo:text-align="end" fo:margin-bottom="0.1965in"/>
    </style:style>
    <style:style style:name="TableCell258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586" style:parent-style-name="TableContents" style:family="paragraph">
      <style:paragraph-properties fo:text-align="center" fo:margin-bottom="0.1965in"/>
    </style:style>
    <style:style style:name="TableRow2587" style:family="table-row">
      <style:table-row-properties style:use-optimal-row-height="false"/>
    </style:style>
    <style:style style:name="TableCell258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89" style:parent-style-name="TableContents" style:family="paragraph">
      <style:paragraph-properties fo:text-align="end" fo:margin-bottom="0.1965in"/>
    </style:style>
    <style:style style:name="TableCell259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591" style:parent-style-name="TableContents" style:family="paragraph">
      <style:paragraph-properties fo:margin-bottom="0.1965in"/>
    </style:style>
    <style:style style:name="P2592" style:parent-style-name="TableContents" style:family="paragraph">
      <style:paragraph-properties fo:margin-bottom="0.1965in"/>
    </style:style>
    <style:style style:name="TableCell259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594" style:parent-style-name="TableContents" style:family="paragraph">
      <style:paragraph-properties fo:text-align="end" fo:margin-bottom="0.1965in"/>
    </style:style>
    <style:style style:name="TableCell259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596" style:parent-style-name="TableContents" style:family="paragraph">
      <style:paragraph-properties fo:margin-bottom="0.1965in"/>
    </style:style>
    <style:style style:name="TableRow2597" style:family="table-row">
      <style:table-row-properties style:use-optimal-row-height="false"/>
    </style:style>
    <style:style style:name="TableCell259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599" style:parent-style-name="TableContents" style:family="paragraph">
      <style:paragraph-properties fo:text-align="end" fo:margin-bottom="0.1965in"/>
    </style:style>
    <style:style style:name="TableCell260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601" style:parent-style-name="TableContents" style:family="paragraph">
      <style:paragraph-properties fo:margin-bottom="0.1965in"/>
    </style:style>
    <style:style style:name="TableCell260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603" style:parent-style-name="TableContents" style:family="paragraph">
      <style:paragraph-properties fo:text-align="end" fo:margin-bottom="0.1965in"/>
    </style:style>
    <style:style style:name="TableCell260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605" style:parent-style-name="TableContents" style:family="paragraph">
      <style:paragraph-properties fo:margin-bottom="0.1965in"/>
    </style:style>
    <style:style style:name="TableRow2606" style:family="table-row">
      <style:table-row-properties style:use-optimal-row-height="false"/>
    </style:style>
    <style:style style:name="TableCell260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08" style:parent-style-name="TableContents" style:family="paragraph">
      <style:paragraph-properties fo:text-align="end" fo:margin-bottom="0.1965in"/>
    </style:style>
    <style:style style:name="TableCell260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610" style:parent-style-name="TableContents" style:family="paragraph">
      <style:paragraph-properties fo:margin-bottom="0.1965in"/>
    </style:style>
    <style:style style:name="TableRow2611" style:family="table-row">
      <style:table-row-properties style:use-optimal-row-height="false"/>
    </style:style>
    <style:style style:name="TableCell261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13" style:parent-style-name="TableContents" style:family="paragraph">
      <style:paragraph-properties fo:text-align="end" fo:margin-bottom="0.1965in"/>
    </style:style>
    <style:style style:name="TableCell261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615" style:parent-style-name="TableContents" style:family="paragraph">
      <style:paragraph-properties fo:margin-bottom="0.1965in"/>
    </style:style>
    <style:style style:name="TableRow2616" style:family="table-row">
      <style:table-row-properties style:use-optimal-row-height="false"/>
    </style:style>
    <style:style style:name="TableCell261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18" style:parent-style-name="TableContents" style:family="paragraph">
      <style:paragraph-properties fo:text-align="end" fo:margin-bottom="0.1965in"/>
    </style:style>
    <style:style style:name="TableCell261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62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62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62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623" style:family="table-row">
      <style:table-row-properties style:use-optimal-row-height="false"/>
    </style:style>
    <style:style style:name="TableCell262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25" style:parent-style-name="TableContents" style:family="paragraph">
      <style:paragraph-properties fo:text-align="end" fo:margin-bottom="0.1965in"/>
    </style:style>
    <style:style style:name="TableCell262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62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628" style:family="table-row">
      <style:table-row-properties style:use-optimal-row-height="false"/>
    </style:style>
    <style:style style:name="TableCell262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30" style:parent-style-name="TableContents" style:family="paragraph">
      <style:paragraph-properties fo:text-align="end" fo:margin-bottom="0.1965in"/>
    </style:style>
    <style:style style:name="TableCell263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632" style:parent-style-name="TableContents" style:family="paragraph">
      <style:paragraph-properties fo:margin-bottom="0.1965in"/>
      <style:text-properties fo:font-weight="bold" style:font-weight-asian="bold"/>
    </style:style>
    <style:style style:name="P263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63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63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63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637" style:family="table-row">
      <style:table-row-properties style:use-optimal-row-height="false"/>
    </style:style>
    <style:style style:name="TableCell263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39" style:parent-style-name="TableContents" style:family="paragraph">
      <style:paragraph-properties fo:text-align="end" fo:margin-bottom="0.1965in"/>
    </style:style>
    <style:style style:name="TableCell264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641" style:parent-style-name="TableContents" style:family="paragraph">
      <style:paragraph-properties fo:margin-bottom="0.1965in"/>
    </style:style>
    <style:style style:name="T2642" style:parent-style-name="Fuentedepárrafopredeter." style:family="text">
      <style:text-properties fo:font-weight="bold" style:font-weight-asian="bold" style:font-weight-complex="bold"/>
    </style:style>
    <style:style style:name="P2643" style:parent-style-name="TableContents" style:family="paragraph">
      <style:paragraph-properties fo:margin-bottom="0.1965in"/>
    </style:style>
    <style:style style:name="TableRow2644" style:family="table-row">
      <style:table-row-properties style:use-optimal-row-height="false"/>
    </style:style>
    <style:style style:name="TableCell264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46" style:parent-style-name="TableContents" style:family="paragraph">
      <style:paragraph-properties fo:text-align="end" fo:margin-bottom="0.1965in"/>
    </style:style>
    <style:style style:name="TableCell264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648" style:parent-style-name="TableContents" style:family="paragraph">
      <style:paragraph-properties fo:margin-bottom="0.1965in"/>
    </style:style>
    <style:style style:name="TableRow2649" style:family="table-row">
      <style:table-row-properties style:use-optimal-row-height="false"/>
    </style:style>
    <style:style style:name="TableCell265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51" style:parent-style-name="TableContents" style:family="paragraph">
      <style:paragraph-properties fo:text-align="end" fo:margin-bottom="0.1965in"/>
    </style:style>
    <style:style style:name="TableCell265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653" style:parent-style-name="TableContents" style:family="paragraph">
      <style:paragraph-properties fo:margin-bottom="0.1965in"/>
    </style:style>
    <style:style style:name="TableRow2654" style:family="table-row">
      <style:table-row-properties style:use-optimal-row-height="false"/>
    </style:style>
    <style:style style:name="TableCell265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56" style:parent-style-name="TableContents" style:family="paragraph">
      <style:paragraph-properties fo:text-align="end" fo:margin-bottom="0.1965in"/>
    </style:style>
    <style:style style:name="TableCell265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658" style:parent-style-name="TableContents" style:family="paragraph">
      <style:paragraph-properties fo:margin-bottom="0.1965in"/>
    </style:style>
    <style:style style:name="TableRow2659" style:family="table-row">
      <style:table-row-properties style:use-optimal-row-height="false"/>
    </style:style>
    <style:style style:name="TableCell266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61" style:parent-style-name="TableContents" style:family="paragraph">
      <style:paragraph-properties fo:text-align="end" fo:margin-bottom="0.1965in"/>
    </style:style>
    <style:style style:name="TableCell266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663" style:parent-style-name="TableContents" style:family="paragraph">
      <style:paragraph-properties fo:margin-bottom="0.1965in"/>
    </style:style>
    <style:style style:name="TableRow2664" style:family="table-row">
      <style:table-row-properties style:use-optimal-row-height="false"/>
    </style:style>
    <style:style style:name="TableCell266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66" style:parent-style-name="TableContents" style:family="paragraph">
      <style:paragraph-properties fo:text-align="end" fo:margin-bottom="0.1965in"/>
    </style:style>
    <style:style style:name="TableCell266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668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2669" style:family="table-row">
      <style:table-row-properties style:use-optimal-row-height="false"/>
    </style:style>
    <style:style style:name="TableCell267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71" style:parent-style-name="TableContents" style:family="paragraph">
      <style:paragraph-properties fo:text-align="end" fo:margin-bottom="0.1965in"/>
    </style:style>
    <style:style style:name="TableCell267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67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674" style:family="table-row">
      <style:table-row-properties style:use-optimal-row-height="false"/>
    </style:style>
    <style:style style:name="TableCell267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676" style:parent-style-name="TableContents" style:family="paragraph">
      <style:paragraph-properties fo:text-align="end" fo:margin-bottom="0.1965in"/>
    </style:style>
    <style:style style:name="TableCell267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67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67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68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68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682" style:family="table-row">
      <style:table-row-properties style:use-optimal-row-height="false"/>
    </style:style>
    <style:style style:name="TableCell2683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2684" style:parent-style-name="TableContents" style:family="paragraph">
      <style:paragraph-properties fo:text-align="end" fo:margin-bottom="0.1965in"/>
    </style:style>
    <style:style style:name="TableCell2685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268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68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68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68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690" style:parent-style-name="Normal" style:family="paragraph">
      <style:paragraph-properties fo:break-before="page"/>
    </style:style>
    <style:style style:name="TableColumn2692" style:family="table-column">
      <style:table-column-properties style:column-width="1.5395in" style:use-optimal-column-width="false"/>
    </style:style>
    <style:style style:name="TableColumn2693" style:family="table-column">
      <style:table-column-properties style:column-width="1.5159in" style:use-optimal-column-width="false"/>
    </style:style>
    <style:style style:name="TableColumn2694" style:family="table-column">
      <style:table-column-properties style:column-width="1.5048in" style:use-optimal-column-width="false"/>
    </style:style>
    <style:style style:name="TableColumn2695" style:family="table-column">
      <style:table-column-properties style:column-width="2.0486in" style:use-optimal-column-width="false"/>
    </style:style>
    <style:style style:name="Table2691" style:family="table">
      <style:table-properties style:width="6.609in" fo:margin-left="0.0458in" table:align="left"/>
    </style:style>
    <style:style style:name="TableRow2696" style:family="table-row">
      <style:table-row-properties style:use-optimal-row-height="false"/>
    </style:style>
    <style:style style:name="TableCell2697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2698" style:parent-style-name="TableContents" style:family="paragraph">
      <style:paragraph-properties fo:text-align="end" fo:margin-bottom="0.1965in"/>
    </style:style>
    <style:style style:name="TableCell2699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2700" style:parent-style-name="TableContents" style:family="paragraph">
      <style:paragraph-properties fo:margin-bottom="0.1965in"/>
    </style:style>
    <style:style style:name="TableRow2701" style:family="table-row">
      <style:table-row-properties style:use-optimal-row-height="false"/>
    </style:style>
    <style:style style:name="TableCell270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703" style:parent-style-name="TableContents" style:family="paragraph">
      <style:paragraph-properties fo:text-align="end" fo:margin-bottom="0.1965in"/>
    </style:style>
    <style:style style:name="TableCell270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705" style:parent-style-name="TableContents" style:family="paragraph">
      <style:paragraph-properties fo:text-align="center" fo:margin-bottom="0.1965in"/>
    </style:style>
    <style:style style:name="TableRow2706" style:family="table-row">
      <style:table-row-properties style:use-optimal-row-height="false"/>
    </style:style>
    <style:style style:name="TableCell270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708" style:parent-style-name="TableContents" style:family="paragraph">
      <style:paragraph-properties fo:text-align="end" fo:margin-bottom="0.1965in"/>
    </style:style>
    <style:style style:name="TableCell270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710" style:parent-style-name="TableContents" style:family="paragraph">
      <style:paragraph-properties fo:margin-bottom="0.1965in"/>
    </style:style>
    <style:style style:name="P2711" style:parent-style-name="TableContents" style:family="paragraph">
      <style:paragraph-properties fo:margin-bottom="0.1965in"/>
    </style:style>
    <style:style style:name="TableCell271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713" style:parent-style-name="TableContents" style:family="paragraph">
      <style:paragraph-properties fo:text-align="end" fo:margin-bottom="0.1965in"/>
    </style:style>
    <style:style style:name="TableCell271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715" style:parent-style-name="TableContents" style:family="paragraph">
      <style:paragraph-properties fo:margin-bottom="0.1965in"/>
    </style:style>
    <style:style style:name="TableRow2716" style:family="table-row">
      <style:table-row-properties style:use-optimal-row-height="false"/>
    </style:style>
    <style:style style:name="TableCell271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718" style:parent-style-name="TableContents" style:family="paragraph">
      <style:paragraph-properties fo:text-align="end" fo:margin-bottom="0.1965in"/>
    </style:style>
    <style:style style:name="TableCell2719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720" style:parent-style-name="TableContents" style:family="paragraph">
      <style:paragraph-properties fo:margin-bottom="0.1965in"/>
    </style:style>
    <style:style style:name="TableCell272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722" style:parent-style-name="TableContents" style:family="paragraph">
      <style:paragraph-properties fo:text-align="end" fo:margin-bottom="0.1965in"/>
    </style:style>
    <style:style style:name="TableCell272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724" style:parent-style-name="TableContents" style:family="paragraph">
      <style:paragraph-properties fo:margin-bottom="0.1965in"/>
    </style:style>
    <style:style style:name="TableRow2725" style:family="table-row">
      <style:table-row-properties style:use-optimal-row-height="false"/>
    </style:style>
    <style:style style:name="TableCell272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727" style:parent-style-name="TableContents" style:family="paragraph">
      <style:paragraph-properties fo:text-align="end" fo:margin-bottom="0.1965in"/>
    </style:style>
    <style:style style:name="TableCell272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729" style:parent-style-name="TableContents" style:family="paragraph">
      <style:paragraph-properties fo:margin-bottom="0.1965in"/>
    </style:style>
    <style:style style:name="TableRow2730" style:family="table-row">
      <style:table-row-properties style:use-optimal-row-height="false"/>
    </style:style>
    <style:style style:name="TableCell273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732" style:parent-style-name="TableContents" style:family="paragraph">
      <style:paragraph-properties fo:text-align="end" fo:margin-bottom="0.1965in"/>
    </style:style>
    <style:style style:name="TableCell273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734" style:parent-style-name="TableContents" style:family="paragraph">
      <style:paragraph-properties fo:margin-bottom="0.1965in"/>
    </style:style>
    <style:style style:name="TableRow2735" style:family="table-row">
      <style:table-row-properties style:use-optimal-row-height="false"/>
    </style:style>
    <style:style style:name="TableCell273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737" style:parent-style-name="TableContents" style:family="paragraph">
      <style:paragraph-properties fo:text-align="end" fo:margin-bottom="0.1965in"/>
    </style:style>
    <style:style style:name="TableCell273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73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74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74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74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743" style:family="table-row">
      <style:table-row-properties style:use-optimal-row-height="false"/>
    </style:style>
    <style:style style:name="TableCell274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745" style:parent-style-name="TableContents" style:family="paragraph">
      <style:paragraph-properties fo:text-align="end" fo:margin-bottom="0.1965in"/>
    </style:style>
    <style:style style:name="TableCell274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74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74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749" style:family="table-row">
      <style:table-row-properties style:use-optimal-row-height="false"/>
    </style:style>
    <style:style style:name="TableCell275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751" style:parent-style-name="TableContents" style:family="paragraph">
      <style:paragraph-properties fo:text-align="end" fo:margin-bottom="0.1965in"/>
    </style:style>
    <style:style style:name="TableCell275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753" style:parent-style-name="TableContents" style:family="paragraph">
      <style:paragraph-properties fo:margin-bottom="0.1965in"/>
      <style:text-properties fo:font-weight="bold" style:font-weight-asian="bold"/>
    </style:style>
    <style:style style:name="P275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75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75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75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758" style:family="table-row">
      <style:table-row-properties style:use-optimal-row-height="false"/>
    </style:style>
    <style:style style:name="TableCell275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760" style:parent-style-name="TableContents" style:family="paragraph">
      <style:paragraph-properties fo:text-align="end" fo:margin-bottom="0.1965in"/>
    </style:style>
    <style:style style:name="TableCell276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762" style:parent-style-name="TableContents" style:family="paragraph">
      <style:paragraph-properties fo:margin-bottom="0.1965in"/>
    </style:style>
    <style:style style:name="T2763" style:parent-style-name="Fuentedepárrafopredeter." style:family="text">
      <style:text-properties fo:font-weight="bold" style:font-weight-asian="bold" style:font-weight-complex="bold"/>
    </style:style>
    <style:style style:name="P2764" style:parent-style-name="TableContents" style:family="paragraph">
      <style:paragraph-properties fo:margin-bottom="0.1965in"/>
    </style:style>
    <style:style style:name="TableRow2765" style:family="table-row">
      <style:table-row-properties style:use-optimal-row-height="false"/>
    </style:style>
    <style:style style:name="TableCell276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767" style:parent-style-name="TableContents" style:family="paragraph">
      <style:paragraph-properties fo:text-align="end" fo:margin-bottom="0.1965in"/>
    </style:style>
    <style:style style:name="TableCell276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769" style:parent-style-name="TableContents" style:family="paragraph">
      <style:paragraph-properties fo:margin-bottom="0.1965in"/>
    </style:style>
    <style:style style:name="T2770" style:parent-style-name="Fuentedepárrafopredeter." style:family="text">
      <style:text-properties fo:font-weight="bold" style:font-weight-asian="bold" style:font-weight-complex="bold"/>
    </style:style>
    <style:style style:name="T2771" style:parent-style-name="Fuentedepárrafopredeter." style:family="text">
      <style:text-properties fo:font-weight="bold" style:font-weight-asian="bold" style:font-weight-complex="bold"/>
    </style:style>
    <style:style style:name="TableRow2772" style:family="table-row">
      <style:table-row-properties style:use-optimal-row-height="false"/>
    </style:style>
    <style:style style:name="TableCell277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774" style:parent-style-name="TableContents" style:family="paragraph">
      <style:paragraph-properties fo:text-align="end" fo:margin-bottom="0.1965in"/>
    </style:style>
    <style:style style:name="TableCell277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776" style:parent-style-name="TableContents" style:family="paragraph">
      <style:paragraph-properties fo:margin-bottom="0.1965in"/>
    </style:style>
    <style:style style:name="TableRow2777" style:family="table-row">
      <style:table-row-properties style:use-optimal-row-height="false"/>
    </style:style>
    <style:style style:name="TableCell277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779" style:parent-style-name="TableContents" style:family="paragraph">
      <style:paragraph-properties fo:text-align="end" fo:margin-bottom="0.1965in"/>
    </style:style>
    <style:style style:name="TableCell278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781" style:parent-style-name="TableContents" style:family="paragraph">
      <style:paragraph-properties fo:margin-bottom="0.1965in"/>
    </style:style>
    <style:style style:name="TableRow2782" style:family="table-row">
      <style:table-row-properties style:use-optimal-row-height="false"/>
    </style:style>
    <style:style style:name="TableCell278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784" style:parent-style-name="TableContents" style:family="paragraph">
      <style:paragraph-properties fo:text-align="end" fo:margin-bottom="0.1965in"/>
    </style:style>
    <style:style style:name="TableCell278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786" style:parent-style-name="TableContents" style:family="paragraph">
      <style:paragraph-properties fo:margin-bottom="0.1965in"/>
    </style:style>
    <style:style style:name="TableRow2787" style:family="table-row">
      <style:table-row-properties style:use-optimal-row-height="false"/>
    </style:style>
    <style:style style:name="TableCell278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789" style:parent-style-name="TableContents" style:family="paragraph">
      <style:paragraph-properties fo:text-align="end" fo:margin-bottom="0.1965in"/>
    </style:style>
    <style:style style:name="TableCell279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791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2792" style:family="table-row">
      <style:table-row-properties style:use-optimal-row-height="false"/>
    </style:style>
    <style:style style:name="TableCell279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794" style:parent-style-name="TableContents" style:family="paragraph">
      <style:paragraph-properties fo:text-align="end" fo:margin-bottom="0.1965in"/>
    </style:style>
    <style:style style:name="TableCell279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79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797" style:family="table-row">
      <style:table-row-properties style:use-optimal-row-height="false"/>
    </style:style>
    <style:style style:name="TableCell279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799" style:parent-style-name="TableContents" style:family="paragraph">
      <style:paragraph-properties fo:text-align="end" fo:margin-bottom="0.1965in"/>
    </style:style>
    <style:style style:name="TableCell280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80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80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80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80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80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806" style:family="table-row">
      <style:table-row-properties style:use-optimal-row-height="false"/>
    </style:style>
    <style:style style:name="TableCell2807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2808" style:parent-style-name="TableContents" style:family="paragraph">
      <style:paragraph-properties fo:text-align="end" fo:margin-bottom="0.1965in"/>
    </style:style>
    <style:style style:name="TableCell2809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281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81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81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81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814" style:parent-style-name="Normal" style:family="paragraph">
      <style:paragraph-properties fo:break-before="page"/>
    </style:style>
    <style:style style:name="TableColumn2816" style:family="table-column">
      <style:table-column-properties style:column-width="1.5395in" style:use-optimal-column-width="false"/>
    </style:style>
    <style:style style:name="TableColumn2817" style:family="table-column">
      <style:table-column-properties style:column-width="1.5159in" style:use-optimal-column-width="false"/>
    </style:style>
    <style:style style:name="TableColumn2818" style:family="table-column">
      <style:table-column-properties style:column-width="1.5048in" style:use-optimal-column-width="false"/>
    </style:style>
    <style:style style:name="TableColumn2819" style:family="table-column">
      <style:table-column-properties style:column-width="2.0486in" style:use-optimal-column-width="false"/>
    </style:style>
    <style:style style:name="Table2815" style:family="table">
      <style:table-properties style:width="6.609in" fo:margin-left="0.0458in" table:align="left"/>
    </style:style>
    <style:style style:name="TableRow2820" style:family="table-row">
      <style:table-row-properties style:use-optimal-row-height="false"/>
    </style:style>
    <style:style style:name="TableCell2821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2822" style:parent-style-name="TableContents" style:family="paragraph">
      <style:paragraph-properties fo:text-align="end" fo:margin-bottom="0.1965in"/>
    </style:style>
    <style:style style:name="TableCell2823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2824" style:parent-style-name="TableContents" style:family="paragraph">
      <style:paragraph-properties fo:margin-bottom="0.1965in"/>
    </style:style>
    <style:style style:name="TableRow2825" style:family="table-row">
      <style:table-row-properties style:use-optimal-row-height="false"/>
    </style:style>
    <style:style style:name="TableCell282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827" style:parent-style-name="TableContents" style:family="paragraph">
      <style:paragraph-properties fo:text-align="end" fo:margin-bottom="0.1965in"/>
    </style:style>
    <style:style style:name="TableCell282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829" style:parent-style-name="TableContents" style:family="paragraph">
      <style:paragraph-properties fo:text-align="center" fo:margin-bottom="0.1965in"/>
    </style:style>
    <style:style style:name="TableRow2830" style:family="table-row">
      <style:table-row-properties style:use-optimal-row-height="false"/>
    </style:style>
    <style:style style:name="TableCell283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832" style:parent-style-name="TableContents" style:family="paragraph">
      <style:paragraph-properties fo:text-align="end" fo:margin-bottom="0.1965in"/>
    </style:style>
    <style:style style:name="TableCell283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834" style:parent-style-name="TableContents" style:family="paragraph">
      <style:paragraph-properties fo:margin-bottom="0.1965in"/>
    </style:style>
    <style:style style:name="P2835" style:parent-style-name="TableContents" style:family="paragraph">
      <style:paragraph-properties fo:margin-bottom="0.1965in"/>
    </style:style>
    <style:style style:name="TableCell2836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837" style:parent-style-name="TableContents" style:family="paragraph">
      <style:paragraph-properties fo:text-align="end" fo:margin-bottom="0.1965in"/>
    </style:style>
    <style:style style:name="TableCell283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839" style:parent-style-name="TableContents" style:family="paragraph">
      <style:paragraph-properties fo:margin-bottom="0.1965in"/>
    </style:style>
    <style:style style:name="TableRow2840" style:family="table-row">
      <style:table-row-properties style:use-optimal-row-height="false"/>
    </style:style>
    <style:style style:name="TableCell284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842" style:parent-style-name="TableContents" style:family="paragraph">
      <style:paragraph-properties fo:text-align="end" fo:margin-bottom="0.1965in"/>
    </style:style>
    <style:style style:name="TableCell284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844" style:parent-style-name="TableContents" style:family="paragraph">
      <style:paragraph-properties fo:margin-bottom="0.1965in"/>
    </style:style>
    <style:style style:name="TableCell284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846" style:parent-style-name="TableContents" style:family="paragraph">
      <style:paragraph-properties fo:text-align="end" fo:margin-bottom="0.1965in"/>
    </style:style>
    <style:style style:name="TableCell284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848" style:parent-style-name="TableContents" style:family="paragraph">
      <style:paragraph-properties fo:margin-bottom="0.1965in"/>
    </style:style>
    <style:style style:name="TableRow2849" style:family="table-row">
      <style:table-row-properties style:use-optimal-row-height="false"/>
    </style:style>
    <style:style style:name="TableCell285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851" style:parent-style-name="TableContents" style:family="paragraph">
      <style:paragraph-properties fo:text-align="end" fo:margin-bottom="0.1965in"/>
    </style:style>
    <style:style style:name="TableCell285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853" style:parent-style-name="TableContents" style:family="paragraph">
      <style:paragraph-properties fo:margin-bottom="0.1965in"/>
    </style:style>
    <style:style style:name="TableRow2854" style:family="table-row">
      <style:table-row-properties style:use-optimal-row-height="false"/>
    </style:style>
    <style:style style:name="TableCell285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856" style:parent-style-name="TableContents" style:family="paragraph">
      <style:paragraph-properties fo:text-align="end" fo:margin-bottom="0.1965in"/>
    </style:style>
    <style:style style:name="TableCell285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858" style:parent-style-name="TableContents" style:family="paragraph">
      <style:paragraph-properties fo:margin-bottom="0.1965in"/>
    </style:style>
    <style:style style:name="TableRow2859" style:family="table-row">
      <style:table-row-properties style:use-optimal-row-height="false"/>
    </style:style>
    <style:style style:name="TableCell286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861" style:parent-style-name="TableContents" style:family="paragraph">
      <style:paragraph-properties fo:text-align="end" fo:margin-bottom="0.1965in"/>
    </style:style>
    <style:style style:name="TableCell286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86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86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86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86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867" style:family="table-row">
      <style:table-row-properties style:use-optimal-row-height="false"/>
    </style:style>
    <style:style style:name="TableCell286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869" style:parent-style-name="TableContents" style:family="paragraph">
      <style:paragraph-properties fo:text-align="end" fo:margin-bottom="0.1965in"/>
    </style:style>
    <style:style style:name="TableCell287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87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87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873" style:family="table-row">
      <style:table-row-properties style:use-optimal-row-height="false"/>
    </style:style>
    <style:style style:name="TableCell287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875" style:parent-style-name="TableContents" style:family="paragraph">
      <style:paragraph-properties fo:text-align="end" fo:margin-bottom="0.1965in"/>
    </style:style>
    <style:style style:name="TableCell287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877" style:parent-style-name="TableContents" style:family="paragraph">
      <style:paragraph-properties fo:margin-bottom="0.1965in"/>
      <style:text-properties fo:font-weight="bold" style:font-weight-asian="bold"/>
    </style:style>
    <style:style style:name="P287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87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88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88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882" style:family="table-row">
      <style:table-row-properties style:use-optimal-row-height="false"/>
    </style:style>
    <style:style style:name="TableCell288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884" style:parent-style-name="TableContents" style:family="paragraph">
      <style:paragraph-properties fo:text-align="end" fo:margin-bottom="0.1965in"/>
    </style:style>
    <style:style style:name="TableCell288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886" style:parent-style-name="TableContents" style:family="paragraph">
      <style:paragraph-properties fo:margin-bottom="0.1965in"/>
      <style:text-properties fo:font-weight="bold" style:font-weight-asian="bold" style:font-weight-complex="bold"/>
    </style:style>
    <style:style style:name="TableRow2887" style:family="table-row">
      <style:table-row-properties style:use-optimal-row-height="false"/>
    </style:style>
    <style:style style:name="TableCell288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889" style:parent-style-name="TableContents" style:family="paragraph">
      <style:paragraph-properties fo:text-align="end" fo:margin-bottom="0.1965in"/>
    </style:style>
    <style:style style:name="TableCell289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891" style:parent-style-name="TableContents" style:family="paragraph">
      <style:paragraph-properties fo:margin-bottom="0.1965in"/>
    </style:style>
    <style:style style:name="T2892" style:parent-style-name="Fuentedepárrafopredeter." style:family="text">
      <style:text-properties fo:font-weight="bold" style:font-weight-asian="bold" style:font-weight-complex="bold"/>
    </style:style>
    <style:style style:name="T2893" style:parent-style-name="Fuentedepárrafopredeter." style:family="text">
      <style:text-properties fo:font-weight="bold" style:font-weight-asian="bold" style:font-weight-complex="bold"/>
    </style:style>
    <style:style style:name="TableRow2894" style:family="table-row">
      <style:table-row-properties style:use-optimal-row-height="false"/>
    </style:style>
    <style:style style:name="TableCell289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896" style:parent-style-name="TableContents" style:family="paragraph">
      <style:paragraph-properties fo:text-align="end" fo:margin-bottom="0.1965in"/>
    </style:style>
    <style:style style:name="TableCell289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898" style:parent-style-name="TableContents" style:family="paragraph">
      <style:paragraph-properties fo:margin-bottom="0.1965in"/>
    </style:style>
    <style:style style:name="TableRow2899" style:family="table-row">
      <style:table-row-properties style:use-optimal-row-height="false"/>
    </style:style>
    <style:style style:name="TableCell290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901" style:parent-style-name="TableContents" style:family="paragraph">
      <style:paragraph-properties fo:text-align="end" fo:margin-bottom="0.1965in"/>
    </style:style>
    <style:style style:name="TableCell290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903" style:parent-style-name="TableContents" style:family="paragraph">
      <style:paragraph-properties fo:margin-bottom="0.1965in"/>
    </style:style>
    <style:style style:name="TableRow2904" style:family="table-row">
      <style:table-row-properties style:use-optimal-row-height="false"/>
    </style:style>
    <style:style style:name="TableCell290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906" style:parent-style-name="TableContents" style:family="paragraph">
      <style:paragraph-properties fo:text-align="end" fo:margin-bottom="0.1965in"/>
    </style:style>
    <style:style style:name="TableCell290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908" style:parent-style-name="TableContents" style:family="paragraph">
      <style:paragraph-properties fo:margin-bottom="0.1965in"/>
    </style:style>
    <style:style style:name="TableRow2909" style:family="table-row">
      <style:table-row-properties style:use-optimal-row-height="false"/>
    </style:style>
    <style:style style:name="TableCell291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911" style:parent-style-name="TableContents" style:family="paragraph">
      <style:paragraph-properties fo:text-align="end" fo:margin-bottom="0.1965in"/>
    </style:style>
    <style:style style:name="TableCell291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913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2914" style:family="table-row">
      <style:table-row-properties style:use-optimal-row-height="false"/>
    </style:style>
    <style:style style:name="TableCell291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916" style:parent-style-name="TableContents" style:family="paragraph">
      <style:paragraph-properties fo:text-align="end" fo:margin-bottom="0.1965in"/>
    </style:style>
    <style:style style:name="TableCell291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91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919" style:family="table-row">
      <style:table-row-properties style:use-optimal-row-height="false"/>
    </style:style>
    <style:style style:name="TableCell292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921" style:parent-style-name="TableContents" style:family="paragraph">
      <style:paragraph-properties fo:text-align="end" fo:margin-bottom="0.1965in"/>
    </style:style>
    <style:style style:name="TableCell292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92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92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92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92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92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928" style:family="table-row">
      <style:table-row-properties style:use-optimal-row-height="false"/>
    </style:style>
    <style:style style:name="TableCell2929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2930" style:parent-style-name="TableContents" style:family="paragraph">
      <style:paragraph-properties fo:text-align="end" fo:margin-bottom="0.1965in"/>
    </style:style>
    <style:style style:name="TableCell2931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293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93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93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93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936" style:parent-style-name="Normal" style:family="paragraph">
      <style:paragraph-properties fo:break-before="page"/>
    </style:style>
    <style:style style:name="TableColumn2938" style:family="table-column">
      <style:table-column-properties style:column-width="1.5395in" style:use-optimal-column-width="false"/>
    </style:style>
    <style:style style:name="TableColumn2939" style:family="table-column">
      <style:table-column-properties style:column-width="1.5159in" style:use-optimal-column-width="false"/>
    </style:style>
    <style:style style:name="TableColumn2940" style:family="table-column">
      <style:table-column-properties style:column-width="1.5048in" style:use-optimal-column-width="false"/>
    </style:style>
    <style:style style:name="TableColumn2941" style:family="table-column">
      <style:table-column-properties style:column-width="2.0486in" style:use-optimal-column-width="false"/>
    </style:style>
    <style:style style:name="Table2937" style:family="table">
      <style:table-properties style:width="6.609in" fo:margin-left="0.0458in" table:align="left"/>
    </style:style>
    <style:style style:name="TableRow2942" style:family="table-row">
      <style:table-row-properties style:use-optimal-row-height="false"/>
    </style:style>
    <style:style style:name="TableCell2943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2944" style:parent-style-name="TableContents" style:family="paragraph">
      <style:paragraph-properties fo:text-align="end" fo:margin-bottom="0.1965in"/>
    </style:style>
    <style:style style:name="TableCell2945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2946" style:parent-style-name="TableContents" style:family="paragraph">
      <style:paragraph-properties fo:margin-bottom="0.1965in"/>
    </style:style>
    <style:style style:name="TableRow2947" style:family="table-row">
      <style:table-row-properties style:use-optimal-row-height="false"/>
    </style:style>
    <style:style style:name="TableCell294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949" style:parent-style-name="TableContents" style:family="paragraph">
      <style:paragraph-properties fo:text-align="end" fo:margin-bottom="0.1965in"/>
    </style:style>
    <style:style style:name="TableCell295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951" style:parent-style-name="TableContents" style:family="paragraph">
      <style:paragraph-properties fo:text-align="center" fo:margin-bottom="0.1965in"/>
    </style:style>
    <style:style style:name="TableRow2952" style:family="table-row">
      <style:table-row-properties style:use-optimal-row-height="false"/>
    </style:style>
    <style:style style:name="TableCell295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954" style:parent-style-name="TableContents" style:family="paragraph">
      <style:paragraph-properties fo:text-align="end" fo:margin-bottom="0.1965in"/>
    </style:style>
    <style:style style:name="TableCell295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956" style:parent-style-name="TableContents" style:family="paragraph">
      <style:paragraph-properties fo:margin-bottom="0.1965in"/>
    </style:style>
    <style:style style:name="P2957" style:parent-style-name="TableContents" style:family="paragraph">
      <style:paragraph-properties fo:margin-bottom="0.1965in"/>
    </style:style>
    <style:style style:name="TableCell295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959" style:parent-style-name="TableContents" style:family="paragraph">
      <style:paragraph-properties fo:text-align="end" fo:margin-bottom="0.1965in"/>
    </style:style>
    <style:style style:name="TableCell296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961" style:parent-style-name="TableContents" style:family="paragraph">
      <style:paragraph-properties fo:margin-bottom="0.1965in"/>
    </style:style>
    <style:style style:name="TableRow2962" style:family="table-row">
      <style:table-row-properties style:use-optimal-row-height="false"/>
    </style:style>
    <style:style style:name="TableCell296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964" style:parent-style-name="TableContents" style:family="paragraph">
      <style:paragraph-properties fo:text-align="end" fo:margin-bottom="0.1965in"/>
    </style:style>
    <style:style style:name="TableCell2965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966" style:parent-style-name="TableContents" style:family="paragraph">
      <style:paragraph-properties fo:margin-bottom="0.1965in"/>
    </style:style>
    <style:style style:name="TableCell2967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968" style:parent-style-name="TableContents" style:family="paragraph">
      <style:paragraph-properties fo:text-align="end" fo:margin-bottom="0.1965in"/>
    </style:style>
    <style:style style:name="TableCell296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970" style:parent-style-name="TableContents" style:family="paragraph">
      <style:paragraph-properties fo:margin-bottom="0.1965in"/>
    </style:style>
    <style:style style:name="TableRow2971" style:family="table-row">
      <style:table-row-properties style:use-optimal-row-height="false"/>
    </style:style>
    <style:style style:name="TableCell297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973" style:parent-style-name="TableContents" style:family="paragraph">
      <style:paragraph-properties fo:text-align="end" fo:margin-bottom="0.1965in"/>
    </style:style>
    <style:style style:name="TableCell297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975" style:parent-style-name="TableContents" style:family="paragraph">
      <style:paragraph-properties fo:margin-bottom="0.1965in"/>
    </style:style>
    <style:style style:name="TableRow2976" style:family="table-row">
      <style:table-row-properties style:use-optimal-row-height="false"/>
    </style:style>
    <style:style style:name="TableCell297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978" style:parent-style-name="TableContents" style:family="paragraph">
      <style:paragraph-properties fo:text-align="end" fo:margin-bottom="0.1965in"/>
    </style:style>
    <style:style style:name="TableCell297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980" style:parent-style-name="TableContents" style:family="paragraph">
      <style:paragraph-properties fo:margin-bottom="0.1965in"/>
    </style:style>
    <style:style style:name="TableRow2981" style:family="table-row">
      <style:table-row-properties style:use-optimal-row-height="false"/>
    </style:style>
    <style:style style:name="TableCell298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983" style:parent-style-name="TableContents" style:family="paragraph">
      <style:paragraph-properties fo:text-align="end" fo:margin-bottom="0.1965in"/>
    </style:style>
    <style:style style:name="TableCell298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98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98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98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988" style:family="table-row">
      <style:table-row-properties style:use-optimal-row-height="false"/>
    </style:style>
    <style:style style:name="TableCell298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990" style:parent-style-name="TableContents" style:family="paragraph">
      <style:paragraph-properties fo:text-align="end" fo:margin-bottom="0.1965in"/>
    </style:style>
    <style:style style:name="TableCell299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99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2993" style:family="table-row">
      <style:table-row-properties style:use-optimal-row-height="false"/>
    </style:style>
    <style:style style:name="TableCell299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995" style:parent-style-name="TableContents" style:family="paragraph">
      <style:paragraph-properties fo:text-align="end" fo:margin-bottom="0.1965in"/>
    </style:style>
    <style:style style:name="TableCell299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2997" style:parent-style-name="TableContents" style:family="paragraph">
      <style:paragraph-properties fo:margin-bottom="0.1965in"/>
      <style:text-properties fo:font-weight="bold" style:font-weight-asian="bold"/>
    </style:style>
    <style:style style:name="P299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299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00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001" style:family="table-row">
      <style:table-row-properties style:use-optimal-row-height="false"/>
    </style:style>
    <style:style style:name="TableCell300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003" style:parent-style-name="TableContents" style:family="paragraph">
      <style:paragraph-properties fo:text-align="end" fo:margin-bottom="0.1965in"/>
    </style:style>
    <style:style style:name="TableCell300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005" style:parent-style-name="TableContents" style:family="paragraph">
      <style:paragraph-properties fo:margin-bottom="0.1965in"/>
    </style:style>
    <style:style style:name="T3006" style:parent-style-name="Fuentedepárrafopredeter." style:family="text">
      <style:text-properties fo:font-weight="bold" style:font-weight-asian="bold" style:font-weight-complex="bold"/>
    </style:style>
    <style:style style:name="P300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00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00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010" style:family="table-row">
      <style:table-row-properties style:use-optimal-row-height="false"/>
    </style:style>
    <style:style style:name="TableCell301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012" style:parent-style-name="TableContents" style:family="paragraph">
      <style:paragraph-properties fo:text-align="end" fo:margin-bottom="0.1965in"/>
    </style:style>
    <style:style style:name="TableCell301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014" style:parent-style-name="TableContents" style:family="paragraph">
      <style:paragraph-properties fo:margin-bottom="0.1965in"/>
    </style:style>
    <style:style style:name="T3015" style:parent-style-name="Fuentedepárrafopredeter." style:family="text">
      <style:text-properties fo:font-weight="bold" style:font-weight-asian="bold" style:font-weight-complex="bold"/>
    </style:style>
    <style:style style:name="T3016" style:parent-style-name="Fuentedepárrafopredeter." style:family="text">
      <style:text-properties fo:font-weight="bold" style:font-weight-asian="bold" style:font-weight-complex="bold"/>
    </style:style>
    <style:style style:name="P3017" style:parent-style-name="TableContents" style:family="paragraph">
      <style:paragraph-properties fo:margin-bottom="0.1965in"/>
    </style:style>
    <style:style style:name="T3018" style:parent-style-name="Fuentedepárrafopredeter." style:family="text">
      <style:text-properties fo:font-weight="bold" style:font-weight-asian="bold" style:font-weight-complex="bold"/>
    </style:style>
    <style:style style:name="TableRow3019" style:family="table-row">
      <style:table-row-properties style:use-optimal-row-height="false"/>
    </style:style>
    <style:style style:name="TableCell302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021" style:parent-style-name="TableContents" style:family="paragraph">
      <style:paragraph-properties fo:text-align="end" fo:margin-bottom="0.1965in"/>
    </style:style>
    <style:style style:name="TableCell302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023" style:parent-style-name="TableContents" style:family="paragraph">
      <style:paragraph-properties fo:margin-bottom="0.1965in"/>
    </style:style>
    <style:style style:name="TableRow3024" style:family="table-row">
      <style:table-row-properties style:use-optimal-row-height="false"/>
    </style:style>
    <style:style style:name="TableCell302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026" style:parent-style-name="TableContents" style:family="paragraph">
      <style:paragraph-properties fo:text-align="end" fo:margin-bottom="0.1965in"/>
    </style:style>
    <style:style style:name="TableCell302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028" style:parent-style-name="TableContents" style:family="paragraph">
      <style:paragraph-properties fo:margin-bottom="0.1965in"/>
    </style:style>
    <style:style style:name="TableRow3029" style:family="table-row">
      <style:table-row-properties style:use-optimal-row-height="false"/>
    </style:style>
    <style:style style:name="TableCell303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031" style:parent-style-name="TableContents" style:family="paragraph">
      <style:paragraph-properties fo:text-align="end" fo:margin-bottom="0.1965in"/>
    </style:style>
    <style:style style:name="TableCell303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033" style:parent-style-name="TableContents" style:family="paragraph">
      <style:paragraph-properties fo:margin-bottom="0.1965in"/>
    </style:style>
    <style:style style:name="TableRow3034" style:family="table-row">
      <style:table-row-properties style:use-optimal-row-height="false"/>
    </style:style>
    <style:style style:name="TableCell303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036" style:parent-style-name="TableContents" style:family="paragraph">
      <style:paragraph-properties fo:text-align="end" fo:margin-bottom="0.1965in"/>
    </style:style>
    <style:style style:name="TableCell303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038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3039" style:family="table-row">
      <style:table-row-properties style:use-optimal-row-height="false"/>
    </style:style>
    <style:style style:name="TableCell304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041" style:parent-style-name="TableContents" style:family="paragraph">
      <style:paragraph-properties fo:text-align="end" fo:margin-bottom="0.1965in"/>
    </style:style>
    <style:style style:name="TableCell304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04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044" style:family="table-row">
      <style:table-row-properties style:use-optimal-row-height="false"/>
    </style:style>
    <style:style style:name="TableCell304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046" style:parent-style-name="TableContents" style:family="paragraph">
      <style:paragraph-properties fo:text-align="end" fo:margin-bottom="0.1965in"/>
    </style:style>
    <style:style style:name="TableCell304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04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04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05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05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05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053" style:family="table-row">
      <style:table-row-properties style:use-optimal-row-height="false"/>
    </style:style>
    <style:style style:name="TableCell3054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3055" style:parent-style-name="TableContents" style:family="paragraph">
      <style:paragraph-properties fo:text-align="end" fo:margin-bottom="0.1965in"/>
    </style:style>
    <style:style style:name="TableCell3056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305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05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05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06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061" style:parent-style-name="Normal" style:family="paragraph">
      <style:paragraph-properties fo:break-before="page"/>
    </style:style>
    <style:style style:name="TableColumn3063" style:family="table-column">
      <style:table-column-properties style:column-width="1.5395in" style:use-optimal-column-width="false"/>
    </style:style>
    <style:style style:name="TableColumn3064" style:family="table-column">
      <style:table-column-properties style:column-width="1.5159in" style:use-optimal-column-width="false"/>
    </style:style>
    <style:style style:name="TableColumn3065" style:family="table-column">
      <style:table-column-properties style:column-width="1.5048in" style:use-optimal-column-width="false"/>
    </style:style>
    <style:style style:name="TableColumn3066" style:family="table-column">
      <style:table-column-properties style:column-width="2.0486in" style:use-optimal-column-width="false"/>
    </style:style>
    <style:style style:name="Table3062" style:family="table">
      <style:table-properties style:width="6.609in" fo:margin-left="0.0458in" table:align="left"/>
    </style:style>
    <style:style style:name="TableRow3067" style:family="table-row">
      <style:table-row-properties style:use-optimal-row-height="false"/>
    </style:style>
    <style:style style:name="TableCell3068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3069" style:parent-style-name="TableContents" style:family="paragraph">
      <style:paragraph-properties fo:text-align="end" fo:margin-bottom="0.1965in"/>
    </style:style>
    <style:style style:name="TableCell3070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3071" style:parent-style-name="TableContents" style:family="paragraph">
      <style:paragraph-properties fo:margin-bottom="0.1965in"/>
    </style:style>
    <style:style style:name="TableRow3072" style:family="table-row">
      <style:table-row-properties style:use-optimal-row-height="false"/>
    </style:style>
    <style:style style:name="TableCell307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074" style:parent-style-name="TableContents" style:family="paragraph">
      <style:paragraph-properties fo:text-align="end" fo:margin-bottom="0.1965in"/>
    </style:style>
    <style:style style:name="TableCell307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076" style:parent-style-name="TableContents" style:family="paragraph">
      <style:paragraph-properties fo:text-align="center" fo:margin-bottom="0.1965in"/>
    </style:style>
    <style:style style:name="TableRow3077" style:family="table-row">
      <style:table-row-properties style:use-optimal-row-height="false"/>
    </style:style>
    <style:style style:name="TableCell307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079" style:parent-style-name="TableContents" style:family="paragraph">
      <style:paragraph-properties fo:text-align="end" fo:margin-bottom="0.1965in"/>
    </style:style>
    <style:style style:name="TableCell308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081" style:parent-style-name="TableContents" style:family="paragraph">
      <style:paragraph-properties fo:margin-bottom="0.1965in"/>
    </style:style>
    <style:style style:name="P3082" style:parent-style-name="TableContents" style:family="paragraph">
      <style:paragraph-properties fo:margin-bottom="0.1965in"/>
    </style:style>
    <style:style style:name="TableCell308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084" style:parent-style-name="TableContents" style:family="paragraph">
      <style:paragraph-properties fo:text-align="end" fo:margin-bottom="0.1965in"/>
    </style:style>
    <style:style style:name="TableCell308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086" style:parent-style-name="TableContents" style:family="paragraph">
      <style:paragraph-properties fo:margin-bottom="0.1965in"/>
    </style:style>
    <style:style style:name="TableRow3087" style:family="table-row">
      <style:table-row-properties style:use-optimal-row-height="false"/>
    </style:style>
    <style:style style:name="TableCell308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089" style:parent-style-name="TableContents" style:family="paragraph">
      <style:paragraph-properties fo:text-align="end" fo:margin-bottom="0.1965in"/>
    </style:style>
    <style:style style:name="TableCell3090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091" style:parent-style-name="TableContents" style:family="paragraph">
      <style:paragraph-properties fo:margin-bottom="0.1965in"/>
    </style:style>
    <style:style style:name="TableCell3092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093" style:parent-style-name="TableContents" style:family="paragraph">
      <style:paragraph-properties fo:text-align="end" fo:margin-bottom="0.1965in"/>
    </style:style>
    <style:style style:name="TableCell309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095" style:parent-style-name="TableContents" style:family="paragraph">
      <style:paragraph-properties fo:margin-bottom="0.1965in"/>
    </style:style>
    <style:style style:name="TableRow3096" style:family="table-row">
      <style:table-row-properties style:use-optimal-row-height="false"/>
    </style:style>
    <style:style style:name="TableCell309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098" style:parent-style-name="TableContents" style:family="paragraph">
      <style:paragraph-properties fo:text-align="end" fo:margin-bottom="0.1965in"/>
    </style:style>
    <style:style style:name="TableCell309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100" style:parent-style-name="TableContents" style:family="paragraph">
      <style:paragraph-properties fo:margin-bottom="0.1965in"/>
    </style:style>
    <style:style style:name="TableRow3101" style:family="table-row">
      <style:table-row-properties style:use-optimal-row-height="false"/>
    </style:style>
    <style:style style:name="TableCell310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103" style:parent-style-name="TableContents" style:family="paragraph">
      <style:paragraph-properties fo:text-align="end" fo:margin-bottom="0.1965in"/>
    </style:style>
    <style:style style:name="TableCell310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105" style:parent-style-name="TableContents" style:family="paragraph">
      <style:paragraph-properties fo:margin-bottom="0.1965in"/>
    </style:style>
    <style:style style:name="TableRow3106" style:family="table-row">
      <style:table-row-properties style:use-optimal-row-height="false"/>
    </style:style>
    <style:style style:name="TableCell310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108" style:parent-style-name="TableContents" style:family="paragraph">
      <style:paragraph-properties fo:text-align="end" fo:margin-bottom="0.1965in"/>
    </style:style>
    <style:style style:name="TableCell310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11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11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11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11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114" style:family="table-row">
      <style:table-row-properties style:use-optimal-row-height="false"/>
    </style:style>
    <style:style style:name="TableCell3115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116" style:parent-style-name="TableContents" style:family="paragraph">
      <style:paragraph-properties fo:text-align="end" fo:margin-bottom="0.1965in"/>
    </style:style>
    <style:style style:name="TableCell3117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11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119" style:family="table-row">
      <style:table-row-properties style:use-optimal-row-height="false"/>
    </style:style>
    <style:style style:name="TableCell3120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121" style:parent-style-name="TableContents" style:family="paragraph">
      <style:paragraph-properties fo:text-align="end" fo:margin-bottom="0.1965in"/>
    </style:style>
    <style:style style:name="TableCell3122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123" style:parent-style-name="TableContents" style:family="paragraph">
      <style:paragraph-properties fo:margin-bottom="0.1965in"/>
      <style:text-properties fo:font-weight="bold" style:font-weight-asian="bold"/>
    </style:style>
    <style:style style:name="P3124" style:parent-style-name="TableContents" style:family="paragraph">
      <style:paragraph-properties fo:margin-bottom="0.1965in"/>
    </style:style>
    <style:style style:name="P312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12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127" style:family="table-row">
      <style:table-row-properties style:use-optimal-row-height="false"/>
    </style:style>
    <style:style style:name="TableCell312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129" style:parent-style-name="TableContents" style:family="paragraph">
      <style:paragraph-properties fo:text-align="end" fo:margin-bottom="0.1965in"/>
    </style:style>
    <style:style style:name="TableCell313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131" style:parent-style-name="TableContents" style:family="paragraph">
      <style:paragraph-properties fo:margin-bottom="0.1965in"/>
    </style:style>
    <style:style style:name="T3132" style:parent-style-name="Fuentedepárrafopredeter." style:family="text">
      <style:text-properties fo:font-weight="bold" style:font-weight-asian="bold" style:font-weight-complex="bold"/>
    </style:style>
    <style:style style:name="P3133" style:parent-style-name="TableContents" style:family="paragraph">
      <style:paragraph-properties fo:margin-bottom="0.1965in"/>
    </style:style>
    <style:style style:name="P3134" style:parent-style-name="TableContents" style:family="paragraph">
      <style:paragraph-properties fo:margin-bottom="0.1965in"/>
    </style:style>
    <style:style style:name="TableRow3135" style:family="table-row">
      <style:table-row-properties style:use-optimal-row-height="false"/>
    </style:style>
    <style:style style:name="TableCell313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137" style:parent-style-name="TableContents" style:family="paragraph">
      <style:paragraph-properties fo:text-align="end" fo:margin-bottom="0.1965in"/>
    </style:style>
    <style:style style:name="TableCell313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139" style:parent-style-name="TableContents" style:family="paragraph">
      <style:paragraph-properties fo:margin-bottom="0.1965in"/>
    </style:style>
    <style:style style:name="T3140" style:parent-style-name="Fuentedepárrafopredeter." style:family="text">
      <style:text-properties fo:font-weight="bold" style:font-weight-asian="bold" style:font-weight-complex="bold"/>
    </style:style>
    <style:style style:name="TableRow3141" style:family="table-row">
      <style:table-row-properties style:use-optimal-row-height="false"/>
    </style:style>
    <style:style style:name="TableCell314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143" style:parent-style-name="TableContents" style:family="paragraph">
      <style:paragraph-properties fo:text-align="end" fo:margin-bottom="0.1965in"/>
    </style:style>
    <style:style style:name="TableCell314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145" style:parent-style-name="TableContents" style:family="paragraph">
      <style:paragraph-properties fo:margin-bottom="0.1965in"/>
    </style:style>
    <style:style style:name="TableRow3146" style:family="table-row">
      <style:table-row-properties style:use-optimal-row-height="false"/>
    </style:style>
    <style:style style:name="TableCell314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148" style:parent-style-name="TableContents" style:family="paragraph">
      <style:paragraph-properties fo:text-align="end" fo:margin-bottom="0.1965in"/>
    </style:style>
    <style:style style:name="TableCell314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150" style:parent-style-name="TableContents" style:family="paragraph">
      <style:paragraph-properties fo:margin-bottom="0.1965in"/>
    </style:style>
    <style:style style:name="TableRow3151" style:family="table-row">
      <style:table-row-properties style:use-optimal-row-height="false"/>
    </style:style>
    <style:style style:name="TableCell315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153" style:parent-style-name="TableContents" style:family="paragraph">
      <style:paragraph-properties fo:text-align="end" fo:margin-bottom="0.1965in"/>
    </style:style>
    <style:style style:name="TableCell315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155" style:parent-style-name="TableContents" style:family="paragraph">
      <style:paragraph-properties fo:margin-bottom="0.1965in"/>
    </style:style>
    <style:style style:name="TableRow3156" style:family="table-row">
      <style:table-row-properties style:use-optimal-row-height="false"/>
    </style:style>
    <style:style style:name="TableCell315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158" style:parent-style-name="TableContents" style:family="paragraph">
      <style:paragraph-properties fo:text-align="end" fo:margin-bottom="0.1965in"/>
    </style:style>
    <style:style style:name="TableCell315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160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3161" style:family="table-row">
      <style:table-row-properties style:use-optimal-row-height="false"/>
    </style:style>
    <style:style style:name="TableCell316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163" style:parent-style-name="TableContents" style:family="paragraph">
      <style:paragraph-properties fo:text-align="end" fo:margin-bottom="0.1965in"/>
    </style:style>
    <style:style style:name="TableCell316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16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166" style:family="table-row">
      <style:table-row-properties style:use-optimal-row-height="false"/>
    </style:style>
    <style:style style:name="TableCell316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168" style:parent-style-name="TableContents" style:family="paragraph">
      <style:paragraph-properties fo:text-align="end" fo:margin-bottom="0.1965in"/>
    </style:style>
    <style:style style:name="TableCell316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17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17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17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17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174" style:family="table-row">
      <style:table-row-properties style:use-optimal-row-height="false"/>
    </style:style>
    <style:style style:name="TableCell3175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3176" style:parent-style-name="TableContents" style:family="paragraph">
      <style:paragraph-properties fo:text-align="end" fo:margin-bottom="0.1965in"/>
    </style:style>
    <style:style style:name="TableCell3177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3178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179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18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18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182" style:parent-style-name="Normal" style:family="paragraph">
      <style:paragraph-properties fo:break-before="page"/>
    </style:style>
    <style:style style:name="TableColumn3184" style:family="table-column">
      <style:table-column-properties style:column-width="1.5395in" style:use-optimal-column-width="false"/>
    </style:style>
    <style:style style:name="TableColumn3185" style:family="table-column">
      <style:table-column-properties style:column-width="1.5159in" style:use-optimal-column-width="false"/>
    </style:style>
    <style:style style:name="TableColumn3186" style:family="table-column">
      <style:table-column-properties style:column-width="1.5048in" style:use-optimal-column-width="false"/>
    </style:style>
    <style:style style:name="TableColumn3187" style:family="table-column">
      <style:table-column-properties style:column-width="2.0486in" style:use-optimal-column-width="false"/>
    </style:style>
    <style:style style:name="Table3183" style:family="table">
      <style:table-properties style:width="6.609in" fo:margin-left="0.0458in" table:align="left"/>
    </style:style>
    <style:style style:name="TableRow3188" style:family="table-row">
      <style:table-row-properties style:use-optimal-row-height="false"/>
    </style:style>
    <style:style style:name="TableCell3189" style:family="table-cell">
      <style:table-cell-properties fo:border-top="0.0208in solid #000000" fo:border-left="0.0208in solid #000000" fo:border-bottom="0.0138in solid #000000" fo:border-right="0.0138in solid #000000" style:writing-mode="lr-tb" fo:padding-top="0.0194in" fo:padding-left="0.0194in" fo:padding-bottom="0.0194in" fo:padding-right="0.0194in"/>
    </style:style>
    <style:style style:name="P3190" style:parent-style-name="TableContents" style:family="paragraph">
      <style:paragraph-properties fo:text-align="end" fo:margin-bottom="0.1965in"/>
    </style:style>
    <style:style style:name="TableCell3191" style:family="table-cell">
      <style:table-cell-properties fo:border-top="0.0208in solid #000000" fo:border-left="none" fo:border-bottom="0.0138in solid #000000" fo:border-right="0.0208in solid #000000" style:writing-mode="lr-tb" fo:padding-top="0.0194in" fo:padding-left="0in" fo:padding-bottom="0.0194in" fo:padding-right="0.0194in"/>
    </style:style>
    <style:style style:name="P3192" style:parent-style-name="TableContents" style:family="paragraph">
      <style:paragraph-properties fo:margin-bottom="0.1965in"/>
    </style:style>
    <style:style style:name="TableRow3193" style:family="table-row">
      <style:table-row-properties style:use-optimal-row-height="false"/>
    </style:style>
    <style:style style:name="TableCell319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195" style:parent-style-name="TableContents" style:family="paragraph">
      <style:paragraph-properties fo:text-align="end" fo:margin-bottom="0.1965in"/>
    </style:style>
    <style:style style:name="TableCell319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197" style:parent-style-name="TableContents" style:family="paragraph">
      <style:paragraph-properties fo:text-align="center" fo:margin-bottom="0.1965in"/>
    </style:style>
    <style:style style:name="TableRow3198" style:family="table-row">
      <style:table-row-properties style:use-optimal-row-height="false"/>
    </style:style>
    <style:style style:name="TableCell319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200" style:parent-style-name="TableContents" style:family="paragraph">
      <style:paragraph-properties fo:text-align="end" fo:margin-bottom="0.1965in"/>
    </style:style>
    <style:style style:name="TableCell320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202" style:parent-style-name="TableContents" style:family="paragraph">
      <style:paragraph-properties fo:margin-bottom="0.1965in"/>
    </style:style>
    <style:style style:name="P3203" style:parent-style-name="TableContents" style:family="paragraph">
      <style:paragraph-properties fo:margin-bottom="0.1965in"/>
    </style:style>
    <style:style style:name="TableCell3204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205" style:parent-style-name="TableContents" style:family="paragraph">
      <style:paragraph-properties fo:text-align="end" fo:margin-bottom="0.1965in"/>
    </style:style>
    <style:style style:name="TableCell320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207" style:parent-style-name="TableContents" style:family="paragraph">
      <style:paragraph-properties fo:margin-bottom="0.1965in"/>
    </style:style>
    <style:style style:name="TableRow3208" style:family="table-row">
      <style:table-row-properties style:use-optimal-row-height="false"/>
    </style:style>
    <style:style style:name="TableCell320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210" style:parent-style-name="TableContents" style:family="paragraph">
      <style:paragraph-properties fo:text-align="end" fo:margin-bottom="0.1965in"/>
    </style:style>
    <style:style style:name="TableCell3211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212" style:parent-style-name="TableContents" style:family="paragraph">
      <style:paragraph-properties fo:margin-bottom="0.1965in"/>
    </style:style>
    <style:style style:name="TableCell321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3214" style:parent-style-name="TableContents" style:family="paragraph">
      <style:paragraph-properties fo:text-align="end" fo:margin-bottom="0.1965in"/>
    </style:style>
    <style:style style:name="TableCell321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216" style:parent-style-name="TableContents" style:family="paragraph">
      <style:paragraph-properties fo:margin-bottom="0.1965in"/>
    </style:style>
    <style:style style:name="TableRow3217" style:family="table-row">
      <style:table-row-properties style:use-optimal-row-height="false"/>
    </style:style>
    <style:style style:name="TableCell321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219" style:parent-style-name="TableContents" style:family="paragraph">
      <style:paragraph-properties fo:text-align="end" fo:margin-bottom="0.1965in"/>
    </style:style>
    <style:style style:name="TableCell322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221" style:parent-style-name="TableContents" style:family="paragraph">
      <style:paragraph-properties fo:margin-bottom="0.1965in"/>
    </style:style>
    <style:style style:name="TableRow3222" style:family="table-row">
      <style:table-row-properties style:use-optimal-row-height="false"/>
    </style:style>
    <style:style style:name="TableCell3223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224" style:parent-style-name="TableContents" style:family="paragraph">
      <style:paragraph-properties fo:text-align="end" fo:margin-bottom="0.1965in"/>
    </style:style>
    <style:style style:name="TableCell3225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226" style:parent-style-name="TableContents" style:family="paragraph">
      <style:paragraph-properties fo:margin-bottom="0.1965in"/>
    </style:style>
    <style:style style:name="TableRow3227" style:family="table-row">
      <style:table-row-properties style:use-optimal-row-height="false"/>
    </style:style>
    <style:style style:name="TableCell3228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229" style:parent-style-name="TableContents" style:family="paragraph">
      <style:paragraph-properties fo:text-align="end" fo:margin-bottom="0.1965in"/>
    </style:style>
    <style:style style:name="TableCell3230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231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23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233" style:family="table-row">
      <style:table-row-properties style:use-optimal-row-height="false"/>
    </style:style>
    <style:style style:name="TableCell3234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235" style:parent-style-name="TableContents" style:family="paragraph">
      <style:paragraph-properties fo:text-align="end" fo:margin-bottom="0.1965in"/>
    </style:style>
    <style:style style:name="TableCell3236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23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238" style:family="table-row">
      <style:table-row-properties style:use-optimal-row-height="false"/>
    </style:style>
    <style:style style:name="TableCell3239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240" style:parent-style-name="TableContents" style:family="paragraph">
      <style:paragraph-properties fo:text-align="end" fo:margin-bottom="0.1965in"/>
    </style:style>
    <style:style style:name="TableCell3241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242" style:parent-style-name="TableContents" style:family="paragraph">
      <style:paragraph-properties fo:margin-bottom="0.1965in"/>
      <style:text-properties fo:font-weight="bold" style:font-weight-asian="bold"/>
    </style:style>
    <style:style style:name="P324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24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245" style:family="table-row">
      <style:table-row-properties style:use-optimal-row-height="false"/>
    </style:style>
    <style:style style:name="TableCell3246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247" style:parent-style-name="TableContents" style:family="paragraph">
      <style:paragraph-properties fo:text-align="end" fo:margin-bottom="0.1965in"/>
    </style:style>
    <style:style style:name="TableCell3248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249" style:parent-style-name="TableContents" style:family="paragraph">
      <style:paragraph-properties fo:margin-bottom="0.1965in"/>
    </style:style>
    <style:style style:name="TableRow3250" style:family="table-row">
      <style:table-row-properties style:use-optimal-row-height="false"/>
    </style:style>
    <style:style style:name="TableCell3251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252" style:parent-style-name="TableContents" style:family="paragraph">
      <style:paragraph-properties fo:text-align="end" fo:margin-bottom="0.1965in"/>
    </style:style>
    <style:style style:name="TableCell3253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254" style:parent-style-name="TableContents" style:family="paragraph">
      <style:paragraph-properties fo:margin-bottom="0.1965in"/>
    </style:style>
    <style:style style:name="T3255" style:parent-style-name="Fuentedepárrafopredeter." style:family="text">
      <style:text-properties fo:font-weight="bold" style:font-weight-asian="bold" style:font-weight-complex="bold"/>
    </style:style>
    <style:style style:name="TableRow3256" style:family="table-row">
      <style:table-row-properties style:use-optimal-row-height="false"/>
    </style:style>
    <style:style style:name="TableCell325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258" style:parent-style-name="TableContents" style:family="paragraph">
      <style:paragraph-properties fo:text-align="end" fo:margin-bottom="0.1965in"/>
    </style:style>
    <style:style style:name="TableCell325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260" style:parent-style-name="TableContents" style:family="paragraph">
      <style:paragraph-properties fo:margin-bottom="0.1965in"/>
      <style:text-properties fo:color="#FF0000"/>
    </style:style>
    <style:style style:name="TableRow3261" style:family="table-row">
      <style:table-row-properties style:use-optimal-row-height="false"/>
    </style:style>
    <style:style style:name="TableCell326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263" style:parent-style-name="TableContents" style:family="paragraph">
      <style:paragraph-properties fo:text-align="end" fo:margin-bottom="0.1965in"/>
    </style:style>
    <style:style style:name="TableCell326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265" style:parent-style-name="TableContents" style:family="paragraph">
      <style:paragraph-properties fo:margin-bottom="0.1965in"/>
    </style:style>
    <style:style style:name="TableRow3266" style:family="table-row">
      <style:table-row-properties style:use-optimal-row-height="false"/>
    </style:style>
    <style:style style:name="TableCell326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268" style:parent-style-name="TableContents" style:family="paragraph">
      <style:paragraph-properties fo:text-align="end" fo:margin-bottom="0.1965in"/>
    </style:style>
    <style:style style:name="TableCell326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270" style:parent-style-name="TableContents" style:family="paragraph">
      <style:paragraph-properties fo:margin-bottom="0.1965in"/>
    </style:style>
    <style:style style:name="TableRow3271" style:family="table-row">
      <style:table-row-properties style:use-optimal-row-height="false"/>
    </style:style>
    <style:style style:name="TableCell327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273" style:parent-style-name="TableContents" style:family="paragraph">
      <style:paragraph-properties fo:text-align="end" fo:margin-bottom="0.1965in"/>
    </style:style>
    <style:style style:name="TableCell327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275" style:parent-style-name="TableContents" style:family="paragraph">
      <style:paragraph-properties fo:margin-bottom="0.1965in" fo:margin-left="0.4875in" fo:text-indent="-0.4875in">
        <style:tab-stops/>
      </style:paragraph-properties>
    </style:style>
    <style:style style:name="TableRow3276" style:family="table-row">
      <style:table-row-properties style:use-optimal-row-height="false"/>
    </style:style>
    <style:style style:name="TableCell3277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278" style:parent-style-name="TableContents" style:family="paragraph">
      <style:paragraph-properties fo:text-align="end" fo:margin-bottom="0.1965in"/>
    </style:style>
    <style:style style:name="TableCell3279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280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281" style:family="table-row">
      <style:table-row-properties style:use-optimal-row-height="false"/>
    </style:style>
    <style:style style:name="TableCell3282" style:family="table-cell">
      <style:table-cell-properties fo:border-top="none" fo:border-left="0.020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3283" style:parent-style-name="TableContents" style:family="paragraph">
      <style:paragraph-properties fo:text-align="end" fo:margin-bottom="0.1965in"/>
    </style:style>
    <style:style style:name="TableCell3284" style:family="table-cell">
      <style:table-cell-properties fo:border-top="none" fo:border-left="none" fo:border-bottom="0.0138in solid #000000" fo:border-right="0.0208in solid #000000" style:writing-mode="lr-tb" fo:padding-top="0in" fo:padding-left="0in" fo:padding-bottom="0.0194in" fo:padding-right="0.0194in"/>
    </style:style>
    <style:style style:name="P328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286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287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TableRow3288" style:family="table-row">
      <style:table-row-properties style:use-optimal-row-height="false"/>
    </style:style>
    <style:style style:name="TableCell3289" style:family="table-cell">
      <style:table-cell-properties fo:border-top="none" fo:border-left="0.0208in solid #000000" fo:border-bottom="0.0208in solid #000000" fo:border-right="0.0138in solid #000000" style:writing-mode="lr-tb" fo:padding-top="0in" fo:padding-left="0.0194in" fo:padding-bottom="0.0194in" fo:padding-right="0.0194in"/>
    </style:style>
    <style:style style:name="P3290" style:parent-style-name="TableContents" style:family="paragraph">
      <style:paragraph-properties fo:text-align="end" fo:margin-bottom="0.1965in"/>
    </style:style>
    <style:style style:name="TableCell3291" style:family="table-cell">
      <style:table-cell-properties fo:border-top="none" fo:border-left="none" fo:border-bottom="0.0208in solid #000000" fo:border-right="0.0208in solid #000000" style:writing-mode="lr-tb" fo:padding-top="0in" fo:padding-left="0in" fo:padding-bottom="0.0194in" fo:padding-right="0.0194in"/>
    </style:style>
    <style:style style:name="P3292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293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294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name="P3295" style:parent-style-name="TableContents" style:family="paragraph">
      <style:paragraph-properties fo:margin-bottom="0.1965in" fo:margin-left="0.25in" fo:text-indent="-0.25in">
        <style:tab-stops/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4"/>
      <text:p text:style-name="P5">Documento de Casos de Uso</text:p>
      <text:p text:style-name="P6">Para</text:p>
      <text:p text:style-name="P7">Sistema de Control y Facturación Nova Center</text:p>
      <text:p text:style-name="P8">Versión 1.2<text:s/>Aprobado</text:p>
      <text:p text:style-name="P9">Realizado Por Luis Diego Carballo Valdivia</text:p>
      <text:p text:style-name="P10">Esther Lopez</text:p>
      <text:p text:style-name="P11">Lugo CO.</text:p>
      <text:p text:style-name="P12">05 Mayo 2014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Historial De Revisión</text:p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Nombre</text:p>
          </table:table-cell>
          <table:table-cell table:style-name="TableCell38">
            <text:p text:style-name="P39">Fecha</text:p>
          </table:table-cell>
          <table:table-cell table:style-name="TableCell40">
            <text:p text:style-name="P41">Razón Del Cambio</text:p>
          </table:table-cell>
          <table:table-cell table:style-name="TableCell42">
            <text:p text:style-name="P43">Versión</text:p>
          </table:table-cell>
        </table:table-row>
        <table:table-row table:style-name="TableRow44">
          <table:table-cell table:style-name="TableCell45">
            <text:p text:style-name="P46">Lugo CO</text:p>
          </table:table-cell>
          <table:table-cell table:style-name="TableCell47">
            <text:p text:style-name="P48">09/06</text:p>
          </table:table-cell>
          <table:table-cell table:style-name="TableCell49">
            <text:p text:style-name="P50">Corrección de errores de redacción.</text:p>
          </table:table-cell>
          <table:table-cell table:style-name="TableCell51">
            <text:p text:style-name="P52">1.2</text:p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</table:table>
      <text:p text:style-name="P62"/>
      <text:p text:style-name="P6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64">Casos<text:s/>De Usos</text:p>
      <text:p text:style-name="Textbody"><text:tab/>A continuación los actores principales y sus casos de uso para el Sistema Nova Center:</text:p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Actor Primario</text:p>
          </table:table-cell>
          <table:table-cell table:style-name="TableCell72">
            <text:p text:style-name="P73">ID</text:p>
          </table:table-cell>
          <table:table-cell table:style-name="TableCell74">
            <text:p text:style-name="P75">Casos De Uso</text:p>
          </table:table-cell>
        </table:table-row>
        <table:table-row table:style-name="TableRow76">
          <table:table-cell table:style-name="TableCell77" table:number-rows-spanned="14">
            <text:p text:style-name="P78">Administrador</text:p>
            <text:p text:style-name="P79"/>
          </table:table-cell>
          <table:table-cell table:style-name="TableCell80">
            <text:p text:style-name="TableContents">CO-01</text:p>
          </table:table-cell>
          <table:table-cell table:style-name="TableCell81">
            <text:p text:style-name="TableContents">Logueo del administrador</text:p>
          </table:table-cell>
        </table:table-row>
        <table:table-row table:style-name="TableRow82">
          <table:covered-table-cell>
            <text:p text:style-name="Normal"/>
          </table:covered-table-cell>
          <table:table-cell table:style-name="TableCell83">
            <text:p text:style-name="TableContents">CO-02</text:p>
          </table:table-cell>
          <table:table-cell table:style-name="TableCell84">
            <text:p text:style-name="TableContents">Registrar producto</text:p>
          </table:table-cell>
        </table:table-row>
        <table:table-row table:style-name="TableRow85">
          <table:covered-table-cell>
            <text:p text:style-name="Normal"/>
          </table:covered-table-cell>
          <table:table-cell table:style-name="TableCell86">
            <text:p text:style-name="TableContents">CO-03</text:p>
          </table:table-cell>
          <table:table-cell table:style-name="TableCell87">
            <text:p text:style-name="TableContents">Modificar producto</text:p>
          </table:table-cell>
        </table:table-row>
        <table:table-row table:style-name="TableRow88">
          <table:covered-table-cell>
            <text:p text:style-name="Normal"/>
          </table:covered-table-cell>
          <table:table-cell table:style-name="TableCell89">
            <text:p text:style-name="TableContents">CO-04</text:p>
          </table:table-cell>
          <table:table-cell table:style-name="TableCell90">
            <text:p text:style-name="TableContents">Eliminar producto</text:p>
          </table:table-cell>
        </table:table-row>
        <table:table-row table:style-name="TableRow91">
          <table:covered-table-cell>
            <text:p text:style-name="Normal"/>
          </table:covered-table-cell>
          <table:table-cell table:style-name="TableCell92">
            <text:p text:style-name="TableContents">CO-05</text:p>
          </table:table-cell>
          <table:table-cell table:style-name="TableCell93">
            <text:p text:style-name="TableContents">Modificar Factura</text:p>
          </table:table-cell>
        </table:table-row>
        <table:table-row table:style-name="TableRow94">
          <table:covered-table-cell>
            <text:p text:style-name="Normal"/>
          </table:covered-table-cell>
          <table:table-cell table:style-name="TableCell95">
            <text:p text:style-name="TableContents">CO-06</text:p>
          </table:table-cell>
          <table:table-cell table:style-name="TableCell96">
            <text:p text:style-name="TableContents">Cancelar la impresión de una factura <text:s text:c="2"/></text:p>
          </table:table-cell>
        </table:table-row>
        <table:table-row table:style-name="TableRow97">
          <table:covered-table-cell>
            <text:p text:style-name="Normal"/>
          </table:covered-table-cell>
          <table:table-cell table:style-name="TableCell98">
            <text:p text:style-name="TableContents">CO-07</text:p>
          </table:table-cell>
          <table:table-cell table:style-name="TableCell99">
            <text:p text:style-name="TableContents">Registrar cliente</text:p>
          </table:table-cell>
        </table:table-row>
        <table:table-row table:style-name="TableRow100">
          <table:covered-table-cell>
            <text:p text:style-name="Normal"/>
          </table:covered-table-cell>
          <table:table-cell table:style-name="TableCell101">
            <text:p text:style-name="TableContents">CO-08</text:p>
          </table:table-cell>
          <table:table-cell table:style-name="TableCell102">
            <text:p text:style-name="TableContents">Modificar cliente</text:p>
          </table:table-cell>
        </table:table-row>
        <table:table-row table:style-name="TableRow103">
          <table:covered-table-cell>
            <text:p text:style-name="Normal"/>
          </table:covered-table-cell>
          <table:table-cell table:style-name="TableCell104">
            <text:p text:style-name="TableContents">CO-09</text:p>
          </table:table-cell>
          <table:table-cell table:style-name="TableCell105">
            <text:p text:style-name="TableContents">Eliminar cliente</text:p>
          </table:table-cell>
        </table:table-row>
        <table:table-row table:style-name="TableRow106">
          <table:covered-table-cell>
            <text:p text:style-name="Normal"/>
          </table:covered-table-cell>
          <table:table-cell table:style-name="TableCell107">
            <text:p text:style-name="TableContents">CO-10</text:p>
          </table:table-cell>
          <table:table-cell table:style-name="TableCell108">
            <text:p text:style-name="TableContents">Realizar venta</text:p>
          </table:table-cell>
        </table:table-row>
        <table:table-row table:style-name="TableRow109">
          <table:covered-table-cell>
            <text:p text:style-name="Normal"/>
          </table:covered-table-cell>
          <table:table-cell table:style-name="TableCell110">
            <text:p text:style-name="TableContents">CO-11</text:p>
          </table:table-cell>
          <table:table-cell table:style-name="TableCell111">
            <text:p text:style-name="TableContents">Modificar venta</text:p>
          </table:table-cell>
        </table:table-row>
        <table:table-row table:style-name="TableRow112">
          <table:covered-table-cell>
            <text:p text:style-name="Normal"/>
          </table:covered-table-cell>
          <table:table-cell table:style-name="TableCell113">
            <text:p text:style-name="TableContents">CO-12</text:p>
          </table:table-cell>
          <table:table-cell table:style-name="TableCell114">
            <text:p text:style-name="TableContents">Cancelar venta</text:p>
          </table:table-cell>
        </table:table-row>
        <table:table-row table:style-name="TableRow115">
          <table:covered-table-cell>
            <text:p text:style-name="Normal"/>
          </table:covered-table-cell>
          <table:table-cell table:style-name="TableCell116">
            <text:p text:style-name="TableContents">CO-13</text:p>
          </table:table-cell>
          <table:table-cell table:style-name="TableCell117">
            <text:p text:style-name="TableContents">Eliminar sugerencias</text:p>
          </table:table-cell>
        </table:table-row>
        <table:table-row table:style-name="TableRow118">
          <table:covered-table-cell>
            <text:p text:style-name="Normal"/>
          </table:covered-table-cell>
          <table:table-cell table:style-name="TableCell119">
            <text:p text:style-name="TableContents">CO-14</text:p>
          </table:table-cell>
          <table:table-cell table:style-name="TableCell120">
            <text:p text:style-name="TableContents">Imprimir Factura</text:p>
          </table:table-cell>
        </table:table-row>
        <table:table-row table:style-name="TableRow121">
          <table:table-cell table:style-name="TableCell122" table:number-rows-spanned="10">
            <text:p text:style-name="P123">Sistema</text:p>
          </table:table-cell>
          <table:table-cell table:style-name="TableCell124">
            <text:p text:style-name="TableContents">CO-15</text:p>
          </table:table-cell>
          <table:table-cell table:style-name="TableCell125">
            <text:p text:style-name="TableContents">Generar Factura</text:p>
          </table:table-cell>
        </table:table-row>
        <table:table-row table:style-name="TableRow126">
          <table:covered-table-cell>
            <text:p text:style-name="Normal"/>
          </table:covered-table-cell>
          <table:table-cell table:style-name="TableCell127">
            <text:p text:style-name="TableContents">CO-16</text:p>
          </table:table-cell>
          <table:table-cell table:style-name="TableCell128">
            <text:p text:style-name="TableContents">Cancelar el registro de un cliente</text:p>
          </table:table-cell>
        </table:table-row>
        <table:table-row table:style-name="TableRow129">
          <table:covered-table-cell>
            <text:p text:style-name="Normal"/>
          </table:covered-table-cell>
          <table:table-cell table:style-name="TableCell130">
            <text:p text:style-name="TableContents">CO-17</text:p>
          </table:table-cell>
          <table:table-cell table:style-name="TableCell131">
            <text:p text:style-name="TableContents">Cancelar el registro de un producto</text:p>
          </table:table-cell>
        </table:table-row>
        <table:table-row table:style-name="TableRow132">
          <table:covered-table-cell>
            <text:p text:style-name="Normal"/>
          </table:covered-table-cell>
          <table:table-cell table:style-name="TableCell133">
            <text:p text:style-name="TableContents">CO-18</text:p>
          </table:table-cell>
          <table:table-cell table:style-name="TableCell134">
            <text:p text:style-name="TableContents">Controlar el tiempo de uso de las<text:s/>estaciones</text:p>
          </table:table-cell>
        </table:table-row>
        <table:table-row table:style-name="TableRow135">
          <table:covered-table-cell>
            <text:p text:style-name="Normal"/>
          </table:covered-table-cell>
          <table:table-cell table:style-name="TableCell136">
            <text:p text:style-name="TableContents">CO-19</text:p>
          </table:table-cell>
          <table:table-cell table:style-name="TableCell137">
            <text:p text:style-name="TableContents">Generar un listado de servicios</text:p>
          </table:table-cell>
        </table:table-row>
        <table:table-row table:style-name="TableRow138">
          <table:covered-table-cell>
            <text:p text:style-name="Normal"/>
          </table:covered-table-cell>
          <table:table-cell table:style-name="TableCell139">
            <text:p text:style-name="TableContents">CO-20</text:p>
          </table:table-cell>
          <table:table-cell table:style-name="TableCell140">
            <text:p text:style-name="TableContents">Generar un listado de clientes</text:p>
          </table:table-cell>
        </table:table-row>
        <table:table-row table:style-name="TableRow141">
          <table:covered-table-cell>
            <text:p text:style-name="Normal"/>
          </table:covered-table-cell>
          <table:table-cell table:style-name="TableCell142">
            <text:p text:style-name="TableContents">CO-21</text:p>
          </table:table-cell>
          <table:table-cell table:style-name="TableCell143">
            <text:p text:style-name="TableContents">Generar un inventario de existencias</text:p>
          </table:table-cell>
        </table:table-row>
        <table:table-row table:style-name="TableRow144">
          <table:covered-table-cell>
            <text:p text:style-name="Normal"/>
          </table:covered-table-cell>
          <table:table-cell table:style-name="TableCell145">
            <text:p text:style-name="TableContents">CO-22</text:p>
          </table:table-cell>
          <table:table-cell table:style-name="TableCell146">
            <text:p text:style-name="TableContents">Notificar al usuario de una estación que su tiempo de uso esta por acabarse</text:p>
          </table:table-cell>
        </table:table-row>
        <table:table-row table:style-name="TableRow147">
          <table:covered-table-cell>
            <text:p text:style-name="Normal"/>
          </table:covered-table-cell>
          <table:table-cell table:style-name="TableCell148">
            <text:p text:style-name="TableContents">CO-23</text:p>
          </table:table-cell>
          <table:table-cell table:style-name="TableCell149">
            <text:p text:style-name="TableContents">Notificar al usuario de una<text:s/>estación que su tiempo de uso se acabó</text:p>
          </table:table-cell>
        </table:table-row>
        <table:table-row table:style-name="TableRow150">
          <table:covered-table-cell>
            <text:p text:style-name="Normal"/>
          </table:covered-table-cell>
          <table:table-cell table:style-name="TableCell151">
            <text:p text:style-name="TableContents">CO-24</text:p>
          </table:table-cell>
          <table:table-cell table:style-name="TableCell152">
            <text:p text:style-name="TableContents">Notificar cuando halla bajas existencias</text:p>
          </table:table-cell>
        </table:table-row>
        <table:table-row table:style-name="TableRow153">
          <table:table-cell table:style-name="TableCell154" table:number-rows-spanned="2">
            <text:p text:style-name="P155">Usuario</text:p>
          </table:table-cell>
          <table:table-cell table:style-name="TableCell156">
            <text:p text:style-name="TableContents">CO-25</text:p>
          </table:table-cell>
          <table:table-cell table:style-name="TableCell157">
            <text:p text:style-name="TableContents">Cancelar sugerencias</text:p>
          </table:table-cell>
        </table:table-row>
        <table:table-row table:style-name="TableRow158">
          <table:covered-table-cell>
            <text:p text:style-name="Normal"/>
          </table:covered-table-cell>
          <table:table-cell table:style-name="TableCell159">
            <text:p text:style-name="TableContents">CO-26</text:p>
          </table:table-cell>
          <table:table-cell table:style-name="TableCell160">
            <text:p text:style-name="TableContents">Crear sugerencias</text:p>
          </table:table-cell>
        </table:table-row>
      </table:table>
      <text:p text:style-name="Standard"/>
      <text:p text:style-name="Standard"/>
      <text:soft-page-break/>
      <text:p text:style-name="P161">Diagrama de casos de uso</text:p>
      <text:p text:style-name="P162"/>
      <text:p text:style-name="P163"><text:span text:style-name="T164"><draw:frame draw:z-index="251658240" draw:style-name="a0" draw:name="Imagen1" text:anchor-type="paragraph" svg:x="0in" svg:y="0in" svg:width="8.12205in" svg:height="8.07008in" style:rel-width="scale" style:rel-height="scale"><draw:image xlink:href="" xlink:type="simple" xlink:show="embed" xlink:actuate="onLoad"/><svg:title/><svg:desc/></draw:frame></text:span></text:p>
      <text:p text:style-name="Standard"/>
      <text:p text:style-name="Standard"/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p text:style-name="P172">ID caso de uso:</text:p>
          </table:table-cell>
          <table:table-cell table:style-name="TableCell173" table:number-columns-spanned="3">
            <text:p text:style-name="P174">1</text:p>
          </table:table-cell>
          <table:covered-table-cell/>
          <table:covered-table-cell/>
        </table:table-row>
        <table:table-row table:style-name="TableRow175">
          <table:table-cell table:style-name="TableCell176">
            <text:p text:style-name="P177">Nombre del caso del uso:</text:p>
          </table:table-cell>
          <table:table-cell table:style-name="TableCell178" table:number-columns-spanned="3">
            <text:p text:style-name="P179">Logueo del administrador</text:p>
          </table:table-cell>
          <table:covered-table-cell/>
          <table:covered-table-cell/>
        </table:table-row>
        <table:table-row table:style-name="TableRow180">
          <table:table-cell table:style-name="TableCell181">
            <text:p text:style-name="P182">Creado por:</text:p>
          </table:table-cell>
          <table:table-cell table:style-name="TableCell183">
            <text:p text:style-name="P184">Esther<text:s/>López.</text:p>
            <text:p text:style-name="P185">Luis Diego Carballo Valdivia.</text:p>
          </table:table-cell>
          <table:table-cell table:style-name="TableCell186">
            <text:p text:style-name="P187">Ultima actualización por:</text:p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Fecha de creación:</text:p>
          </table:table-cell>
          <table:table-cell table:style-name="TableCell193">
            <text:p text:style-name="P194">1 mayo, 2014</text:p>
          </table:table-cell>
          <table:table-cell table:style-name="TableCell195">
            <text:p text:style-name="P196">Fecha de <text:s/>actualización: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>Actor:</text:p>
          </table:table-cell>
          <table:table-cell table:style-name="TableCell202" table:number-columns-spanned="3">
            <text:p text:style-name="P203">Administrador.</text:p>
          </table:table-cell>
          <table:covered-table-cell/>
          <table:covered-table-cell/>
        </table:table-row>
        <table:table-row table:style-name="TableRow204">
          <table:table-cell table:style-name="TableCell205">
            <text:p text:style-name="P206">Descripción:</text:p>
          </table:table-cell>
          <table:table-cell table:style-name="TableCell207" table:number-columns-spanned="3">
            <text:p text:style-name="P208">Al iniciar el programa, el administrador verá la pantalla de<text:s/>login, donde podrá colocar su usuario y contraseña para acceder a las funciones del sistema.</text:p>
          </table:table-cell>
          <table:covered-table-cell/>
          <table:covered-table-cell/>
        </table:table-row>
        <table:table-row table:style-name="TableRow209">
          <table:table-cell table:style-name="TableCell210">
            <text:p text:style-name="P211">Pre condiciones:</text:p>
          </table:table-cell>
          <table:table-cell table:style-name="TableCell212" table:number-columns-spanned="3">
            <text:p text:style-name="P213">1. Es necesario que el sistema esté iniciado.</text:p>
            <text:p text:style-name="P214">2.Verificar el correcto funcionamiento del sistema.</text:p>
            <text:p text:style-name="P215">3.Es necesario que el administrador ingrese su<text:s/>usuario y contraseña para acceder al sistema.</text:p>
          </table:table-cell>
          <table:covered-table-cell/>
          <table:covered-table-cell/>
        </table:table-row>
        <table:table-row table:style-name="TableRow216">
          <table:table-cell table:style-name="TableCell217">
            <text:p text:style-name="P218">Pos condiciones:</text:p>
          </table:table-cell>
          <table:table-cell table:style-name="TableCell219" table:number-columns-spanned="3">
            <text:p text:style-name="P220">1.El administrador logueo correctamente con sus datos, ahora puede accesar a todas las funciones del programa.</text:p>
          </table:table-cell>
          <table:covered-table-cell/>
          <table:covered-table-cell/>
        </table:table-row>
        <table:table-row table:style-name="TableRow221">
          <table:table-cell table:style-name="TableCell222">
            <text:p text:style-name="P223">Flujo normal:</text:p>
          </table:table-cell>
          <table:table-cell table:style-name="TableCell224" table:number-columns-spanned="3">
            <text:p text:style-name="P225">1.0 Logueo del administrador</text:p>
            <text:p text:style-name="P226">1. El administrador abre el<text:s/>programa.</text:p>
            <text:p text:style-name="P227">2. El administrador ingresa el usuario.</text:p>
            <text:p text:style-name="P228">3. El administrador ingresa la contraseña.</text:p>
            <text:p text:style-name="P229">4. El administrador intenta acceder al sistema.</text:p>
          </table:table-cell>
          <table:covered-table-cell/>
          <table:covered-table-cell/>
        </table:table-row>
        <table:table-row table:style-name="TableRow230">
          <table:table-cell table:style-name="TableCell231">
            <text:p text:style-name="P232">Flujo alternativo:</text:p>
          </table:table-cell>
          <table:table-cell table:style-name="TableCell233" table:number-columns-spanned="3">
            <text:p text:style-name="P234"><text:span text:style-name="T235">4.1 Datos inválidos</text:span></text:p>
            <text:p text:style-name="P236">4.1.1 Si los datos que el administrador ingresa son incorrectos no podrá acceder al sistema y verá a continuación un mensaje diciendo que su<text:s/><text:soft-page-break/>usuario o contraseña son incorrectos.</text:p>
          </table:table-cell>
          <table:covered-table-cell/>
          <table:covered-table-cell/>
        </table:table-row>
        <text:soft-page-break/>
        <table:table-row table:style-name="TableRow237">
          <table:table-cell table:style-name="TableCell238">
            <text:p text:style-name="P239">Excepciones:</text:p>
          </table:table-cell>
          <table:table-cell table:style-name="TableCell240" table:number-columns-spanned="3">
            <text:p text:style-name="P241">Ninguna.</text:p>
          </table:table-cell>
          <table:covered-table-cell/>
          <table:covered-table-cell/>
        </table:table-row>
        <table:table-row table:style-name="TableRow242">
          <table:table-cell table:style-name="TableCell243">
            <text:p text:style-name="P244">Inclusiones:</text:p>
          </table:table-cell>
          <table:table-cell table:style-name="TableCell245" table:number-columns-spanned="3">
            <text:p text:style-name="P246">Ninguna.</text:p>
          </table:table-cell>
          <table:covered-table-cell/>
          <table:covered-table-cell/>
        </table:table-row>
        <table:table-row table:style-name="TableRow247">
          <table:table-cell table:style-name="TableCell248">
            <text:p text:style-name="P249">Prioridad:</text:p>
          </table:table-cell>
          <table:table-cell table:style-name="TableCell250" table:number-columns-spanned="3">
            <text:p text:style-name="P251">Alta.</text:p>
          </table:table-cell>
          <table:covered-table-cell/>
          <table:covered-table-cell/>
        </table:table-row>
        <table:table-row table:style-name="TableRow252">
          <table:table-cell table:style-name="TableCell253">
            <text:p text:style-name="P254">Frecuencia de uso:</text:p>
          </table:table-cell>
          <table:table-cell table:style-name="TableCell255" table:number-columns-spanned="3">
            <text:p text:style-name="P256">Cada vez que el administrador cierre el sistema.</text:p>
          </table:table-cell>
          <table:covered-table-cell/>
          <table:covered-table-cell/>
        </table:table-row>
        <table:table-row table:style-name="TableRow257">
          <table:table-cell table:style-name="TableCell258">
            <text:p text:style-name="P259">Reglas de negocio:</text:p>
          </table:table-cell>
          <table:table-cell table:style-name="TableCell260" table:number-columns-spanned="3">
            <text:p text:style-name="P261"/>
          </table:table-cell>
          <table:covered-table-cell/>
          <table:covered-table-cell/>
        </table:table-row>
        <table:table-row table:style-name="TableRow262">
          <table:table-cell table:style-name="TableCell263">
            <text:p text:style-name="P264">Requerimientos especiales:</text:p>
          </table:table-cell>
          <table:table-cell table:style-name="TableCell265" table:number-columns-spanned="3">
            <text:p text:style-name="P266"/>
          </table:table-cell>
          <table:covered-table-cell/>
          <table:covered-table-cell/>
        </table:table-row>
        <table:table-row table:style-name="TableRow267">
          <table:table-cell table:style-name="TableCell268">
            <text:p text:style-name="P269">Asunciones:</text:p>
          </table:table-cell>
          <table:table-cell table:style-name="TableCell270" table:number-columns-spanned="3">
            <text:p text:style-name="P271">1.El administrador<text:s/>está capacitado para el manejo de la aplicación.</text:p>
            <text:p text:style-name="P272">2. El computador que contiene el sistema se encuentre en buenas condiciones.</text:p>
            <text:p text:style-name="P273">3. El sistema funciona normalmente.</text:p>
          </table:table-cell>
          <table:covered-table-cell/>
          <table:covered-table-cell/>
        </table:table-row>
        <table:table-row table:style-name="TableRow274">
          <table:table-cell table:style-name="TableCell275">
            <text:p text:style-name="P276">Tecnologías:</text:p>
          </table:table-cell>
          <table:table-cell table:style-name="TableCell277" table:number-columns-spanned="3">
            <text:p text:style-name="P278">1. Computadora en buen estado.</text:p>
            <text:p text:style-name="P279">2. Mínimo 1 GB de RAM.</text:p>
            <text:p text:style-name="P280">3. Mínimo 1.6 Ghz de<text:s/>procesador.</text:p>
            <text:p text:style-name="P281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282"/>
      <table:table table:style-name="Table283">
        <table:table-columns>
          <table:table-column table:style-name="TableColumn284"/>
          <table:table-column table:style-name="TableColumn285"/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P290">ID caso de uso:</text:p>
          </table:table-cell>
          <table:table-cell table:style-name="TableCell291" table:number-columns-spanned="3">
            <text:p text:style-name="P292">2</text:p>
          </table:table-cell>
          <table:covered-table-cell/>
          <table:covered-table-cell/>
        </table:table-row>
        <table:table-row table:style-name="TableRow293">
          <table:table-cell table:style-name="TableCell294">
            <text:p text:style-name="P295">Nombre del caso del uso:</text:p>
          </table:table-cell>
          <table:table-cell table:style-name="TableCell296" table:number-columns-spanned="3">
            <text:p text:style-name="P297">Registrar producto</text:p>
          </table:table-cell>
          <table:covered-table-cell/>
          <table:covered-table-cell/>
        </table:table-row>
        <table:table-row table:style-name="TableRow298">
          <table:table-cell table:style-name="TableCell299">
            <text:p text:style-name="P300">Creado por:</text:p>
          </table:table-cell>
          <table:table-cell table:style-name="TableCell301">
            <text:p text:style-name="P302">Esther<text:s/>López.</text:p>
            <text:p text:style-name="P303">Luis Diego Carballo Valdivia.</text:p>
          </table:table-cell>
          <table:table-cell table:style-name="TableCell304">
            <text:p text:style-name="P305">Ultima actualización por:</text:p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Fecha de creación:</text:p>
          </table:table-cell>
          <table:table-cell table:style-name="TableCell311">
            <text:p text:style-name="P312">1 mayo, 2014</text:p>
          </table:table-cell>
          <table:table-cell table:style-name="TableCell313">
            <text:p text:style-name="P314">Fecha de <text:s/>actualización:</text:p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>Actor</text:p>
          </table:table-cell>
          <table:table-cell table:style-name="TableCell320" table:number-columns-spanned="3">
            <text:p text:style-name="P321">Administrador.</text:p>
          </table:table-cell>
          <table:covered-table-cell/>
          <table:covered-table-cell/>
        </table:table-row>
        <table:table-row table:style-name="TableRow322">
          <table:table-cell table:style-name="TableCell323">
            <text:p text:style-name="P324">Descripción:</text:p>
          </table:table-cell>
          <table:table-cell table:style-name="TableCell325" table:number-columns-spanned="3">
            <text:p text:style-name="P326">El registro de productos es una opción que podrá realizar el administrador cuando introduce los datos que se necesitan correctamente.</text:p>
          </table:table-cell>
          <table:covered-table-cell/>
          <table:covered-table-cell/>
        </table:table-row>
        <table:table-row table:style-name="TableRow327">
          <table:table-cell table:style-name="TableCell328">
            <text:p text:style-name="P329">Pre condiciones:</text:p>
          </table:table-cell>
          <table:table-cell table:style-name="TableCell330" table:number-columns-spanned="3">
            <text:p text:style-name="P331">1.Es necesario que el administrador ingrese su usuario y contraseña<text:s/>correctamente para acceder al sistema.</text:p>
          </table:table-cell>
          <table:covered-table-cell/>
          <table:covered-table-cell/>
        </table:table-row>
        <table:table-row table:style-name="TableRow332">
          <table:table-cell table:style-name="TableCell333">
            <text:p text:style-name="P334">Pos condiciones:</text:p>
          </table:table-cell>
          <table:table-cell table:style-name="TableCell335" table:number-columns-spanned="3">
            <text:p text:style-name="P336">1.El administrador ingresó los datos correctamente.</text:p>
          </table:table-cell>
          <table:covered-table-cell/>
          <table:covered-table-cell/>
        </table:table-row>
        <table:table-row table:style-name="TableRow337">
          <table:table-cell table:style-name="TableCell338">
            <text:p text:style-name="P339">Flujo normal:</text:p>
          </table:table-cell>
          <table:table-cell table:style-name="TableCell340" table:number-columns-spanned="3">
            <text:p text:style-name="P341">2.0 Registrar producto.</text:p>
            <text:p text:style-name="P342">1. El administrador ingresa el usuario.</text:p>
            <text:p text:style-name="P343">2. El administrador ingresa la contraseña.</text:p>
            <text:p text:style-name="P344">3. El administrador se<text:s/>loguea correctamente.</text:p>
            <text:p text:style-name="P345">4. El administrador ingrese al sistema de productos.</text:p>
            <text:p text:style-name="P346">5 Selecciona el botón registrar producto.</text:p>
            <text:p text:style-name="P347">6. Inserta los datos correctamente.</text:p>
            <text:p text:style-name="P348">7. Se registra el producto con éxito.</text:p>
          </table:table-cell>
          <table:covered-table-cell/>
          <table:covered-table-cell/>
        </table:table-row>
        <table:table-row table:style-name="TableRow349">
          <table:table-cell table:style-name="TableCell350">
            <text:p text:style-name="P351">Flujo alternativo:</text:p>
          </table:table-cell>
          <table:table-cell table:style-name="TableCell352" table:number-columns-spanned="3">
            <text:p text:style-name="P353"><text:span text:style-name="T354">2.1 Producto existente</text:span></text:p>
            <text:p text:style-name="P355">1. El producto que desea ingresar ya existe.</text:p>
            <text:soft-page-break/>
            <text:p text:style-name="P356">2.2 Fallo del sistema.</text:p>
          </table:table-cell>
          <table:covered-table-cell/>
          <table:covered-table-cell/>
        </table:table-row>
        <text:soft-page-break/>
        <table:table-row table:style-name="TableRow357">
          <table:table-cell table:style-name="TableCell358">
            <text:p text:style-name="P359">Excepciones:</text:p>
          </table:table-cell>
          <table:table-cell table:style-name="TableCell360" table:number-columns-spanned="3">
            <text:p text:style-name="P361">2.0.E.1. Fallo en el computador de trabajo.</text:p>
          </table:table-cell>
          <table:covered-table-cell/>
          <table:covered-table-cell/>
        </table:table-row>
        <table:table-row table:style-name="TableRow362">
          <table:table-cell table:style-name="TableCell363">
            <text:p text:style-name="P364">Inclusiones:</text:p>
          </table:table-cell>
          <table:table-cell table:style-name="TableCell365" table:number-columns-spanned="3">
            <text:p text:style-name="P366">1.</text:p>
          </table:table-cell>
          <table:covered-table-cell/>
          <table:covered-table-cell/>
        </table:table-row>
        <table:table-row table:style-name="TableRow367">
          <table:table-cell table:style-name="TableCell368">
            <text:p text:style-name="P369">Prioridad:</text:p>
          </table:table-cell>
          <table:table-cell table:style-name="TableCell370" table:number-columns-spanned="3">
            <text:p text:style-name="P371">Alta.</text:p>
          </table:table-cell>
          <table:covered-table-cell/>
          <table:covered-table-cell/>
        </table:table-row>
        <table:table-row table:style-name="TableRow372">
          <table:table-cell table:style-name="TableCell373">
            <text:p text:style-name="P374">Frecuencia de uso:</text:p>
          </table:table-cell>
          <table:table-cell table:style-name="TableCell375" table:number-columns-spanned="3">
            <text:p text:style-name="P376">Cada vez que el administrador desee registrar un producto.</text:p>
          </table:table-cell>
          <table:covered-table-cell/>
          <table:covered-table-cell/>
        </table:table-row>
        <table:table-row table:style-name="TableRow377">
          <table:table-cell table:style-name="TableCell378">
            <text:p text:style-name="P379">Reglas de negocio:</text:p>
          </table:table-cell>
          <table:table-cell table:style-name="TableCell380" table:number-columns-spanned="3">
            <text:p text:style-name="P381">RN-10, RN-03.</text:p>
          </table:table-cell>
          <table:covered-table-cell/>
          <table:covered-table-cell/>
        </table:table-row>
        <table:table-row table:style-name="TableRow382">
          <table:table-cell table:style-name="TableCell383">
            <text:p text:style-name="P384">Requerimientos especiales:</text:p>
          </table:table-cell>
          <table:table-cell table:style-name="TableCell385" table:number-columns-spanned="3">
            <text:p text:style-name="P386">1. El computador donde se labora funciona correctamente.</text:p>
          </table:table-cell>
          <table:covered-table-cell/>
          <table:covered-table-cell/>
        </table:table-row>
        <table:table-row table:style-name="TableRow387">
          <table:table-cell table:style-name="TableCell388">
            <text:p text:style-name="P389">Asunciones:</text:p>
          </table:table-cell>
          <table:table-cell table:style-name="TableCell390" table:number-columns-spanned="3">
            <text:p text:style-name="P391">1.El administrador está capacitado para el manejo de la aplicación.</text:p>
            <text:p text:style-name="P392">2. El administrador <text:s/>se encuentra logueado.</text:p>
            <text:p text:style-name="P393">3. El computador que contiene el sistema se encuentre en buenas condiciones.</text:p>
            <text:p text:style-name="P394">4. El sistema funciona normalmente.</text:p>
          </table:table-cell>
          <table:covered-table-cell/>
          <table:covered-table-cell/>
        </table:table-row>
        <table:table-row table:style-name="TableRow395">
          <table:table-cell table:style-name="TableCell396">
            <text:p text:style-name="P397">Tecnologías:</text:p>
          </table:table-cell>
          <table:table-cell table:style-name="TableCell398" table:number-columns-spanned="3">
            <text:p text:style-name="P399">1. Computadora en buen estado.</text:p>
            <text:p text:style-name="P400">2. Mínimo 1 GB de RAM</text:p>
            <text:p text:style-name="P401">3. Mínimo 1.6 Ghz de procesador.</text:p>
            <text:p text:style-name="P402">4. Windows XP o 7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403"/>
      <table:table table:style-name="Table404">
        <table:table-columns>
          <table:table-column table:style-name="TableColumn405"/>
          <table:table-column table:style-name="TableColumn406"/>
          <table:table-column table:style-name="TableColumn407"/>
          <table:table-column table:style-name="TableColumn408"/>
        </table:table-columns>
        <table:table-row table:style-name="TableRow409">
          <table:table-cell table:style-name="TableCell410">
            <text:p text:style-name="P411">ID caso de uso:</text:p>
          </table:table-cell>
          <table:table-cell table:style-name="TableCell412" table:number-columns-spanned="3">
            <text:p text:style-name="P413">3</text:p>
          </table:table-cell>
          <table:covered-table-cell/>
          <table:covered-table-cell/>
        </table:table-row>
        <table:table-row table:style-name="TableRow414">
          <table:table-cell table:style-name="TableCell415">
            <text:p text:style-name="P416">Nombre del caso del uso:</text:p>
          </table:table-cell>
          <table:table-cell table:style-name="TableCell417" table:number-columns-spanned="3">
            <text:p text:style-name="P418">Modificar producto.</text:p>
          </table:table-cell>
          <table:covered-table-cell/>
          <table:covered-table-cell/>
        </table:table-row>
        <table:table-row table:style-name="TableRow419">
          <table:table-cell table:style-name="TableCell420">
            <text:p text:style-name="P421">Creado por:</text:p>
          </table:table-cell>
          <table:table-cell table:style-name="TableCell422">
            <text:p text:style-name="P423">Esther<text:s/>López.</text:p>
            <text:p text:style-name="P424">Luis Diego Carballo Valdivia.</text:p>
          </table:table-cell>
          <table:table-cell table:style-name="TableCell425">
            <text:p text:style-name="P426">Ultima actualización por:</text:p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>Fecha de creación:</text:p>
          </table:table-cell>
          <table:table-cell table:style-name="TableCell432">
            <text:p text:style-name="P433">1 mayo, 2014.</text:p>
          </table:table-cell>
          <table:table-cell table:style-name="TableCell434">
            <text:p text:style-name="P435">Fecha de <text:s/>actualización:</text:p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Actor:</text:p>
          </table:table-cell>
          <table:table-cell table:style-name="TableCell441" table:number-columns-spanned="3">
            <text:p text:style-name="P442">Administrador.</text:p>
          </table:table-cell>
          <table:covered-table-cell/>
          <table:covered-table-cell/>
        </table:table-row>
        <table:table-row table:style-name="TableRow443">
          <table:table-cell table:style-name="TableCell444">
            <text:p text:style-name="P445">Descripción:</text:p>
          </table:table-cell>
          <table:table-cell table:style-name="TableCell446" table:number-columns-spanned="3">
            <text:p text:style-name="P447">Este caso de uso le permite al administrador modificar los<text:s/>datos de los productos registrados.</text:p>
          </table:table-cell>
          <table:covered-table-cell/>
          <table:covered-table-cell/>
        </table:table-row>
        <table:table-row table:style-name="TableRow448">
          <table:table-cell table:style-name="TableCell449">
            <text:p text:style-name="P450">Pre condiciones:</text:p>
          </table:table-cell>
          <table:table-cell table:style-name="TableCell451" table:number-columns-spanned="3">
            <text:p text:style-name="P452">1.El administrador se haya logueado correctamente.</text:p>
            <text:p text:style-name="P453"><text:s/>2. El producto que desea modificar debe estar ya registrado.</text:p>
          </table:table-cell>
          <table:covered-table-cell/>
          <table:covered-table-cell/>
        </table:table-row>
        <table:table-row table:style-name="TableRow454">
          <table:table-cell table:style-name="TableCell455">
            <text:p text:style-name="P456">Pos condiciones:</text:p>
          </table:table-cell>
          <table:table-cell table:style-name="TableCell457" table:number-columns-spanned="3">
            <text:p text:style-name="P458">1.El administrador ingresó los datos correctamente.</text:p>
          </table:table-cell>
          <table:covered-table-cell/>
          <table:covered-table-cell/>
        </table:table-row>
        <table:table-row table:style-name="TableRow459">
          <table:table-cell table:style-name="TableCell460">
            <text:p text:style-name="P461">Flujo normal:</text:p>
          </table:table-cell>
          <table:table-cell table:style-name="TableCell462" table:number-columns-spanned="3">
            <text:p text:style-name="P463">3.0<text:s/>Modificar producto</text:p>
            <text:p text:style-name="P464">1. El administrador se loguea correctamente.</text:p>
            <text:p text:style-name="P465">2. Acceder al sistema de productos.</text:p>
            <text:p text:style-name="P466">3. Indicar la opción modificar <text:s/>producto.</text:p>
            <text:p text:style-name="P467">4. Ingresar el código o nombre del producto.</text:p>
            <text:p text:style-name="P468">4. Un vez localizado el producto se desplegará la información del producto que se puede modificar.</text:p>
            <text:p text:style-name="P469">5. El administrador cambia los datos y los guarda.</text:p>
            <text:p text:style-name="P470">6. Se le muestra al usuario un mensaje que le informa si la modificación del producto se realizó a cabo correctamente <text:s/>o si ocurrió un error.</text:p>
          </table:table-cell>
          <table:covered-table-cell/>
          <table:covered-table-cell/>
        </table:table-row>
        <table:table-row table:style-name="TableRow471">
          <table:table-cell table:style-name="TableCell472">
            <text:p text:style-name="P473">Flujo alternativo:</text:p>
          </table:table-cell>
          <table:table-cell table:style-name="TableCell474" table:number-columns-spanned="3">
            <text:p text:style-name="P475"><text:span text:style-name="T476">3.1 El produc</text:span><text:span text:style-name="T477">to no existe</text:span></text:p>
            <text:soft-page-break/>
            <text:p text:style-name="P478">1. Error al modificar ya que no se puede modificar un producto que no existe registrado.</text:p>
            <text:p text:style-name="P479"><text:span text:style-name="T480">3.1.2 Datos inválidos</text:span></text:p>
            <text:p text:style-name="P481">1.<text:s/>Los datos ingresados incorrectos.</text:p>
          </table:table-cell>
          <table:covered-table-cell/>
          <table:covered-table-cell/>
        </table:table-row>
        <text:soft-page-break/>
        <table:table-row table:style-name="TableRow482">
          <table:table-cell table:style-name="TableCell483">
            <text:p text:style-name="P484">Excepciones:</text:p>
          </table:table-cell>
          <table:table-cell table:style-name="TableCell485" table:number-columns-spanned="3">
            <text:p text:style-name="P486">3.0.E.1. Fallo en el computador de trabajo.</text:p>
          </table:table-cell>
          <table:covered-table-cell/>
          <table:covered-table-cell/>
        </table:table-row>
        <table:table-row table:style-name="TableRow487">
          <table:table-cell table:style-name="TableCell488">
            <text:p text:style-name="P489">Inclusiones:</text:p>
          </table:table-cell>
          <table:table-cell table:style-name="TableCell490" table:number-columns-spanned="3">
            <text:p text:style-name="P491">1.</text:p>
          </table:table-cell>
          <table:covered-table-cell/>
          <table:covered-table-cell/>
        </table:table-row>
        <table:table-row table:style-name="TableRow492">
          <table:table-cell table:style-name="TableCell493">
            <text:p text:style-name="P494">Prioridad:</text:p>
          </table:table-cell>
          <table:table-cell table:style-name="TableCell495" table:number-columns-spanned="3">
            <text:p text:style-name="P496">Alta.</text:p>
          </table:table-cell>
          <table:covered-table-cell/>
          <table:covered-table-cell/>
        </table:table-row>
        <table:table-row table:style-name="TableRow497">
          <table:table-cell table:style-name="TableCell498">
            <text:p text:style-name="P499">Frecuencia de uso:</text:p>
          </table:table-cell>
          <table:table-cell table:style-name="TableCell500" table:number-columns-spanned="3">
            <text:p text:style-name="P501">Cada vez que el administrador desee modificar un producto.</text:p>
          </table:table-cell>
          <table:covered-table-cell/>
          <table:covered-table-cell/>
        </table:table-row>
        <table:table-row table:style-name="TableRow502">
          <table:table-cell table:style-name="TableCell503">
            <text:p text:style-name="P504">Reglas de negocio:</text:p>
          </table:table-cell>
          <table:table-cell table:style-name="TableCell505" table:number-columns-spanned="3">
            <text:p text:style-name="P506">RN-26.</text:p>
          </table:table-cell>
          <table:covered-table-cell/>
          <table:covered-table-cell/>
        </table:table-row>
        <table:table-row table:style-name="TableRow507">
          <table:table-cell table:style-name="TableCell508">
            <text:p text:style-name="P509">Requerimientos<text:s/>especiales:</text:p>
          </table:table-cell>
          <table:table-cell table:style-name="TableCell510" table:number-columns-spanned="3">
            <text:p text:style-name="P511">1. El computador donde se labora funciona correctamente.</text:p>
          </table:table-cell>
          <table:covered-table-cell/>
          <table:covered-table-cell/>
        </table:table-row>
        <table:table-row table:style-name="TableRow512">
          <table:table-cell table:style-name="TableCell513">
            <text:p text:style-name="P514">Asunciones:</text:p>
          </table:table-cell>
          <table:table-cell table:style-name="TableCell515" table:number-columns-spanned="3">
            <text:p text:style-name="P516">1.El administrador está capacitado para el manejo de la aplicación.</text:p>
            <text:p text:style-name="P517">2. El administrador <text:s/>se encuentra logueado.</text:p>
            <text:p text:style-name="P518">3. El computador que contiene el sistema se encuentre en buenas condiciones.</text:p>
            <text:p text:style-name="P519">4. El sistema funciona normalmente.</text:p>
          </table:table-cell>
          <table:covered-table-cell/>
          <table:covered-table-cell/>
        </table:table-row>
        <table:table-row table:style-name="TableRow520">
          <table:table-cell table:style-name="TableCell521">
            <text:p text:style-name="P522">Tecnologías:</text:p>
          </table:table-cell>
          <table:table-cell table:style-name="TableCell523" table:number-columns-spanned="3">
            <text:p text:style-name="P524">1. Computadora en buen estado.</text:p>
            <text:p text:style-name="P525">2. Mínimo 1 GB de RAM.</text:p>
            <text:p text:style-name="P526">3. Mínimo 1.6 Ghz de procesador.</text:p>
            <text:p text:style-name="P527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528"/>
      <table:table table:style-name="Table529">
        <table:table-columns>
          <table:table-column table:style-name="TableColumn530"/>
          <table:table-column table:style-name="TableColumn531"/>
          <table:table-column table:style-name="TableColumn532"/>
          <table:table-column table:style-name="TableColumn533"/>
        </table:table-columns>
        <table:table-row table:style-name="TableRow534">
          <table:table-cell table:style-name="TableCell535">
            <text:p text:style-name="P536">ID caso de uso:</text:p>
          </table:table-cell>
          <table:table-cell table:style-name="TableCell537" table:number-columns-spanned="3">
            <text:p text:style-name="P538">4</text:p>
          </table:table-cell>
          <table:covered-table-cell/>
          <table:covered-table-cell/>
        </table:table-row>
        <table:table-row table:style-name="TableRow539">
          <table:table-cell table:style-name="TableCell540">
            <text:p text:style-name="P541">Nombre del caso del uso:</text:p>
          </table:table-cell>
          <table:table-cell table:style-name="TableCell542" table:number-columns-spanned="3">
            <text:p text:style-name="P543">Eliminar Producto</text:p>
          </table:table-cell>
          <table:covered-table-cell/>
          <table:covered-table-cell/>
        </table:table-row>
        <table:table-row table:style-name="TableRow544">
          <table:table-cell table:style-name="TableCell545">
            <text:p text:style-name="P546">Creado por:</text:p>
          </table:table-cell>
          <table:table-cell table:style-name="TableCell547">
            <text:p text:style-name="P548">Esther<text:s/>López.</text:p>
            <text:p text:style-name="P549">Luis Diego Carballo Valdivia.</text:p>
          </table:table-cell>
          <table:table-cell table:style-name="TableCell550">
            <text:p text:style-name="P551">Ultima actualización por:</text:p>
          </table:table-cell>
          <table:table-cell table:style-name="TableCell552">
            <text:p text:style-name="P553"/>
          </table:table-cell>
        </table:table-row>
        <table:table-row table:style-name="TableRow554">
          <table:table-cell table:style-name="TableCell555">
            <text:p text:style-name="P556">Fecha de creación:</text:p>
          </table:table-cell>
          <table:table-cell table:style-name="TableCell557">
            <text:p text:style-name="P558">1 mayo, 2014.</text:p>
          </table:table-cell>
          <table:table-cell table:style-name="TableCell559">
            <text:p text:style-name="P560">Fecha de <text:s/>actualización:</text:p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>
            <text:p text:style-name="P565">Actores:</text:p>
          </table:table-cell>
          <table:table-cell table:style-name="TableCell566" table:number-columns-spanned="3">
            <text:p text:style-name="P567">Administrador.</text:p>
          </table:table-cell>
          <table:covered-table-cell/>
          <table:covered-table-cell/>
        </table:table-row>
        <table:table-row table:style-name="TableRow568">
          <table:table-cell table:style-name="TableCell569">
            <text:p text:style-name="P570">Descripción:</text:p>
          </table:table-cell>
          <table:table-cell table:style-name="TableCell571" table:number-columns-spanned="3">
            <text:p text:style-name="P572">El administrador puede eliminar cualquier producto que este registrado.</text:p>
          </table:table-cell>
          <table:covered-table-cell/>
          <table:covered-table-cell/>
        </table:table-row>
        <table:table-row table:style-name="TableRow573">
          <table:table-cell table:style-name="TableCell574">
            <text:p text:style-name="P575">Pre<text:s/>condiciones:</text:p>
          </table:table-cell>
          <table:table-cell table:style-name="TableCell576" table:number-columns-spanned="3">
            <text:p text:style-name="P577">1.Es necesario que el administrador se haya logueado correctamente.</text:p>
          </table:table-cell>
          <table:covered-table-cell/>
          <table:covered-table-cell/>
        </table:table-row>
        <table:table-row table:style-name="TableRow578">
          <table:table-cell table:style-name="TableCell579">
            <text:p text:style-name="P580">Pos condiciones:</text:p>
          </table:table-cell>
          <table:table-cell table:style-name="TableCell581" table:number-columns-spanned="3">
            <text:p text:style-name="P582">1.El administrador ingresó los datos correctamente</text:p>
          </table:table-cell>
          <table:covered-table-cell/>
          <table:covered-table-cell/>
        </table:table-row>
        <table:table-row table:style-name="TableRow583">
          <table:table-cell table:style-name="TableCell584">
            <text:p text:style-name="P585">Flujo normal:</text:p>
          </table:table-cell>
          <table:table-cell table:style-name="TableCell586" table:number-columns-spanned="3">
            <text:p text:style-name="P587">4.0 Eliminar producto.</text:p>
            <text:p text:style-name="P588">1. El administrador se loguea correctamente.</text:p>
            <text:p text:style-name="P589">2. Acceder al sistema<text:s/>de productos.</text:p>
            <text:p text:style-name="P590">3. Indicar la opción eliminar <text:s/>producto.</text:p>
            <text:p text:style-name="P591">3. Ingresar el código o nombre del producto.</text:p>
            <text:p text:style-name="P592">4. Un vez localizado el producto se despliega una opción al administrador de confirmación.</text:p>
            <text:p text:style-name="P593">5. Una vez eliminado el producto, se muestra un mensaje que informa que el producto ha sido eliminado .</text:p>
          </table:table-cell>
          <table:covered-table-cell/>
          <table:covered-table-cell/>
        </table:table-row>
        <table:table-row table:style-name="TableRow594">
          <table:table-cell table:style-name="TableCell595">
            <text:p text:style-name="P596">Flujo alternativo:</text:p>
          </table:table-cell>
          <table:table-cell table:style-name="TableCell597" table:number-columns-spanned="3">
            <text:p text:style-name="P598"><text:span text:style-name="T599">4.1 El producto no existe.</text:span></text:p>
            <text:p text:style-name="P600">1. El administrador ingresa el nombre o código de un producto que no existe.</text:p>
            <text:p text:style-name="P601">2. Si el producto no existe, se despliega un mensaje informando al<text:s/><text:soft-page-break/>administrador que<text:s/>verifique la información que ingresó.</text:p>
          </table:table-cell>
          <table:covered-table-cell/>
          <table:covered-table-cell/>
        </table:table-row>
        <text:soft-page-break/>
        <table:table-row table:style-name="TableRow602">
          <table:table-cell table:style-name="TableCell603">
            <text:p text:style-name="P604">Excepciones:</text:p>
          </table:table-cell>
          <table:table-cell table:style-name="TableCell605" table:number-columns-spanned="3">
            <text:p text:style-name="P606">4.0.E.1. Fallo en el computador de trabajo.</text:p>
          </table:table-cell>
          <table:covered-table-cell/>
          <table:covered-table-cell/>
        </table:table-row>
        <table:table-row table:style-name="TableRow607">
          <table:table-cell table:style-name="TableCell608">
            <text:p text:style-name="P609">Inclusiones:</text:p>
          </table:table-cell>
          <table:table-cell table:style-name="TableCell610" table:number-columns-spanned="3">
            <text:p text:style-name="P611">1.</text:p>
          </table:table-cell>
          <table:covered-table-cell/>
          <table:covered-table-cell/>
        </table:table-row>
        <table:table-row table:style-name="TableRow612">
          <table:table-cell table:style-name="TableCell613">
            <text:p text:style-name="P614">Prioridad:</text:p>
          </table:table-cell>
          <table:table-cell table:style-name="TableCell615" table:number-columns-spanned="3">
            <text:p text:style-name="P616">Alta.</text:p>
          </table:table-cell>
          <table:covered-table-cell/>
          <table:covered-table-cell/>
        </table:table-row>
        <table:table-row table:style-name="TableRow617">
          <table:table-cell table:style-name="TableCell618">
            <text:p text:style-name="P619">Frecuencia de uso:</text:p>
          </table:table-cell>
          <table:table-cell table:style-name="TableCell620" table:number-columns-spanned="3">
            <text:p text:style-name="P621">Cada vez que el administrador desee eliminar un producto.</text:p>
          </table:table-cell>
          <table:covered-table-cell/>
          <table:covered-table-cell/>
        </table:table-row>
        <table:table-row table:style-name="TableRow622">
          <table:table-cell table:style-name="TableCell623">
            <text:p text:style-name="P624">Reglas de negocio:</text:p>
          </table:table-cell>
          <table:table-cell table:style-name="TableCell625" table:number-columns-spanned="3">
            <text:p text:style-name="P626">RN-11, RN-26.</text:p>
          </table:table-cell>
          <table:covered-table-cell/>
          <table:covered-table-cell/>
        </table:table-row>
        <table:table-row table:style-name="TableRow627">
          <table:table-cell table:style-name="TableCell628">
            <text:p text:style-name="P629">Requerimientos especiales:</text:p>
          </table:table-cell>
          <table:table-cell table:style-name="TableCell630" table:number-columns-spanned="3">
            <text:p text:style-name="P631">1. El computador donde se labora funciona correctamente.</text:p>
          </table:table-cell>
          <table:covered-table-cell/>
          <table:covered-table-cell/>
        </table:table-row>
        <table:table-row table:style-name="TableRow632">
          <table:table-cell table:style-name="TableCell633">
            <text:p text:style-name="P634">Asunciones:</text:p>
          </table:table-cell>
          <table:table-cell table:style-name="TableCell635" table:number-columns-spanned="3">
            <text:p text:style-name="P636">1.El administrador está capacitado para el manejo de la aplicación.</text:p>
            <text:p text:style-name="P637">2. El administrador <text:s/>se encuentra logueado.</text:p>
            <text:p text:style-name="P638">3. El computador que contiene el sistema se encuentre en buenas condiciones.</text:p>
            <text:p text:style-name="P639">4. El sistema funciona normalmente.</text:p>
          </table:table-cell>
          <table:covered-table-cell/>
          <table:covered-table-cell/>
        </table:table-row>
        <table:table-row table:style-name="TableRow640">
          <table:table-cell table:style-name="TableCell641">
            <text:p text:style-name="P642">Tecnologías:</text:p>
          </table:table-cell>
          <table:table-cell table:style-name="TableCell643" table:number-columns-spanned="3">
            <text:p text:style-name="P644">1. Computadora en buen estado.</text:p>
            <text:p text:style-name="P645">2. Mínimo 1 GB de RAM.</text:p>
            <text:p text:style-name="P646">3. Mínimo 1.6 Ghz de procesador.</text:p>
            <text:p text:style-name="P647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648"/>
      <table:table table:style-name="Table649">
        <table:table-columns>
          <table:table-column table:style-name="TableColumn650"/>
          <table:table-column table:style-name="TableColumn651"/>
          <table:table-column table:style-name="TableColumn652"/>
          <table:table-column table:style-name="TableColumn653"/>
        </table:table-columns>
        <table:table-row table:style-name="TableRow654">
          <table:table-cell table:style-name="TableCell655">
            <text:p text:style-name="P656">ID caso de uso:</text:p>
          </table:table-cell>
          <table:table-cell table:style-name="TableCell657" table:number-columns-spanned="3">
            <text:p text:style-name="P658">5</text:p>
          </table:table-cell>
          <table:covered-table-cell/>
          <table:covered-table-cell/>
        </table:table-row>
        <table:table-row table:style-name="TableRow659">
          <table:table-cell table:style-name="TableCell660">
            <text:p text:style-name="P661">Nombre del caso del uso:</text:p>
          </table:table-cell>
          <table:table-cell table:style-name="TableCell662" table:number-columns-spanned="3">
            <text:p text:style-name="P663">Modificar Factura</text:p>
          </table:table-cell>
          <table:covered-table-cell/>
          <table:covered-table-cell/>
        </table:table-row>
        <table:table-row table:style-name="TableRow664">
          <table:table-cell table:style-name="TableCell665">
            <text:p text:style-name="P666">Creado por:</text:p>
          </table:table-cell>
          <table:table-cell table:style-name="TableCell667">
            <text:p text:style-name="P668">Esther<text:s/>López.</text:p>
            <text:p text:style-name="P669">Luis Diego Carballo Valdivia.</text:p>
          </table:table-cell>
          <table:table-cell table:style-name="TableCell670">
            <text:p text:style-name="P671">Ultima actualización por:</text:p>
          </table:table-cell>
          <table:table-cell table:style-name="TableCell672">
            <text:p text:style-name="P673"/>
          </table:table-cell>
        </table:table-row>
        <table:table-row table:style-name="TableRow674">
          <table:table-cell table:style-name="TableCell675">
            <text:p text:style-name="P676">Fecha de creación:</text:p>
          </table:table-cell>
          <table:table-cell table:style-name="TableCell677">
            <text:p text:style-name="P678">1 mayo, 2014.</text:p>
          </table:table-cell>
          <table:table-cell table:style-name="TableCell679">
            <text:p text:style-name="P680">Fecha de <text:s/>actualización:</text:p>
          </table:table-cell>
          <table:table-cell table:style-name="TableCell681">
            <text:p text:style-name="P682"/>
          </table:table-cell>
        </table:table-row>
        <table:table-row table:style-name="TableRow683">
          <table:table-cell table:style-name="TableCell684">
            <text:p text:style-name="P685">Actores:</text:p>
          </table:table-cell>
          <table:table-cell table:style-name="TableCell686" table:number-columns-spanned="3">
            <text:p text:style-name="P687">Administrador.</text:p>
          </table:table-cell>
          <table:covered-table-cell/>
          <table:covered-table-cell/>
        </table:table-row>
        <table:table-row table:style-name="TableRow688">
          <table:table-cell table:style-name="TableCell689">
            <text:p text:style-name="P690">Descripción:</text:p>
          </table:table-cell>
          <table:table-cell table:style-name="TableCell691" table:number-columns-spanned="3">
            <text:p text:style-name="P692">El administrador podrá modificar una factura en caso de que<text:s/>algún producto que se iba a vender, sea cambiado por otro en el momento en que <text:s/>se generó la factura o se agregue un nuevo producto a la venta.</text:p>
          </table:table-cell>
          <table:covered-table-cell/>
          <table:covered-table-cell/>
        </table:table-row>
        <table:table-row table:style-name="TableRow693">
          <table:table-cell table:style-name="TableCell694">
            <text:p text:style-name="P695">Pre condiciones:</text:p>
          </table:table-cell>
          <table:table-cell table:style-name="TableCell696" table:number-columns-spanned="3">
            <text:p text:style-name="P697">1. Es necesario que el administrador se haya logueado correctamente.</text:p>
            <text:p text:style-name="P698">2. Los códigos de los productos a vender fueron ingresados correctamente.</text:p>
            <text:p text:style-name="P699">2. Los precios de los productos a vender pudieron ser consultados.</text:p>
          </table:table-cell>
          <table:covered-table-cell/>
          <table:covered-table-cell/>
        </table:table-row>
        <table:table-row table:style-name="TableRow700">
          <table:table-cell table:style-name="TableCell701">
            <text:p text:style-name="P702">Pos condiciones:</text:p>
          </table:table-cell>
          <table:table-cell table:style-name="TableCell703" table:number-columns-spanned="3">
            <text:p text:style-name="P704">1.El administrador ingresó los datos correctamente.</text:p>
            <text:p text:style-name="P705">2. Los productos fueron vendidos.</text:p>
          </table:table-cell>
          <table:covered-table-cell/>
          <table:covered-table-cell/>
        </table:table-row>
        <table:table-row table:style-name="TableRow706">
          <table:table-cell table:style-name="TableCell707">
            <text:p text:style-name="P708">Flujo normal:</text:p>
          </table:table-cell>
          <table:table-cell table:style-name="TableCell709" table:number-columns-spanned="3">
            <text:p text:style-name="P710">5.0 Modificar<text:s/>factura.</text:p>
            <text:p text:style-name="P711">1. El administrador se loguea correctamente.</text:p>
            <text:p text:style-name="P712">2. Acceder al sistema de ventas.</text:p>
            <text:p text:style-name="P713">3. Ingresar los códigos de los productos a vender.</text:p>
            <text:p text:style-name="P714">4. Seleccionar el botón vender.</text:p>
            <text:p text:style-name="P715">5. Se generará la factura.</text:p>
            <text:p text:style-name="P716">6. Seleccionar la opción modificar factura.</text:p>
            <text:soft-page-break/>
            <text:p text:style-name="P717">7. Cambiar los<text:s/>datos de la factura.</text:p>
            <text:p text:style-name="P718">8. Guardar Cambios.</text:p>
          </table:table-cell>
          <table:covered-table-cell/>
          <table:covered-table-cell/>
        </table:table-row>
        <text:soft-page-break/>
        <table:table-row table:style-name="TableRow719">
          <table:table-cell table:style-name="TableCell720">
            <text:p text:style-name="P721">Flujo alternativo:</text:p>
          </table:table-cell>
          <table:table-cell table:style-name="TableCell722" table:number-columns-spanned="3">
            <text:p text:style-name="P723"><text:span text:style-name="T724">5.1 Datos inválidos</text:span></text:p>
            <text:p text:style-name="P725">1. Si los datos que el administrador ingresa son incorrectos.</text:p>
            <text:p text:style-name="P726">5.2 Cancelación de la venta</text:p>
          </table:table-cell>
          <table:covered-table-cell/>
          <table:covered-table-cell/>
        </table:table-row>
        <table:table-row table:style-name="TableRow727">
          <table:table-cell table:style-name="TableCell728">
            <text:p text:style-name="P729">Excepciones:</text:p>
          </table:table-cell>
          <table:table-cell table:style-name="TableCell730" table:number-columns-spanned="3">
            <text:p text:style-name="P731">5.0.E.1. Fallo en el computador de trabajo.</text:p>
          </table:table-cell>
          <table:covered-table-cell/>
          <table:covered-table-cell/>
        </table:table-row>
        <table:table-row table:style-name="TableRow732">
          <table:table-cell table:style-name="TableCell733">
            <text:p text:style-name="P734">Inclusiones:</text:p>
          </table:table-cell>
          <table:table-cell table:style-name="TableCell735" table:number-columns-spanned="3">
            <text:p text:style-name="P736">1.</text:p>
          </table:table-cell>
          <table:covered-table-cell/>
          <table:covered-table-cell/>
        </table:table-row>
        <table:table-row table:style-name="TableRow737">
          <table:table-cell table:style-name="TableCell738">
            <text:p text:style-name="P739">Prioridad:</text:p>
          </table:table-cell>
          <table:table-cell table:style-name="TableCell740" table:number-columns-spanned="3">
            <text:p text:style-name="P741">Alta.</text:p>
          </table:table-cell>
          <table:covered-table-cell/>
          <table:covered-table-cell/>
        </table:table-row>
        <table:table-row table:style-name="TableRow742">
          <table:table-cell table:style-name="TableCell743">
            <text:p text:style-name="P744">Frecuencia de uso:</text:p>
          </table:table-cell>
          <table:table-cell table:style-name="TableCell745" table:number-columns-spanned="3">
            <text:p text:style-name="P746">La frecuencia de uso es muy baja, cada vez que el administrador desee modificar una factura.</text:p>
          </table:table-cell>
          <table:covered-table-cell/>
          <table:covered-table-cell/>
        </table:table-row>
        <table:table-row table:style-name="TableRow747">
          <table:table-cell table:style-name="TableCell748">
            <text:p text:style-name="P749">Reglas de negocio:</text:p>
          </table:table-cell>
          <table:table-cell table:style-name="TableCell750" table:number-columns-spanned="3">
            <text:p text:style-name="P751">RN-13.</text:p>
          </table:table-cell>
          <table:covered-table-cell/>
          <table:covered-table-cell/>
        </table:table-row>
        <table:table-row table:style-name="TableRow752">
          <table:table-cell table:style-name="TableCell753">
            <text:p text:style-name="P754">Requerimientos especiales:</text:p>
          </table:table-cell>
          <table:table-cell table:style-name="TableCell755" table:number-columns-spanned="3">
            <text:p text:style-name="P756">1. El computador donde se labora funciona correctamente.</text:p>
          </table:table-cell>
          <table:covered-table-cell/>
          <table:covered-table-cell/>
        </table:table-row>
        <table:table-row table:style-name="TableRow757">
          <table:table-cell table:style-name="TableCell758">
            <text:p text:style-name="P759">Asunciones:</text:p>
          </table:table-cell>
          <table:table-cell table:style-name="TableCell760" table:number-columns-spanned="3">
            <text:p text:style-name="P761">1.El<text:s/>administrador está capacitado para el manejo de la aplicación.</text:p>
            <text:p text:style-name="P762">2. El administrador <text:s/>se encuentra logueado.</text:p>
            <text:p text:style-name="P763">3. El computador que contiene el sistema se encuentre en buenas condiciones.</text:p>
            <text:p text:style-name="P764">4. El sistema funciona normalmente.</text:p>
          </table:table-cell>
          <table:covered-table-cell/>
          <table:covered-table-cell/>
        </table:table-row>
        <table:table-row table:style-name="TableRow765">
          <table:table-cell table:style-name="TableCell766">
            <text:p text:style-name="P767">Tecnologías:</text:p>
          </table:table-cell>
          <table:table-cell table:style-name="TableCell768" table:number-columns-spanned="3">
            <text:p text:style-name="P769">1. Computadora en buen<text:s/>estado.</text:p>
            <text:p text:style-name="P770">2. Mínimo 1 GB de RAM.</text:p>
            <text:p text:style-name="P771">3. Mínimo 1.6 Ghz de procesador.</text:p>
            <text:p text:style-name="P772">4. Windows XP o 7.</text:p>
          </table:table-cell>
          <table:covered-table-cell/>
          <table:covered-table-cell/>
        </table:table-row>
      </table:table>
      <text:p text:style-name="P773"/>
      <text:p text:style-name="P774"/>
      <table:table table:style-name="Table775">
        <table:table-columns>
          <table:table-column table:style-name="TableColumn776"/>
          <table:table-column table:style-name="TableColumn777"/>
          <table:table-column table:style-name="TableColumn778"/>
          <table:table-column table:style-name="TableColumn779"/>
        </table:table-columns>
        <table:table-row table:style-name="TableRow780">
          <table:table-cell table:style-name="TableCell781">
            <text:p text:style-name="P782">ID caso de uso:</text:p>
          </table:table-cell>
          <table:table-cell table:style-name="TableCell783" table:number-columns-spanned="3">
            <text:p text:style-name="P784">6</text:p>
          </table:table-cell>
          <table:covered-table-cell/>
          <table:covered-table-cell/>
        </table:table-row>
        <table:table-row table:style-name="TableRow785">
          <table:table-cell table:style-name="TableCell786">
            <text:p text:style-name="P787">Nombre del caso del uso:</text:p>
          </table:table-cell>
          <table:table-cell table:style-name="TableCell788" table:number-columns-spanned="3">
            <text:p text:style-name="P789">Cancelar la impresión de una factura</text:p>
          </table:table-cell>
          <table:covered-table-cell/>
          <table:covered-table-cell/>
        </table:table-row>
        <table:table-row table:style-name="TableRow790">
          <table:table-cell table:style-name="TableCell791">
            <text:p text:style-name="P792">Creado por:</text:p>
          </table:table-cell>
          <table:table-cell table:style-name="TableCell793">
            <text:p text:style-name="P794">Esther<text:s/>López.</text:p>
            <text:p text:style-name="P795">Luis Diego Carballo Valdivia.</text:p>
          </table:table-cell>
          <table:table-cell table:style-name="TableCell796">
            <text:p text:style-name="P797">Ultima<text:s/>actualización por:</text:p>
          </table:table-cell>
          <table:table-cell table:style-name="TableCell798">
            <text:p text:style-name="P799"/>
          </table:table-cell>
        </table:table-row>
        <table:table-row table:style-name="TableRow800">
          <table:table-cell table:style-name="TableCell801">
            <text:p text:style-name="P802">Fecha de creación:</text:p>
          </table:table-cell>
          <table:table-cell table:style-name="TableCell803">
            <text:p text:style-name="P804">1 mayo, 2014.</text:p>
          </table:table-cell>
          <table:table-cell table:style-name="TableCell805">
            <text:p text:style-name="P806">Fecha de <text:s/>actualización:</text:p>
          </table:table-cell>
          <table:table-cell table:style-name="TableCell807">
            <text:p text:style-name="P808"/>
          </table:table-cell>
        </table:table-row>
        <table:table-row table:style-name="TableRow809">
          <table:table-cell table:style-name="TableCell810">
            <text:p text:style-name="P811">Actores:</text:p>
          </table:table-cell>
          <table:table-cell table:style-name="TableCell812" table:number-columns-spanned="3">
            <text:p text:style-name="P813">Administrador.</text:p>
          </table:table-cell>
          <table:covered-table-cell/>
          <table:covered-table-cell/>
        </table:table-row>
        <table:table-row table:style-name="TableRow814">
          <table:table-cell table:style-name="TableCell815">
            <text:p text:style-name="P816">Descripción:</text:p>
          </table:table-cell>
          <table:table-cell table:style-name="TableCell817" table:number-columns-spanned="3">
            <text:p text:style-name="P818">En este caso de uso el administrador podrá cancelar la impresión de una factura. Esta opción es creada para imprimir la factura de una<text:s/>venta solo si el cliente lo desea.</text:p>
          </table:table-cell>
          <table:covered-table-cell/>
          <table:covered-table-cell/>
        </table:table-row>
        <table:table-row table:style-name="TableRow819">
          <table:table-cell table:style-name="TableCell820">
            <text:p text:style-name="P821">Pre condiciones:</text:p>
          </table:table-cell>
          <table:table-cell table:style-name="TableCell822" table:number-columns-spanned="3">
            <text:p text:style-name="P823">1.Es necesario que el administrador se haya logueado correctamente</text:p>
          </table:table-cell>
          <table:covered-table-cell/>
          <table:covered-table-cell/>
        </table:table-row>
        <table:table-row table:style-name="TableRow824">
          <table:table-cell table:style-name="TableCell825">
            <text:p text:style-name="P826">Pos condiciones:</text:p>
          </table:table-cell>
          <table:table-cell table:style-name="TableCell827" table:number-columns-spanned="3">
            <text:p text:style-name="P828">1.El administrador ingresó los datos correctamente.</text:p>
          </table:table-cell>
          <table:covered-table-cell/>
          <table:covered-table-cell/>
        </table:table-row>
        <table:table-row table:style-name="TableRow829">
          <table:table-cell table:style-name="TableCell830">
            <text:p text:style-name="P831">Flujo normal:</text:p>
          </table:table-cell>
          <table:table-cell table:style-name="TableCell832" table:number-columns-spanned="3">
            <text:p text:style-name="P833">6.0 Cancelar la impresión de una factura.</text:p>
            <text:p text:style-name="P834">1.<text:s/>El administrador se loguea correctamente.</text:p>
            <text:p text:style-name="P835">2. Acceder al sistema de ventas.</text:p>
            <text:p text:style-name="P836">3. Ingresar los códigos de los productos a vender.</text:p>
            <text:p text:style-name="P837">4. Seleccionar el botón vender.</text:p>
            <text:p text:style-name="P838">5. Se generará la factura.</text:p>
            <text:p text:style-name="P839">6. Aparecerá una opción donde el administrador indicará si desea imprimir o no la factura.</text:p>
          </table:table-cell>
          <table:covered-table-cell/>
          <table:covered-table-cell/>
        </table:table-row>
        <table:table-row table:style-name="TableRow840">
          <table:table-cell table:style-name="TableCell841">
            <text:p text:style-name="P842">Flujo alternativo:</text:p>
          </table:table-cell>
          <table:table-cell table:style-name="TableCell843" table:number-columns-spanned="3">
            <text:p text:style-name="P844"><text:span text:style-name="T845">6.1 La venta fue cancelada.</text:span></text:p>
          </table:table-cell>
          <table:covered-table-cell/>
          <table:covered-table-cell/>
        </table:table-row>
        <table:table-row table:style-name="TableRow846">
          <table:table-cell table:style-name="TableCell847">
            <text:p text:style-name="P848">Excepciones:</text:p>
          </table:table-cell>
          <table:table-cell table:style-name="TableCell849" table:number-columns-spanned="3">
            <text:p text:style-name="P850">7.0.E.1. Fallo en el computador de trabajo.</text:p>
          </table:table-cell>
          <table:covered-table-cell/>
          <table:covered-table-cell/>
        </table:table-row>
        <table:table-row table:style-name="TableRow851">
          <table:table-cell table:style-name="TableCell852">
            <text:p text:style-name="P853">Inclusiones:</text:p>
          </table:table-cell>
          <table:table-cell table:style-name="TableCell854" table:number-columns-spanned="3">
            <text:p text:style-name="P855">1.</text:p>
          </table:table-cell>
          <table:covered-table-cell/>
          <table:covered-table-cell/>
        </table:table-row>
        <text:soft-page-break/>
        <table:table-row table:style-name="TableRow856">
          <table:table-cell table:style-name="TableCell857">
            <text:p text:style-name="P858">Prioridad:</text:p>
          </table:table-cell>
          <table:table-cell table:style-name="TableCell859" table:number-columns-spanned="3">
            <text:p text:style-name="P860">Alta.</text:p>
          </table:table-cell>
          <table:covered-table-cell/>
          <table:covered-table-cell/>
        </table:table-row>
        <table:table-row table:style-name="TableRow861">
          <table:table-cell table:style-name="TableCell862">
            <text:p text:style-name="P863">Frecuencia de uso:</text:p>
          </table:table-cell>
          <table:table-cell table:style-name="TableCell864" table:number-columns-spanned="3">
            <text:p text:style-name="P865">Cada vez se que cancele una venta.</text:p>
          </table:table-cell>
          <table:covered-table-cell/>
          <table:covered-table-cell/>
        </table:table-row>
        <table:table-row table:style-name="TableRow866">
          <table:table-cell table:style-name="TableCell867">
            <text:p text:style-name="P868">Reglas de negocio:</text:p>
          </table:table-cell>
          <table:table-cell table:style-name="TableCell869" table:number-columns-spanned="3">
            <text:p text:style-name="P870">RN-13.</text:p>
          </table:table-cell>
          <table:covered-table-cell/>
          <table:covered-table-cell/>
        </table:table-row>
        <table:table-row table:style-name="TableRow871">
          <table:table-cell table:style-name="TableCell872">
            <text:p text:style-name="P873">Requerimientos especiales:</text:p>
          </table:table-cell>
          <table:table-cell table:style-name="TableCell874" table:number-columns-spanned="3">
            <text:p text:style-name="P875">1. El computador donde se labora funciona correctamente.</text:p>
            <text:p text:style-name="P876">2. La venta no se haya cancelado.</text:p>
          </table:table-cell>
          <table:covered-table-cell/>
          <table:covered-table-cell/>
        </table:table-row>
        <table:table-row table:style-name="TableRow877">
          <table:table-cell table:style-name="TableCell878">
            <text:p text:style-name="P879">Asunciones:</text:p>
          </table:table-cell>
          <table:table-cell table:style-name="TableCell880" table:number-columns-spanned="3">
            <text:p text:style-name="P881">1.El administrador<text:s/>está capacitado para el manejo de la aplicación.</text:p>
            <text:p text:style-name="P882">2. El administrador <text:s/>se encuentra logueado.</text:p>
            <text:p text:style-name="P883">3. El computador que contiene el sistema se encuentre en buenas condiciones.</text:p>
            <text:p text:style-name="P884">4. El sistema funciona normalmente.</text:p>
          </table:table-cell>
          <table:covered-table-cell/>
          <table:covered-table-cell/>
        </table:table-row>
        <table:table-row table:style-name="TableRow885">
          <table:table-cell table:style-name="TableCell886">
            <text:p text:style-name="P887">Tecnologías:</text:p>
          </table:table-cell>
          <table:table-cell table:style-name="TableCell888" table:number-columns-spanned="3">
            <text:p text:style-name="P889">1. Computadora en buen estado.</text:p>
            <text:p text:style-name="P890">2. Mínimo 1 GB de RAM.</text:p>
            <text:p text:style-name="P891">3. Mínimo 1.6 Ghz de procesador.</text:p>
            <text:p text:style-name="P892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893"/>
      <table:table table:style-name="Table894">
        <table:table-columns>
          <table:table-column table:style-name="TableColumn895"/>
          <table:table-column table:style-name="TableColumn896"/>
          <table:table-column table:style-name="TableColumn897"/>
          <table:table-column table:style-name="TableColumn898"/>
        </table:table-columns>
        <table:table-row table:style-name="TableRow899">
          <table:table-cell table:style-name="TableCell900">
            <text:p text:style-name="P901">ID caso de uso:</text:p>
          </table:table-cell>
          <table:table-cell table:style-name="TableCell902" table:number-columns-spanned="3">
            <text:p text:style-name="P903">7</text:p>
          </table:table-cell>
          <table:covered-table-cell/>
          <table:covered-table-cell/>
        </table:table-row>
        <table:table-row table:style-name="TableRow904">
          <table:table-cell table:style-name="TableCell905">
            <text:p text:style-name="P906">Nombre del caso del uso:</text:p>
          </table:table-cell>
          <table:table-cell table:style-name="TableCell907" table:number-columns-spanned="3">
            <text:p text:style-name="P908">Registrar cliente</text:p>
          </table:table-cell>
          <table:covered-table-cell/>
          <table:covered-table-cell/>
        </table:table-row>
        <table:table-row table:style-name="TableRow909">
          <table:table-cell table:style-name="TableCell910">
            <text:p text:style-name="P911">Creado por:</text:p>
          </table:table-cell>
          <table:table-cell table:style-name="TableCell912">
            <text:p text:style-name="P913">Esther<text:s/>López.</text:p>
            <text:p text:style-name="P914">Luis Diego Carballo Valdivia.</text:p>
          </table:table-cell>
          <table:table-cell table:style-name="TableCell915">
            <text:p text:style-name="P916">Ultima actualización por:</text:p>
          </table:table-cell>
          <table:table-cell table:style-name="TableCell917">
            <text:p text:style-name="P918"/>
          </table:table-cell>
        </table:table-row>
        <table:table-row table:style-name="TableRow919">
          <table:table-cell table:style-name="TableCell920">
            <text:p text:style-name="P921">Fecha de creación:</text:p>
          </table:table-cell>
          <table:table-cell table:style-name="TableCell922">
            <text:p text:style-name="P923">1<text:s/>mayo, 2014.</text:p>
          </table:table-cell>
          <table:table-cell table:style-name="TableCell924">
            <text:p text:style-name="P925">Fecha de <text:s/>actualización:</text:p>
          </table:table-cell>
          <table:table-cell table:style-name="TableCell926">
            <text:p text:style-name="P927"/>
          </table:table-cell>
        </table:table-row>
        <table:table-row table:style-name="TableRow928">
          <table:table-cell table:style-name="TableCell929">
            <text:p text:style-name="P930">Actores:</text:p>
          </table:table-cell>
          <table:table-cell table:style-name="TableCell931" table:number-columns-spanned="3">
            <text:p text:style-name="P932">Administrador.</text:p>
          </table:table-cell>
          <table:covered-table-cell/>
          <table:covered-table-cell/>
        </table:table-row>
        <table:table-row table:style-name="TableRow933">
          <table:table-cell table:style-name="TableCell934">
            <text:p text:style-name="P935">Descripción:</text:p>
          </table:table-cell>
          <table:table-cell table:style-name="TableCell936" table:number-columns-spanned="3">
            <text:p text:style-name="P937">En este caso de uso el administrador podrá registrar sus clientes fijos para manejar ofertas y pedidos.</text:p>
          </table:table-cell>
          <table:covered-table-cell/>
          <table:covered-table-cell/>
        </table:table-row>
        <table:table-row table:style-name="TableRow938">
          <table:table-cell table:style-name="TableCell939">
            <text:p text:style-name="P940">Pre condiciones:</text:p>
          </table:table-cell>
          <table:table-cell table:style-name="TableCell941" table:number-columns-spanned="3">
            <text:p text:style-name="P942">1.Es necesario que el administrador se haya logueado<text:s/>correctamente en el sistema.</text:p>
          </table:table-cell>
          <table:covered-table-cell/>
          <table:covered-table-cell/>
        </table:table-row>
        <table:table-row table:style-name="TableRow943">
          <table:table-cell table:style-name="TableCell944">
            <text:p text:style-name="P945">Pos condiciones:</text:p>
          </table:table-cell>
          <table:table-cell table:style-name="TableCell946" table:number-columns-spanned="3">
            <text:p text:style-name="P947">1.El administrador ingresó los datos correctamente.</text:p>
          </table:table-cell>
          <table:covered-table-cell/>
          <table:covered-table-cell/>
        </table:table-row>
        <table:table-row table:style-name="TableRow948">
          <table:table-cell table:style-name="TableCell949">
            <text:p text:style-name="P950">Flujo normal:</text:p>
          </table:table-cell>
          <table:table-cell table:style-name="TableCell951" table:number-columns-spanned="3">
            <text:p text:style-name="P952">7.0 Registra cliente.</text:p>
            <text:p text:style-name="P953">1.<text:s/>El administrador se loguea correctamente.</text:p>
            <text:p text:style-name="P954">2. Accede al sistema de clientes.</text:p>
            <text:p text:style-name="P955">3. Selecciona la opción registrar un nuevo usuario.</text:p>
            <text:p text:style-name="P956">4. Ingresa los datos del usuario.</text:p>
            <text:p text:style-name="P957">5. Guarda los datos.</text:p>
            <text:p text:style-name="P958">6. Se muestra al administrador que los datos fueron ingresados correctamente.</text:p>
          </table:table-cell>
          <table:covered-table-cell/>
          <table:covered-table-cell/>
        </table:table-row>
        <table:table-row table:style-name="TableRow959">
          <table:table-cell table:style-name="TableCell960">
            <text:p text:style-name="P961">Flujo alternativo:</text:p>
          </table:table-cell>
          <table:table-cell table:style-name="TableCell962" table:number-columns-spanned="3">
            <text:p text:style-name="P963"><text:span text:style-name="T964">7.1 Datos inválidos</text:span></text:p>
            <text:p text:style-name="P965">1. Si los datos que el administrador ingresa son incorrectos.</text:p>
            <text:p text:style-name="P966">7.2 Usuario ya existente.</text:p>
            <text:soft-page-break/>
            <text:p text:style-name="P967">1. El administrador intenta registrar un usuario ya existente</text:p>
          </table:table-cell>
          <table:covered-table-cell/>
          <table:covered-table-cell/>
        </table:table-row>
        <text:soft-page-break/>
        <table:table-row table:style-name="TableRow968">
          <table:table-cell table:style-name="TableCell969">
            <text:p text:style-name="P970">Excepciones:</text:p>
          </table:table-cell>
          <table:table-cell table:style-name="TableCell971" table:number-columns-spanned="3">
            <text:p text:style-name="P972">7.0.E.1. Fallo en el computador de trabajo.</text:p>
          </table:table-cell>
          <table:covered-table-cell/>
          <table:covered-table-cell/>
        </table:table-row>
        <table:table-row table:style-name="TableRow973">
          <table:table-cell table:style-name="TableCell974">
            <text:p text:style-name="P975">Inclusiones:</text:p>
          </table:table-cell>
          <table:table-cell table:style-name="TableCell976" table:number-columns-spanned="3">
            <text:p text:style-name="P977">1.</text:p>
          </table:table-cell>
          <table:covered-table-cell/>
          <table:covered-table-cell/>
        </table:table-row>
        <table:table-row table:style-name="TableRow978">
          <table:table-cell table:style-name="TableCell979">
            <text:p text:style-name="P980">Prioridad:</text:p>
          </table:table-cell>
          <table:table-cell table:style-name="TableCell981" table:number-columns-spanned="3">
            <text:p text:style-name="P982">Alta.</text:p>
          </table:table-cell>
          <table:covered-table-cell/>
          <table:covered-table-cell/>
        </table:table-row>
        <table:table-row table:style-name="TableRow983">
          <table:table-cell table:style-name="TableCell984">
            <text:p text:style-name="P985">Frecuencia de uso:</text:p>
          </table:table-cell>
          <table:table-cell table:style-name="TableCell986" table:number-columns-spanned="3">
            <text:p text:style-name="P987">Cada vez que el administrador desee ingresar un nuevo usuario.</text:p>
          </table:table-cell>
          <table:covered-table-cell/>
          <table:covered-table-cell/>
        </table:table-row>
        <table:table-row table:style-name="TableRow988">
          <table:table-cell table:style-name="TableCell989">
            <text:p text:style-name="P990">Reglas de negocio:</text:p>
          </table:table-cell>
          <table:table-cell table:style-name="TableCell991" table:number-columns-spanned="3">
            <text:p text:style-name="P992">RN-16, RN-27, RN-28, RN-29.</text:p>
          </table:table-cell>
          <table:covered-table-cell/>
          <table:covered-table-cell/>
        </table:table-row>
        <table:table-row table:style-name="TableRow993">
          <table:table-cell table:style-name="TableCell994">
            <text:p text:style-name="P995">Requerimientos especiales:</text:p>
          </table:table-cell>
          <table:table-cell table:style-name="TableCell996" table:number-columns-spanned="3">
            <text:p text:style-name="P997">1. El computador donde se labora funciona correctamente.</text:p>
          </table:table-cell>
          <table:covered-table-cell/>
          <table:covered-table-cell/>
        </table:table-row>
        <table:table-row table:style-name="TableRow998">
          <table:table-cell table:style-name="TableCell999">
            <text:p text:style-name="P1000">Asunciones:</text:p>
          </table:table-cell>
          <table:table-cell table:style-name="TableCell1001" table:number-columns-spanned="3">
            <text:p text:style-name="P1002">1.El administrador está capacitado para el manejo de la aplicación.</text:p>
            <text:p text:style-name="P1003">2. El administrador <text:s/>se encuentra logueado.</text:p>
            <text:p text:style-name="P1004">3. El computador que contiene el sistema se encuentre en buenas condiciones.</text:p>
            <text:p text:style-name="P1005">4. El sistema funciona normalmente.</text:p>
          </table:table-cell>
          <table:covered-table-cell/>
          <table:covered-table-cell/>
        </table:table-row>
        <table:table-row table:style-name="TableRow1006">
          <table:table-cell table:style-name="TableCell1007">
            <text:p text:style-name="P1008">Tecnologías:</text:p>
          </table:table-cell>
          <table:table-cell table:style-name="TableCell1009" table:number-columns-spanned="3">
            <text:p text:style-name="P1010">1.<text:s/>Computadora en buen estado.</text:p>
            <text:p text:style-name="P1011">2. Mínimo 1 GB de RAM.</text:p>
            <text:p text:style-name="P1012">3. Mínimo 1.6 Ghz de procesador.</text:p>
            <text:p text:style-name="P1013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1014"/>
      <table:table table:style-name="Table1015">
        <table:table-columns>
          <table:table-column table:style-name="TableColumn1016"/>
          <table:table-column table:style-name="TableColumn1017"/>
          <table:table-column table:style-name="TableColumn1018"/>
          <table:table-column table:style-name="TableColumn1019"/>
        </table:table-columns>
        <table:table-row table:style-name="TableRow1020">
          <table:table-cell table:style-name="TableCell1021">
            <text:p text:style-name="P1022">ID caso de uso:</text:p>
          </table:table-cell>
          <table:table-cell table:style-name="TableCell1023" table:number-columns-spanned="3">
            <text:p text:style-name="P1024">8</text:p>
          </table:table-cell>
          <table:covered-table-cell/>
          <table:covered-table-cell/>
        </table:table-row>
        <table:table-row table:style-name="TableRow1025">
          <table:table-cell table:style-name="TableCell1026">
            <text:p text:style-name="P1027">Nombre del caso del uso:</text:p>
          </table:table-cell>
          <table:table-cell table:style-name="TableCell1028" table:number-columns-spanned="3">
            <text:p text:style-name="P1029">Modificar cliente</text:p>
          </table:table-cell>
          <table:covered-table-cell/>
          <table:covered-table-cell/>
        </table:table-row>
        <table:table-row table:style-name="TableRow1030">
          <table:table-cell table:style-name="TableCell1031">
            <text:p text:style-name="P1032">Creado por:</text:p>
          </table:table-cell>
          <table:table-cell table:style-name="TableCell1033">
            <text:p text:style-name="P1034">Esther<text:s/>López.</text:p>
            <text:p text:style-name="P1035">Luis Diego Carballo Valdivia.</text:p>
          </table:table-cell>
          <table:table-cell table:style-name="TableCell1036">
            <text:p text:style-name="P1037">Ultima<text:s/>actualización por:</text:p>
          </table:table-cell>
          <table:table-cell table:style-name="TableCell1038">
            <text:p text:style-name="P1039"/>
          </table:table-cell>
        </table:table-row>
        <table:table-row table:style-name="TableRow1040">
          <table:table-cell table:style-name="TableCell1041">
            <text:p text:style-name="P1042">Fecha de creación:</text:p>
          </table:table-cell>
          <table:table-cell table:style-name="TableCell1043">
            <text:p text:style-name="P1044">1 mayo, 2014.</text:p>
          </table:table-cell>
          <table:table-cell table:style-name="TableCell1045">
            <text:p text:style-name="P1046">Fecha de <text:s/>actualización:</text:p>
          </table:table-cell>
          <table:table-cell table:style-name="TableCell1047">
            <text:p text:style-name="P1048"/>
          </table:table-cell>
        </table:table-row>
        <table:table-row table:style-name="TableRow1049">
          <table:table-cell table:style-name="TableCell1050">
            <text:p text:style-name="P1051">Actores:</text:p>
          </table:table-cell>
          <table:table-cell table:style-name="TableCell1052" table:number-columns-spanned="3">
            <text:p text:style-name="P1053">Administrador.</text:p>
          </table:table-cell>
          <table:covered-table-cell/>
          <table:covered-table-cell/>
        </table:table-row>
        <table:table-row table:style-name="TableRow1054">
          <table:table-cell table:style-name="TableCell1055">
            <text:p text:style-name="P1056">Descripción:</text:p>
          </table:table-cell>
          <table:table-cell table:style-name="TableCell1057" table:number-columns-spanned="3">
            <text:p text:style-name="P1058">El administrador puede modificar los datos de los usuarios que están registrados.</text:p>
          </table:table-cell>
          <table:covered-table-cell/>
          <table:covered-table-cell/>
        </table:table-row>
        <table:table-row table:style-name="TableRow1059">
          <table:table-cell table:style-name="TableCell1060">
            <text:p text:style-name="P1061">Pre condiciones:</text:p>
          </table:table-cell>
          <table:table-cell table:style-name="TableCell1062" table:number-columns-spanned="3">
            <text:p text:style-name="P1063">1. Es necesario que el administrador<text:s/>se haya logueado correctamente.</text:p>
            <text:p text:style-name="P1064">2. Buscar el usuario por medio de su cédula.</text:p>
          </table:table-cell>
          <table:covered-table-cell/>
          <table:covered-table-cell/>
        </table:table-row>
        <table:table-row table:style-name="TableRow1065">
          <table:table-cell table:style-name="TableCell1066">
            <text:p text:style-name="P1067">Pos condiciones:</text:p>
          </table:table-cell>
          <table:table-cell table:style-name="TableCell1068" table:number-columns-spanned="3">
            <text:p text:style-name="P1069">1.El administrador ingresó los datos correctamente</text:p>
          </table:table-cell>
          <table:covered-table-cell/>
          <table:covered-table-cell/>
        </table:table-row>
        <table:table-row table:style-name="TableRow1070">
          <table:table-cell table:style-name="TableCell1071">
            <text:p text:style-name="P1072">Flujo normal:</text:p>
          </table:table-cell>
          <table:table-cell table:style-name="TableCell1073" table:number-columns-spanned="3">
            <text:p text:style-name="P1074">8.0 Modificar cliente.</text:p>
            <text:p text:style-name="P1075">1. El administrador se loguea correctamente.</text:p>
            <text:p text:style-name="P1076">2.<text:s/>Accede al sistema de clientes.</text:p>
            <text:p text:style-name="P1077">3. Selecciona la opción modificar usuario.</text:p>
            <text:p text:style-name="P1078">4. Ingresa la cédula del usuario y realiza la búsqueda.</text:p>
            <text:p text:style-name="P1079">5. Una vez encontrado el usuario aparecerá toda la información del <text:s/>mismo.</text:p>
            <text:p text:style-name="P1080">6. Una vez obtenida la información del usuario el<text:s/>administrador podrá modificar los datos.</text:p>
            <text:p text:style-name="P1081">7. Cuando se hayan hecho todos los cambios, el administrador podrá guardar los cambios.</text:p>
            <text:p text:style-name="P1082">8. Se le mostrará un mensaje al administrador en donde indique si los<text:s/><text:soft-page-break/>cambios fueron realizados satisfactoriamente.</text:p>
          </table:table-cell>
          <table:covered-table-cell/>
          <table:covered-table-cell/>
        </table:table-row>
        <text:soft-page-break/>
        <table:table-row table:style-name="TableRow1083">
          <table:table-cell table:style-name="TableCell1084">
            <text:p text:style-name="P1085">Flujo alternativo:</text:p>
          </table:table-cell>
          <table:table-cell table:style-name="TableCell1086" table:number-columns-spanned="3">
            <text:p text:style-name="P1087"><text:span text:style-name="T1088">8.1 Datos inválidos</text:span></text:p>
            <text:p text:style-name="P1089">1. Si los datos que el administrador ingresa son incorrectos.</text:p>
            <text:p text:style-name="P1090">8.2 Usuario no<text:s/>existente.</text:p>
            <text:p text:style-name="P1091">8.2.1 El administrador intenta modificar un usuario no existente. En este caso se le mostrará un mensaje indicándole el error.</text:p>
          </table:table-cell>
          <table:covered-table-cell/>
          <table:covered-table-cell/>
        </table:table-row>
        <table:table-row table:style-name="TableRow1092">
          <table:table-cell table:style-name="TableCell1093">
            <text:p text:style-name="P1094">Excepciones:</text:p>
          </table:table-cell>
          <table:table-cell table:style-name="TableCell1095" table:number-columns-spanned="3">
            <text:p text:style-name="P1096">8.0.E.1. Fallo en el computador de trabajo.</text:p>
          </table:table-cell>
          <table:covered-table-cell/>
          <table:covered-table-cell/>
        </table:table-row>
        <table:table-row table:style-name="TableRow1097">
          <table:table-cell table:style-name="TableCell1098">
            <text:p text:style-name="P1099">Inclusiones:</text:p>
          </table:table-cell>
          <table:table-cell table:style-name="TableCell1100" table:number-columns-spanned="3">
            <text:p text:style-name="P1101">1.</text:p>
          </table:table-cell>
          <table:covered-table-cell/>
          <table:covered-table-cell/>
        </table:table-row>
        <table:table-row table:style-name="TableRow1102">
          <table:table-cell table:style-name="TableCell1103">
            <text:p text:style-name="P1104">Prioridad:</text:p>
          </table:table-cell>
          <table:table-cell table:style-name="TableCell1105" table:number-columns-spanned="3">
            <text:p text:style-name="P1106">Media.</text:p>
          </table:table-cell>
          <table:covered-table-cell/>
          <table:covered-table-cell/>
        </table:table-row>
        <table:table-row table:style-name="TableRow1107">
          <table:table-cell table:style-name="TableCell1108">
            <text:p text:style-name="P1109">Frecuencia de uso:</text:p>
          </table:table-cell>
          <table:table-cell table:style-name="TableCell1110" table:number-columns-spanned="3">
            <text:p text:style-name="P1111">Baja.</text:p>
          </table:table-cell>
          <table:covered-table-cell/>
          <table:covered-table-cell/>
        </table:table-row>
        <table:table-row table:style-name="TableRow1112">
          <table:table-cell table:style-name="TableCell1113">
            <text:p text:style-name="P1114">Reglas de negocio:</text:p>
          </table:table-cell>
          <table:table-cell table:style-name="TableCell1115" table:number-columns-spanned="3">
            <text:p text:style-name="P1116">RN-04.</text:p>
          </table:table-cell>
          <table:covered-table-cell/>
          <table:covered-table-cell/>
        </table:table-row>
        <table:table-row table:style-name="TableRow1117">
          <table:table-cell table:style-name="TableCell1118">
            <text:p text:style-name="P1119">Requerimientos especiales:</text:p>
          </table:table-cell>
          <table:table-cell table:style-name="TableCell1120" table:number-columns-spanned="3">
            <text:p text:style-name="P1121">1. El computador donde se labora funciona correctamente.</text:p>
          </table:table-cell>
          <table:covered-table-cell/>
          <table:covered-table-cell/>
        </table:table-row>
        <table:table-row table:style-name="TableRow1122">
          <table:table-cell table:style-name="TableCell1123">
            <text:p text:style-name="P1124">Asunciones:</text:p>
          </table:table-cell>
          <table:table-cell table:style-name="TableCell1125" table:number-columns-spanned="3">
            <text:p text:style-name="P1126">1.El administrador<text:s/>está capacitado para el manejo de la aplicación.</text:p>
            <text:p text:style-name="P1127">2. El administrador <text:s/>se encuentra logueado.</text:p>
            <text:p text:style-name="P1128">3. El computador que contiene el sistema se encuentre en buenas condiciones.</text:p>
            <text:p text:style-name="P1129">4. El sistema funciona normalmente.</text:p>
          </table:table-cell>
          <table:covered-table-cell/>
          <table:covered-table-cell/>
        </table:table-row>
        <table:table-row table:style-name="TableRow1130">
          <table:table-cell table:style-name="TableCell1131">
            <text:p text:style-name="P1132">Tecnologías:</text:p>
          </table:table-cell>
          <table:table-cell table:style-name="TableCell1133" table:number-columns-spanned="3">
            <text:p text:style-name="P1134">1. Computadora en buen estado.</text:p>
            <text:p text:style-name="P1135">2.<text:s/>Mínimo 1 GB de RAM.</text:p>
            <text:p text:style-name="P1136">3. Mínimo 1.6 Ghz de procesador.</text:p>
            <text:p text:style-name="P1137">4. Windows XP o 7.</text:p>
          </table:table-cell>
          <table:covered-table-cell/>
          <table:covered-table-cell/>
        </table:table-row>
      </table:table>
      <text:p text:style-name="P1138"/>
      <text:p text:style-name="P1139"/>
      <table:table table:style-name="Table1140">
        <table:table-columns>
          <table:table-column table:style-name="TableColumn1141"/>
          <table:table-column table:style-name="TableColumn1142"/>
          <table:table-column table:style-name="TableColumn1143"/>
          <table:table-column table:style-name="TableColumn1144"/>
        </table:table-columns>
        <table:table-row table:style-name="TableRow1145">
          <table:table-cell table:style-name="TableCell1146">
            <text:p text:style-name="P1147">ID caso de uso:</text:p>
          </table:table-cell>
          <table:table-cell table:style-name="TableCell1148" table:number-columns-spanned="3">
            <text:p text:style-name="P1149">9</text:p>
          </table:table-cell>
          <table:covered-table-cell/>
          <table:covered-table-cell/>
        </table:table-row>
        <table:table-row table:style-name="TableRow1150">
          <table:table-cell table:style-name="TableCell1151">
            <text:p text:style-name="P1152">Nombre del caso del uso:</text:p>
          </table:table-cell>
          <table:table-cell table:style-name="TableCell1153" table:number-columns-spanned="3">
            <text:p text:style-name="P1154">Eliminar cliente</text:p>
          </table:table-cell>
          <table:covered-table-cell/>
          <table:covered-table-cell/>
        </table:table-row>
        <table:table-row table:style-name="TableRow1155">
          <table:table-cell table:style-name="TableCell1156">
            <text:p text:style-name="P1157">Creado por:</text:p>
          </table:table-cell>
          <table:table-cell table:style-name="TableCell1158">
            <text:p text:style-name="P1159">Esther<text:s/>López.</text:p>
            <text:p text:style-name="P1160">Luis Diego Carballo Valdivia.</text:p>
          </table:table-cell>
          <table:table-cell table:style-name="TableCell1161">
            <text:p text:style-name="P1162">Ultima actualización por:</text:p>
          </table:table-cell>
          <table:table-cell table:style-name="TableCell1163">
            <text:p text:style-name="P1164"/>
          </table:table-cell>
        </table:table-row>
        <table:table-row table:style-name="TableRow1165">
          <table:table-cell table:style-name="TableCell1166">
            <text:p text:style-name="P1167">Fecha de creación:</text:p>
          </table:table-cell>
          <table:table-cell table:style-name="TableCell1168">
            <text:p text:style-name="P1169">1<text:s/>mayo, 2014.</text:p>
          </table:table-cell>
          <table:table-cell table:style-name="TableCell1170">
            <text:p text:style-name="P1171">Fecha de <text:s/>actualización:</text:p>
          </table:table-cell>
          <table:table-cell table:style-name="TableCell1172">
            <text:p text:style-name="P1173"/>
          </table:table-cell>
        </table:table-row>
        <table:table-row table:style-name="TableRow1174">
          <table:table-cell table:style-name="TableCell1175">
            <text:p text:style-name="P1176">Actores:</text:p>
          </table:table-cell>
          <table:table-cell table:style-name="TableCell1177" table:number-columns-spanned="3">
            <text:p text:style-name="P1178">Administrador.</text:p>
          </table:table-cell>
          <table:covered-table-cell/>
          <table:covered-table-cell/>
        </table:table-row>
        <table:table-row table:style-name="TableRow1179">
          <table:table-cell table:style-name="TableCell1180">
            <text:p text:style-name="P1181">Descripción:</text:p>
          </table:table-cell>
          <table:table-cell table:style-name="TableCell1182" table:number-columns-spanned="3">
            <text:p text:style-name="P1183">El administrador puede eliminar los clientes <text:s/>que estén<text:s/>registrados.</text:p>
          </table:table-cell>
          <table:covered-table-cell/>
          <table:covered-table-cell/>
        </table:table-row>
        <table:table-row table:style-name="TableRow1184">
          <table:table-cell table:style-name="TableCell1185">
            <text:p text:style-name="P1186">Pre condiciones:</text:p>
          </table:table-cell>
          <table:table-cell table:style-name="TableCell1187" table:number-columns-spanned="3">
            <text:p text:style-name="P1188">1.Es necesario que el administrador se haya logueado correctamente.</text:p>
          </table:table-cell>
          <table:covered-table-cell/>
          <table:covered-table-cell/>
        </table:table-row>
        <table:table-row table:style-name="TableRow1189">
          <table:table-cell table:style-name="TableCell1190">
            <text:p text:style-name="P1191">Pos condiciones:</text:p>
          </table:table-cell>
          <table:table-cell table:style-name="TableCell1192" table:number-columns-spanned="3">
            <text:p text:style-name="P1193">1.El administrador ingresó los datos correctamente</text:p>
          </table:table-cell>
          <table:covered-table-cell/>
          <table:covered-table-cell/>
        </table:table-row>
        <table:table-row table:style-name="TableRow1194">
          <table:table-cell table:style-name="TableCell1195">
            <text:p text:style-name="P1196">Flujo normal:</text:p>
          </table:table-cell>
          <table:table-cell table:style-name="TableCell1197" table:number-columns-spanned="3">
            <text:p text:style-name="P1198">9.0 Eliminar Cliente.</text:p>
            <text:p text:style-name="P1199">1.<text:s/>El administrador se loguea correctamente.</text:p>
            <text:p text:style-name="P1200">2. Acceder al sistema de clientes.</text:p>
            <text:p text:style-name="P1201">3. Indicar la opción eliminar <text:s/>cliente.</text:p>
            <text:p text:style-name="P1202">4. Ingresar la cédula del cliente.</text:p>
            <text:p text:style-name="P1203">5. Un vez localizado el cliente se despliega una opción al administrador de confirmación.</text:p>
            <text:p text:style-name="P1204">6. Una vez eliminado el cliente, se muestra un mensaje que informa que el cliente ha sido eliminado .</text:p>
          </table:table-cell>
          <table:covered-table-cell/>
          <table:covered-table-cell/>
        </table:table-row>
        <table:table-row table:style-name="TableRow1205">
          <table:table-cell table:style-name="TableCell1206">
            <text:p text:style-name="P1207">Flujo alternativo:</text:p>
          </table:table-cell>
          <table:table-cell table:style-name="TableCell1208" table:number-columns-spanned="3">
            <text:p text:style-name="P1209"><text:span text:style-name="T1210">9.1 El usuario no existe</text:span></text:p>
            <text:p text:style-name="P1211">1. El administrador ingresa la cédula de un cliente que no existe.</text:p>
            <text:p text:style-name="P1212">2. Si el cliente no existe, se despliega un mensaje informando al administrador que verifique la información que ingresó.</text:p>
          </table:table-cell>
          <table:covered-table-cell/>
          <table:covered-table-cell/>
        </table:table-row>
        <text:soft-page-break/>
        <table:table-row table:style-name="TableRow1213">
          <table:table-cell table:style-name="TableCell1214">
            <text:p text:style-name="P1215">Excepciones:</text:p>
          </table:table-cell>
          <table:table-cell table:style-name="TableCell1216" table:number-columns-spanned="3">
            <text:p text:style-name="P1217">9.0.E.1. Fallo en el computador de trabajo.</text:p>
          </table:table-cell>
          <table:covered-table-cell/>
          <table:covered-table-cell/>
        </table:table-row>
        <table:table-row table:style-name="TableRow1218">
          <table:table-cell table:style-name="TableCell1219">
            <text:p text:style-name="P1220">Inclusiones:</text:p>
          </table:table-cell>
          <table:table-cell table:style-name="TableCell1221" table:number-columns-spanned="3">
            <text:p text:style-name="P1222">1.</text:p>
          </table:table-cell>
          <table:covered-table-cell/>
          <table:covered-table-cell/>
        </table:table-row>
        <table:table-row table:style-name="TableRow1223">
          <table:table-cell table:style-name="TableCell1224">
            <text:p text:style-name="P1225">Prioridad:</text:p>
          </table:table-cell>
          <table:table-cell table:style-name="TableCell1226" table:number-columns-spanned="3">
            <text:p text:style-name="P1227">Alta.</text:p>
          </table:table-cell>
          <table:covered-table-cell/>
          <table:covered-table-cell/>
        </table:table-row>
        <table:table-row table:style-name="TableRow1228">
          <table:table-cell table:style-name="TableCell1229">
            <text:p text:style-name="P1230">Frecuencia de uso:</text:p>
          </table:table-cell>
          <table:table-cell table:style-name="TableCell1231" table:number-columns-spanned="3">
            <text:p text:style-name="P1232">Baja. Cada vez que el administrador desee eliminar un cliente.</text:p>
          </table:table-cell>
          <table:covered-table-cell/>
          <table:covered-table-cell/>
        </table:table-row>
        <table:table-row table:style-name="TableRow1233">
          <table:table-cell table:style-name="TableCell1234">
            <text:p text:style-name="P1235">Reglas de<text:s/>negocio:</text:p>
          </table:table-cell>
          <table:table-cell table:style-name="TableCell1236" table:number-columns-spanned="3">
            <text:p text:style-name="P1237">RN-04, RN-30.</text:p>
          </table:table-cell>
          <table:covered-table-cell/>
          <table:covered-table-cell/>
        </table:table-row>
        <table:table-row table:style-name="TableRow1238">
          <table:table-cell table:style-name="TableCell1239">
            <text:p text:style-name="P1240">Requerimientos especiales:</text:p>
          </table:table-cell>
          <table:table-cell table:style-name="TableCell1241" table:number-columns-spanned="3">
            <text:p text:style-name="P1242">1. El computador donde se labora funciona correctamente.</text:p>
          </table:table-cell>
          <table:covered-table-cell/>
          <table:covered-table-cell/>
        </table:table-row>
        <table:table-row table:style-name="TableRow1243">
          <table:table-cell table:style-name="TableCell1244">
            <text:p text:style-name="P1245">Asunciones:</text:p>
          </table:table-cell>
          <table:table-cell table:style-name="TableCell1246" table:number-columns-spanned="3">
            <text:p text:style-name="P1247">1.El administrador<text:s/>está capacitado para el manejo de la aplicación.</text:p>
            <text:p text:style-name="P1248">2. El administrador <text:s/>se encuentra logueado.</text:p>
            <text:p text:style-name="P1249">3. El computador que contiene el sistema se encuentre en buenas condiciones.</text:p>
            <text:p text:style-name="P1250">4. El sistema funciona normalmente.</text:p>
          </table:table-cell>
          <table:covered-table-cell/>
          <table:covered-table-cell/>
        </table:table-row>
        <table:table-row table:style-name="TableRow1251">
          <table:table-cell table:style-name="TableCell1252">
            <text:p text:style-name="P1253">Tecnologías:</text:p>
          </table:table-cell>
          <table:table-cell table:style-name="TableCell1254" table:number-columns-spanned="3">
            <text:p text:style-name="P1255">1. Computadora en buen estado.</text:p>
            <text:p text:style-name="P1256">2.<text:s/>Mínimo 1 GB de RAM.</text:p>
            <text:p text:style-name="P1257">3. Mínimo 1.6 Ghz de procesador.</text:p>
            <text:p text:style-name="P1258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1259"/>
      <table:table table:style-name="Table1260">
        <table:table-columns>
          <table:table-column table:style-name="TableColumn1261"/>
          <table:table-column table:style-name="TableColumn1262"/>
          <table:table-column table:style-name="TableColumn1263"/>
          <table:table-column table:style-name="TableColumn1264"/>
        </table:table-columns>
        <table:table-row table:style-name="TableRow1265">
          <table:table-cell table:style-name="TableCell1266">
            <text:p text:style-name="P1267">ID caso de uso:</text:p>
          </table:table-cell>
          <table:table-cell table:style-name="TableCell1268" table:number-columns-spanned="3">
            <text:p text:style-name="P1269">10</text:p>
          </table:table-cell>
          <table:covered-table-cell/>
          <table:covered-table-cell/>
        </table:table-row>
        <table:table-row table:style-name="TableRow1270">
          <table:table-cell table:style-name="TableCell1271">
            <text:p text:style-name="P1272">Nombre del caso del uso:</text:p>
          </table:table-cell>
          <table:table-cell table:style-name="TableCell1273" table:number-columns-spanned="3">
            <text:p text:style-name="P1274">Realizar venta.</text:p>
          </table:table-cell>
          <table:covered-table-cell/>
          <table:covered-table-cell/>
        </table:table-row>
        <table:table-row table:style-name="TableRow1275">
          <table:table-cell table:style-name="TableCell1276">
            <text:p text:style-name="P1277">Creado por:</text:p>
          </table:table-cell>
          <table:table-cell table:style-name="TableCell1278">
            <text:p text:style-name="P1279">Esther<text:s/>López.</text:p>
            <text:p text:style-name="P1280">Luis Diego Carballo Valdivia.</text:p>
          </table:table-cell>
          <table:table-cell table:style-name="TableCell1281">
            <text:p text:style-name="P1282">Ultima actualización por:</text:p>
          </table:table-cell>
          <table:table-cell table:style-name="TableCell1283">
            <text:p text:style-name="P1284"/>
          </table:table-cell>
        </table:table-row>
        <table:table-row table:style-name="TableRow1285">
          <table:table-cell table:style-name="TableCell1286">
            <text:p text:style-name="P1287">Fecha de creación:</text:p>
          </table:table-cell>
          <table:table-cell table:style-name="TableCell1288">
            <text:p text:style-name="P1289">1<text:s/>mayo, 2014.</text:p>
          </table:table-cell>
          <table:table-cell table:style-name="TableCell1290">
            <text:p text:style-name="P1291">Fecha de <text:s/>actualización:</text:p>
          </table:table-cell>
          <table:table-cell table:style-name="TableCell1292">
            <text:p text:style-name="P1293"/>
          </table:table-cell>
        </table:table-row>
        <table:table-row table:style-name="TableRow1294">
          <table:table-cell table:style-name="TableCell1295">
            <text:p text:style-name="P1296">Actores:</text:p>
          </table:table-cell>
          <table:table-cell table:style-name="TableCell1297" table:number-columns-spanned="3">
            <text:p text:style-name="P1298">Administrador.</text:p>
          </table:table-cell>
          <table:covered-table-cell/>
          <table:covered-table-cell/>
        </table:table-row>
        <table:table-row table:style-name="TableRow1299">
          <table:table-cell table:style-name="TableCell1300">
            <text:p text:style-name="P1301">Descripción:</text:p>
          </table:table-cell>
          <table:table-cell table:style-name="TableCell1302" table:number-columns-spanned="3">
            <text:p text:style-name="P1303">En este caso de uso el administrador suministrando una lista de productos a vender, puede proceder a realizar la venta de esos productos, presionando el botón de realizar venta.</text:p>
          </table:table-cell>
          <table:covered-table-cell/>
          <table:covered-table-cell/>
        </table:table-row>
        <table:table-row table:style-name="TableRow1304">
          <table:table-cell table:style-name="TableCell1305">
            <text:p text:style-name="P1306">Pre condiciones:</text:p>
          </table:table-cell>
          <table:table-cell table:style-name="TableCell1307" table:number-columns-spanned="3">
            <text:p text:style-name="P1308">1. El sistema se encuentre en buen estado</text:p>
            <text:p text:style-name="P1309">2. Es necesario que el administrador se haya logueado correctamente.</text:p>
          </table:table-cell>
          <table:covered-table-cell/>
          <table:covered-table-cell/>
        </table:table-row>
        <table:table-row table:style-name="TableRow1310">
          <table:table-cell table:style-name="TableCell1311">
            <text:p text:style-name="P1312">Pos condiciones:</text:p>
          </table:table-cell>
          <table:table-cell table:style-name="TableCell1313" table:number-columns-spanned="3">
            <text:p text:style-name="P1314">1.El administrador ingresó los datos correctamente</text:p>
            <text:p text:style-name="P1315">2. Se realizó correctamente la venta</text:p>
          </table:table-cell>
          <table:covered-table-cell/>
          <table:covered-table-cell/>
        </table:table-row>
        <table:table-row table:style-name="TableRow1316">
          <table:table-cell table:style-name="TableCell1317">
            <text:p text:style-name="P1318">Flujo normal:</text:p>
          </table:table-cell>
          <table:table-cell table:style-name="TableCell1319" table:number-columns-spanned="3">
            <text:p text:style-name="P1320">10.0<text:s/>Realizar venta.</text:p>
            <text:p text:style-name="P1321">1. El administrador se loguea correctamente. //ya se llevó a cabo.</text:p>
            <text:p text:style-name="P1322">2. Acceder al sistema de ventas.</text:p>
            <text:p text:style-name="P1323">3. Ingresar los códigos de los productos y la cantidad a vender.</text:p>
            <text:p text:style-name="P1324">4. Una vez ingresado el código del producto se actualiza la página para mostrar el precio del mismo y la suma de todos los productos que se van a vender.</text:p>
          </table:table-cell>
          <table:covered-table-cell/>
          <table:covered-table-cell/>
        </table:table-row>
        <table:table-row table:style-name="TableRow1325">
          <table:table-cell table:style-name="TableCell1326">
            <text:p text:style-name="P1327">Flujo alternativo:</text:p>
          </table:table-cell>
          <table:table-cell table:style-name="TableCell1328" table:number-columns-spanned="3">
            <text:p text:style-name="P1329"><text:span text:style-name="T1330">10.1 Cancelación de la venta.</text:span></text:p>
            <text:p text:style-name="P1331">1. El cliente cancela la compra por consecuente el administrador podrá cancelar la venta.</text:p>
            <text:soft-page-break/>
            <text:p text:style-name="P1332">10.2a<text:s/>Un producto no existe.</text:p>
            <text:p text:style-name="P1333">1. El administrador ingresa el código de un producto no existente.</text:p>
          </table:table-cell>
          <table:covered-table-cell/>
          <table:covered-table-cell/>
        </table:table-row>
        <text:soft-page-break/>
        <table:table-row table:style-name="TableRow1334">
          <table:table-cell table:style-name="TableCell1335">
            <text:p text:style-name="P1336">Excepciones:</text:p>
          </table:table-cell>
          <table:table-cell table:style-name="TableCell1337" table:number-columns-spanned="3">
            <text:p text:style-name="P1338">10.0.E.1. Fallo en el computador de trabajo.</text:p>
          </table:table-cell>
          <table:covered-table-cell/>
          <table:covered-table-cell/>
        </table:table-row>
        <table:table-row table:style-name="TableRow1339">
          <table:table-cell table:style-name="TableCell1340">
            <text:p text:style-name="P1341">Inclusiones:</text:p>
          </table:table-cell>
          <table:table-cell table:style-name="TableCell1342" table:number-columns-spanned="3">
            <text:p text:style-name="P1343">1. //Colocar Máscara a los casos de uso EJ: CU-01</text:p>
          </table:table-cell>
          <table:covered-table-cell/>
          <table:covered-table-cell/>
        </table:table-row>
        <table:table-row table:style-name="TableRow1344">
          <table:table-cell table:style-name="TableCell1345">
            <text:p text:style-name="P1346">Prioridad:</text:p>
          </table:table-cell>
          <table:table-cell table:style-name="TableCell1347" table:number-columns-spanned="3">
            <text:p text:style-name="P1348">Alta.</text:p>
          </table:table-cell>
          <table:covered-table-cell/>
          <table:covered-table-cell/>
        </table:table-row>
        <table:table-row table:style-name="TableRow1349">
          <table:table-cell table:style-name="TableCell1350">
            <text:p text:style-name="P1351">Frecuencia de uso:</text:p>
          </table:table-cell>
          <table:table-cell table:style-name="TableCell1352" table:number-columns-spanned="3">
            <text:p text:style-name="P1353">Alta. Cada vez que el administrador realice una venta.</text:p>
          </table:table-cell>
          <table:covered-table-cell/>
          <table:covered-table-cell/>
        </table:table-row>
        <table:table-row table:style-name="TableRow1354">
          <table:table-cell table:style-name="TableCell1355">
            <text:p text:style-name="P1356">Reglas de negocio:</text:p>
          </table:table-cell>
          <table:table-cell table:style-name="TableCell1357" table:number-columns-spanned="3">
            <text:p text:style-name="P1358">RN-02,RN-13.</text:p>
          </table:table-cell>
          <table:covered-table-cell/>
          <table:covered-table-cell/>
        </table:table-row>
        <table:table-row table:style-name="TableRow1359">
          <table:table-cell table:style-name="TableCell1360">
            <text:p text:style-name="P1361">Requerimientos especiales:</text:p>
          </table:table-cell>
          <table:table-cell table:style-name="TableCell1362" table:number-columns-spanned="3">
            <text:p text:style-name="P1363">//Requerimientos de calidad y riesgos.</text:p>
            <text:p text:style-name="P1364">1. Que no dure más de 3 segundos realizando la venta.</text:p>
          </table:table-cell>
          <table:covered-table-cell/>
          <table:covered-table-cell/>
        </table:table-row>
        <table:table-row table:style-name="TableRow1365">
          <table:table-cell table:style-name="TableCell1366">
            <text:p text:style-name="P1367">Asunciones:</text:p>
          </table:table-cell>
          <table:table-cell table:style-name="TableCell1368" table:number-columns-spanned="3">
            <text:p text:style-name="P1369">1. El administrador<text:s/>está capacitado para el manejo de la aplicación.</text:p>
            <text:p text:style-name="P1370">2. El administrador <text:s/>se encuentra logueado. // ya está como precondición</text:p>
            <text:p text:style-name="P1371">3. El computador que contiene el sistema se encuentre en buenas condiciones. <text:s/>// ya está como precondición</text:p>
            <text:p text:style-name="P1372">4. El sistema funciona normalmente.</text:p>
          </table:table-cell>
          <table:covered-table-cell/>
          <table:covered-table-cell/>
        </table:table-row>
        <table:table-row table:style-name="TableRow1373">
          <table:table-cell table:style-name="TableCell1374">
            <text:p text:style-name="P1375">Tecnologías:</text:p>
          </table:table-cell>
          <table:table-cell table:style-name="TableCell1376" table:number-columns-spanned="3">
            <text:p text:style-name="P1377">1. Computadora en buen estado. // No es necesario.</text:p>
            <text:p text:style-name="P1378">2. Mínimo 1 GB de RAM.</text:p>
            <text:p text:style-name="P1379">3. Mínimo 1.6 Ghz de procesador.</text:p>
            <text:p text:style-name="P1380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1381"/>
      <table:table table:style-name="Table1382">
        <table:table-columns>
          <table:table-column table:style-name="TableColumn1383"/>
          <table:table-column table:style-name="TableColumn1384"/>
          <table:table-column table:style-name="TableColumn1385"/>
          <table:table-column table:style-name="TableColumn1386"/>
        </table:table-columns>
        <table:table-row table:style-name="TableRow1387">
          <table:table-cell table:style-name="TableCell1388">
            <text:p text:style-name="P1389">ID caso de uso:</text:p>
          </table:table-cell>
          <table:table-cell table:style-name="TableCell1390" table:number-columns-spanned="3">
            <text:p text:style-name="P1391">11</text:p>
          </table:table-cell>
          <table:covered-table-cell/>
          <table:covered-table-cell/>
        </table:table-row>
        <table:table-row table:style-name="TableRow1392">
          <table:table-cell table:style-name="TableCell1393">
            <text:p text:style-name="P1394">Nombre del caso del uso:</text:p>
          </table:table-cell>
          <table:table-cell table:style-name="TableCell1395" table:number-columns-spanned="3">
            <text:p text:style-name="P1396">Modificar venta.</text:p>
          </table:table-cell>
          <table:covered-table-cell/>
          <table:covered-table-cell/>
        </table:table-row>
        <table:table-row table:style-name="TableRow1397">
          <table:table-cell table:style-name="TableCell1398">
            <text:p text:style-name="P1399">Creado por:</text:p>
          </table:table-cell>
          <table:table-cell table:style-name="TableCell1400">
            <text:p text:style-name="P1401">Esther<text:s/>López.</text:p>
            <text:p text:style-name="P1402">Luis Diego Carballo Valdivia.</text:p>
          </table:table-cell>
          <table:table-cell table:style-name="TableCell1403">
            <text:p text:style-name="P1404">Ultima actualización por:</text:p>
          </table:table-cell>
          <table:table-cell table:style-name="TableCell1405">
            <text:p text:style-name="P1406"/>
          </table:table-cell>
        </table:table-row>
        <table:table-row table:style-name="TableRow1407">
          <table:table-cell table:style-name="TableCell1408">
            <text:p text:style-name="P1409">Fecha de creación:</text:p>
          </table:table-cell>
          <table:table-cell table:style-name="TableCell1410">
            <text:p text:style-name="P1411">1 mayo, 2014.</text:p>
          </table:table-cell>
          <table:table-cell table:style-name="TableCell1412">
            <text:p text:style-name="P1413">Fecha de <text:s/>actualización:</text:p>
          </table:table-cell>
          <table:table-cell table:style-name="TableCell1414">
            <text:p text:style-name="P1415"/>
          </table:table-cell>
        </table:table-row>
        <table:table-row table:style-name="TableRow1416">
          <table:table-cell table:style-name="TableCell1417">
            <text:p text:style-name="P1418">Actores:</text:p>
          </table:table-cell>
          <table:table-cell table:style-name="TableCell1419" table:number-columns-spanned="3">
            <text:p text:style-name="P1420">Administrador.</text:p>
          </table:table-cell>
          <table:covered-table-cell/>
          <table:covered-table-cell/>
        </table:table-row>
        <table:table-row table:style-name="TableRow1421">
          <table:table-cell table:style-name="TableCell1422">
            <text:p text:style-name="P1423">Descripción:</text:p>
          </table:table-cell>
          <table:table-cell table:style-name="TableCell1424" table:number-columns-spanned="3">
            <text:p text:style-name="P1425">En este caso de uso el administrador puede modificar<text:s/>las ventas de sus productos en caso de que el cliente quiera cambiar un producto que ya se ingresó en la venta.</text:p>
          </table:table-cell>
          <table:covered-table-cell/>
          <table:covered-table-cell/>
        </table:table-row>
        <table:table-row table:style-name="TableRow1426">
          <table:table-cell table:style-name="TableCell1427">
            <text:p text:style-name="P1428">Pre condiciones:</text:p>
          </table:table-cell>
          <table:table-cell table:style-name="TableCell1429" table:number-columns-spanned="3">
            <text:p text:style-name="P1430">1.Es necesario que el administrador se haya logueado correctamente.</text:p>
          </table:table-cell>
          <table:covered-table-cell/>
          <table:covered-table-cell/>
        </table:table-row>
        <table:table-row table:style-name="TableRow1431">
          <table:table-cell table:style-name="TableCell1432">
            <text:p text:style-name="P1433">Pos condiciones:</text:p>
          </table:table-cell>
          <table:table-cell table:style-name="TableCell1434" table:number-columns-spanned="3">
            <text:p text:style-name="P1435">1.El administrador ingresó los datos<text:s/>correctamente.</text:p>
          </table:table-cell>
          <table:covered-table-cell/>
          <table:covered-table-cell/>
        </table:table-row>
        <table:table-row table:style-name="TableRow1436">
          <table:table-cell table:style-name="TableCell1437">
            <text:p text:style-name="P1438">Flujo normal:</text:p>
          </table:table-cell>
          <table:table-cell table:style-name="TableCell1439" table:number-columns-spanned="3">
            <text:p text:style-name="P1440">11.0 Modificar venta.</text:p>
            <text:p text:style-name="P1441">1.<text:s/>El administrador se loguea correctamente.</text:p>
            <text:p text:style-name="P1442">2. Acceder al sistema de ventas.</text:p>
            <text:p text:style-name="P1443">3. Ingresar los códigos de los productos a vender.</text:p>
            <text:p text:style-name="P1444">4. Selecciona el botón modificar producto e inmediatamente podrá ingresar un nuevo código de producto o eliminar por completo ese<text:s/>producto de la venta.</text:p>
          </table:table-cell>
          <table:covered-table-cell/>
          <table:covered-table-cell/>
        </table:table-row>
        <table:table-row table:style-name="TableRow1445">
          <table:table-cell table:style-name="TableCell1446">
            <text:p text:style-name="P1447">Flujo alternativo:</text:p>
          </table:table-cell>
          <table:table-cell table:style-name="TableCell1448" table:number-columns-spanned="3">
            <text:p text:style-name="P1449"><text:span text:style-name="T1450">11.1 Cancelación de la venta.</text:span></text:p>
            <text:p text:style-name="P1451">1. El cliente cancela la compra por consecuente el administrador podrá cancelar la venta.</text:p>
            <text:p text:style-name="P1452">11.2 Un producto no existe</text:p>
            <text:p text:style-name="P1453">1. El administrador ingresa el código de un producto no existente.</text:p>
            <text:p text:style-name="P1454"/>
          </table:table-cell>
          <table:covered-table-cell/>
          <table:covered-table-cell/>
        </table:table-row>
        <text:soft-page-break/>
        <table:table-row table:style-name="TableRow1455">
          <table:table-cell table:style-name="TableCell1456">
            <text:p text:style-name="P1457">Excepciones:</text:p>
          </table:table-cell>
          <table:table-cell table:style-name="TableCell1458" table:number-columns-spanned="3">
            <text:p text:style-name="P1459">11.0.E.1. Fallo en el computador de trabajo.</text:p>
          </table:table-cell>
          <table:covered-table-cell/>
          <table:covered-table-cell/>
        </table:table-row>
        <table:table-row table:style-name="TableRow1460">
          <table:table-cell table:style-name="TableCell1461">
            <text:p text:style-name="P1462">Inclusiones:</text:p>
          </table:table-cell>
          <table:table-cell table:style-name="TableCell1463" table:number-columns-spanned="3">
            <text:p text:style-name="P1464">1.</text:p>
          </table:table-cell>
          <table:covered-table-cell/>
          <table:covered-table-cell/>
        </table:table-row>
        <table:table-row table:style-name="TableRow1465">
          <table:table-cell table:style-name="TableCell1466">
            <text:p text:style-name="P1467">Prioridad:</text:p>
          </table:table-cell>
          <table:table-cell table:style-name="TableCell1468" table:number-columns-spanned="3">
            <text:p text:style-name="P1469">Alta.</text:p>
          </table:table-cell>
          <table:covered-table-cell/>
          <table:covered-table-cell/>
        </table:table-row>
        <table:table-row table:style-name="TableRow1470">
          <table:table-cell table:style-name="TableCell1471">
            <text:p text:style-name="P1472">Frecuencia de uso:</text:p>
          </table:table-cell>
          <table:table-cell table:style-name="TableCell1473" table:number-columns-spanned="3">
            <text:p text:style-name="P1474">Baja.</text:p>
          </table:table-cell>
          <table:covered-table-cell/>
          <table:covered-table-cell/>
        </table:table-row>
        <table:table-row table:style-name="TableRow1475">
          <table:table-cell table:style-name="TableCell1476">
            <text:p text:style-name="P1477">Reglas de negocio:</text:p>
          </table:table-cell>
          <table:table-cell table:style-name="TableCell1478" table:number-columns-spanned="3">
            <text:p text:style-name="P1479">RN-02, RN-13.</text:p>
          </table:table-cell>
          <table:covered-table-cell/>
          <table:covered-table-cell/>
        </table:table-row>
        <table:table-row table:style-name="TableRow1480">
          <table:table-cell table:style-name="TableCell1481">
            <text:p text:style-name="P1482">Requerimientos especiales:</text:p>
          </table:table-cell>
          <table:table-cell table:style-name="TableCell1483" table:number-columns-spanned="3">
            <text:p text:style-name="P1484">1. El computador donde se labora funciona correctamente.</text:p>
          </table:table-cell>
          <table:covered-table-cell/>
          <table:covered-table-cell/>
        </table:table-row>
        <table:table-row table:style-name="TableRow1485">
          <table:table-cell table:style-name="TableCell1486">
            <text:p text:style-name="P1487">Asunciones:</text:p>
          </table:table-cell>
          <table:table-cell table:style-name="TableCell1488" table:number-columns-spanned="3">
            <text:p text:style-name="P1489">1.El administrador está capacitado para el manejo de la aplicación.</text:p>
            <text:p text:style-name="P1490">2. El administrador <text:s/>se encuentra logueado.</text:p>
            <text:p text:style-name="P1491">3. El computador que contiene el sistema se encuentre en buenas condiciones.</text:p>
            <text:p text:style-name="P1492">4. El sistema funciona normalmente.</text:p>
          </table:table-cell>
          <table:covered-table-cell/>
          <table:covered-table-cell/>
        </table:table-row>
        <table:table-row table:style-name="TableRow1493">
          <table:table-cell table:style-name="TableCell1494">
            <text:p text:style-name="P1495">Tecnologías:</text:p>
          </table:table-cell>
          <table:table-cell table:style-name="TableCell1496" table:number-columns-spanned="3">
            <text:p text:style-name="P1497">1. Computadora en<text:s/>buen estado.</text:p>
            <text:p text:style-name="P1498">2. Mínimo 1 GB de RAM.</text:p>
            <text:p text:style-name="P1499">3. Mínimo 1.6 Ghz de procesador.</text:p>
            <text:p text:style-name="P1500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1501"/>
      <table:table table:style-name="Table1502">
        <table:table-columns>
          <table:table-column table:style-name="TableColumn1503"/>
          <table:table-column table:style-name="TableColumn1504"/>
          <table:table-column table:style-name="TableColumn1505"/>
          <table:table-column table:style-name="TableColumn1506"/>
        </table:table-columns>
        <table:table-row table:style-name="TableRow1507">
          <table:table-cell table:style-name="TableCell1508">
            <text:p text:style-name="P1509">ID caso de uso:</text:p>
          </table:table-cell>
          <table:table-cell table:style-name="TableCell1510" table:number-columns-spanned="3">
            <text:p text:style-name="P1511">12</text:p>
          </table:table-cell>
          <table:covered-table-cell/>
          <table:covered-table-cell/>
        </table:table-row>
        <table:table-row table:style-name="TableRow1512">
          <table:table-cell table:style-name="TableCell1513">
            <text:p text:style-name="P1514">Nombre del caso del uso:</text:p>
          </table:table-cell>
          <table:table-cell table:style-name="TableCell1515" table:number-columns-spanned="3">
            <text:p text:style-name="P1516">Cancelar venta.</text:p>
          </table:table-cell>
          <table:covered-table-cell/>
          <table:covered-table-cell/>
        </table:table-row>
        <table:table-row table:style-name="TableRow1517">
          <table:table-cell table:style-name="TableCell1518">
            <text:p text:style-name="P1519">Creado por:</text:p>
          </table:table-cell>
          <table:table-cell table:style-name="TableCell1520">
            <text:p text:style-name="P1521">Esther<text:s/>López.</text:p>
            <text:p text:style-name="P1522">Luis Diego Carballo Valdivia.</text:p>
          </table:table-cell>
          <table:table-cell table:style-name="TableCell1523">
            <text:p text:style-name="P1524">Ultima actualización por:</text:p>
          </table:table-cell>
          <table:table-cell table:style-name="TableCell1525">
            <text:p text:style-name="P1526"/>
          </table:table-cell>
        </table:table-row>
        <table:table-row table:style-name="TableRow1527">
          <table:table-cell table:style-name="TableCell1528">
            <text:p text:style-name="P1529">Fecha de creación:</text:p>
          </table:table-cell>
          <table:table-cell table:style-name="TableCell1530">
            <text:p text:style-name="P1531">1 mayo, 2014.</text:p>
          </table:table-cell>
          <table:table-cell table:style-name="TableCell1532">
            <text:p text:style-name="P1533">Fecha de <text:s/>actualización:</text:p>
          </table:table-cell>
          <table:table-cell table:style-name="TableCell1534">
            <text:p text:style-name="P1535"/>
          </table:table-cell>
        </table:table-row>
        <table:table-row table:style-name="TableRow1536">
          <table:table-cell table:style-name="TableCell1537">
            <text:p text:style-name="P1538">Actores:</text:p>
          </table:table-cell>
          <table:table-cell table:style-name="TableCell1539" table:number-columns-spanned="3">
            <text:p text:style-name="P1540">Administrador.</text:p>
          </table:table-cell>
          <table:covered-table-cell/>
          <table:covered-table-cell/>
        </table:table-row>
        <table:table-row table:style-name="TableRow1541">
          <table:table-cell table:style-name="TableCell1542">
            <text:p text:style-name="P1543">Descripción:</text:p>
          </table:table-cell>
          <table:table-cell table:style-name="TableCell1544" table:number-columns-spanned="3">
            <text:p text:style-name="P1545">En este caso de uso el administrador puede cancelar<text:s/>las ventas en caso de que el cliente ya no desee realizar la compra.</text:p>
          </table:table-cell>
          <table:covered-table-cell/>
          <table:covered-table-cell/>
        </table:table-row>
        <table:table-row table:style-name="TableRow1546">
          <table:table-cell table:style-name="TableCell1547">
            <text:p text:style-name="P1548">Pre condiciones:</text:p>
          </table:table-cell>
          <table:table-cell table:style-name="TableCell1549" table:number-columns-spanned="3">
            <text:p text:style-name="P1550">1.Es necesario que el administrador se haya logueado correctamente.</text:p>
          </table:table-cell>
          <table:covered-table-cell/>
          <table:covered-table-cell/>
        </table:table-row>
        <table:table-row table:style-name="TableRow1551">
          <table:table-cell table:style-name="TableCell1552">
            <text:p text:style-name="P1553">Pos condiciones:</text:p>
          </table:table-cell>
          <table:table-cell table:style-name="TableCell1554" table:number-columns-spanned="3">
            <text:p text:style-name="P1555">1.El administrador ingresó los datos correctamente.</text:p>
          </table:table-cell>
          <table:covered-table-cell/>
          <table:covered-table-cell/>
        </table:table-row>
        <table:table-row table:style-name="TableRow1556">
          <table:table-cell table:style-name="TableCell1557">
            <text:p text:style-name="P1558">Flujo normal:</text:p>
          </table:table-cell>
          <table:table-cell table:style-name="TableCell1559" table:number-columns-spanned="3">
            <text:p text:style-name="P1560">12.0 Cancelar venta.</text:p>
            <text:p text:style-name="P1561">1.<text:s/>El administrador se loguea correctamente.</text:p>
            <text:p text:style-name="P1562">2. Acceder al sistema de ventas.</text:p>
            <text:p text:style-name="P1563">3. Ingresar los códigos de los productos a vender.</text:p>
            <text:p text:style-name="P1564">4. Selecciona la opción cancelar venta.</text:p>
            <text:p text:style-name="P1565">5. Una vez cancelada la venta se puede realizar otra sin ningun inconveniente.</text:p>
          </table:table-cell>
          <table:covered-table-cell/>
          <table:covered-table-cell/>
        </table:table-row>
        <table:table-row table:style-name="TableRow1566">
          <table:table-cell table:style-name="TableCell1567">
            <text:p text:style-name="P1568">Flujo alternativo:</text:p>
          </table:table-cell>
          <table:table-cell table:style-name="TableCell1569" table:number-columns-spanned="3">
            <text:p text:style-name="P1570"><text:span text:style-name="T1571">12.1 Venta realizada.</text:span></text:p>
            <text:p text:style-name="P1572">1. El cliente no <text:s/>cancela la compra por consecuente el administrador podrá realizar la venta.</text:p>
            <text:p text:style-name="P1573"/>
          </table:table-cell>
          <table:covered-table-cell/>
          <table:covered-table-cell/>
        </table:table-row>
        <table:table-row table:style-name="TableRow1574">
          <table:table-cell table:style-name="TableCell1575">
            <text:p text:style-name="P1576">Excepciones:</text:p>
          </table:table-cell>
          <table:table-cell table:style-name="TableCell1577" table:number-columns-spanned="3">
            <text:p text:style-name="P1578">12.0.E.1. Fallo en el computador de trabajo.</text:p>
          </table:table-cell>
          <table:covered-table-cell/>
          <table:covered-table-cell/>
        </table:table-row>
        <text:soft-page-break/>
        <table:table-row table:style-name="TableRow1579">
          <table:table-cell table:style-name="TableCell1580">
            <text:p text:style-name="P1581">Inclusiones:</text:p>
          </table:table-cell>
          <table:table-cell table:style-name="TableCell1582" table:number-columns-spanned="3">
            <text:p text:style-name="P1583">1.</text:p>
          </table:table-cell>
          <table:covered-table-cell/>
          <table:covered-table-cell/>
        </table:table-row>
        <table:table-row table:style-name="TableRow1584">
          <table:table-cell table:style-name="TableCell1585">
            <text:p text:style-name="P1586">Prioridad:</text:p>
          </table:table-cell>
          <table:table-cell table:style-name="TableCell1587" table:number-columns-spanned="3">
            <text:p text:style-name="P1588">Alta.</text:p>
          </table:table-cell>
          <table:covered-table-cell/>
          <table:covered-table-cell/>
        </table:table-row>
        <table:table-row table:style-name="TableRow1589">
          <table:table-cell table:style-name="TableCell1590">
            <text:p text:style-name="P1591">Frecuencia de uso:</text:p>
          </table:table-cell>
          <table:table-cell table:style-name="TableCell1592" table:number-columns-spanned="3">
            <text:p text:style-name="P1593">Baja.</text:p>
          </table:table-cell>
          <table:covered-table-cell/>
          <table:covered-table-cell/>
        </table:table-row>
        <table:table-row table:style-name="TableRow1594">
          <table:table-cell table:style-name="TableCell1595">
            <text:p text:style-name="P1596">Reglas<text:s/>de negocio:</text:p>
          </table:table-cell>
          <table:table-cell table:style-name="TableCell1597" table:number-columns-spanned="3">
            <text:p text:style-name="P1598"/>
          </table:table-cell>
          <table:covered-table-cell/>
          <table:covered-table-cell/>
        </table:table-row>
        <table:table-row table:style-name="TableRow1599">
          <table:table-cell table:style-name="TableCell1600">
            <text:p text:style-name="P1601">Requerimientos especiales:</text:p>
          </table:table-cell>
          <table:table-cell table:style-name="TableCell1602" table:number-columns-spanned="3">
            <text:p text:style-name="P1603">1. El computador donde se labora funciona correctamente.</text:p>
          </table:table-cell>
          <table:covered-table-cell/>
          <table:covered-table-cell/>
        </table:table-row>
        <table:table-row table:style-name="TableRow1604">
          <table:table-cell table:style-name="TableCell1605">
            <text:p text:style-name="P1606">Asunciones:</text:p>
          </table:table-cell>
          <table:table-cell table:style-name="TableCell1607" table:number-columns-spanned="3">
            <text:p text:style-name="P1608">1.El administrador<text:s/>está capacitado para el manejo de la aplicación.</text:p>
            <text:p text:style-name="P1609">2. El administrador <text:s/>se encuentra logueado.</text:p>
            <text:p text:style-name="P1610">3. El computador que contiene el sistema se encuentre en buenas condiciones.</text:p>
            <text:p text:style-name="P1611">4. El sistema funciona normalmente.</text:p>
          </table:table-cell>
          <table:covered-table-cell/>
          <table:covered-table-cell/>
        </table:table-row>
        <table:table-row table:style-name="TableRow1612">
          <table:table-cell table:style-name="TableCell1613">
            <text:p text:style-name="P1614">Tecnologías:</text:p>
          </table:table-cell>
          <table:table-cell table:style-name="TableCell1615" table:number-columns-spanned="3">
            <text:p text:style-name="P1616">1. Computadora en buen estado.</text:p>
            <text:p text:style-name="P1617">2.<text:s/>Mínimo 1 GB de RAM.</text:p>
            <text:p text:style-name="P1618">3. Mínimo 1.6 Ghz de procesador.</text:p>
            <text:p text:style-name="P1619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1620"/>
      <table:table table:style-name="Table1621">
        <table:table-columns>
          <table:table-column table:style-name="TableColumn1622"/>
          <table:table-column table:style-name="TableColumn1623"/>
          <table:table-column table:style-name="TableColumn1624"/>
          <table:table-column table:style-name="TableColumn1625"/>
        </table:table-columns>
        <table:table-row table:style-name="TableRow1626">
          <table:table-cell table:style-name="TableCell1627">
            <text:p text:style-name="P1628">ID caso de uso:</text:p>
          </table:table-cell>
          <table:table-cell table:style-name="TableCell1629" table:number-columns-spanned="3">
            <text:p text:style-name="P1630">13</text:p>
          </table:table-cell>
          <table:covered-table-cell/>
          <table:covered-table-cell/>
        </table:table-row>
        <table:table-row table:style-name="TableRow1631">
          <table:table-cell table:style-name="TableCell1632">
            <text:p text:style-name="P1633">Nombre del caso del uso:</text:p>
          </table:table-cell>
          <table:table-cell table:style-name="TableCell1634" table:number-columns-spanned="3">
            <text:p text:style-name="P1635">Eliminar sugerencia</text:p>
          </table:table-cell>
          <table:covered-table-cell/>
          <table:covered-table-cell/>
        </table:table-row>
        <table:table-row table:style-name="TableRow1636">
          <table:table-cell table:style-name="TableCell1637">
            <text:p text:style-name="P1638">Creado por:</text:p>
          </table:table-cell>
          <table:table-cell table:style-name="TableCell1639">
            <text:p text:style-name="P1640">Esther<text:s/>López.</text:p>
            <text:p text:style-name="P1641">Luis Diego Carballo Valdivia.</text:p>
          </table:table-cell>
          <table:table-cell table:style-name="TableCell1642">
            <text:p text:style-name="P1643">Ultima actualización por:</text:p>
          </table:table-cell>
          <table:table-cell table:style-name="TableCell1644">
            <text:p text:style-name="P1645"/>
          </table:table-cell>
        </table:table-row>
        <table:table-row table:style-name="TableRow1646">
          <table:table-cell table:style-name="TableCell1647">
            <text:p text:style-name="P1648">Fecha de<text:s/>creación:</text:p>
          </table:table-cell>
          <table:table-cell table:style-name="TableCell1649">
            <text:p text:style-name="P1650">1 mayo, 2014.</text:p>
          </table:table-cell>
          <table:table-cell table:style-name="TableCell1651">
            <text:p text:style-name="P1652">Fecha de <text:s/>actualización:</text:p>
          </table:table-cell>
          <table:table-cell table:style-name="TableCell1653">
            <text:p text:style-name="P1654"/>
          </table:table-cell>
        </table:table-row>
        <table:table-row table:style-name="TableRow1655">
          <table:table-cell table:style-name="TableCell1656">
            <text:p text:style-name="P1657">Actores:</text:p>
          </table:table-cell>
          <table:table-cell table:style-name="TableCell1658" table:number-columns-spanned="3">
            <text:p text:style-name="P1659">Administrador.</text:p>
          </table:table-cell>
          <table:covered-table-cell/>
          <table:covered-table-cell/>
        </table:table-row>
        <table:table-row table:style-name="TableRow1660">
          <table:table-cell table:style-name="TableCell1661">
            <text:p text:style-name="P1662">Descripción:</text:p>
          </table:table-cell>
          <table:table-cell table:style-name="TableCell1663" table:number-columns-spanned="3">
            <text:p text:style-name="P1664">El administrador puede eliminar las sugerencias que los clientes ingresan en las estaciones de uso.</text:p>
          </table:table-cell>
          <table:covered-table-cell/>
          <table:covered-table-cell/>
        </table:table-row>
        <table:table-row table:style-name="TableRow1665">
          <table:table-cell table:style-name="TableCell1666">
            <text:p text:style-name="P1667">Pre condiciones:</text:p>
          </table:table-cell>
          <table:table-cell table:style-name="TableCell1668" table:number-columns-spanned="3">
            <text:p text:style-name="P1669">1.Es necesario que el administrador se haya<text:s/>logueado correctamente.</text:p>
          </table:table-cell>
          <table:covered-table-cell/>
          <table:covered-table-cell/>
        </table:table-row>
        <table:table-row table:style-name="TableRow1670">
          <table:table-cell table:style-name="TableCell1671">
            <text:p text:style-name="P1672">Pos condiciones:</text:p>
          </table:table-cell>
          <table:table-cell table:style-name="TableCell1673" table:number-columns-spanned="3">
            <text:p text:style-name="P1674">1.El administrador ingresó los datos correctamente.</text:p>
          </table:table-cell>
          <table:covered-table-cell/>
          <table:covered-table-cell/>
        </table:table-row>
        <table:table-row table:style-name="TableRow1675">
          <table:table-cell table:style-name="TableCell1676">
            <text:p text:style-name="P1677">Flujo normal:</text:p>
          </table:table-cell>
          <table:table-cell table:style-name="TableCell1678" table:number-columns-spanned="3">
            <text:p text:style-name="P1679">13.0 Eliminar sugerencias.</text:p>
            <text:p text:style-name="P1680">1.<text:s/>El administrador se loguea correctamente.</text:p>
            <text:p text:style-name="P1681">2. Acceder al sistema de sugerencias.</text:p>
            <text:p text:style-name="P1682">3. Aparecerán 2 botones. Uno que muestra el listado de sugerencias y el otro para eliminar sugerencias.</text:p>
            <text:p text:style-name="P1683">4. El administrador seleccionará eliminar sugerencias.</text:p>
            <text:p text:style-name="P1684">5. Deberá ingresar el código de la sugerencia.</text:p>
            <text:p text:style-name="P1685">6. Seleccionar eliminar elemento.</text:p>
            <text:p text:style-name="P1686">7. Por último se le mostrará al administrador un mensaje que indica que <text:s/>sugerencias ingresada fue eliminada satisfactoriamente.</text:p>
            <text:p text:style-name="P1687"/>
          </table:table-cell>
          <table:covered-table-cell/>
          <table:covered-table-cell/>
        </table:table-row>
        <table:table-row table:style-name="TableRow1688">
          <table:table-cell table:style-name="TableCell1689">
            <text:p text:style-name="P1690">Flujo alternativo:</text:p>
          </table:table-cell>
          <table:table-cell table:style-name="TableCell1691" table:number-columns-spanned="3">
            <text:p text:style-name="P1692"><text:span text:style-name="T1693">13.2 La sugerencia no existe</text:span></text:p>
            <text:soft-page-break/>
            <text:p text:style-name="P1694">1. El administrador ingresa el código de una sugerencia no existente.</text:p>
            <text:p text:style-name="P1695"/>
          </table:table-cell>
          <table:covered-table-cell/>
          <table:covered-table-cell/>
        </table:table-row>
        <text:soft-page-break/>
        <table:table-row table:style-name="TableRow1696">
          <table:table-cell table:style-name="TableCell1697">
            <text:p text:style-name="P1698">Excepciones:</text:p>
          </table:table-cell>
          <table:table-cell table:style-name="TableCell1699" table:number-columns-spanned="3">
            <text:p text:style-name="P1700">13.0.E.1. Fallo en el computador de trabajo.</text:p>
          </table:table-cell>
          <table:covered-table-cell/>
          <table:covered-table-cell/>
        </table:table-row>
        <table:table-row table:style-name="TableRow1701">
          <table:table-cell table:style-name="TableCell1702">
            <text:p text:style-name="P1703">Inclusiones:</text:p>
          </table:table-cell>
          <table:table-cell table:style-name="TableCell1704" table:number-columns-spanned="3">
            <text:p text:style-name="P1705">1.</text:p>
          </table:table-cell>
          <table:covered-table-cell/>
          <table:covered-table-cell/>
        </table:table-row>
        <table:table-row table:style-name="TableRow1706">
          <table:table-cell table:style-name="TableCell1707">
            <text:p text:style-name="P1708">Prioridad:</text:p>
          </table:table-cell>
          <table:table-cell table:style-name="TableCell1709" table:number-columns-spanned="3">
            <text:p text:style-name="P1710">Media.</text:p>
          </table:table-cell>
          <table:covered-table-cell/>
          <table:covered-table-cell/>
        </table:table-row>
        <table:table-row table:style-name="TableRow1711">
          <table:table-cell table:style-name="TableCell1712">
            <text:p text:style-name="P1713">Frecuencia de uso:</text:p>
          </table:table-cell>
          <table:table-cell table:style-name="TableCell1714" table:number-columns-spanned="3">
            <text:p text:style-name="P1715">Baja.</text:p>
          </table:table-cell>
          <table:covered-table-cell/>
          <table:covered-table-cell/>
        </table:table-row>
        <table:table-row table:style-name="TableRow1716">
          <table:table-cell table:style-name="TableCell1717">
            <text:p text:style-name="P1718">Reglas de negocio:</text:p>
          </table:table-cell>
          <table:table-cell table:style-name="TableCell1719" table:number-columns-spanned="3">
            <text:p text:style-name="P1720">RN-31.</text:p>
          </table:table-cell>
          <table:covered-table-cell/>
          <table:covered-table-cell/>
        </table:table-row>
        <table:table-row table:style-name="TableRow1721">
          <table:table-cell table:style-name="TableCell1722">
            <text:p text:style-name="P1723">Requerimientos especiales:</text:p>
          </table:table-cell>
          <table:table-cell table:style-name="TableCell1724" table:number-columns-spanned="3">
            <text:p text:style-name="P1725">1. El computador<text:s/>donde se labora funciona correctamente.</text:p>
          </table:table-cell>
          <table:covered-table-cell/>
          <table:covered-table-cell/>
        </table:table-row>
        <table:table-row table:style-name="TableRow1726">
          <table:table-cell table:style-name="TableCell1727">
            <text:p text:style-name="P1728">Asunciones:</text:p>
          </table:table-cell>
          <table:table-cell table:style-name="TableCell1729" table:number-columns-spanned="3">
            <text:p text:style-name="P1730">1.El administrador está capacitado para el manejo de la aplicación.</text:p>
            <text:p text:style-name="P1731">2. El administrador <text:s/>se encuentra logueado.</text:p>
            <text:p text:style-name="P1732">3. El computador que contiene el sistema se encuentre en buenas condiciones.</text:p>
            <text:p text:style-name="P1733">4. El sistema<text:s/>funciona normalmente.</text:p>
          </table:table-cell>
          <table:covered-table-cell/>
          <table:covered-table-cell/>
        </table:table-row>
        <table:table-row table:style-name="TableRow1734">
          <table:table-cell table:style-name="TableCell1735">
            <text:p text:style-name="P1736">Tecnologías:</text:p>
          </table:table-cell>
          <table:table-cell table:style-name="TableCell1737" table:number-columns-spanned="3">
            <text:p text:style-name="P1738">1. Computadora en buen estado.</text:p>
            <text:p text:style-name="P1739">2. Mínimo 1 GB de RAM.</text:p>
            <text:p text:style-name="P1740">3. Mínimo 1.6 Ghz de procesador.</text:p>
            <text:p text:style-name="P1741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1742"/>
      <table:table table:style-name="Table1743">
        <table:table-columns>
          <table:table-column table:style-name="TableColumn1744"/>
          <table:table-column table:style-name="TableColumn1745"/>
          <table:table-column table:style-name="TableColumn1746"/>
          <table:table-column table:style-name="TableColumn1747"/>
        </table:table-columns>
        <table:table-row table:style-name="TableRow1748">
          <table:table-cell table:style-name="TableCell1749">
            <text:p text:style-name="P1750">ID caso de uso:</text:p>
          </table:table-cell>
          <table:table-cell table:style-name="TableCell1751" table:number-columns-spanned="3">
            <text:p text:style-name="P1752">14</text:p>
          </table:table-cell>
          <table:covered-table-cell/>
          <table:covered-table-cell/>
        </table:table-row>
        <table:table-row table:style-name="TableRow1753">
          <table:table-cell table:style-name="TableCell1754">
            <text:p text:style-name="P1755">Nombre del caso del uso:</text:p>
          </table:table-cell>
          <table:table-cell table:style-name="TableCell1756" table:number-columns-spanned="3">
            <text:p text:style-name="P1757">Imprimir factura</text:p>
          </table:table-cell>
          <table:covered-table-cell/>
          <table:covered-table-cell/>
        </table:table-row>
        <table:table-row table:style-name="TableRow1758">
          <table:table-cell table:style-name="TableCell1759">
            <text:p text:style-name="P1760">Creado por:</text:p>
          </table:table-cell>
          <table:table-cell table:style-name="TableCell1761">
            <text:p text:style-name="P1762">Esther<text:s/>López.</text:p>
            <text:p text:style-name="P1763">Luis<text:s/>Diego Carballo Valdivia.</text:p>
          </table:table-cell>
          <table:table-cell table:style-name="TableCell1764">
            <text:p text:style-name="P1765">Ultima actualización por:</text:p>
          </table:table-cell>
          <table:table-cell table:style-name="TableCell1766">
            <text:p text:style-name="P1767"/>
          </table:table-cell>
        </table:table-row>
        <table:table-row table:style-name="TableRow1768">
          <table:table-cell table:style-name="TableCell1769">
            <text:p text:style-name="P1770">Fecha de creación:</text:p>
          </table:table-cell>
          <table:table-cell table:style-name="TableCell1771">
            <text:p text:style-name="P1772">21 abril, 2014</text:p>
          </table:table-cell>
          <table:table-cell table:style-name="TableCell1773">
            <text:p text:style-name="P1774">Fecha de <text:s/>actualización:</text:p>
          </table:table-cell>
          <table:table-cell table:style-name="TableCell1775">
            <text:p text:style-name="P1776"/>
          </table:table-cell>
        </table:table-row>
        <table:table-row table:style-name="TableRow1777">
          <table:table-cell table:style-name="TableCell1778">
            <text:p text:style-name="P1779">Actores:</text:p>
          </table:table-cell>
          <table:table-cell table:style-name="TableCell1780" table:number-columns-spanned="3">
            <text:p text:style-name="P1781">Administrador.</text:p>
          </table:table-cell>
          <table:covered-table-cell/>
          <table:covered-table-cell/>
        </table:table-row>
        <table:table-row table:style-name="TableRow1782">
          <table:table-cell table:style-name="TableCell1783">
            <text:p text:style-name="P1784">Descripción:</text:p>
          </table:table-cell>
          <table:table-cell table:style-name="TableCell1785" table:number-columns-spanned="3">
            <text:p text:style-name="P1786">En este caso de uso el administrador podrá indicar <text:s/>la impresión de una factura. Esta opción es creada<text:s/>para imprimir la factura de una venta solo si el cliente lo desea.</text:p>
          </table:table-cell>
          <table:covered-table-cell/>
          <table:covered-table-cell/>
        </table:table-row>
        <table:table-row table:style-name="TableRow1787">
          <table:table-cell table:style-name="TableCell1788">
            <text:p text:style-name="P1789">Pre condiciones:</text:p>
          </table:table-cell>
          <table:table-cell table:style-name="TableCell1790" table:number-columns-spanned="3">
            <text:p text:style-name="P1791">1.Es necesario que el administrador se haya logueado correctamente</text:p>
          </table:table-cell>
          <table:covered-table-cell/>
          <table:covered-table-cell/>
        </table:table-row>
        <table:table-row table:style-name="TableRow1792">
          <table:table-cell table:style-name="TableCell1793">
            <text:p text:style-name="P1794">Pos condiciones:</text:p>
          </table:table-cell>
          <table:table-cell table:style-name="TableCell1795" table:number-columns-spanned="3">
            <text:p text:style-name="P1796">1.El administrador ingresó los datos correctamente.</text:p>
          </table:table-cell>
          <table:covered-table-cell/>
          <table:covered-table-cell/>
        </table:table-row>
        <table:table-row table:style-name="TableRow1797">
          <table:table-cell table:style-name="TableCell1798">
            <text:p text:style-name="P1799">Flujo normal:</text:p>
          </table:table-cell>
          <table:table-cell table:style-name="TableCell1800" table:number-columns-spanned="3">
            <text:p text:style-name="P1801">14.0 Cancelar la impresión de una factura</text:p>
            <text:p text:style-name="P1802">1.<text:s/>El administrador se loguea correctamente.</text:p>
            <text:p text:style-name="P1803">2. Acceder al sistema de ventas.</text:p>
            <text:p text:style-name="P1804">3. Ingresar los códigos de los productos a vender.</text:p>
            <text:p text:style-name="P1805">4. Seleccionar el botón vender.</text:p>
            <text:p text:style-name="P1806">5. Se generará la factura.</text:p>
            <text:p text:style-name="P1807">6. Aparecerá una opción donde el administrador indicará si desea imprimir o no la factura.</text:p>
          </table:table-cell>
          <table:covered-table-cell/>
          <table:covered-table-cell/>
        </table:table-row>
        <table:table-row table:style-name="TableRow1808">
          <table:table-cell table:style-name="TableCell1809">
            <text:p text:style-name="P1810">Flujo alternativo:</text:p>
          </table:table-cell>
          <table:table-cell table:style-name="TableCell1811" table:number-columns-spanned="3">
            <text:p text:style-name="P1812"><text:span text:style-name="T1813">14.1 La venta fue cancelada.</text:span></text:p>
          </table:table-cell>
          <table:covered-table-cell/>
          <table:covered-table-cell/>
        </table:table-row>
        <table:table-row table:style-name="TableRow1814">
          <table:table-cell table:style-name="TableCell1815">
            <text:p text:style-name="P1816">Excepciones:</text:p>
          </table:table-cell>
          <table:table-cell table:style-name="TableCell1817" table:number-columns-spanned="3">
            <text:p text:style-name="P1818">14.0.E.1. Fallo en el computador de trabajo.</text:p>
          </table:table-cell>
          <table:covered-table-cell/>
          <table:covered-table-cell/>
        </table:table-row>
        <table:table-row table:style-name="TableRow1819">
          <table:table-cell table:style-name="TableCell1820">
            <text:p text:style-name="P1821">Inclusiones:</text:p>
          </table:table-cell>
          <table:table-cell table:style-name="TableCell1822" table:number-columns-spanned="3">
            <text:p text:style-name="P1823">1.</text:p>
          </table:table-cell>
          <table:covered-table-cell/>
          <table:covered-table-cell/>
        </table:table-row>
        <text:soft-page-break/>
        <table:table-row table:style-name="TableRow1824">
          <table:table-cell table:style-name="TableCell1825">
            <text:p text:style-name="P1826">Prioridad:</text:p>
          </table:table-cell>
          <table:table-cell table:style-name="TableCell1827" table:number-columns-spanned="3">
            <text:p text:style-name="P1828">Alta.</text:p>
          </table:table-cell>
          <table:covered-table-cell/>
          <table:covered-table-cell/>
        </table:table-row>
        <table:table-row table:style-name="TableRow1829">
          <table:table-cell table:style-name="TableCell1830">
            <text:p text:style-name="P1831">Frecuencia de uso:</text:p>
          </table:table-cell>
          <table:table-cell table:style-name="TableCell1832" table:number-columns-spanned="3">
            <text:p text:style-name="P1833">Cada vez se que cancele una venta.</text:p>
          </table:table-cell>
          <table:covered-table-cell/>
          <table:covered-table-cell/>
        </table:table-row>
        <table:table-row table:style-name="TableRow1834">
          <table:table-cell table:style-name="TableCell1835">
            <text:p text:style-name="P1836">Reglas de negocio:</text:p>
          </table:table-cell>
          <table:table-cell table:style-name="TableCell1837" table:number-columns-spanned="3">
            <text:p text:style-name="P1838">RN-32, RN-33.</text:p>
          </table:table-cell>
          <table:covered-table-cell/>
          <table:covered-table-cell/>
        </table:table-row>
        <table:table-row table:style-name="TableRow1839">
          <table:table-cell table:style-name="TableCell1840">
            <text:p text:style-name="P1841">Requerimientos especiales:</text:p>
          </table:table-cell>
          <table:table-cell table:style-name="TableCell1842" table:number-columns-spanned="3">
            <text:p text:style-name="P1843">1. El computador donde se labora funciona correctamente.</text:p>
            <text:p text:style-name="P1844">2. La venta no se haya cancelado.</text:p>
          </table:table-cell>
          <table:covered-table-cell/>
          <table:covered-table-cell/>
        </table:table-row>
        <table:table-row table:style-name="TableRow1845">
          <table:table-cell table:style-name="TableCell1846">
            <text:p text:style-name="P1847">Asunciones:</text:p>
          </table:table-cell>
          <table:table-cell table:style-name="TableCell1848" table:number-columns-spanned="3">
            <text:p text:style-name="P1849">1.El administrador está capacitado para el manejo de la aplicación.</text:p>
            <text:p text:style-name="P1850">2. El administrador <text:s/>se encuentra logueado.</text:p>
            <text:p text:style-name="P1851">3. El computador que contiene el sistema se encuentre en buenas condiciones.</text:p>
            <text:p text:style-name="P1852">4. El sistema funciona normalmente.</text:p>
          </table:table-cell>
          <table:covered-table-cell/>
          <table:covered-table-cell/>
        </table:table-row>
        <table:table-row table:style-name="TableRow1853">
          <table:table-cell table:style-name="TableCell1854">
            <text:p text:style-name="P1855">Tecnologías:</text:p>
          </table:table-cell>
          <table:table-cell table:style-name="TableCell1856" table:number-columns-spanned="3">
            <text:p text:style-name="P1857">1. Computadora en buen estado.</text:p>
            <text:p text:style-name="P1858">2. Mínimo 1 GB de RAM.</text:p>
            <text:p text:style-name="P1859">3. Mínimo 1.6 Ghz de procesador.</text:p>
            <text:p text:style-name="P1860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61"/>
      <table:table table:style-name="Table1862">
        <table:table-columns>
          <table:table-column table:style-name="TableColumn1863"/>
          <table:table-column table:style-name="TableColumn1864"/>
          <table:table-column table:style-name="TableColumn1865"/>
          <table:table-column table:style-name="TableColumn1866"/>
        </table:table-columns>
        <table:table-row table:style-name="TableRow1867">
          <table:table-cell table:style-name="TableCell1868">
            <text:p text:style-name="P1869">ID caso de uso:</text:p>
          </table:table-cell>
          <table:table-cell table:style-name="TableCell1870" table:number-columns-spanned="3">
            <text:p text:style-name="P1871">15</text:p>
          </table:table-cell>
          <table:covered-table-cell/>
          <table:covered-table-cell/>
        </table:table-row>
        <table:table-row table:style-name="TableRow1872">
          <table:table-cell table:style-name="TableCell1873">
            <text:p text:style-name="P1874">Nombre del caso del uso:</text:p>
          </table:table-cell>
          <table:table-cell table:style-name="TableCell1875" table:number-columns-spanned="3">
            <text:p text:style-name="P1876">Generar factura.</text:p>
          </table:table-cell>
          <table:covered-table-cell/>
          <table:covered-table-cell/>
        </table:table-row>
        <table:table-row table:style-name="TableRow1877">
          <table:table-cell table:style-name="TableCell1878">
            <text:p text:style-name="P1879">Creado por:</text:p>
          </table:table-cell>
          <table:table-cell table:style-name="TableCell1880">
            <text:p text:style-name="P1881">Esther<text:s/>López.</text:p>
            <text:p text:style-name="P1882">Luis Diego Carballo Valdivia.</text:p>
          </table:table-cell>
          <table:table-cell table:style-name="TableCell1883">
            <text:p text:style-name="P1884">Ultima actualización por:</text:p>
          </table:table-cell>
          <table:table-cell table:style-name="TableCell1885">
            <text:p text:style-name="P1886"/>
          </table:table-cell>
        </table:table-row>
        <table:table-row table:style-name="TableRow1887">
          <table:table-cell table:style-name="TableCell1888">
            <text:p text:style-name="P1889">Fecha de creación:</text:p>
          </table:table-cell>
          <table:table-cell table:style-name="TableCell1890">
            <text:p text:style-name="P1891">1 Mayo, 2014.</text:p>
          </table:table-cell>
          <table:table-cell table:style-name="TableCell1892">
            <text:p text:style-name="P1893">Fecha de <text:s/>actualización:</text:p>
          </table:table-cell>
          <table:table-cell table:style-name="TableCell1894">
            <text:p text:style-name="P1895"/>
          </table:table-cell>
        </table:table-row>
        <table:table-row table:style-name="TableRow1896">
          <table:table-cell table:style-name="TableCell1897">
            <text:p text:style-name="P1898">Actores:</text:p>
          </table:table-cell>
          <table:table-cell table:style-name="TableCell1899" table:number-columns-spanned="3">
            <text:p text:style-name="P1900">Sistema.</text:p>
          </table:table-cell>
          <table:covered-table-cell/>
          <table:covered-table-cell/>
        </table:table-row>
        <table:table-row table:style-name="TableRow1901">
          <table:table-cell table:style-name="TableCell1902">
            <text:p text:style-name="P1903">Descripción:</text:p>
          </table:table-cell>
          <table:table-cell table:style-name="TableCell1904" table:number-columns-spanned="3">
            <text:p text:style-name="P1905">Cada vez que se<text:s/>realice una compra, debe generarse una factura.</text:p>
          </table:table-cell>
          <table:covered-table-cell/>
          <table:covered-table-cell/>
        </table:table-row>
        <table:table-row table:style-name="TableRow1906">
          <table:table-cell table:style-name="TableCell1907">
            <text:p text:style-name="P1908">Pre condiciones:</text:p>
          </table:table-cell>
          <table:table-cell table:style-name="TableCell1909" table:number-columns-spanned="3">
            <text:p text:style-name="P1910">1.Es necesario que el administrador esté logueado.</text:p>
            <text:p text:style-name="P1911">2. Es necesario que el sistema funcione correctamente.</text:p>
            <text:p text:style-name="P1912">2. Es necesario que se realice una venta.</text:p>
          </table:table-cell>
          <table:covered-table-cell/>
          <table:covered-table-cell/>
        </table:table-row>
        <table:table-row table:style-name="TableRow1913">
          <table:table-cell table:style-name="TableCell1914">
            <text:p text:style-name="P1915">Pos condiciones:</text:p>
          </table:table-cell>
          <table:table-cell table:style-name="TableCell1916" table:number-columns-spanned="3">
            <text:p text:style-name="P1917">1. Es necesario que la<text:s/>venta se halla completado.</text:p>
            <text:p text:style-name="P1918">2. Es necesario que los datos introducidos sean correctos.</text:p>
          </table:table-cell>
          <table:covered-table-cell/>
          <table:covered-table-cell/>
        </table:table-row>
        <table:table-row table:style-name="TableRow1919">
          <table:table-cell table:style-name="TableCell1920">
            <text:p text:style-name="P1921">Flujo normal:</text:p>
          </table:table-cell>
          <table:table-cell table:style-name="TableCell1922" table:number-columns-spanned="3">
            <text:p text:style-name="P1923">15.0<text:s/>Generar Factura</text:p>
            <text:p text:style-name="P1924">1. El administrador abre el programa.</text:p>
            <text:p text:style-name="P1925">2 El administrador ingresa al sistema.</text:p>
            <text:p text:style-name="P1926">3. El administrador registra los productos a ser vendidos.</text:p>
            <text:p text:style-name="P1927">4. Al presionar el botón aceptar, el sistema toma la cantidad de productos y se multiplica por el precio para generar el comprobante.</text:p>
          </table:table-cell>
          <table:covered-table-cell/>
          <table:covered-table-cell/>
        </table:table-row>
        <table:table-row table:style-name="TableRow1928">
          <table:table-cell table:style-name="TableCell1929">
            <text:p text:style-name="P1930">Flujo alternativo:</text:p>
          </table:table-cell>
          <table:table-cell table:style-name="TableCell1931" table:number-columns-spanned="3">
            <text:p text:style-name="P1932"><text:span text:style-name="T1933">15.1 Datos inválidos</text:span></text:p>
            <text:p text:style-name="P1934">1 Si los datos que el administrador ingresa son incorrectos no podrá acceder</text:p>
            <text:soft-page-break/>
            <text:p text:style-name="P1935">15.2 Cancelación de la venta.</text:p>
            <text:p text:style-name="P1936">1.2 Si el administrador cancela la venta, no se genera la factura</text:p>
          </table:table-cell>
          <table:covered-table-cell/>
          <table:covered-table-cell/>
        </table:table-row>
        <text:soft-page-break/>
        <table:table-row table:style-name="TableRow1937">
          <table:table-cell table:style-name="TableCell1938">
            <text:p text:style-name="P1939">Excepciones:</text:p>
          </table:table-cell>
          <table:table-cell table:style-name="TableCell1940" table:number-columns-spanned="3">
            <text:p text:style-name="P1941">1. Cancelación de la venta.</text:p>
          </table:table-cell>
          <table:covered-table-cell/>
          <table:covered-table-cell/>
        </table:table-row>
        <table:table-row table:style-name="TableRow1942">
          <table:table-cell table:style-name="TableCell1943">
            <text:p text:style-name="P1944">Inclusiones:</text:p>
          </table:table-cell>
          <table:table-cell table:style-name="TableCell1945" table:number-columns-spanned="3">
            <text:p text:style-name="P1946">CU-01</text:p>
          </table:table-cell>
          <table:covered-table-cell/>
          <table:covered-table-cell/>
        </table:table-row>
        <table:table-row table:style-name="TableRow1947">
          <table:table-cell table:style-name="TableCell1948">
            <text:p text:style-name="P1949">Prioridad:</text:p>
          </table:table-cell>
          <table:table-cell table:style-name="TableCell1950" table:number-columns-spanned="3">
            <text:p text:style-name="P1951">Media.</text:p>
          </table:table-cell>
          <table:covered-table-cell/>
          <table:covered-table-cell/>
        </table:table-row>
        <table:table-row table:style-name="TableRow1952">
          <table:table-cell table:style-name="TableCell1953">
            <text:p text:style-name="P1954">Frecuencia de uso:</text:p>
          </table:table-cell>
          <table:table-cell table:style-name="TableCell1955" table:number-columns-spanned="3">
            <text:p text:style-name="P1956">Cada vez que el administrador realice una venta.</text:p>
          </table:table-cell>
          <table:covered-table-cell/>
          <table:covered-table-cell/>
        </table:table-row>
        <table:table-row table:style-name="TableRow1957">
          <table:table-cell table:style-name="TableCell1958">
            <text:p text:style-name="P1959">Reglas de negocio:</text:p>
          </table:table-cell>
          <table:table-cell table:style-name="TableCell1960" table:number-columns-spanned="3">
            <text:p text:style-name="P1961">RN-13.</text:p>
          </table:table-cell>
          <table:covered-table-cell/>
          <table:covered-table-cell/>
        </table:table-row>
        <table:table-row table:style-name="TableRow1962">
          <table:table-cell table:style-name="TableCell1963">
            <text:p text:style-name="P1964">Requerimientos especiales:</text:p>
          </table:table-cell>
          <table:table-cell table:style-name="TableCell1965" table:number-columns-spanned="3">
            <text:p text:style-name="P1966"/>
          </table:table-cell>
          <table:covered-table-cell/>
          <table:covered-table-cell/>
        </table:table-row>
        <table:table-row table:style-name="TableRow1967">
          <table:table-cell table:style-name="TableCell1968">
            <text:p text:style-name="P1969">Asunciones:</text:p>
          </table:table-cell>
          <table:table-cell table:style-name="TableCell1970" table:number-columns-spanned="3">
            <text:p text:style-name="P1971">1.El administrador<text:s/>está capacitado para el manejo de la aplicación.</text:p>
            <text:p text:style-name="P1972">2. El administrador <text:s/>se encuentra logueado.</text:p>
            <text:p text:style-name="P1973">3. El computador que contiene el sistema se encuentre en buenas condiciones.</text:p>
            <text:p text:style-name="P1974">4. El sistema funciona normalmente.</text:p>
          </table:table-cell>
          <table:covered-table-cell/>
          <table:covered-table-cell/>
        </table:table-row>
        <table:table-row table:style-name="TableRow1975">
          <table:table-cell table:style-name="TableCell1976">
            <text:p text:style-name="P1977">Tecnologías:</text:p>
          </table:table-cell>
          <table:table-cell table:style-name="TableCell1978" table:number-columns-spanned="3">
            <text:p text:style-name="P1979">1. Computadora en buen estado.</text:p>
            <text:p text:style-name="P1980">2.<text:s/>Mínimo 1 GB de RAM.</text:p>
            <text:p text:style-name="P1981">3. Mínimo 1.6 Ghz de procesador.</text:p>
            <text:p text:style-name="P1982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1983"/>
      <table:table table:style-name="Table1984">
        <table:table-columns>
          <table:table-column table:style-name="TableColumn1985"/>
          <table:table-column table:style-name="TableColumn1986"/>
          <table:table-column table:style-name="TableColumn1987"/>
          <table:table-column table:style-name="TableColumn1988"/>
        </table:table-columns>
        <table:table-row table:style-name="TableRow1989">
          <table:table-cell table:style-name="TableCell1990">
            <text:p text:style-name="P1991">ID caso de uso:</text:p>
          </table:table-cell>
          <table:table-cell table:style-name="TableCell1992" table:number-columns-spanned="3">
            <text:p text:style-name="P1993">16</text:p>
          </table:table-cell>
          <table:covered-table-cell/>
          <table:covered-table-cell/>
        </table:table-row>
        <table:table-row table:style-name="TableRow1994">
          <table:table-cell table:style-name="TableCell1995">
            <text:p text:style-name="P1996">Nombre del caso del uso:</text:p>
          </table:table-cell>
          <table:table-cell table:style-name="TableCell1997" table:number-columns-spanned="3">
            <text:p text:style-name="P1998">Cancelar el registro de un cliente.</text:p>
          </table:table-cell>
          <table:covered-table-cell/>
          <table:covered-table-cell/>
        </table:table-row>
        <table:table-row table:style-name="TableRow1999">
          <table:table-cell table:style-name="TableCell2000">
            <text:p text:style-name="P2001">Creado por:</text:p>
          </table:table-cell>
          <table:table-cell table:style-name="TableCell2002">
            <text:p text:style-name="P2003">Esther<text:s/>López.</text:p>
            <text:p text:style-name="P2004">Luis Diego Carballo Valdivia.</text:p>
          </table:table-cell>
          <table:table-cell table:style-name="TableCell2005">
            <text:p text:style-name="P2006">Ultima actualización por:</text:p>
          </table:table-cell>
          <table:table-cell table:style-name="TableCell2007">
            <text:p text:style-name="P2008"/>
          </table:table-cell>
        </table:table-row>
        <table:table-row table:style-name="TableRow2009">
          <table:table-cell table:style-name="TableCell2010">
            <text:p text:style-name="P2011">Fecha de creación:</text:p>
          </table:table-cell>
          <table:table-cell table:style-name="TableCell2012">
            <text:p text:style-name="P2013">1 Mayo, 2014</text:p>
          </table:table-cell>
          <table:table-cell table:style-name="TableCell2014">
            <text:p text:style-name="P2015">Fecha de <text:s/>actualización:</text:p>
          </table:table-cell>
          <table:table-cell table:style-name="TableCell2016">
            <text:p text:style-name="P2017"/>
          </table:table-cell>
        </table:table-row>
        <table:table-row table:style-name="TableRow2018">
          <table:table-cell table:style-name="TableCell2019">
            <text:p text:style-name="P2020">Actores:</text:p>
          </table:table-cell>
          <table:table-cell table:style-name="TableCell2021" table:number-columns-spanned="3">
            <text:p text:style-name="P2022">Sistema.</text:p>
          </table:table-cell>
          <table:covered-table-cell/>
          <table:covered-table-cell/>
        </table:table-row>
        <table:table-row table:style-name="TableRow2023">
          <table:table-cell table:style-name="TableCell2024">
            <text:p text:style-name="P2025">Descripción:</text:p>
          </table:table-cell>
          <table:table-cell table:style-name="TableCell2026" table:number-columns-spanned="3">
            <text:p text:style-name="P2027">El sistema cancela el registro de un cliente si este ya existe.</text:p>
          </table:table-cell>
          <table:covered-table-cell/>
          <table:covered-table-cell/>
        </table:table-row>
        <table:table-row table:style-name="TableRow2028">
          <table:table-cell table:style-name="TableCell2029">
            <text:p text:style-name="P2030">Pre condiciones:</text:p>
          </table:table-cell>
          <table:table-cell table:style-name="TableCell2031" table:number-columns-spanned="3">
            <text:p text:style-name="P2032">1.Es necesario que el administrador esté logueado.</text:p>
            <text:p text:style-name="P2033">2. Es necesario que el<text:s/>administrador intente registrar un cliente.</text:p>
            <text:p text:style-name="P2034">3. Es necesario que el sistema funcione correctamente.</text:p>
          </table:table-cell>
          <table:covered-table-cell/>
          <table:covered-table-cell/>
        </table:table-row>
        <table:table-row table:style-name="TableRow2035">
          <table:table-cell table:style-name="TableCell2036">
            <text:p text:style-name="P2037">Pos condiciones:</text:p>
          </table:table-cell>
          <table:table-cell table:style-name="TableCell2038" table:number-columns-spanned="3">
            <text:p text:style-name="P2039">1.El administrador ingresó los datos correctamente.</text:p>
          </table:table-cell>
          <table:covered-table-cell/>
          <table:covered-table-cell/>
        </table:table-row>
        <table:table-row table:style-name="TableRow2040">
          <table:table-cell table:style-name="TableCell2041">
            <text:p text:style-name="P2042">Flujo normal:</text:p>
          </table:table-cell>
          <table:table-cell table:style-name="TableCell2043" table:number-columns-spanned="3">
            <text:p text:style-name="P2044">16.0<text:s/>Cancelar el registro de un cliente.</text:p>
            <text:p text:style-name="P2045">1. El administrador abre el programa.</text:p>
            <text:p text:style-name="P2046">2. El administrador ingresa al sistema.</text:p>
            <text:p text:style-name="P2047">3. El administrador intenta registrar un cliente.</text:p>
          </table:table-cell>
          <table:covered-table-cell/>
          <table:covered-table-cell/>
        </table:table-row>
        <table:table-row table:style-name="TableRow2048">
          <table:table-cell table:style-name="TableCell2049">
            <text:p text:style-name="P2050">Flujo alternativo:</text:p>
          </table:table-cell>
          <table:table-cell table:style-name="TableCell2051" table:number-columns-spanned="3">
            <text:p text:style-name="P2052"/>
          </table:table-cell>
          <table:covered-table-cell/>
          <table:covered-table-cell/>
        </table:table-row>
        <table:table-row table:style-name="TableRow2053">
          <table:table-cell table:style-name="TableCell2054">
            <text:p text:style-name="P2055">Excepciones:</text:p>
          </table:table-cell>
          <table:table-cell table:style-name="TableCell2056" table:number-columns-spanned="3">
            <text:p text:style-name="P2057">16.0.E.1 El administrador no continua el ingreso de datos.</text:p>
          </table:table-cell>
          <table:covered-table-cell/>
          <table:covered-table-cell/>
        </table:table-row>
        <table:table-row table:style-name="TableRow2058">
          <table:table-cell table:style-name="TableCell2059">
            <text:p text:style-name="P2060">Inclusiones:</text:p>
          </table:table-cell>
          <table:table-cell table:style-name="TableCell2061" table:number-columns-spanned="3">
            <text:p text:style-name="P2062">1</text:p>
          </table:table-cell>
          <table:covered-table-cell/>
          <table:covered-table-cell/>
        </table:table-row>
        <table:table-row table:style-name="TableRow2063">
          <table:table-cell table:style-name="TableCell2064">
            <text:p text:style-name="P2065">Prioridad:</text:p>
          </table:table-cell>
          <table:table-cell table:style-name="TableCell2066" table:number-columns-spanned="3">
            <text:p text:style-name="P2067">Alta.</text:p>
          </table:table-cell>
          <table:covered-table-cell/>
          <table:covered-table-cell/>
        </table:table-row>
        <table:table-row table:style-name="TableRow2068">
          <table:table-cell table:style-name="TableCell2069">
            <text:p text:style-name="P2070">Frecuencia de uso:</text:p>
          </table:table-cell>
          <table:table-cell table:style-name="TableCell2071" table:number-columns-spanned="3">
            <text:p text:style-name="P2072">Cada vez que el administrador registre un nuevo cliente y este ya esté<text:s/><text:soft-page-break/>registrado.</text:p>
          </table:table-cell>
          <table:covered-table-cell/>
          <table:covered-table-cell/>
        </table:table-row>
        <text:soft-page-break/>
        <table:table-row table:style-name="TableRow2073">
          <table:table-cell table:style-name="TableCell2074">
            <text:p text:style-name="P2075">Reglas de negocio:</text:p>
          </table:table-cell>
          <table:table-cell table:style-name="TableCell2076" table:number-columns-spanned="3">
            <text:p text:style-name="P2077"/>
          </table:table-cell>
          <table:covered-table-cell/>
          <table:covered-table-cell/>
        </table:table-row>
        <table:table-row table:style-name="TableRow2078">
          <table:table-cell table:style-name="TableCell2079">
            <text:p text:style-name="P2080">Requerimientos especiales:</text:p>
          </table:table-cell>
          <table:table-cell table:style-name="TableCell2081" table:number-columns-spanned="3">
            <text:p text:style-name="P2082">1. El administrador puede ver en todo momento los clientes<text:s/>registrados.</text:p>
          </table:table-cell>
          <table:covered-table-cell/>
          <table:covered-table-cell/>
        </table:table-row>
        <table:table-row table:style-name="TableRow2083">
          <table:table-cell table:style-name="TableCell2084">
            <text:p text:style-name="P2085">Asunciones:</text:p>
          </table:table-cell>
          <table:table-cell table:style-name="TableCell2086" table:number-columns-spanned="3">
            <text:p text:style-name="P2087">1.El administrador está capacitado para el manejo de la aplicación.</text:p>
            <text:p text:style-name="P2088">2. El administrador <text:s/>se encuentra logueado.</text:p>
            <text:p text:style-name="P2089">3. El computador que contiene el sistema se encuentre en buenas condiciones.</text:p>
            <text:p text:style-name="P2090">4. El sistema funciona normalmente.</text:p>
          </table:table-cell>
          <table:covered-table-cell/>
          <table:covered-table-cell/>
        </table:table-row>
        <table:table-row table:style-name="TableRow2091">
          <table:table-cell table:style-name="TableCell2092">
            <text:p text:style-name="P2093">Tecnologías:</text:p>
          </table:table-cell>
          <table:table-cell table:style-name="TableCell2094" table:number-columns-spanned="3">
            <text:p text:style-name="P2095">1. Computadora en buen estado.</text:p>
            <text:p text:style-name="P2096">2. Mínimo 1 GB de RAM.</text:p>
            <text:p text:style-name="P2097">3. Mínimo 1.6 Ghz de procesador.</text:p>
            <text:p text:style-name="P2098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2099"/>
      <table:table table:style-name="Table2100">
        <table:table-columns>
          <table:table-column table:style-name="TableColumn2101"/>
          <table:table-column table:style-name="TableColumn2102"/>
          <table:table-column table:style-name="TableColumn2103"/>
          <table:table-column table:style-name="TableColumn2104"/>
        </table:table-columns>
        <table:table-row table:style-name="TableRow2105">
          <table:table-cell table:style-name="TableCell2106">
            <text:p text:style-name="P2107">ID caso de uso:</text:p>
          </table:table-cell>
          <table:table-cell table:style-name="TableCell2108" table:number-columns-spanned="3">
            <text:p text:style-name="P2109">17</text:p>
          </table:table-cell>
          <table:covered-table-cell/>
          <table:covered-table-cell/>
        </table:table-row>
        <table:table-row table:style-name="TableRow2110">
          <table:table-cell table:style-name="TableCell2111">
            <text:p text:style-name="P2112">Nombre del caso del uso:</text:p>
          </table:table-cell>
          <table:table-cell table:style-name="TableCell2113" table:number-columns-spanned="3">
            <text:p text:style-name="P2114">Cancelar el registro de un producto.</text:p>
          </table:table-cell>
          <table:covered-table-cell/>
          <table:covered-table-cell/>
        </table:table-row>
        <table:table-row table:style-name="TableRow2115">
          <table:table-cell table:style-name="TableCell2116">
            <text:p text:style-name="P2117">Creado por:</text:p>
          </table:table-cell>
          <table:table-cell table:style-name="TableCell2118">
            <text:p text:style-name="P2119">Esther<text:s/>López.</text:p>
            <text:p text:style-name="P2120">Luis Diego<text:s/>Carballo Valdivia.</text:p>
          </table:table-cell>
          <table:table-cell table:style-name="TableCell2121">
            <text:p text:style-name="P2122">Ultima actualización por:</text:p>
          </table:table-cell>
          <table:table-cell table:style-name="TableCell2123">
            <text:p text:style-name="P2124"/>
          </table:table-cell>
        </table:table-row>
        <table:table-row table:style-name="TableRow2125">
          <table:table-cell table:style-name="TableCell2126">
            <text:p text:style-name="P2127">Fecha de creación:</text:p>
          </table:table-cell>
          <table:table-cell table:style-name="TableCell2128">
            <text:p text:style-name="P2129">1 Mayo, 2014</text:p>
          </table:table-cell>
          <table:table-cell table:style-name="TableCell2130">
            <text:p text:style-name="P2131">Fecha de <text:s/>actualización:</text:p>
          </table:table-cell>
          <table:table-cell table:style-name="TableCell2132">
            <text:p text:style-name="P2133"/>
          </table:table-cell>
        </table:table-row>
        <table:table-row table:style-name="TableRow2134">
          <table:table-cell table:style-name="TableCell2135">
            <text:p text:style-name="P2136">Actores:</text:p>
          </table:table-cell>
          <table:table-cell table:style-name="TableCell2137" table:number-columns-spanned="3">
            <text:p text:style-name="P2138">Sistema.</text:p>
          </table:table-cell>
          <table:covered-table-cell/>
          <table:covered-table-cell/>
        </table:table-row>
        <table:table-row table:style-name="TableRow2139">
          <table:table-cell table:style-name="TableCell2140">
            <text:p text:style-name="P2141">Descripción:</text:p>
          </table:table-cell>
          <table:table-cell table:style-name="TableCell2142" table:number-columns-spanned="3">
            <text:p text:style-name="P2143">El sistema<text:s/>cancela el registro de un producto si este ya existe.</text:p>
          </table:table-cell>
          <table:covered-table-cell/>
          <table:covered-table-cell/>
        </table:table-row>
        <table:table-row table:style-name="TableRow2144">
          <table:table-cell table:style-name="TableCell2145">
            <text:p text:style-name="P2146">Pre condiciones:</text:p>
          </table:table-cell>
          <table:table-cell table:style-name="TableCell2147" table:number-columns-spanned="3">
            <text:p text:style-name="P2148">1.Es necesario que el administrador esté logueado.</text:p>
            <text:p text:style-name="P2149">2. Es necesario que el administrador intente registrar un producto.</text:p>
            <text:p text:style-name="P2150">3. Es necesario que el sistema funcione correctamente.</text:p>
          </table:table-cell>
          <table:covered-table-cell/>
          <table:covered-table-cell/>
        </table:table-row>
        <table:table-row table:style-name="TableRow2151">
          <table:table-cell table:style-name="TableCell2152">
            <text:p text:style-name="P2153">Pos condiciones:</text:p>
          </table:table-cell>
          <table:table-cell table:style-name="TableCell2154" table:number-columns-spanned="3">
            <text:p text:style-name="P2155">1.El administrador ingresó los datos correctamente.</text:p>
          </table:table-cell>
          <table:covered-table-cell/>
          <table:covered-table-cell/>
        </table:table-row>
        <table:table-row table:style-name="TableRow2156">
          <table:table-cell table:style-name="TableCell2157">
            <text:p text:style-name="P2158">Flujo normal:</text:p>
          </table:table-cell>
          <table:table-cell table:style-name="TableCell2159" table:number-columns-spanned="3">
            <text:p text:style-name="P2160">17.0<text:s/>Cancelar el registro de un producto.</text:p>
            <text:p text:style-name="P2161">1. El sistema recibe una notificación de un registro de un producto.</text:p>
            <text:p text:style-name="P2162">2. Verifica que el producto no exista, pero este ya está registrado.</text:p>
          </table:table-cell>
          <table:covered-table-cell/>
          <table:covered-table-cell/>
        </table:table-row>
        <table:table-row table:style-name="TableRow2163">
          <table:table-cell table:style-name="TableCell2164">
            <text:p text:style-name="P2165">Flujo alternativo:</text:p>
          </table:table-cell>
          <table:table-cell table:style-name="TableCell2166" table:number-columns-spanned="3">
            <text:p text:style-name="P2167"/>
          </table:table-cell>
          <table:covered-table-cell/>
          <table:covered-table-cell/>
        </table:table-row>
        <table:table-row table:style-name="TableRow2168">
          <table:table-cell table:style-name="TableCell2169">
            <text:p text:style-name="P2170">Excepciones:</text:p>
          </table:table-cell>
          <table:table-cell table:style-name="TableCell2171" table:number-columns-spanned="3">
            <text:p text:style-name="P2172"><text:span text:style-name="T2173">17.0.E.1</text:span><text:s/>El administrador no continua el ingreso de datos.</text:p>
          </table:table-cell>
          <table:covered-table-cell/>
          <table:covered-table-cell/>
        </table:table-row>
        <table:table-row table:style-name="TableRow2174">
          <table:table-cell table:style-name="TableCell2175">
            <text:p text:style-name="P2176">Inclusiones:</text:p>
          </table:table-cell>
          <table:table-cell table:style-name="TableCell2177" table:number-columns-spanned="3">
            <text:p text:style-name="P2178">1</text:p>
          </table:table-cell>
          <table:covered-table-cell/>
          <table:covered-table-cell/>
        </table:table-row>
        <table:table-row table:style-name="TableRow2179">
          <table:table-cell table:style-name="TableCell2180">
            <text:p text:style-name="P2181">Prioridad:</text:p>
          </table:table-cell>
          <table:table-cell table:style-name="TableCell2182" table:number-columns-spanned="3">
            <text:p text:style-name="P2183">Alta.</text:p>
          </table:table-cell>
          <table:covered-table-cell/>
          <table:covered-table-cell/>
        </table:table-row>
        <table:table-row table:style-name="TableRow2184">
          <table:table-cell table:style-name="TableCell2185">
            <text:p text:style-name="P2186">Frecuencia de uso:</text:p>
          </table:table-cell>
          <table:table-cell table:style-name="TableCell2187" table:number-columns-spanned="3">
            <text:p text:style-name="P2188">Cada vez que el administrador registre un nuevo producto y este ya esté registrado.</text:p>
          </table:table-cell>
          <table:covered-table-cell/>
          <table:covered-table-cell/>
        </table:table-row>
        <text:soft-page-break/>
        <table:table-row table:style-name="TableRow2189">
          <table:table-cell table:style-name="TableCell2190">
            <text:p text:style-name="P2191">Reglas de negocio:</text:p>
          </table:table-cell>
          <table:table-cell table:style-name="TableCell2192" table:number-columns-spanned="3">
            <text:p text:style-name="P2193"/>
          </table:table-cell>
          <table:covered-table-cell/>
          <table:covered-table-cell/>
        </table:table-row>
        <table:table-row table:style-name="TableRow2194">
          <table:table-cell table:style-name="TableCell2195">
            <text:p text:style-name="P2196">Requerimientos especiales:</text:p>
          </table:table-cell>
          <table:table-cell table:style-name="TableCell2197" table:number-columns-spanned="3">
            <text:p text:style-name="P2198">1. El administrador puede ver en todo momento los<text:s/>producto registrados.</text:p>
          </table:table-cell>
          <table:covered-table-cell/>
          <table:covered-table-cell/>
        </table:table-row>
        <table:table-row table:style-name="TableRow2199">
          <table:table-cell table:style-name="TableCell2200">
            <text:p text:style-name="P2201">Asunciones:</text:p>
          </table:table-cell>
          <table:table-cell table:style-name="TableCell2202" table:number-columns-spanned="3">
            <text:p text:style-name="P2203">1.El administrador está capacitado para el manejo de la aplicación.</text:p>
            <text:p text:style-name="P2204">2. El administrador <text:s/>se encuentra logueado.</text:p>
            <text:p text:style-name="P2205">3. El computador que contiene el sistema se encuentre en buenas condiciones.</text:p>
            <text:p text:style-name="P2206">4. El sistema funciona normalmente.</text:p>
          </table:table-cell>
          <table:covered-table-cell/>
          <table:covered-table-cell/>
        </table:table-row>
        <table:table-row table:style-name="TableRow2207">
          <table:table-cell table:style-name="TableCell2208">
            <text:p text:style-name="P2209">Tecnologías:</text:p>
          </table:table-cell>
          <table:table-cell table:style-name="TableCell2210" table:number-columns-spanned="3">
            <text:p text:style-name="P2211">1. Computadora en buen estado.</text:p>
            <text:p text:style-name="P2212">2. Mínimo 1 GB de RAM.</text:p>
            <text:p text:style-name="P2213">3. Mínimo 1.6 Ghz de procesador.</text:p>
            <text:p text:style-name="P2214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2215"/>
      <table:table table:style-name="Table2216">
        <table:table-columns>
          <table:table-column table:style-name="TableColumn2217"/>
          <table:table-column table:style-name="TableColumn2218"/>
          <table:table-column table:style-name="TableColumn2219"/>
          <table:table-column table:style-name="TableColumn2220"/>
        </table:table-columns>
        <table:table-row table:style-name="TableRow2221">
          <table:table-cell table:style-name="TableCell2222">
            <text:p text:style-name="P2223">ID caso de uso:</text:p>
          </table:table-cell>
          <table:table-cell table:style-name="TableCell2224" table:number-columns-spanned="3">
            <text:p text:style-name="P2225">18</text:p>
          </table:table-cell>
          <table:covered-table-cell/>
          <table:covered-table-cell/>
        </table:table-row>
        <table:table-row table:style-name="TableRow2226">
          <table:table-cell table:style-name="TableCell2227">
            <text:p text:style-name="P2228">Nombre del caso del uso:</text:p>
          </table:table-cell>
          <table:table-cell table:style-name="TableCell2229" table:number-columns-spanned="3">
            <text:p text:style-name="P2230">Controlar el tiempo de uso de las estaciones</text:p>
          </table:table-cell>
          <table:covered-table-cell/>
          <table:covered-table-cell/>
        </table:table-row>
        <table:table-row table:style-name="TableRow2231">
          <table:table-cell table:style-name="TableCell2232">
            <text:p text:style-name="P2233">Creado por:</text:p>
          </table:table-cell>
          <table:table-cell table:style-name="TableCell2234">
            <text:p text:style-name="P2235">Esther<text:s/>López.</text:p>
            <text:p text:style-name="P2236">Luis Diego Carballo Valdivia.</text:p>
          </table:table-cell>
          <table:table-cell table:style-name="TableCell2237">
            <text:p text:style-name="P2238">Ultima actualización por:</text:p>
          </table:table-cell>
          <table:table-cell table:style-name="TableCell2239">
            <text:p text:style-name="P2240"/>
          </table:table-cell>
        </table:table-row>
        <table:table-row table:style-name="TableRow2241">
          <table:table-cell table:style-name="TableCell2242">
            <text:p text:style-name="P2243">Fecha de creación:</text:p>
          </table:table-cell>
          <table:table-cell table:style-name="TableCell2244">
            <text:p text:style-name="P2245">1 Mayo, 2014</text:p>
          </table:table-cell>
          <table:table-cell table:style-name="TableCell2246">
            <text:p text:style-name="P2247">Fecha de <text:s/>actualización:</text:p>
          </table:table-cell>
          <table:table-cell table:style-name="TableCell2248">
            <text:p text:style-name="P2249"/>
          </table:table-cell>
        </table:table-row>
        <table:table-row table:style-name="TableRow2250">
          <table:table-cell table:style-name="TableCell2251">
            <text:p text:style-name="P2252">Actores:</text:p>
          </table:table-cell>
          <table:table-cell table:style-name="TableCell2253" table:number-columns-spanned="3">
            <text:p text:style-name="P2254">Sistema.</text:p>
          </table:table-cell>
          <table:covered-table-cell/>
          <table:covered-table-cell/>
        </table:table-row>
        <table:table-row table:style-name="TableRow2255">
          <table:table-cell table:style-name="TableCell2256">
            <text:p text:style-name="P2257">Descripción:</text:p>
          </table:table-cell>
          <table:table-cell table:style-name="TableCell2258" table:number-columns-spanned="3">
            <text:p text:style-name="P2259">El sistema se encarga de llevar el tiempo de uso de cada una de las estaciones.</text:p>
          </table:table-cell>
          <table:covered-table-cell/>
          <table:covered-table-cell/>
        </table:table-row>
        <table:table-row table:style-name="TableRow2260">
          <table:table-cell table:style-name="TableCell2261">
            <text:p text:style-name="P2262">Pre condiciones:</text:p>
          </table:table-cell>
          <table:table-cell table:style-name="TableCell2263" table:number-columns-spanned="3">
            <text:p text:style-name="P2264">1. Es necesario que el programa se encuentre abierto.</text:p>
            <text:p text:style-name="P2265">2. Es necesario que halla al menos una estación activa.</text:p>
            <text:p text:style-name="P2266">3. Es necesario que el sistema funcione correctamente.</text:p>
          </table:table-cell>
          <table:covered-table-cell/>
          <table:covered-table-cell/>
        </table:table-row>
        <table:table-row table:style-name="TableRow2267">
          <table:table-cell table:style-name="TableCell2268">
            <text:p text:style-name="P2269">Pos condiciones:</text:p>
          </table:table-cell>
          <table:table-cell table:style-name="TableCell2270" table:number-columns-spanned="3">
            <text:p text:style-name="P2271">1. El administrador se asegura que tiempo a controlar sea de la estación<text:s/>correcta.</text:p>
          </table:table-cell>
          <table:covered-table-cell/>
          <table:covered-table-cell/>
        </table:table-row>
        <table:table-row table:style-name="TableRow2272">
          <table:table-cell table:style-name="TableCell2273">
            <text:p text:style-name="P2274">Flujo normal:</text:p>
          </table:table-cell>
          <table:table-cell table:style-name="TableCell2275" table:number-columns-spanned="3">
            <text:p text:style-name="P2276">18.0<text:s/>Controlar el tiempo de uso de las estaciones</text:p>
            <text:p text:style-name="P2277">1. El administrador abre el programa.</text:p>
            <text:p text:style-name="P2278">2. El administrador entra en la pestaña de control de estaciones.</text:p>
            <text:p text:style-name="P2279">3. El administrador presiona “Iniciar” para inicializar el conteo de tiempo.</text:p>
          </table:table-cell>
          <table:covered-table-cell/>
          <table:covered-table-cell/>
        </table:table-row>
        <table:table-row table:style-name="TableRow2280">
          <table:table-cell table:style-name="TableCell2281">
            <text:p text:style-name="P2282">Flujo alternativo:</text:p>
          </table:table-cell>
          <table:table-cell table:style-name="TableCell2283" table:number-columns-spanned="3">
            <text:p text:style-name="P2284">18.1 Pestaña Equivocada</text:p>
            <text:p text:style-name="P2285">1. El administrador no entra en la pestaña correcta.</text:p>
          </table:table-cell>
          <table:covered-table-cell/>
          <table:covered-table-cell/>
        </table:table-row>
        <table:table-row table:style-name="TableRow2286">
          <table:table-cell table:style-name="TableCell2287">
            <text:p text:style-name="P2288">Excepciones:</text:p>
          </table:table-cell>
          <table:table-cell table:style-name="TableCell2289" table:number-columns-spanned="3">
            <text:p text:style-name="P2290"><text:span text:style-name="T2291">18.0.E.1</text:span><text:s/>Detener el servicio.</text:p>
          </table:table-cell>
          <table:covered-table-cell/>
          <table:covered-table-cell/>
        </table:table-row>
        <table:table-row table:style-name="TableRow2292">
          <table:table-cell table:style-name="TableCell2293">
            <text:p text:style-name="P2294">Inclusiones:</text:p>
          </table:table-cell>
          <table:table-cell table:style-name="TableCell2295" table:number-columns-spanned="3">
            <text:p text:style-name="P2296">Ninguna.</text:p>
          </table:table-cell>
          <table:covered-table-cell/>
          <table:covered-table-cell/>
        </table:table-row>
        <text:soft-page-break/>
        <table:table-row table:style-name="TableRow2297">
          <table:table-cell table:style-name="TableCell2298">
            <text:p text:style-name="P2299">Prioridad:</text:p>
          </table:table-cell>
          <table:table-cell table:style-name="TableCell2300" table:number-columns-spanned="3">
            <text:p text:style-name="P2301">Media.</text:p>
          </table:table-cell>
          <table:covered-table-cell/>
          <table:covered-table-cell/>
        </table:table-row>
        <table:table-row table:style-name="TableRow2302">
          <table:table-cell table:style-name="TableCell2303">
            <text:p text:style-name="P2304">Frecuencia de uso:</text:p>
          </table:table-cell>
          <table:table-cell table:style-name="TableCell2305" table:number-columns-spanned="3">
            <text:p text:style-name="P2306">Cada vez que el administrador requiera el control del tiempo de alguna estación.</text:p>
          </table:table-cell>
          <table:covered-table-cell/>
          <table:covered-table-cell/>
        </table:table-row>
        <table:table-row table:style-name="TableRow2307">
          <table:table-cell table:style-name="TableCell2308">
            <text:p text:style-name="P2309">Reglas de negocio:</text:p>
          </table:table-cell>
          <table:table-cell table:style-name="TableCell2310" table:number-columns-spanned="3">
            <text:p text:style-name="P2311">RN-05, RN-09, RN-24.</text:p>
          </table:table-cell>
          <table:covered-table-cell/>
          <table:covered-table-cell/>
        </table:table-row>
        <table:table-row table:style-name="TableRow2312">
          <table:table-cell table:style-name="TableCell2313">
            <text:p text:style-name="P2314">Requerimientos especiales:</text:p>
          </table:table-cell>
          <table:table-cell table:style-name="TableCell2315" table:number-columns-spanned="3">
            <text:p text:style-name="P2316"/>
          </table:table-cell>
          <table:covered-table-cell/>
          <table:covered-table-cell/>
        </table:table-row>
        <table:table-row table:style-name="TableRow2317">
          <table:table-cell table:style-name="TableCell2318">
            <text:p text:style-name="P2319">Asunciones:</text:p>
          </table:table-cell>
          <table:table-cell table:style-name="TableCell2320" table:number-columns-spanned="3">
            <text:p text:style-name="P2321">1.El<text:s/>administrador está capacitado para el manejo de la aplicación.</text:p>
            <text:p text:style-name="P2322">2. El administrador <text:s/>se encuentra logueado.</text:p>
            <text:p text:style-name="P2323">3. El computador que contiene el sistema se encuentre en buenas condiciones.</text:p>
            <text:p text:style-name="P2324">4. El sistema funciona normalmente.</text:p>
          </table:table-cell>
          <table:covered-table-cell/>
          <table:covered-table-cell/>
        </table:table-row>
        <table:table-row table:style-name="TableRow2325">
          <table:table-cell table:style-name="TableCell2326">
            <text:p text:style-name="P2327">Tecnologías:</text:p>
          </table:table-cell>
          <table:table-cell table:style-name="TableCell2328" table:number-columns-spanned="3">
            <text:p text:style-name="P2329">1. Computadora en buen<text:s/>estado.</text:p>
            <text:p text:style-name="P2330">2. Mínimo 1 GB de RAM.</text:p>
            <text:p text:style-name="P2331">3. Mínimo 1.6 Ghz de procesador.</text:p>
            <text:p text:style-name="P2332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2333"/>
      <table:table table:style-name="Table2334">
        <table:table-columns>
          <table:table-column table:style-name="TableColumn2335"/>
          <table:table-column table:style-name="TableColumn2336"/>
          <table:table-column table:style-name="TableColumn2337"/>
          <table:table-column table:style-name="TableColumn2338"/>
        </table:table-columns>
        <table:table-row table:style-name="TableRow2339">
          <table:table-cell table:style-name="TableCell2340">
            <text:p text:style-name="P2341">ID caso de uso:</text:p>
          </table:table-cell>
          <table:table-cell table:style-name="TableCell2342" table:number-columns-spanned="3">
            <text:p text:style-name="P2343">19</text:p>
          </table:table-cell>
          <table:covered-table-cell/>
          <table:covered-table-cell/>
        </table:table-row>
        <table:table-row table:style-name="TableRow2344">
          <table:table-cell table:style-name="TableCell2345">
            <text:p text:style-name="P2346">Nombre del caso del uso:</text:p>
          </table:table-cell>
          <table:table-cell table:style-name="TableCell2347" table:number-columns-spanned="3">
            <text:p text:style-name="P2348">Generar un listado de servicios</text:p>
          </table:table-cell>
          <table:covered-table-cell/>
          <table:covered-table-cell/>
        </table:table-row>
        <table:table-row table:style-name="TableRow2349">
          <table:table-cell table:style-name="TableCell2350">
            <text:p text:style-name="P2351">Creado por:</text:p>
          </table:table-cell>
          <table:table-cell table:style-name="TableCell2352">
            <text:p text:style-name="P2353">Esther<text:s/>López.</text:p>
            <text:p text:style-name="P2354">Luis Diego Carballo Valdivia.</text:p>
          </table:table-cell>
          <table:table-cell table:style-name="TableCell2355">
            <text:p text:style-name="P2356">Ultima actualización<text:s/>por:</text:p>
          </table:table-cell>
          <table:table-cell table:style-name="TableCell2357">
            <text:p text:style-name="P2358"/>
          </table:table-cell>
        </table:table-row>
        <table:table-row table:style-name="TableRow2359">
          <table:table-cell table:style-name="TableCell2360">
            <text:p text:style-name="P2361">Fecha de creación:</text:p>
          </table:table-cell>
          <table:table-cell table:style-name="TableCell2362">
            <text:p text:style-name="P2363">1 Mayo, 2014.</text:p>
          </table:table-cell>
          <table:table-cell table:style-name="TableCell2364">
            <text:p text:style-name="P2365">Fecha de <text:s/>actualización:</text:p>
          </table:table-cell>
          <table:table-cell table:style-name="TableCell2366">
            <text:p text:style-name="P2367"/>
          </table:table-cell>
        </table:table-row>
        <table:table-row table:style-name="TableRow2368">
          <table:table-cell table:style-name="TableCell2369">
            <text:p text:style-name="P2370">Actores:</text:p>
          </table:table-cell>
          <table:table-cell table:style-name="TableCell2371" table:number-columns-spanned="3">
            <text:p text:style-name="P2372">Sistema.</text:p>
          </table:table-cell>
          <table:covered-table-cell/>
          <table:covered-table-cell/>
        </table:table-row>
        <table:table-row table:style-name="TableRow2373">
          <table:table-cell table:style-name="TableCell2374">
            <text:p text:style-name="P2375">Descripción:</text:p>
          </table:table-cell>
          <table:table-cell table:style-name="TableCell2376" table:number-columns-spanned="3">
            <text:p text:style-name="P2377">El sistema debe suministrar un listado de servicios cuando sea necesario.</text:p>
          </table:table-cell>
          <table:covered-table-cell/>
          <table:covered-table-cell/>
        </table:table-row>
        <table:table-row table:style-name="TableRow2378">
          <table:table-cell table:style-name="TableCell2379">
            <text:p text:style-name="P2380">Pre condiciones:</text:p>
          </table:table-cell>
          <table:table-cell table:style-name="TableCell2381" table:number-columns-spanned="3">
            <text:p text:style-name="P2382">1.Es necesario que el administrador este logueado.</text:p>
            <text:p text:style-name="P2383">2. Es<text:s/>necesario que el usuario se encuentre en la pestaña de listados.</text:p>
            <text:p text:style-name="P2384">3. Es necesario que el sistema funcione correctamente.</text:p>
          </table:table-cell>
          <table:covered-table-cell/>
          <table:covered-table-cell/>
        </table:table-row>
        <table:table-row table:style-name="TableRow2385">
          <table:table-cell table:style-name="TableCell2386">
            <text:p text:style-name="P2387">Pos condiciones:</text:p>
          </table:table-cell>
          <table:table-cell table:style-name="TableCell2388" table:number-columns-spanned="3">
            <text:p text:style-name="P2389">1. Los datos de ingreso fueron correctos.</text:p>
          </table:table-cell>
          <table:covered-table-cell/>
          <table:covered-table-cell/>
        </table:table-row>
        <table:table-row table:style-name="TableRow2390">
          <table:table-cell table:style-name="TableCell2391">
            <text:p text:style-name="P2392">Flujo normal:</text:p>
          </table:table-cell>
          <table:table-cell table:style-name="TableCell2393" table:number-columns-spanned="3">
            <text:p text:style-name="P2394">19.0<text:s/>Generar un listado de servicios</text:p>
            <text:p text:style-name="P2395">1. El administrador abre el programa.</text:p>
            <text:p text:style-name="P2396">2. El administrador ingresa al sistema.</text:p>
            <text:p text:style-name="P2397">3. El administrador ingresa a la pestaña de listados</text:p>
            <text:p text:style-name="P2398">4. El administrador solicita el listado.</text:p>
          </table:table-cell>
          <table:covered-table-cell/>
          <table:covered-table-cell/>
        </table:table-row>
        <table:table-row table:style-name="TableRow2399">
          <table:table-cell table:style-name="TableCell2400">
            <text:p text:style-name="P2401">Flujo alternativo:</text:p>
          </table:table-cell>
          <table:table-cell table:style-name="TableCell2402" table:number-columns-spanned="3">
            <text:p text:style-name="P2403"><text:span text:style-name="T2404">19.1 Datos inválidos</text:span></text:p>
            <text:p text:style-name="P2405">1. Si los<text:s/>datos que el administrador ingresa son incorrectos no podrá ingresar al sistema</text:p>
          </table:table-cell>
          <table:covered-table-cell/>
          <table:covered-table-cell/>
        </table:table-row>
        <table:table-row table:style-name="TableRow2406">
          <table:table-cell table:style-name="TableCell2407">
            <text:p text:style-name="P2408">Excepciones:</text:p>
          </table:table-cell>
          <table:table-cell table:style-name="TableCell2409" table:number-columns-spanned="3">
            <text:p text:style-name="P2410"/>
          </table:table-cell>
          <table:covered-table-cell/>
          <table:covered-table-cell/>
        </table:table-row>
        <table:table-row table:style-name="TableRow2411">
          <table:table-cell table:style-name="TableCell2412">
            <text:p text:style-name="P2413">Inclusiones:</text:p>
          </table:table-cell>
          <table:table-cell table:style-name="TableCell2414" table:number-columns-spanned="3">
            <text:p text:style-name="P2415">1</text:p>
          </table:table-cell>
          <table:covered-table-cell/>
          <table:covered-table-cell/>
        </table:table-row>
        <text:soft-page-break/>
        <table:table-row table:style-name="TableRow2416">
          <table:table-cell table:style-name="TableCell2417">
            <text:p text:style-name="P2418">Prioridad:</text:p>
          </table:table-cell>
          <table:table-cell table:style-name="TableCell2419" table:number-columns-spanned="3">
            <text:p text:style-name="P2420">Baja.</text:p>
          </table:table-cell>
          <table:covered-table-cell/>
          <table:covered-table-cell/>
        </table:table-row>
        <table:table-row table:style-name="TableRow2421">
          <table:table-cell table:style-name="TableCell2422">
            <text:p text:style-name="P2423">Frecuencia de uso:</text:p>
          </table:table-cell>
          <table:table-cell table:style-name="TableCell2424" table:number-columns-spanned="3">
            <text:p text:style-name="P2425">Cada vez que el administrador solicite el listado.</text:p>
          </table:table-cell>
          <table:covered-table-cell/>
          <table:covered-table-cell/>
        </table:table-row>
        <table:table-row table:style-name="TableRow2426">
          <table:table-cell table:style-name="TableCell2427">
            <text:p text:style-name="P2428">Reglas de negocio:</text:p>
          </table:table-cell>
          <table:table-cell table:style-name="TableCell2429" table:number-columns-spanned="3">
            <text:p text:style-name="P2430">RN-20.</text:p>
          </table:table-cell>
          <table:covered-table-cell/>
          <table:covered-table-cell/>
        </table:table-row>
        <table:table-row table:style-name="TableRow2431">
          <table:table-cell table:style-name="TableCell2432">
            <text:p text:style-name="P2433">Requerimientos especiales:</text:p>
          </table:table-cell>
          <table:table-cell table:style-name="TableCell2434" table:number-columns-spanned="3">
            <text:p text:style-name="P2435"/>
          </table:table-cell>
          <table:covered-table-cell/>
          <table:covered-table-cell/>
        </table:table-row>
        <table:table-row table:style-name="TableRow2436">
          <table:table-cell table:style-name="TableCell2437">
            <text:p text:style-name="P2438">Asunciones:</text:p>
          </table:table-cell>
          <table:table-cell table:style-name="TableCell2439" table:number-columns-spanned="3">
            <text:p text:style-name="P2440">1.El administrador está capacitado para el manejo de la aplicación.</text:p>
            <text:p text:style-name="P2441">2. El administrador <text:s/>se encuentra logueado.</text:p>
            <text:p text:style-name="P2442">3. El computador que contiene el sistema se encuentre en buenas condiciones.</text:p>
            <text:p text:style-name="P2443">4. El sistema funciona normalmente.</text:p>
          </table:table-cell>
          <table:covered-table-cell/>
          <table:covered-table-cell/>
        </table:table-row>
        <table:table-row table:style-name="TableRow2444">
          <table:table-cell table:style-name="TableCell2445">
            <text:p text:style-name="P2446">Tecnologías:</text:p>
          </table:table-cell>
          <table:table-cell table:style-name="TableCell2447" table:number-columns-spanned="3">
            <text:p text:style-name="P2448">1.<text:s/>Computadora en buen estado.</text:p>
            <text:p text:style-name="P2449">2. Mínimo 1 GB de RAM.</text:p>
            <text:p text:style-name="P2450">3. Mínimo 1.6 Ghz de procesador.</text:p>
            <text:p text:style-name="P2451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2452"/>
      <table:table table:style-name="Table2453">
        <table:table-columns>
          <table:table-column table:style-name="TableColumn2454"/>
          <table:table-column table:style-name="TableColumn2455"/>
          <table:table-column table:style-name="TableColumn2456"/>
          <table:table-column table:style-name="TableColumn2457"/>
        </table:table-columns>
        <table:table-row table:style-name="TableRow2458">
          <table:table-cell table:style-name="TableCell2459">
            <text:p text:style-name="P2460">ID caso de uso:</text:p>
          </table:table-cell>
          <table:table-cell table:style-name="TableCell2461" table:number-columns-spanned="3">
            <text:p text:style-name="P2462">20</text:p>
          </table:table-cell>
          <table:covered-table-cell/>
          <table:covered-table-cell/>
        </table:table-row>
        <table:table-row table:style-name="TableRow2463">
          <table:table-cell table:style-name="TableCell2464">
            <text:p text:style-name="P2465">Nombre del caso del uso:</text:p>
          </table:table-cell>
          <table:table-cell table:style-name="TableCell2466" table:number-columns-spanned="3">
            <text:p text:style-name="P2467">Generar un listado de clientes</text:p>
          </table:table-cell>
          <table:covered-table-cell/>
          <table:covered-table-cell/>
        </table:table-row>
        <table:table-row table:style-name="TableRow2468">
          <table:table-cell table:style-name="TableCell2469">
            <text:p text:style-name="P2470">Creado por:</text:p>
          </table:table-cell>
          <table:table-cell table:style-name="TableCell2471">
            <text:p text:style-name="P2472">Esther<text:s/>López.</text:p>
            <text:p text:style-name="P2473">Luis Diego Carballo Valdivia.</text:p>
          </table:table-cell>
          <table:table-cell table:style-name="TableCell2474">
            <text:p text:style-name="P2475">Ultima actualización por:</text:p>
          </table:table-cell>
          <table:table-cell table:style-name="TableCell2476">
            <text:p text:style-name="P2477"/>
          </table:table-cell>
        </table:table-row>
        <table:table-row table:style-name="TableRow2478">
          <table:table-cell table:style-name="TableCell2479">
            <text:p text:style-name="P2480">Fecha de creación:</text:p>
          </table:table-cell>
          <table:table-cell table:style-name="TableCell2481">
            <text:p text:style-name="P2482">1 Mayo, 2014</text:p>
          </table:table-cell>
          <table:table-cell table:style-name="TableCell2483">
            <text:p text:style-name="P2484">Fecha de <text:s/>actualización:</text:p>
          </table:table-cell>
          <table:table-cell table:style-name="TableCell2485">
            <text:p text:style-name="P2486"/>
          </table:table-cell>
        </table:table-row>
        <table:table-row table:style-name="TableRow2487">
          <table:table-cell table:style-name="TableCell2488">
            <text:p text:style-name="P2489">Actores:</text:p>
          </table:table-cell>
          <table:table-cell table:style-name="TableCell2490" table:number-columns-spanned="3">
            <text:p text:style-name="P2491">Sistema.</text:p>
          </table:table-cell>
          <table:covered-table-cell/>
          <table:covered-table-cell/>
        </table:table-row>
        <table:table-row table:style-name="TableRow2492">
          <table:table-cell table:style-name="TableCell2493">
            <text:p text:style-name="P2494">Descripción:</text:p>
          </table:table-cell>
          <table:table-cell table:style-name="TableCell2495" table:number-columns-spanned="3">
            <text:p text:style-name="P2496">El sistema debe suministrar un listado de clientes<text:s/>cuando sea necesario.</text:p>
          </table:table-cell>
          <table:covered-table-cell/>
          <table:covered-table-cell/>
        </table:table-row>
        <table:table-row table:style-name="TableRow2497">
          <table:table-cell table:style-name="TableCell2498">
            <text:p text:style-name="P2499">Pre condiciones:</text:p>
          </table:table-cell>
          <table:table-cell table:style-name="TableCell2500" table:number-columns-spanned="3">
            <text:p text:style-name="P2501">1. Es necesario que el administrador este logueado.</text:p>
            <text:p text:style-name="P2502">2. Es necesario que el usuario se encuentre en la pestaña de listados.</text:p>
            <text:p text:style-name="P2503">3. Es necesario que el sistema funcione correctamente.</text:p>
          </table:table-cell>
          <table:covered-table-cell/>
          <table:covered-table-cell/>
        </table:table-row>
        <table:table-row table:style-name="TableRow2504">
          <table:table-cell table:style-name="TableCell2505">
            <text:p text:style-name="P2506">Pos condiciones:</text:p>
          </table:table-cell>
          <table:table-cell table:style-name="TableCell2507" table:number-columns-spanned="3">
            <text:p text:style-name="P2508">1. Los datos de ingreso fueron correctos.</text:p>
          </table:table-cell>
          <table:covered-table-cell/>
          <table:covered-table-cell/>
        </table:table-row>
        <table:table-row table:style-name="TableRow2509">
          <table:table-cell table:style-name="TableCell2510">
            <text:p text:style-name="P2511">Flujo normal:</text:p>
          </table:table-cell>
          <table:table-cell table:style-name="TableCell2512" table:number-columns-spanned="3">
            <text:p text:style-name="P2513">20.0<text:s/>Generar un listado de clientes</text:p>
            <text:p text:style-name="P2514">1. El administrador abre el programa.</text:p>
            <text:p text:style-name="P2515">2. El administrador ingresa al sistema.</text:p>
            <text:p text:style-name="P2516">3. El administrador ingresa a la pestaña de listados</text:p>
            <text:p text:style-name="P2517">4. El administrador solicita el listado.</text:p>
          </table:table-cell>
          <table:covered-table-cell/>
          <table:covered-table-cell/>
        </table:table-row>
        <table:table-row table:style-name="TableRow2518">
          <table:table-cell table:style-name="TableCell2519">
            <text:p text:style-name="P2520">Flujo alternativo:</text:p>
          </table:table-cell>
          <table:table-cell table:style-name="TableCell2521" table:number-columns-spanned="3">
            <text:p text:style-name="P2522"><text:span text:style-name="T2523">20.1 Datos inválidos</text:span></text:p>
            <text:p text:style-name="P2524">1. Si los datos que el administrador ingresa son incorrectos no podrá ingresar al sistema</text:p>
          </table:table-cell>
          <table:covered-table-cell/>
          <table:covered-table-cell/>
        </table:table-row>
        <table:table-row table:style-name="TableRow2525">
          <table:table-cell table:style-name="TableCell2526">
            <text:p text:style-name="P2527">Excepciones:</text:p>
          </table:table-cell>
          <table:table-cell table:style-name="TableCell2528" table:number-columns-spanned="3">
            <text:p text:style-name="P2529"/>
          </table:table-cell>
          <table:covered-table-cell/>
          <table:covered-table-cell/>
        </table:table-row>
        <table:table-row table:style-name="TableRow2530">
          <table:table-cell table:style-name="TableCell2531">
            <text:p text:style-name="P2532">Inclusiones:</text:p>
          </table:table-cell>
          <table:table-cell table:style-name="TableCell2533" table:number-columns-spanned="3">
            <text:p text:style-name="P2534">1.</text:p>
          </table:table-cell>
          <table:covered-table-cell/>
          <table:covered-table-cell/>
        </table:table-row>
        <text:soft-page-break/>
        <table:table-row table:style-name="TableRow2535">
          <table:table-cell table:style-name="TableCell2536">
            <text:p text:style-name="P2537">Prioridad:</text:p>
          </table:table-cell>
          <table:table-cell table:style-name="TableCell2538" table:number-columns-spanned="3">
            <text:p text:style-name="P2539">Baja.</text:p>
          </table:table-cell>
          <table:covered-table-cell/>
          <table:covered-table-cell/>
        </table:table-row>
        <table:table-row table:style-name="TableRow2540">
          <table:table-cell table:style-name="TableCell2541">
            <text:p text:style-name="P2542">Frecuencia de uso:</text:p>
          </table:table-cell>
          <table:table-cell table:style-name="TableCell2543" table:number-columns-spanned="3">
            <text:p text:style-name="P2544">Cada vez que el administrador solicite el listado.</text:p>
          </table:table-cell>
          <table:covered-table-cell/>
          <table:covered-table-cell/>
        </table:table-row>
        <table:table-row table:style-name="TableRow2545">
          <table:table-cell table:style-name="TableCell2546">
            <text:p text:style-name="P2547">Reglas de negocio:</text:p>
          </table:table-cell>
          <table:table-cell table:style-name="TableCell2548" table:number-columns-spanned="3">
            <text:p text:style-name="P2549">RN-22.</text:p>
          </table:table-cell>
          <table:covered-table-cell/>
          <table:covered-table-cell/>
        </table:table-row>
        <table:table-row table:style-name="TableRow2550">
          <table:table-cell table:style-name="TableCell2551">
            <text:p text:style-name="P2552">Requerimientos especiales:</text:p>
          </table:table-cell>
          <table:table-cell table:style-name="TableCell2553" table:number-columns-spanned="3">
            <text:p text:style-name="P2554"/>
          </table:table-cell>
          <table:covered-table-cell/>
          <table:covered-table-cell/>
        </table:table-row>
        <table:table-row table:style-name="TableRow2555">
          <table:table-cell table:style-name="TableCell2556">
            <text:p text:style-name="P2557">Asunciones:</text:p>
          </table:table-cell>
          <table:table-cell table:style-name="TableCell2558" table:number-columns-spanned="3">
            <text:p text:style-name="P2559">1.El administrador está capacitado para el manejo de la aplicación.</text:p>
            <text:p text:style-name="P2560">2. El administrador <text:s/>se encuentra logueado.</text:p>
            <text:p text:style-name="P2561">3. El computador que contiene el sistema se encuentre en buenas condiciones.</text:p>
            <text:p text:style-name="P2562">4. El sistema funciona normalmente.</text:p>
          </table:table-cell>
          <table:covered-table-cell/>
          <table:covered-table-cell/>
        </table:table-row>
        <table:table-row table:style-name="TableRow2563">
          <table:table-cell table:style-name="TableCell2564">
            <text:p text:style-name="P2565">Tecnologías:</text:p>
          </table:table-cell>
          <table:table-cell table:style-name="TableCell2566" table:number-columns-spanned="3">
            <text:p text:style-name="P2567">1.<text:s/>Computadora en buen estado.</text:p>
            <text:p text:style-name="P2568">2. Mínimo 1 GB de RAM.</text:p>
            <text:p text:style-name="P2569">3. Mínimo 1.6 Ghz de procesador.</text:p>
            <text:p text:style-name="P2570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2571"/>
      <table:table table:style-name="Table2572">
        <table:table-columns>
          <table:table-column table:style-name="TableColumn2573"/>
          <table:table-column table:style-name="TableColumn2574"/>
          <table:table-column table:style-name="TableColumn2575"/>
          <table:table-column table:style-name="TableColumn2576"/>
        </table:table-columns>
        <table:table-row table:style-name="TableRow2577">
          <table:table-cell table:style-name="TableCell2578">
            <text:p text:style-name="P2579">ID caso de uso:</text:p>
          </table:table-cell>
          <table:table-cell table:style-name="TableCell2580" table:number-columns-spanned="3">
            <text:p text:style-name="P2581">21</text:p>
          </table:table-cell>
          <table:covered-table-cell/>
          <table:covered-table-cell/>
        </table:table-row>
        <table:table-row table:style-name="TableRow2582">
          <table:table-cell table:style-name="TableCell2583">
            <text:p text:style-name="P2584">Nombre del caso del uso:</text:p>
          </table:table-cell>
          <table:table-cell table:style-name="TableCell2585" table:number-columns-spanned="3">
            <text:p text:style-name="P2586">Generar un inventario de existencias</text:p>
          </table:table-cell>
          <table:covered-table-cell/>
          <table:covered-table-cell/>
        </table:table-row>
        <table:table-row table:style-name="TableRow2587">
          <table:table-cell table:style-name="TableCell2588">
            <text:p text:style-name="P2589">Creado por:</text:p>
          </table:table-cell>
          <table:table-cell table:style-name="TableCell2590">
            <text:p text:style-name="P2591">Esther<text:s/>López.</text:p>
            <text:p text:style-name="P2592">Luis Diego Carballo<text:s/>Valdivia.</text:p>
          </table:table-cell>
          <table:table-cell table:style-name="TableCell2593">
            <text:p text:style-name="P2594">Ultima actualización por:</text:p>
          </table:table-cell>
          <table:table-cell table:style-name="TableCell2595">
            <text:p text:style-name="P2596"/>
          </table:table-cell>
        </table:table-row>
        <table:table-row table:style-name="TableRow2597">
          <table:table-cell table:style-name="TableCell2598">
            <text:p text:style-name="P2599">Fecha de creación:</text:p>
          </table:table-cell>
          <table:table-cell table:style-name="TableCell2600">
            <text:p text:style-name="P2601">1 Mayo, 2014.</text:p>
          </table:table-cell>
          <table:table-cell table:style-name="TableCell2602">
            <text:p text:style-name="P2603">Fecha de <text:s/>actualización:</text:p>
          </table:table-cell>
          <table:table-cell table:style-name="TableCell2604">
            <text:p text:style-name="P2605"/>
          </table:table-cell>
        </table:table-row>
        <table:table-row table:style-name="TableRow2606">
          <table:table-cell table:style-name="TableCell2607">
            <text:p text:style-name="P2608">Actores:</text:p>
          </table:table-cell>
          <table:table-cell table:style-name="TableCell2609" table:number-columns-spanned="3">
            <text:p text:style-name="P2610">Sistema.</text:p>
          </table:table-cell>
          <table:covered-table-cell/>
          <table:covered-table-cell/>
        </table:table-row>
        <table:table-row table:style-name="TableRow2611">
          <table:table-cell table:style-name="TableCell2612">
            <text:p text:style-name="P2613">Descripción:</text:p>
          </table:table-cell>
          <table:table-cell table:style-name="TableCell2614" table:number-columns-spanned="3">
            <text:p text:style-name="P2615">El sistema debe suministrar un inventario de existencias<text:s/>cuando sea necesario.</text:p>
          </table:table-cell>
          <table:covered-table-cell/>
          <table:covered-table-cell/>
        </table:table-row>
        <table:table-row table:style-name="TableRow2616">
          <table:table-cell table:style-name="TableCell2617">
            <text:p text:style-name="P2618">Pre condiciones:</text:p>
          </table:table-cell>
          <table:table-cell table:style-name="TableCell2619" table:number-columns-spanned="3">
            <text:p text:style-name="P2620">1. Es necesario que el administrador este logueado.</text:p>
            <text:p text:style-name="P2621">2. Es necesario que el usuario se encuentre en la pestaña de listados.</text:p>
            <text:p text:style-name="P2622">3. Es necesario que el sistema funcione correctamente.</text:p>
          </table:table-cell>
          <table:covered-table-cell/>
          <table:covered-table-cell/>
        </table:table-row>
        <table:table-row table:style-name="TableRow2623">
          <table:table-cell table:style-name="TableCell2624">
            <text:p text:style-name="P2625">Pos condiciones:</text:p>
          </table:table-cell>
          <table:table-cell table:style-name="TableCell2626" table:number-columns-spanned="3">
            <text:p text:style-name="P2627">1. El ingreso de los datos debe ser correcto.</text:p>
          </table:table-cell>
          <table:covered-table-cell/>
          <table:covered-table-cell/>
        </table:table-row>
        <table:table-row table:style-name="TableRow2628">
          <table:table-cell table:style-name="TableCell2629">
            <text:p text:style-name="P2630">Flujo normal:</text:p>
          </table:table-cell>
          <table:table-cell table:style-name="TableCell2631" table:number-columns-spanned="3">
            <text:p text:style-name="P2632">21.0<text:s/>Generar un inventario de existencias</text:p>
            <text:p text:style-name="P2633">1. El administrador abre el programa.</text:p>
            <text:p text:style-name="P2634">2. El administrador ingresa al sistema.</text:p>
            <text:p text:style-name="P2635">3. El administrador ingresa a la pestaña de listados</text:p>
            <text:p text:style-name="P2636">4. El administrador solicita el inventario.</text:p>
          </table:table-cell>
          <table:covered-table-cell/>
          <table:covered-table-cell/>
        </table:table-row>
        <table:table-row table:style-name="TableRow2637">
          <table:table-cell table:style-name="TableCell2638">
            <text:p text:style-name="P2639">Flujo alternativo:</text:p>
          </table:table-cell>
          <table:table-cell table:style-name="TableCell2640" table:number-columns-spanned="3">
            <text:p text:style-name="P2641"><text:span text:style-name="T2642">21.1 Datos inválidos</text:span></text:p>
            <text:p text:style-name="P2643">1.Si los datos que el administrador ingresa son incorrectos no podrá ingresar al sistema.</text:p>
          </table:table-cell>
          <table:covered-table-cell/>
          <table:covered-table-cell/>
        </table:table-row>
        <table:table-row table:style-name="TableRow2644">
          <table:table-cell table:style-name="TableCell2645">
            <text:p text:style-name="P2646">Excepciones:</text:p>
          </table:table-cell>
          <table:table-cell table:style-name="TableCell2647" table:number-columns-spanned="3">
            <text:p text:style-name="P2648"/>
          </table:table-cell>
          <table:covered-table-cell/>
          <table:covered-table-cell/>
        </table:table-row>
        <text:soft-page-break/>
        <table:table-row table:style-name="TableRow2649">
          <table:table-cell table:style-name="TableCell2650">
            <text:p text:style-name="P2651">Inclusiones:</text:p>
          </table:table-cell>
          <table:table-cell table:style-name="TableCell2652" table:number-columns-spanned="3">
            <text:p text:style-name="P2653">1</text:p>
          </table:table-cell>
          <table:covered-table-cell/>
          <table:covered-table-cell/>
        </table:table-row>
        <table:table-row table:style-name="TableRow2654">
          <table:table-cell table:style-name="TableCell2655">
            <text:p text:style-name="P2656">Prioridad:</text:p>
          </table:table-cell>
          <table:table-cell table:style-name="TableCell2657" table:number-columns-spanned="3">
            <text:p text:style-name="P2658">Baja.</text:p>
          </table:table-cell>
          <table:covered-table-cell/>
          <table:covered-table-cell/>
        </table:table-row>
        <table:table-row table:style-name="TableRow2659">
          <table:table-cell table:style-name="TableCell2660">
            <text:p text:style-name="P2661">Frecuencia de uso:</text:p>
          </table:table-cell>
          <table:table-cell table:style-name="TableCell2662" table:number-columns-spanned="3">
            <text:p text:style-name="P2663">Cada vez que el administrador solicite el inventario.</text:p>
          </table:table-cell>
          <table:covered-table-cell/>
          <table:covered-table-cell/>
        </table:table-row>
        <table:table-row table:style-name="TableRow2664">
          <table:table-cell table:style-name="TableCell2665">
            <text:p text:style-name="P2666">Reglas de negocio:</text:p>
          </table:table-cell>
          <table:table-cell table:style-name="TableCell2667" table:number-columns-spanned="3">
            <text:p text:style-name="P2668">RN-23.</text:p>
          </table:table-cell>
          <table:covered-table-cell/>
          <table:covered-table-cell/>
        </table:table-row>
        <table:table-row table:style-name="TableRow2669">
          <table:table-cell table:style-name="TableCell2670">
            <text:p text:style-name="P2671">Requerimientos<text:s/>especiales:</text:p>
          </table:table-cell>
          <table:table-cell table:style-name="TableCell2672" table:number-columns-spanned="3">
            <text:p text:style-name="P2673"/>
          </table:table-cell>
          <table:covered-table-cell/>
          <table:covered-table-cell/>
        </table:table-row>
        <table:table-row table:style-name="TableRow2674">
          <table:table-cell table:style-name="TableCell2675">
            <text:p text:style-name="P2676">Asunciones:</text:p>
          </table:table-cell>
          <table:table-cell table:style-name="TableCell2677" table:number-columns-spanned="3">
            <text:p text:style-name="P2678">1.El administrador está capacitado para el manejo de la aplicación.</text:p>
            <text:p text:style-name="P2679">2. El administrador <text:s/>se encuentra logueado.</text:p>
            <text:p text:style-name="P2680">3. El computador que contiene el sistema se encuentre en buenas condiciones.</text:p>
            <text:p text:style-name="P2681">4. El sistema funciona normalmente.</text:p>
          </table:table-cell>
          <table:covered-table-cell/>
          <table:covered-table-cell/>
        </table:table-row>
        <table:table-row table:style-name="TableRow2682">
          <table:table-cell table:style-name="TableCell2683">
            <text:p text:style-name="P2684">Tecnologías:</text:p>
          </table:table-cell>
          <table:table-cell table:style-name="TableCell2685" table:number-columns-spanned="3">
            <text:p text:style-name="P2686">1. Computadora en buen estado.</text:p>
            <text:p text:style-name="P2687">2. Mínimo 1 GB de RAM.</text:p>
            <text:p text:style-name="P2688">3. Mínimo 1.6 Ghz de procesador.</text:p>
            <text:p text:style-name="P2689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2690"/>
      <table:table table:style-name="Table2691">
        <table:table-columns>
          <table:table-column table:style-name="TableColumn2692"/>
          <table:table-column table:style-name="TableColumn2693"/>
          <table:table-column table:style-name="TableColumn2694"/>
          <table:table-column table:style-name="TableColumn2695"/>
        </table:table-columns>
        <table:table-row table:style-name="TableRow2696">
          <table:table-cell table:style-name="TableCell2697">
            <text:p text:style-name="P2698">ID caso de uso:</text:p>
          </table:table-cell>
          <table:table-cell table:style-name="TableCell2699" table:number-columns-spanned="3">
            <text:p text:style-name="P2700">22</text:p>
          </table:table-cell>
          <table:covered-table-cell/>
          <table:covered-table-cell/>
        </table:table-row>
        <table:table-row table:style-name="TableRow2701">
          <table:table-cell table:style-name="TableCell2702">
            <text:p text:style-name="P2703">Nombre del caso del uso:</text:p>
          </table:table-cell>
          <table:table-cell table:style-name="TableCell2704" table:number-columns-spanned="3">
            <text:p text:style-name="P2705">Notificar al usuario de una estación que su tiempo de uso esta por acabarse</text:p>
          </table:table-cell>
          <table:covered-table-cell/>
          <table:covered-table-cell/>
        </table:table-row>
        <table:table-row table:style-name="TableRow2706">
          <table:table-cell table:style-name="TableCell2707">
            <text:p text:style-name="P2708">Creado por:</text:p>
          </table:table-cell>
          <table:table-cell table:style-name="TableCell2709">
            <text:p text:style-name="P2710">Esther<text:s/>López.</text:p>
            <text:p text:style-name="P2711">Luis Diego Carballo Valdivia.</text:p>
          </table:table-cell>
          <table:table-cell table:style-name="TableCell2712">
            <text:p text:style-name="P2713">Ultima actualización por:</text:p>
          </table:table-cell>
          <table:table-cell table:style-name="TableCell2714">
            <text:p text:style-name="P2715"/>
          </table:table-cell>
        </table:table-row>
        <table:table-row table:style-name="TableRow2716">
          <table:table-cell table:style-name="TableCell2717">
            <text:p text:style-name="P2718">Fecha de creación:</text:p>
          </table:table-cell>
          <table:table-cell table:style-name="TableCell2719">
            <text:p text:style-name="P2720">1 Mayo, 2014</text:p>
          </table:table-cell>
          <table:table-cell table:style-name="TableCell2721">
            <text:p text:style-name="P2722">Fecha de <text:s/>actualización:</text:p>
          </table:table-cell>
          <table:table-cell table:style-name="TableCell2723">
            <text:p text:style-name="P2724"/>
          </table:table-cell>
        </table:table-row>
        <table:table-row table:style-name="TableRow2725">
          <table:table-cell table:style-name="TableCell2726">
            <text:p text:style-name="P2727">Actores:</text:p>
          </table:table-cell>
          <table:table-cell table:style-name="TableCell2728" table:number-columns-spanned="3">
            <text:p text:style-name="P2729">Administrador.</text:p>
          </table:table-cell>
          <table:covered-table-cell/>
          <table:covered-table-cell/>
        </table:table-row>
        <table:table-row table:style-name="TableRow2730">
          <table:table-cell table:style-name="TableCell2731">
            <text:p text:style-name="P2732">Descripción:</text:p>
          </table:table-cell>
          <table:table-cell table:style-name="TableCell2733" table:number-columns-spanned="3">
            <text:p text:style-name="P2734"><text:s/>Se debe <text:s/>notificar a la estación en uso cuando su tiempo está a punto<text:s/>de expirarse.</text:p>
          </table:table-cell>
          <table:covered-table-cell/>
          <table:covered-table-cell/>
        </table:table-row>
        <table:table-row table:style-name="TableRow2735">
          <table:table-cell table:style-name="TableCell2736">
            <text:p text:style-name="P2737">Pre condiciones:</text:p>
          </table:table-cell>
          <table:table-cell table:style-name="TableCell2738" table:number-columns-spanned="3">
            <text:p text:style-name="P2739">1. Es necesario que el administrador ingrese al sistema.</text:p>
            <text:p text:style-name="P2740">2. Es necesario que el administrador halla iniciado el conteo del tiempo de la estación.</text:p>
            <text:p text:style-name="P2741">3. Es necesario que se halla establecido con antelación la cantidad de minutos<text:s/>con antelación a la que se debe notificar.</text:p>
            <text:p text:style-name="P2742">4. Es necesario que el sistema funcione correctamente.</text:p>
          </table:table-cell>
          <table:covered-table-cell/>
          <table:covered-table-cell/>
        </table:table-row>
        <table:table-row table:style-name="TableRow2743">
          <table:table-cell table:style-name="TableCell2744">
            <text:p text:style-name="P2745">Pos condiciones:</text:p>
          </table:table-cell>
          <table:table-cell table:style-name="TableCell2746" table:number-columns-spanned="3">
            <text:p text:style-name="P2747">1. El administrador se aseguró que tiempo a controlar sea de la estación correcta.</text:p>
            <text:p text:style-name="P2748">2. Los datos de ingreso fueron correctos.</text:p>
          </table:table-cell>
          <table:covered-table-cell/>
          <table:covered-table-cell/>
        </table:table-row>
        <table:table-row table:style-name="TableRow2749">
          <table:table-cell table:style-name="TableCell2750">
            <text:p text:style-name="P2751">Flujo normal:</text:p>
          </table:table-cell>
          <table:table-cell table:style-name="TableCell2752" table:number-columns-spanned="3">
            <text:p text:style-name="P2753">22.0 Notificar al usuario de una estación que su tiempo de uso esta por acabarse.</text:p>
            <text:p text:style-name="P2754">1. El administrador abre el programa.</text:p>
            <text:p text:style-name="P2755">2. El administrador ingresa <text:s/>al sistema</text:p>
            <text:p text:style-name="P2756">3. El administrador inició el tiempo de una estación</text:p>
            <text:p text:style-name="P2757">4. El administrador estableció el minuto de aviso.</text:p>
          </table:table-cell>
          <table:covered-table-cell/>
          <table:covered-table-cell/>
        </table:table-row>
        <text:soft-page-break/>
        <table:table-row table:style-name="TableRow2758">
          <table:table-cell table:style-name="TableCell2759">
            <text:p text:style-name="P2760">Flujo alternativo:</text:p>
          </table:table-cell>
          <table:table-cell table:style-name="TableCell2761" table:number-columns-spanned="3">
            <text:p text:style-name="P2762"><text:span text:style-name="T2763">22.1 Establecimiento predeterminado</text:span></text:p>
            <text:p text:style-name="P2764">1. El usuario no estableció el minuto de aviso, entonces por defecto se genero el minuto 10 como notificación predeterminada.</text:p>
          </table:table-cell>
          <table:covered-table-cell/>
          <table:covered-table-cell/>
        </table:table-row>
        <table:table-row table:style-name="TableRow2765">
          <table:table-cell table:style-name="TableCell2766">
            <text:p text:style-name="P2767">Excepciones:</text:p>
          </table:table-cell>
          <table:table-cell table:style-name="TableCell2768" table:number-columns-spanned="3">
            <text:p text:style-name="P2769"><text:span text:style-name="T2770">22.0.E.1</text:span><text:s/><text:span text:style-name="T2771">El cliente termine su tiempo de uso con anticipación.</text:span></text:p>
          </table:table-cell>
          <table:covered-table-cell/>
          <table:covered-table-cell/>
        </table:table-row>
        <table:table-row table:style-name="TableRow2772">
          <table:table-cell table:style-name="TableCell2773">
            <text:p text:style-name="P2774">Inclusiones:</text:p>
          </table:table-cell>
          <table:table-cell table:style-name="TableCell2775" table:number-columns-spanned="3">
            <text:p text:style-name="P2776">Ninguna.</text:p>
          </table:table-cell>
          <table:covered-table-cell/>
          <table:covered-table-cell/>
        </table:table-row>
        <table:table-row table:style-name="TableRow2777">
          <table:table-cell table:style-name="TableCell2778">
            <text:p text:style-name="P2779">Prioridad:</text:p>
          </table:table-cell>
          <table:table-cell table:style-name="TableCell2780" table:number-columns-spanned="3">
            <text:p text:style-name="P2781">Media.</text:p>
          </table:table-cell>
          <table:covered-table-cell/>
          <table:covered-table-cell/>
        </table:table-row>
        <table:table-row table:style-name="TableRow2782">
          <table:table-cell table:style-name="TableCell2783">
            <text:p text:style-name="P2784">Frecuencia de uso:</text:p>
          </table:table-cell>
          <table:table-cell table:style-name="TableCell2785" table:number-columns-spanned="3">
            <text:p text:style-name="P2786">Alta. Cada vez que el administrador inicie el conteo de tiempo de una estación.</text:p>
          </table:table-cell>
          <table:covered-table-cell/>
          <table:covered-table-cell/>
        </table:table-row>
        <table:table-row table:style-name="TableRow2787">
          <table:table-cell table:style-name="TableCell2788">
            <text:p text:style-name="P2789">Reglas de negocio:</text:p>
          </table:table-cell>
          <table:table-cell table:style-name="TableCell2790" table:number-columns-spanned="3">
            <text:p text:style-name="P2791">RN-24.</text:p>
          </table:table-cell>
          <table:covered-table-cell/>
          <table:covered-table-cell/>
        </table:table-row>
        <table:table-row table:style-name="TableRow2792">
          <table:table-cell table:style-name="TableCell2793">
            <text:p text:style-name="P2794">Requerimientos especiales:</text:p>
          </table:table-cell>
          <table:table-cell table:style-name="TableCell2795" table:number-columns-spanned="3">
            <text:p text:style-name="P2796"/>
          </table:table-cell>
          <table:covered-table-cell/>
          <table:covered-table-cell/>
        </table:table-row>
        <table:table-row table:style-name="TableRow2797">
          <table:table-cell table:style-name="TableCell2798">
            <text:p text:style-name="P2799">Asunciones:</text:p>
          </table:table-cell>
          <table:table-cell table:style-name="TableCell2800" table:number-columns-spanned="3">
            <text:p text:style-name="P2801">1.El administrador está capacitado para el manejo de la aplicación.</text:p>
            <text:p text:style-name="P2802">2. El administrador <text:s/>se encuentra logueado.</text:p>
            <text:p text:style-name="P2803">3. El computador que contiene el sistema se encuentre en buenas condiciones.</text:p>
            <text:p text:style-name="P2804">4. El sistema funciona normalmente.</text:p>
            <text:p text:style-name="P2805">5. El administrador<text:s/>inició el conteo normalmente.</text:p>
          </table:table-cell>
          <table:covered-table-cell/>
          <table:covered-table-cell/>
        </table:table-row>
        <table:table-row table:style-name="TableRow2806">
          <table:table-cell table:style-name="TableCell2807">
            <text:p text:style-name="P2808">Tecnologías:</text:p>
          </table:table-cell>
          <table:table-cell table:style-name="TableCell2809" table:number-columns-spanned="3">
            <text:p text:style-name="P2810">1. Computadora en buen estado.</text:p>
            <text:p text:style-name="P2811">2. Mínimo 1 GB de RAM</text:p>
            <text:p text:style-name="P2812">3. Mínimo 1.6 Ghz de procesador.</text:p>
            <text:p text:style-name="P2813">4. Windows XP o 7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2814"/>
      <table:table table:style-name="Table2815">
        <table:table-columns>
          <table:table-column table:style-name="TableColumn2816"/>
          <table:table-column table:style-name="TableColumn2817"/>
          <table:table-column table:style-name="TableColumn2818"/>
          <table:table-column table:style-name="TableColumn2819"/>
        </table:table-columns>
        <table:table-row table:style-name="TableRow2820">
          <table:table-cell table:style-name="TableCell2821">
            <text:p text:style-name="P2822">ID caso de uso:</text:p>
          </table:table-cell>
          <table:table-cell table:style-name="TableCell2823" table:number-columns-spanned="3">
            <text:p text:style-name="P2824">23</text:p>
          </table:table-cell>
          <table:covered-table-cell/>
          <table:covered-table-cell/>
        </table:table-row>
        <table:table-row table:style-name="TableRow2825">
          <table:table-cell table:style-name="TableCell2826">
            <text:p text:style-name="P2827">Nombre del caso del uso:</text:p>
          </table:table-cell>
          <table:table-cell table:style-name="TableCell2828" table:number-columns-spanned="3">
            <text:p text:style-name="P2829">Notificar al usuario de una estación que su tiempo de uso<text:s/>se acabó</text:p>
          </table:table-cell>
          <table:covered-table-cell/>
          <table:covered-table-cell/>
        </table:table-row>
        <table:table-row table:style-name="TableRow2830">
          <table:table-cell table:style-name="TableCell2831">
            <text:p text:style-name="P2832">Creado por:</text:p>
          </table:table-cell>
          <table:table-cell table:style-name="TableCell2833">
            <text:p text:style-name="P2834">Esther<text:s/>López.</text:p>
            <text:p text:style-name="P2835">Luis Diego Carballo Valdivia.</text:p>
          </table:table-cell>
          <table:table-cell table:style-name="TableCell2836">
            <text:p text:style-name="P2837">Ultima actualización por:</text:p>
          </table:table-cell>
          <table:table-cell table:style-name="TableCell2838">
            <text:p text:style-name="P2839"/>
          </table:table-cell>
        </table:table-row>
        <table:table-row table:style-name="TableRow2840">
          <table:table-cell table:style-name="TableCell2841">
            <text:p text:style-name="P2842">Fecha de creación:</text:p>
          </table:table-cell>
          <table:table-cell table:style-name="TableCell2843">
            <text:p text:style-name="P2844">1 Mayo, 2014</text:p>
          </table:table-cell>
          <table:table-cell table:style-name="TableCell2845">
            <text:p text:style-name="P2846">Fecha de <text:s/>actualización:</text:p>
          </table:table-cell>
          <table:table-cell table:style-name="TableCell2847">
            <text:p text:style-name="P2848"/>
          </table:table-cell>
        </table:table-row>
        <table:table-row table:style-name="TableRow2849">
          <table:table-cell table:style-name="TableCell2850">
            <text:p text:style-name="P2851">Actores:</text:p>
          </table:table-cell>
          <table:table-cell table:style-name="TableCell2852" table:number-columns-spanned="3">
            <text:p text:style-name="P2853">Administrador.</text:p>
          </table:table-cell>
          <table:covered-table-cell/>
          <table:covered-table-cell/>
        </table:table-row>
        <table:table-row table:style-name="TableRow2854">
          <table:table-cell table:style-name="TableCell2855">
            <text:p text:style-name="P2856">Descripción:</text:p>
          </table:table-cell>
          <table:table-cell table:style-name="TableCell2857" table:number-columns-spanned="3">
            <text:p text:style-name="P2858"><text:s/>Se debe <text:s/>notificar a la estación en uso cuando su<text:s/>tiempo expiró.</text:p>
          </table:table-cell>
          <table:covered-table-cell/>
          <table:covered-table-cell/>
        </table:table-row>
        <table:table-row table:style-name="TableRow2859">
          <table:table-cell table:style-name="TableCell2860">
            <text:p text:style-name="P2861">Pre condiciones:</text:p>
          </table:table-cell>
          <table:table-cell table:style-name="TableCell2862" table:number-columns-spanned="3">
            <text:p text:style-name="P2863">1. Es necesario que el administrador ingrese al sistema.</text:p>
            <text:p text:style-name="P2864">2. Es necesario que el administrador halla iniciado el conteo del tiempo de la estación.</text:p>
            <text:p text:style-name="P2865">3. Es necesario que se halla establecido un tiempo de uso.</text:p>
            <text:p text:style-name="P2866">4. Es necesario que el sistema funcione correctamente</text:p>
          </table:table-cell>
          <table:covered-table-cell/>
          <table:covered-table-cell/>
        </table:table-row>
        <table:table-row table:style-name="TableRow2867">
          <table:table-cell table:style-name="TableCell2868">
            <text:p text:style-name="P2869">Pos condiciones:</text:p>
          </table:table-cell>
          <table:table-cell table:style-name="TableCell2870" table:number-columns-spanned="3">
            <text:p text:style-name="P2871">1. El administrador se aseguró que tiempo a controlar sea de la estación correcta.</text:p>
            <text:p text:style-name="P2872">2. Los datos de ingreso fueron correctos.</text:p>
          </table:table-cell>
          <table:covered-table-cell/>
          <table:covered-table-cell/>
        </table:table-row>
        <table:table-row table:style-name="TableRow2873">
          <table:table-cell table:style-name="TableCell2874">
            <text:p text:style-name="P2875">Flujo normal:</text:p>
          </table:table-cell>
          <table:table-cell table:style-name="TableCell2876" table:number-columns-spanned="3">
            <text:p text:style-name="P2877">23.0<text:s text:c="2"/>Notificar al usuario de una estación que su tiempo de uso se acabó</text:p>
            <text:p text:style-name="P2878">1. El administrador abre el programa.</text:p>
            <text:p text:style-name="P2879">2. El administrador ingresa <text:s/>al sistema</text:p>
            <text:p text:style-name="P2880">3. El administrador inició el tiempo de una estación</text:p>
            <text:p text:style-name="P2881">4. El administrador estableció el <text:s/>tiempo de uso.</text:p>
          </table:table-cell>
          <table:covered-table-cell/>
          <table:covered-table-cell/>
        </table:table-row>
        <table:table-row table:style-name="TableRow2882">
          <table:table-cell table:style-name="TableCell2883">
            <text:p text:style-name="P2884">Flujo<text:s/>alternativo:</text:p>
          </table:table-cell>
          <table:table-cell table:style-name="TableCell2885" table:number-columns-spanned="3">
            <text:p text:style-name="P2886"/>
          </table:table-cell>
          <table:covered-table-cell/>
          <table:covered-table-cell/>
        </table:table-row>
        <text:soft-page-break/>
        <table:table-row table:style-name="TableRow2887">
          <table:table-cell table:style-name="TableCell2888">
            <text:p text:style-name="P2889">Excepciones:</text:p>
          </table:table-cell>
          <table:table-cell table:style-name="TableCell2890" table:number-columns-spanned="3">
            <text:p text:style-name="P2891"><text:span text:style-name="T2892">23.0.E.1</text:span><text:s/><text:span text:style-name="T2893">El cliente termine su tiempo de uso con anticipación.</text:span></text:p>
          </table:table-cell>
          <table:covered-table-cell/>
          <table:covered-table-cell/>
        </table:table-row>
        <table:table-row table:style-name="TableRow2894">
          <table:table-cell table:style-name="TableCell2895">
            <text:p text:style-name="P2896">Inclusiones:</text:p>
          </table:table-cell>
          <table:table-cell table:style-name="TableCell2897" table:number-columns-spanned="3">
            <text:p text:style-name="P2898">Ninguna</text:p>
          </table:table-cell>
          <table:covered-table-cell/>
          <table:covered-table-cell/>
        </table:table-row>
        <table:table-row table:style-name="TableRow2899">
          <table:table-cell table:style-name="TableCell2900">
            <text:p text:style-name="P2901">Prioridad:</text:p>
          </table:table-cell>
          <table:table-cell table:style-name="TableCell2902" table:number-columns-spanned="3">
            <text:p text:style-name="P2903">Media.</text:p>
          </table:table-cell>
          <table:covered-table-cell/>
          <table:covered-table-cell/>
        </table:table-row>
        <table:table-row table:style-name="TableRow2904">
          <table:table-cell table:style-name="TableCell2905">
            <text:p text:style-name="P2906">Frecuencia de uso:</text:p>
          </table:table-cell>
          <table:table-cell table:style-name="TableCell2907" table:number-columns-spanned="3">
            <text:p text:style-name="P2908">Cada vez que el administrador inicie el conteo de tiempo de una estación.</text:p>
          </table:table-cell>
          <table:covered-table-cell/>
          <table:covered-table-cell/>
        </table:table-row>
        <table:table-row table:style-name="TableRow2909">
          <table:table-cell table:style-name="TableCell2910">
            <text:p text:style-name="P2911">Reglas de negocio:</text:p>
          </table:table-cell>
          <table:table-cell table:style-name="TableCell2912" table:number-columns-spanned="3">
            <text:p text:style-name="P2913">RN-09.</text:p>
          </table:table-cell>
          <table:covered-table-cell/>
          <table:covered-table-cell/>
        </table:table-row>
        <table:table-row table:style-name="TableRow2914">
          <table:table-cell table:style-name="TableCell2915">
            <text:p text:style-name="P2916">Requerimientos especiales:</text:p>
          </table:table-cell>
          <table:table-cell table:style-name="TableCell2917" table:number-columns-spanned="3">
            <text:p text:style-name="P2918"/>
          </table:table-cell>
          <table:covered-table-cell/>
          <table:covered-table-cell/>
        </table:table-row>
        <table:table-row table:style-name="TableRow2919">
          <table:table-cell table:style-name="TableCell2920">
            <text:p text:style-name="P2921">Asunciones:</text:p>
          </table:table-cell>
          <table:table-cell table:style-name="TableCell2922" table:number-columns-spanned="3">
            <text:p text:style-name="P2923">1.El administrador está capacitado para el manejo de la aplicación.</text:p>
            <text:p text:style-name="P2924">2. El administrador <text:s/>se encuentra logueado.</text:p>
            <text:p text:style-name="P2925">3. El computador que contiene el sistema se encuentre en buenas condiciones.</text:p>
            <text:p text:style-name="P2926">4. El sistema funciona normalmente.</text:p>
            <text:p text:style-name="P2927">5. El administrador<text:s/>inicio el conteo normalmente</text:p>
          </table:table-cell>
          <table:covered-table-cell/>
          <table:covered-table-cell/>
        </table:table-row>
        <table:table-row table:style-name="TableRow2928">
          <table:table-cell table:style-name="TableCell2929">
            <text:p text:style-name="P2930">Tecnologías:</text:p>
          </table:table-cell>
          <table:table-cell table:style-name="TableCell2931" table:number-columns-spanned="3">
            <text:p text:style-name="P2932">1. Computadora en buen estado.</text:p>
            <text:p text:style-name="P2933">2. Mínimo 1 GB de RAM.</text:p>
            <text:p text:style-name="P2934">3. Mínimo 1.6 Ghz de procesador.</text:p>
            <text:p text:style-name="P2935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2936"/>
      <table:table table:style-name="Table2937">
        <table:table-columns>
          <table:table-column table:style-name="TableColumn2938"/>
          <table:table-column table:style-name="TableColumn2939"/>
          <table:table-column table:style-name="TableColumn2940"/>
          <table:table-column table:style-name="TableColumn2941"/>
        </table:table-columns>
        <table:table-row table:style-name="TableRow2942">
          <table:table-cell table:style-name="TableCell2943">
            <text:p text:style-name="P2944">ID caso de uso:</text:p>
          </table:table-cell>
          <table:table-cell table:style-name="TableCell2945" table:number-columns-spanned="3">
            <text:p text:style-name="P2946">24</text:p>
          </table:table-cell>
          <table:covered-table-cell/>
          <table:covered-table-cell/>
        </table:table-row>
        <table:table-row table:style-name="TableRow2947">
          <table:table-cell table:style-name="TableCell2948">
            <text:p text:style-name="P2949">Nombre del caso del uso:</text:p>
          </table:table-cell>
          <table:table-cell table:style-name="TableCell2950" table:number-columns-spanned="3">
            <text:p text:style-name="P2951">Notificar cuando halla bajas existencias</text:p>
          </table:table-cell>
          <table:covered-table-cell/>
          <table:covered-table-cell/>
        </table:table-row>
        <table:table-row table:style-name="TableRow2952">
          <table:table-cell table:style-name="TableCell2953">
            <text:p text:style-name="P2954">Creado por:</text:p>
          </table:table-cell>
          <table:table-cell table:style-name="TableCell2955">
            <text:p text:style-name="P2956">Esther<text:s/>López.</text:p>
            <text:p text:style-name="P2957">Luis Diego Carballo Valdivia.</text:p>
          </table:table-cell>
          <table:table-cell table:style-name="TableCell2958">
            <text:p text:style-name="P2959">Ultima actualización por:</text:p>
          </table:table-cell>
          <table:table-cell table:style-name="TableCell2960">
            <text:p text:style-name="P2961"/>
          </table:table-cell>
        </table:table-row>
        <table:table-row table:style-name="TableRow2962">
          <table:table-cell table:style-name="TableCell2963">
            <text:p text:style-name="P2964">Fecha de creación:</text:p>
          </table:table-cell>
          <table:table-cell table:style-name="TableCell2965">
            <text:p text:style-name="P2966">1 Mayo, 2014</text:p>
          </table:table-cell>
          <table:table-cell table:style-name="TableCell2967">
            <text:p text:style-name="P2968">Fecha de <text:s/>actualización:</text:p>
          </table:table-cell>
          <table:table-cell table:style-name="TableCell2969">
            <text:p text:style-name="P2970"/>
          </table:table-cell>
        </table:table-row>
        <table:table-row table:style-name="TableRow2971">
          <table:table-cell table:style-name="TableCell2972">
            <text:p text:style-name="P2973">Actores:</text:p>
          </table:table-cell>
          <table:table-cell table:style-name="TableCell2974" table:number-columns-spanned="3">
            <text:p text:style-name="P2975">Administrador.</text:p>
          </table:table-cell>
          <table:covered-table-cell/>
          <table:covered-table-cell/>
        </table:table-row>
        <table:table-row table:style-name="TableRow2976">
          <table:table-cell table:style-name="TableCell2977">
            <text:p text:style-name="P2978">Descripción:</text:p>
          </table:table-cell>
          <table:table-cell table:style-name="TableCell2979" table:number-columns-spanned="3">
            <text:p text:style-name="P2980">En este caso el sistema debe notificar al administrador cuando el<text:s/>producto sustraído esté en bajas existencias.</text:p>
          </table:table-cell>
          <table:covered-table-cell/>
          <table:covered-table-cell/>
        </table:table-row>
        <table:table-row table:style-name="TableRow2981">
          <table:table-cell table:style-name="TableCell2982">
            <text:p text:style-name="P2983">Pre condiciones:</text:p>
          </table:table-cell>
          <table:table-cell table:style-name="TableCell2984" table:number-columns-spanned="3">
            <text:p text:style-name="P2985">1. Es necesario que el administrador ingrese al sistema.</text:p>
            <text:p text:style-name="P2986">2. Es necesario que el administrador halla completado una venta, o una modificación.</text:p>
            <text:p text:style-name="P2987">3. Es necesario que el sistema funcione<text:s/>correctamente.</text:p>
          </table:table-cell>
          <table:covered-table-cell/>
          <table:covered-table-cell/>
        </table:table-row>
        <table:table-row table:style-name="TableRow2988">
          <table:table-cell table:style-name="TableCell2989">
            <text:p text:style-name="P2990">Pos condiciones:</text:p>
          </table:table-cell>
          <table:table-cell table:style-name="TableCell2991" table:number-columns-spanned="3">
            <text:p text:style-name="P2992">1. El ingreso de datos halla sido correcto.</text:p>
          </table:table-cell>
          <table:covered-table-cell/>
          <table:covered-table-cell/>
        </table:table-row>
        <table:table-row table:style-name="TableRow2993">
          <table:table-cell table:style-name="TableCell2994">
            <text:p text:style-name="P2995">Flujo normal:</text:p>
          </table:table-cell>
          <table:table-cell table:style-name="TableCell2996" table:number-columns-spanned="3">
            <text:p text:style-name="P2997">24.0<text:s text:c="2"/>Notificar cuando halla bajas existencias</text:p>
            <text:p text:style-name="P2998">1. El administrador abre el programa.</text:p>
            <text:p text:style-name="P2999">2. El administrador ingresa <text:s/>al sistema</text:p>
            <text:p text:style-name="P3000">3. El administrador realiza una venta.</text:p>
          </table:table-cell>
          <table:covered-table-cell/>
          <table:covered-table-cell/>
        </table:table-row>
        <table:table-row table:style-name="TableRow3001">
          <table:table-cell table:style-name="TableCell3002">
            <text:p text:style-name="P3003">Flujo alternativo:</text:p>
          </table:table-cell>
          <table:table-cell table:style-name="TableCell3004" table:number-columns-spanned="3">
            <text:p text:style-name="P3005"><text:span text:style-name="T3006">24.1 Notificación por modificación</text:span></text:p>
            <text:p text:style-name="P3007">1. El administrador abre el programa.</text:p>
            <text:p text:style-name="P3008">2.<text:s/>El administrador ingresa <text:s/>al sistema.</text:p>
            <text:p text:style-name="P3009">3. El administrador modifica un producto.</text:p>
          </table:table-cell>
          <table:covered-table-cell/>
          <table:covered-table-cell/>
        </table:table-row>
        <text:soft-page-break/>
        <table:table-row table:style-name="TableRow3010">
          <table:table-cell table:style-name="TableCell3011">
            <text:p text:style-name="P3012">Excepciones:</text:p>
          </table:table-cell>
          <table:table-cell table:style-name="TableCell3013" table:number-columns-spanned="3">
            <text:p text:style-name="P3014"><text:span text:style-name="T3015">24.0.E.1</text:span><text:s/><text:span text:style-name="T3016">El administrador cancele una modificación.</text:span></text:p>
            <text:p text:style-name="P3017"><text:span text:style-name="T3018">24.0.E.2 El administrador cancele una venta.</text:span></text:p>
          </table:table-cell>
          <table:covered-table-cell/>
          <table:covered-table-cell/>
        </table:table-row>
        <table:table-row table:style-name="TableRow3019">
          <table:table-cell table:style-name="TableCell3020">
            <text:p text:style-name="P3021">Inclusiones:</text:p>
          </table:table-cell>
          <table:table-cell table:style-name="TableCell3022" table:number-columns-spanned="3">
            <text:p text:style-name="P3023">1, 5, 10.</text:p>
          </table:table-cell>
          <table:covered-table-cell/>
          <table:covered-table-cell/>
        </table:table-row>
        <table:table-row table:style-name="TableRow3024">
          <table:table-cell table:style-name="TableCell3025">
            <text:p text:style-name="P3026">Prioridad:</text:p>
          </table:table-cell>
          <table:table-cell table:style-name="TableCell3027" table:number-columns-spanned="3">
            <text:p text:style-name="P3028">Alta.</text:p>
          </table:table-cell>
          <table:covered-table-cell/>
          <table:covered-table-cell/>
        </table:table-row>
        <table:table-row table:style-name="TableRow3029">
          <table:table-cell table:style-name="TableCell3030">
            <text:p text:style-name="P3031">Frecuencia de uso:</text:p>
          </table:table-cell>
          <table:table-cell table:style-name="TableCell3032" table:number-columns-spanned="3">
            <text:p text:style-name="P3033">Cada vez que el administrador realice una venta, o modifique un producto.</text:p>
          </table:table-cell>
          <table:covered-table-cell/>
          <table:covered-table-cell/>
        </table:table-row>
        <table:table-row table:style-name="TableRow3034">
          <table:table-cell table:style-name="TableCell3035">
            <text:p text:style-name="P3036">Reglas de negocio:</text:p>
          </table:table-cell>
          <table:table-cell table:style-name="TableCell3037" table:number-columns-spanned="3">
            <text:p text:style-name="P3038">RN-14,<text:s/>RN-12.</text:p>
          </table:table-cell>
          <table:covered-table-cell/>
          <table:covered-table-cell/>
        </table:table-row>
        <table:table-row table:style-name="TableRow3039">
          <table:table-cell table:style-name="TableCell3040">
            <text:p text:style-name="P3041">Requerimientos especiales:</text:p>
          </table:table-cell>
          <table:table-cell table:style-name="TableCell3042" table:number-columns-spanned="3">
            <text:p text:style-name="P3043"/>
          </table:table-cell>
          <table:covered-table-cell/>
          <table:covered-table-cell/>
        </table:table-row>
        <table:table-row table:style-name="TableRow3044">
          <table:table-cell table:style-name="TableCell3045">
            <text:p text:style-name="P3046">Asunciones:</text:p>
          </table:table-cell>
          <table:table-cell table:style-name="TableCell3047" table:number-columns-spanned="3">
            <text:p text:style-name="P3048">1.El administrador está capacitado para el manejo de la aplicación.</text:p>
            <text:p text:style-name="P3049">2. El administrador <text:s/>se encuentra logueado.</text:p>
            <text:p text:style-name="P3050">3. El computador que contiene el sistema se encuentre en buenas condiciones.</text:p>
            <text:p text:style-name="P3051">4. El sistema funciona normalmente.</text:p>
            <text:p text:style-name="P3052">5. El administrador realizó una venta correctamente.</text:p>
          </table:table-cell>
          <table:covered-table-cell/>
          <table:covered-table-cell/>
        </table:table-row>
        <table:table-row table:style-name="TableRow3053">
          <table:table-cell table:style-name="TableCell3054">
            <text:p text:style-name="P3055">Tecnologías:</text:p>
          </table:table-cell>
          <table:table-cell table:style-name="TableCell3056" table:number-columns-spanned="3">
            <text:p text:style-name="P3057">1. Computadora en buen estado.</text:p>
            <text:p text:style-name="P3058">2. Mínimo 1 GB de RAM.</text:p>
            <text:p text:style-name="P3059">3. Mínimo 1.6 Ghz de procesador.</text:p>
            <text:p text:style-name="P3060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3061"/>
      <table:table table:style-name="Table3062">
        <table:table-columns>
          <table:table-column table:style-name="TableColumn3063"/>
          <table:table-column table:style-name="TableColumn3064"/>
          <table:table-column table:style-name="TableColumn3065"/>
          <table:table-column table:style-name="TableColumn3066"/>
        </table:table-columns>
        <table:table-row table:style-name="TableRow3067">
          <table:table-cell table:style-name="TableCell3068">
            <text:p text:style-name="P3069">ID caso de uso:</text:p>
          </table:table-cell>
          <table:table-cell table:style-name="TableCell3070" table:number-columns-spanned="3">
            <text:p text:style-name="P3071">25</text:p>
          </table:table-cell>
          <table:covered-table-cell/>
          <table:covered-table-cell/>
        </table:table-row>
        <table:table-row table:style-name="TableRow3072">
          <table:table-cell table:style-name="TableCell3073">
            <text:p text:style-name="P3074">Nombre del caso del uso:</text:p>
          </table:table-cell>
          <table:table-cell table:style-name="TableCell3075" table:number-columns-spanned="3">
            <text:p text:style-name="P3076">Cancelar<text:s/>sugerencias</text:p>
          </table:table-cell>
          <table:covered-table-cell/>
          <table:covered-table-cell/>
        </table:table-row>
        <table:table-row table:style-name="TableRow3077">
          <table:table-cell table:style-name="TableCell3078">
            <text:p text:style-name="P3079">Creado por:</text:p>
          </table:table-cell>
          <table:table-cell table:style-name="TableCell3080">
            <text:p text:style-name="P3081">Esther<text:s/>López.</text:p>
            <text:p text:style-name="P3082">Luis Diego Carballo Valdivia.</text:p>
          </table:table-cell>
          <table:table-cell table:style-name="TableCell3083">
            <text:p text:style-name="P3084">Ultima actualización por:</text:p>
          </table:table-cell>
          <table:table-cell table:style-name="TableCell3085">
            <text:p text:style-name="P3086"/>
          </table:table-cell>
        </table:table-row>
        <table:table-row table:style-name="TableRow3087">
          <table:table-cell table:style-name="TableCell3088">
            <text:p text:style-name="P3089">Fecha de creación:</text:p>
          </table:table-cell>
          <table:table-cell table:style-name="TableCell3090">
            <text:p text:style-name="P3091">1 Mayo, 2014</text:p>
          </table:table-cell>
          <table:table-cell table:style-name="TableCell3092">
            <text:p text:style-name="P3093">Fecha de <text:s/>actualización:</text:p>
          </table:table-cell>
          <table:table-cell table:style-name="TableCell3094">
            <text:p text:style-name="P3095"/>
          </table:table-cell>
        </table:table-row>
        <table:table-row table:style-name="TableRow3096">
          <table:table-cell table:style-name="TableCell3097">
            <text:p text:style-name="P3098">Actores:</text:p>
          </table:table-cell>
          <table:table-cell table:style-name="TableCell3099" table:number-columns-spanned="3">
            <text:p text:style-name="P3100">Usuario.</text:p>
          </table:table-cell>
          <table:covered-table-cell/>
          <table:covered-table-cell/>
        </table:table-row>
        <table:table-row table:style-name="TableRow3101">
          <table:table-cell table:style-name="TableCell3102">
            <text:p text:style-name="P3103">Descripción:</text:p>
          </table:table-cell>
          <table:table-cell table:style-name="TableCell3104" table:number-columns-spanned="3">
            <text:p text:style-name="P3105">En este caso de uso el usuario(o cliente) cancela una<text:s/>sugerencia por algún motivo.</text:p>
          </table:table-cell>
          <table:covered-table-cell/>
          <table:covered-table-cell/>
        </table:table-row>
        <table:table-row table:style-name="TableRow3106">
          <table:table-cell table:style-name="TableCell3107">
            <text:p text:style-name="P3108">Pre condiciones:</text:p>
          </table:table-cell>
          <table:table-cell table:style-name="TableCell3109" table:number-columns-spanned="3">
            <text:p text:style-name="P3110">1.Es necesario que una sugerencia del usuario exista.</text:p>
            <text:p text:style-name="P3111">2. Es necesario que ese usuario este registrado como cliente en el sistema.</text:p>
            <text:p text:style-name="P3112">3. Es necesario que el sistema esté operando.</text:p>
            <text:p text:style-name="P3113">4. Es necesario que el sistema funcione correctamente.</text:p>
          </table:table-cell>
          <table:covered-table-cell/>
          <table:covered-table-cell/>
        </table:table-row>
        <table:table-row table:style-name="TableRow3114">
          <table:table-cell table:style-name="TableCell3115">
            <text:p text:style-name="P3116">Pos condiciones:</text:p>
          </table:table-cell>
          <table:table-cell table:style-name="TableCell3117" table:number-columns-spanned="3">
            <text:p text:style-name="P3118"/>
          </table:table-cell>
          <table:covered-table-cell/>
          <table:covered-table-cell/>
        </table:table-row>
        <table:table-row table:style-name="TableRow3119">
          <table:table-cell table:style-name="TableCell3120">
            <text:p text:style-name="P3121">Flujo normal:</text:p>
          </table:table-cell>
          <table:table-cell table:style-name="TableCell3122" table:number-columns-spanned="3">
            <text:p text:style-name="P3123">25.0<text:s/>Cancelar sugerencias</text:p>
            <text:p text:style-name="P3124">1. El cliente ingresa al sistema</text:p>
            <text:p text:style-name="P3125">2. El cliente posee una sugerencia</text:p>
            <text:p text:style-name="P3126">3. El cliente presiona el botón cancelar para eliminarla.</text:p>
          </table:table-cell>
          <table:covered-table-cell/>
          <table:covered-table-cell/>
        </table:table-row>
        <table:table-row table:style-name="TableRow3127">
          <table:table-cell table:style-name="TableCell3128">
            <text:p text:style-name="P3129">Flujo alternativo:</text:p>
          </table:table-cell>
          <table:table-cell table:style-name="TableCell3130" table:number-columns-spanned="3">
            <text:p text:style-name="P3131"><text:span text:style-name="T3132">25.1 El usuario no es cliente</text:span></text:p>
            <text:p text:style-name="P3133">1. El cliente-usuario posee una sugerencia bajo el nombre<text:s/>de anónimo.</text:p>
            <text:p text:style-name="P3134">2. El cliente-usuario no posee acceso debido a su anonimato.</text:p>
          </table:table-cell>
          <table:covered-table-cell/>
          <table:covered-table-cell/>
        </table:table-row>
        <table:table-row table:style-name="TableRow3135">
          <table:table-cell table:style-name="TableCell3136">
            <text:p text:style-name="P3137">Excepciones:</text:p>
          </table:table-cell>
          <table:table-cell table:style-name="TableCell3138" table:number-columns-spanned="3">
            <text:p text:style-name="P3139"><text:span text:style-name="T3140">25.0.E.1</text:span><text:s/>Que el usuario no esté registrado como cliente.</text:p>
          </table:table-cell>
          <table:covered-table-cell/>
          <table:covered-table-cell/>
        </table:table-row>
        <text:soft-page-break/>
        <table:table-row table:style-name="TableRow3141">
          <table:table-cell table:style-name="TableCell3142">
            <text:p text:style-name="P3143">Inclusiones:</text:p>
          </table:table-cell>
          <table:table-cell table:style-name="TableCell3144" table:number-columns-spanned="3">
            <text:p text:style-name="P3145">26.</text:p>
          </table:table-cell>
          <table:covered-table-cell/>
          <table:covered-table-cell/>
        </table:table-row>
        <table:table-row table:style-name="TableRow3146">
          <table:table-cell table:style-name="TableCell3147">
            <text:p text:style-name="P3148">Prioridad:</text:p>
          </table:table-cell>
          <table:table-cell table:style-name="TableCell3149" table:number-columns-spanned="3">
            <text:p text:style-name="P3150">Media.</text:p>
          </table:table-cell>
          <table:covered-table-cell/>
          <table:covered-table-cell/>
        </table:table-row>
        <table:table-row table:style-name="TableRow3151">
          <table:table-cell table:style-name="TableCell3152">
            <text:p text:style-name="P3153">Frecuencia de uso:</text:p>
          </table:table-cell>
          <table:table-cell table:style-name="TableCell3154" table:number-columns-spanned="3">
            <text:p text:style-name="P3155">Cada vez que <text:s/>se realice una sugerencia, esta puede ser eliminada por quien la creó.</text:p>
          </table:table-cell>
          <table:covered-table-cell/>
          <table:covered-table-cell/>
        </table:table-row>
        <table:table-row table:style-name="TableRow3156">
          <table:table-cell table:style-name="TableCell3157">
            <text:p text:style-name="P3158">Reglas de negocio:</text:p>
          </table:table-cell>
          <table:table-cell table:style-name="TableCell3159" table:number-columns-spanned="3">
            <text:p text:style-name="P3160"/>
          </table:table-cell>
          <table:covered-table-cell/>
          <table:covered-table-cell/>
        </table:table-row>
        <table:table-row table:style-name="TableRow3161">
          <table:table-cell table:style-name="TableCell3162">
            <text:p text:style-name="P3163">Requerimientos especiales:</text:p>
          </table:table-cell>
          <table:table-cell table:style-name="TableCell3164" table:number-columns-spanned="3">
            <text:p text:style-name="P3165"/>
          </table:table-cell>
          <table:covered-table-cell/>
          <table:covered-table-cell/>
        </table:table-row>
        <table:table-row table:style-name="TableRow3166">
          <table:table-cell table:style-name="TableCell3167">
            <text:p text:style-name="P3168">Asunciones:</text:p>
          </table:table-cell>
          <table:table-cell table:style-name="TableCell3169" table:number-columns-spanned="3">
            <text:p text:style-name="P3170">1.<text:s/>El cliente-usuario posee el conocimiento para crear una sugerencia.</text:p>
            <text:p text:style-name="P3171">2. El cliente-usuario posee el conocimiento para eliminar la sugerencia.</text:p>
            <text:p text:style-name="P3172">3. El computador que contiene el sistema se encuentre en buenas condiciones.</text:p>
            <text:p text:style-name="P3173">4. El sistema funciona normalmente.</text:p>
          </table:table-cell>
          <table:covered-table-cell/>
          <table:covered-table-cell/>
        </table:table-row>
        <table:table-row table:style-name="TableRow3174">
          <table:table-cell table:style-name="TableCell3175">
            <text:p text:style-name="P3176">Tecnologías:</text:p>
          </table:table-cell>
          <table:table-cell table:style-name="TableCell3177" table:number-columns-spanned="3">
            <text:p text:style-name="P3178">1. Computadora en buen estado.</text:p>
            <text:p text:style-name="P3179">2. Mínimo 1 GB de RAM.</text:p>
            <text:p text:style-name="P3180">3. Mínimo 1.6 Ghz de procesador.</text:p>
            <text:p text:style-name="P3181">4. Windows XP o 7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3182"/>
      <table:table table:style-name="Table3183">
        <table:table-columns>
          <table:table-column table:style-name="TableColumn3184"/>
          <table:table-column table:style-name="TableColumn3185"/>
          <table:table-column table:style-name="TableColumn3186"/>
          <table:table-column table:style-name="TableColumn3187"/>
        </table:table-columns>
        <table:table-row table:style-name="TableRow3188">
          <table:table-cell table:style-name="TableCell3189">
            <text:p text:style-name="P3190">ID caso de uso:</text:p>
          </table:table-cell>
          <table:table-cell table:style-name="TableCell3191" table:number-columns-spanned="3">
            <text:p text:style-name="P3192">26</text:p>
          </table:table-cell>
          <table:covered-table-cell/>
          <table:covered-table-cell/>
        </table:table-row>
        <table:table-row table:style-name="TableRow3193">
          <table:table-cell table:style-name="TableCell3194">
            <text:p text:style-name="P3195">Nombre del caso del uso:</text:p>
          </table:table-cell>
          <table:table-cell table:style-name="TableCell3196" table:number-columns-spanned="3">
            <text:p text:style-name="P3197">Crear sugerencias</text:p>
          </table:table-cell>
          <table:covered-table-cell/>
          <table:covered-table-cell/>
        </table:table-row>
        <table:table-row table:style-name="TableRow3198">
          <table:table-cell table:style-name="TableCell3199">
            <text:p text:style-name="P3200">Creado por:</text:p>
          </table:table-cell>
          <table:table-cell table:style-name="TableCell3201">
            <text:p text:style-name="P3202">Esther<text:s/>López.</text:p>
            <text:p text:style-name="P3203">Luis Diego Carballo Valdivia.</text:p>
          </table:table-cell>
          <table:table-cell table:style-name="TableCell3204">
            <text:p text:style-name="P3205">Ultima actualización por:</text:p>
          </table:table-cell>
          <table:table-cell table:style-name="TableCell3206">
            <text:p text:style-name="P3207"/>
          </table:table-cell>
        </table:table-row>
        <table:table-row table:style-name="TableRow3208">
          <table:table-cell table:style-name="TableCell3209">
            <text:p text:style-name="P3210">Fecha de creación:</text:p>
          </table:table-cell>
          <table:table-cell table:style-name="TableCell3211">
            <text:p text:style-name="P3212">1 Mayo, 2014</text:p>
          </table:table-cell>
          <table:table-cell table:style-name="TableCell3213">
            <text:p text:style-name="P3214">Fecha de <text:s/>actualización:</text:p>
          </table:table-cell>
          <table:table-cell table:style-name="TableCell3215">
            <text:p text:style-name="P3216"/>
          </table:table-cell>
        </table:table-row>
        <table:table-row table:style-name="TableRow3217">
          <table:table-cell table:style-name="TableCell3218">
            <text:p text:style-name="P3219">Actores:</text:p>
          </table:table-cell>
          <table:table-cell table:style-name="TableCell3220" table:number-columns-spanned="3">
            <text:p text:style-name="P3221">Usuario.</text:p>
          </table:table-cell>
          <table:covered-table-cell/>
          <table:covered-table-cell/>
        </table:table-row>
        <table:table-row table:style-name="TableRow3222">
          <table:table-cell table:style-name="TableCell3223">
            <text:p text:style-name="P3224">Descripción:</text:p>
          </table:table-cell>
          <table:table-cell table:style-name="TableCell3225" table:number-columns-spanned="3">
            <text:p text:style-name="P3226">En este caso de uso el usuario(o cliente) crea una sugerencia por algún motivo.</text:p>
          </table:table-cell>
          <table:covered-table-cell/>
          <table:covered-table-cell/>
        </table:table-row>
        <table:table-row table:style-name="TableRow3227">
          <table:table-cell table:style-name="TableCell3228">
            <text:p text:style-name="P3229">Pre condiciones:</text:p>
          </table:table-cell>
          <table:table-cell table:style-name="TableCell3230" table:number-columns-spanned="3">
            <text:p text:style-name="P3231">1.Es necesario que el sistema esté<text:s/>operando.</text:p>
            <text:p text:style-name="P3232">2. Es necesario que el sistema funcione correctamente</text:p>
          </table:table-cell>
          <table:covered-table-cell/>
          <table:covered-table-cell/>
        </table:table-row>
        <table:table-row table:style-name="TableRow3233">
          <table:table-cell table:style-name="TableCell3234">
            <text:p text:style-name="P3235">Pos condiciones:</text:p>
          </table:table-cell>
          <table:table-cell table:style-name="TableCell3236" table:number-columns-spanned="3">
            <text:p text:style-name="P3237">1. Los datos de la sugerencia fueron introducidos correctamente.</text:p>
          </table:table-cell>
          <table:covered-table-cell/>
          <table:covered-table-cell/>
        </table:table-row>
        <table:table-row table:style-name="TableRow3238">
          <table:table-cell table:style-name="TableCell3239">
            <text:p text:style-name="P3240">Flujo normal:</text:p>
          </table:table-cell>
          <table:table-cell table:style-name="TableCell3241" table:number-columns-spanned="3">
            <text:p text:style-name="P3242">26.0<text:s/>Crear sugerencias</text:p>
            <text:p text:style-name="P3243">1. El cliente ingresa al sistema.</text:p>
            <text:p text:style-name="P3244">2. El cliente crea una sugerencia.</text:p>
          </table:table-cell>
          <table:covered-table-cell/>
          <table:covered-table-cell/>
        </table:table-row>
        <table:table-row table:style-name="TableRow3245">
          <table:table-cell table:style-name="TableCell3246">
            <text:p text:style-name="P3247">Flujo alternativo:</text:p>
          </table:table-cell>
          <table:table-cell table:style-name="TableCell3248" table:number-columns-spanned="3">
            <text:p text:style-name="P3249"/>
          </table:table-cell>
          <table:covered-table-cell/>
          <table:covered-table-cell/>
        </table:table-row>
        <table:table-row table:style-name="TableRow3250">
          <table:table-cell table:style-name="TableCell3251">
            <text:p text:style-name="P3252">Excepciones:</text:p>
          </table:table-cell>
          <table:table-cell table:style-name="TableCell3253" table:number-columns-spanned="3">
            <text:p text:style-name="P3254"><text:span text:style-name="T3255">26.0.E.1</text:span>Que el usuario no esté registrado como cliente.</text:p>
          </table:table-cell>
          <table:covered-table-cell/>
          <table:covered-table-cell/>
        </table:table-row>
        <table:table-row table:style-name="TableRow3256">
          <table:table-cell table:style-name="TableCell3257">
            <text:p text:style-name="P3258">Inclusiones:</text:p>
          </table:table-cell>
          <table:table-cell table:style-name="TableCell3259" table:number-columns-spanned="3">
            <text:p text:style-name="P3260"/>
          </table:table-cell>
          <table:covered-table-cell/>
          <table:covered-table-cell/>
        </table:table-row>
        <table:table-row table:style-name="TableRow3261">
          <table:table-cell table:style-name="TableCell3262">
            <text:p text:style-name="P3263">Prioridad:</text:p>
          </table:table-cell>
          <table:table-cell table:style-name="TableCell3264" table:number-columns-spanned="3">
            <text:p text:style-name="P3265">Media.</text:p>
          </table:table-cell>
          <table:covered-table-cell/>
          <table:covered-table-cell/>
        </table:table-row>
        <table:table-row table:style-name="TableRow3266">
          <table:table-cell table:style-name="TableCell3267">
            <text:p text:style-name="P3268">Frecuencia de uso:</text:p>
          </table:table-cell>
          <table:table-cell table:style-name="TableCell3269" table:number-columns-spanned="3">
            <text:p text:style-name="P3270">Cada vez que <text:s/>se desee<text:s/>agregar una sugerencia al sistema.</text:p>
          </table:table-cell>
          <table:covered-table-cell/>
          <table:covered-table-cell/>
        </table:table-row>
        <table:table-row table:style-name="TableRow3271">
          <table:table-cell table:style-name="TableCell3272">
            <text:p text:style-name="P3273">Reglas de negocio:</text:p>
          </table:table-cell>
          <table:table-cell table:style-name="TableCell3274" table:number-columns-spanned="3">
            <text:p text:style-name="P3275">RN-25.</text:p>
          </table:table-cell>
          <table:covered-table-cell/>
          <table:covered-table-cell/>
        </table:table-row>
        <text:soft-page-break/>
        <table:table-row table:style-name="TableRow3276">
          <table:table-cell table:style-name="TableCell3277">
            <text:p text:style-name="P3278">Requerimientos especiales:</text:p>
          </table:table-cell>
          <table:table-cell table:style-name="TableCell3279" table:number-columns-spanned="3">
            <text:p text:style-name="P3280"/>
          </table:table-cell>
          <table:covered-table-cell/>
          <table:covered-table-cell/>
        </table:table-row>
        <table:table-row table:style-name="TableRow3281">
          <table:table-cell table:style-name="TableCell3282">
            <text:p text:style-name="P3283">Asunciones:</text:p>
          </table:table-cell>
          <table:table-cell table:style-name="TableCell3284" table:number-columns-spanned="3">
            <text:p text:style-name="P3285">1. El cliente-usuario posee el conocimiento para crear una sugerencia.</text:p>
            <text:p text:style-name="P3286">2.<text:s/>El computador que contiene el sistema se encuentre en buenas condiciones.</text:p>
            <text:p text:style-name="P3287">3. El sistema funciona normalmente.</text:p>
          </table:table-cell>
          <table:covered-table-cell/>
          <table:covered-table-cell/>
        </table:table-row>
        <table:table-row table:style-name="TableRow3288">
          <table:table-cell table:style-name="TableCell3289">
            <text:p text:style-name="P3290">Tecnologías:</text:p>
          </table:table-cell>
          <table:table-cell table:style-name="TableCell3291" table:number-columns-spanned="3">
            <text:p text:style-name="P3292">1. Computadora en buen estado.</text:p>
            <text:p text:style-name="P3293">2. Mínimo 1 GB de RAM.</text:p>
            <text:p text:style-name="P3294">3. Mínimo 1.6 Ghz de procesador.</text:p>
            <text:p text:style-name="P3295">4. Windows XP o 7.</text:p>
          </table:table-cell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uesto" style:display-name="Puesto" style:family="paragraph" style:parent-style-name="Normal">
      <style:paragraph-properties fo:text-align="end" fo:margin-top="0.1666in" fo:margin-bottom="0.5in"/>
      <style:text-properties style:font-name="Arial" style:font-name-asian="Times New Roman" style:font-name-complex="Times New Roman" fo:font-weight="bold" style:font-weight-asian="bold" fo:font-size="32pt" style:font-size-asian="32pt" style:font-size-complex="10pt" fo:language="en" fo:country="US" style:language-asian="es" style:country-asian="ES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P2" style:parent-style-name="Heading" style:family="paragraph">
      <style:paragraph-properties fo:text-align="center">
        <style:tab-stops>
          <style:tab-stop style:type="center" style:position="2.9527in"/>
          <style:tab-stop style:type="right" style:position="5.9055in"/>
          <style:tab-stop style:type="right" style:position="6in"/>
        </style:tab-stops>
      </style:paragraph-properties>
    </style:style>
    <style:style style:name="T3" style:parent-style-name="Fuentedepárrafopredeter." style:family="text">
      <style:text-properties style:font-name="Times New Roman" style:font-name-complex="Times New Roman" fo:font-weight="bold" style:font-weight-asian="bold" fo:font-style="italic" style:font-style-asian="italic" fo:font-size="12pt" style:font-size-asian="12pt" style:font-size-complex="12pt"/>
    </style:style>
  </office:automatic-styles>
  <office:master-styles>
    <style:master-page style:name="MP0" style:page-layout-name="PL0">
      <style:header>
        <text:p text:style-name="P2"><text:span text:style-name="T3">Casos de Uso, Sistema de Control y Facturación Nova Center</text:span><text:s text:c="6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sther</dc:creator>
    <meta:creation-date>2014-05-02T10:07:00Z</meta:creation-date>
    <dc:date>2014-09-05T16:35:00Z</dc:date>
    <meta:template xlink:href="Normal.dotm" xlink:type="simple"/>
    <meta:editing-cycles>54</meta:editing-cycles>
    <meta:editing-duration>PT23280S</meta:editing-duration>
    <meta:document-statistic meta:page-count="56" meta:paragraph-count="89" meta:word-count="6934" meta:character-count="44986" meta:row-count="317" meta:non-whitespace-character-count="38141"/>
  </office:meta>
</office:document-meta>
</file>